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Pictures/10000000000001D100000064E93753DE727E20E2.jpg" manifest:media-type="image/jpe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 Light" svg:font-family="'Calibri Light'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0.99pt"/>
    </style:style>
    <style:style style:name="co3" style:family="table-column">
      <style:table-column-properties fo:break-before="auto" style:column-width="98.05pt"/>
    </style:style>
    <style:style style:name="co4" style:family="table-column">
      <style:table-column-properties fo:break-before="auto" style:column-width="98.84pt"/>
    </style:style>
    <style:style style:name="co5" style:family="table-column">
      <style:table-column-properties fo:break-before="auto" style:column-width="210.61pt"/>
    </style:style>
    <style:style style:name="co6" style:family="table-column">
      <style:table-column-properties fo:break-before="auto" style:column-width="65.54pt"/>
    </style:style>
    <style:style style:name="co7" style:family="table-column">
      <style:table-column-properties fo:break-before="auto" style:column-width="225.81pt"/>
    </style:style>
    <style:style style:name="co8" style:family="table-column">
      <style:table-column-properties fo:break-before="auto" style:column-width="75pt"/>
    </style:style>
    <style:style style:name="co9" style:family="table-column">
      <style:table-column-properties fo:break-before="auto" style:column-width="139.86pt"/>
    </style:style>
    <style:style style:name="co10" style:family="table-column">
      <style:table-column-properties fo:break-before="auto" style:column-width="121.35pt"/>
    </style:style>
    <style:style style:name="co11" style:family="table-column">
      <style:table-column-properties fo:break-before="auto" style:column-width="104.51pt"/>
    </style:style>
    <style:style style:name="co12" style:family="table-column">
      <style:table-column-properties fo:break-before="auto" style:column-width="101.25pt"/>
    </style:style>
    <style:style style:name="co13" style:family="table-column">
      <style:table-column-properties fo:break-before="auto" style:column-width="253.96pt"/>
    </style:style>
    <style:style style:name="co14" style:family="table-column">
      <style:table-column-properties fo:break-before="auto" style:column-width="69.11pt"/>
    </style:style>
    <style:style style:name="co15" style:family="table-column">
      <style:table-column-properties fo:break-before="auto" style:column-width="50.66pt"/>
    </style:style>
    <style:style style:name="co16" style:family="table-column">
      <style:table-column-properties fo:break-before="auto" style:column-width="28.15pt"/>
    </style:style>
    <style:style style:name="co17" style:family="table-column">
      <style:table-column-properties fo:break-before="auto" style:column-width="63.44pt"/>
    </style:style>
    <style:style style:name="co18" style:family="table-column">
      <style:table-column-properties fo:break-before="auto" style:column-width="40.96pt"/>
    </style:style>
    <style:style style:name="co19" style:family="table-column">
      <style:table-column-properties fo:break-before="auto" style:column-width="48.16pt"/>
    </style:style>
    <style:style style:name="co20" style:family="table-column">
      <style:table-column-properties fo:break-before="auto" style:column-width="46.6pt"/>
    </style:style>
    <style:style style:name="co21" style:family="table-column">
      <style:table-column-properties fo:break-before="auto" style:column-width="380.95pt"/>
    </style:style>
    <style:style style:name="ro1" style:family="table-row">
      <style:table-row-properties style:row-height="15.79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2.81pt" fo:break-before="auto" style:use-optimal-row-height="false"/>
    </style:style>
    <style:style style:name="ro4" style:family="table-row">
      <style:table-row-properties style:row-height="37.45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P1000032CC_5f_A0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padding="2.01pt"/>
      <style:text-properties style:font-name="Arial"/>
    </style:style>
    <style:style style:name="ce2" style:family="table-cell" style:parent-style-name="Default">
      <style:table-cell-properties fo:border-bottom="0.06pt solid #000000" fo:background-color="#cccccc" style:text-align-source="fix" style:repeat-content="false" fo:border-left="0.06pt solid #000000" fo:padding="2.01pt" fo:border-right="none" fo:border-top="0.06pt solid #000000"/>
      <style:paragraph-properties fo:text-align="center" fo:margin-left="0pt"/>
      <style:text-properties style:font-name="Arial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padding="2.01pt"/>
      <style:paragraph-properties fo:text-align="center" fo:margin-left="0pt"/>
      <style:text-properties style:font-name="Ari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font-name="Arial"/>
    </style:style>
    <style:style style:name="ce5" style:family="table-cell" style:parent-style-name="Default">
      <style:table-cell-properties style:glyph-orientation-vertical="0" fo:border-bottom="0.06pt solid #000000" fo:background-color="#cccccc" style:text-align-source="fix" style:repeat-content="false" fo:wrap-option="no-wrap" fo:border-left="none" style:direction="ltr" fo:padding="2.01pt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style:font-name="Arial" fo:font-weight="bold" style:font-weight-asian="bold" style:font-weight-complex="bold"/>
    </style:style>
    <style:style style:name="ce6" style:family="table-cell" style:parent-style-name="Default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font-name="Arial"/>
    </style:style>
    <style:style style:name="ce7" style:family="table-cell" style:parent-style-name="Default">
      <style:table-cell-properties style:glyph-orientation-vertical="0" fo:border-bottom="0.06pt solid #000000" fo:background-color="#cccccc" style:text-align-source="fix" style:repeat-content="false" fo:wrap-option="wrap" fo:border-left="none" style:direction="ltr" fo:padding="2.01pt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style:font-name="Arial" fo:font-weight="bold" style:font-weight-asian="bold" style:font-weight-complex="bold"/>
    </style:style>
    <style:style style:name="ce8" style:family="table-cell" style:parent-style-name="Default">
      <style:table-cell-properties fo:border-bottom="0.06pt solid #000000" fo:background-color="#cccccc" style:text-align-source="fix" style:repeat-content="false" fo:border-left="none" fo:padding="2.01pt" fo:border-right="0.06pt solid #000000" fo:border-top="0.06pt solid #000000"/>
      <style:paragraph-properties fo:text-align="center" fo:margin-left="0pt"/>
      <style:text-properties style:font-name="Arial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padding="2.01pt"/>
      <style:paragraph-properties fo:text-align="center" fo:margin-left="0pt"/>
      <style:text-properties style:font-name="Arial" fo:font-weight="bold" style:font-weight-asian="bold" style:font-weight-complex="bold"/>
    </style:style>
    <style:style style:name="ce10" style:family="table-cell" style:parent-style-name="Default">
      <style:text-properties style:font-name="Arial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Arial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Arial"/>
    </style:style>
    <style:style style:name="ce13" style:family="table-cell" style:parent-style-name="Default">
      <style:table-cell-properties fo:border-bottom="0.06pt solid #000000" fo:background-color="#b2b2b2" style:text-align-source="fix" style:repeat-content="false" fo:border-left="none" fo:border-right="0.06pt solid #00000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06pt solid #000000" fo:background-color="#b2b2b2" style:text-align-source="fix" style:repeat-content="false" fo:border-left="none" fo:border-right="0.06pt solid #000000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</style:style>
    <style:style style:name="ce16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1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18" style:family="table-cell" style:parent-style-name="Default">
      <style:table-cell-properties style:glyph-orientation-vertical="0" fo:border-bottom="none" fo:background-color="#dddddd" style:text-align-source="fix" style:repeat-content="false" fo:wrap-option="no-wrap" fo:border-left="none" style:direction="ltr" fo:padding="2.01pt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font-name="Arial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fo:background-color="#dddddd" style:text-align-source="fix" style:repeat-content="false" fo:border-left="0.06pt solid #000000" fo:padding="2.01pt" fo:border-right="0.06pt solid #000000" fo:border-top="none"/>
      <style:paragraph-properties fo:text-align="center" fo:margin-left="0pt"/>
      <style:text-properties style:font-name="Arial"/>
    </style:style>
    <style:style style:name="ce23" style:family="table-cell" style:parent-style-name="Default">
      <style:table-cell-properties fo:border-bottom="0.06pt solid #000000" fo:background-color="#dddddd" style:text-align-source="fix" style:repeat-content="false" fo:border-left="0.06pt solid #000000" fo:padding="2.01pt" fo:border-right="0.06pt solid #000000" fo:border-top="none"/>
      <style:paragraph-properties fo:text-align="center" fo:margin-left="0pt"/>
      <style:text-properties style:font-name="Arial"/>
    </style:style>
    <style:style style:name="ce24" style:family="table-cell" style:parent-style-name="Default">
      <style:table-cell-properties fo:border-bottom="0.06pt solid #000000" fo:background-color="#cccccc" style:text-align-source="fix" style:repeat-content="false" fo:border-left="none" fo:padding="2.01pt" fo:border-right="none" fo:border-top="0.06pt solid #000000"/>
      <style:paragraph-properties fo:text-align="center" fo:margin-left="0pt"/>
      <style:text-properties style:font-name="Arial" fo:font-weight="bold" style:font-weight-asian="bold" style:font-weight-complex="bold"/>
    </style:style>
    <style:style style:name="ce25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dddddd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none"/>
      <style:paragraph-properties fo:text-align="center" fo:margin-left="0pt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36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none"/>
      <style:paragraph-properties fo:text-align="center" fo:margin-left="0pt"/>
    </style:style>
    <style:style style:name="ce3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/>
      <style:paragraph-properties fo:text-align="center" fo:margin-left="0pt"/>
    </style:style>
    <style:style style:name="ce38" style:family="table-cell" style:parent-style-name="Default">
      <style:table-cell-properties style:glyph-orientation-vertical="0" fo:border-bottom="0.06pt solid #000000" fo:background-color="#cccccc" style:text-align-source="fix" style:repeat-content="false" fo:wrap-option="no-wrap" fo:border-left="none" style:direction="ltr" fo:padding="2.01pt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style:font-name="Arial" fo:font-weight="bold" style:font-weight-asian="bold" style:font-weight-complex="bold"/>
    </style:style>
    <style:style style:name="ce39" style:family="table-cell" style:parent-style-name="Default">
      <style:table-cell-properties style:glyph-orientation-vertical="0" style:text-align-source="fix" style:repeat-content="false" fo:background-color="transparent" fo:wrap-option="no-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font-name="Arial" fo:font-weight="bold" style:font-weight-asian="bold" style:font-weight-complex="bold"/>
    </style:style>
    <style:style style:name="ce40" style:family="table-cell" style:parent-style-name="Default">
      <style:table-cell-properties style:glyph-orientation-vertical="0" style:text-align-source="fix" style:repeat-content="false" fo:background-color="transparent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font-name="Arial"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 fo:background-color="transparent" fo:border="0.06pt solid #000000" fo:padding="2.01pt"/>
      <style:paragraph-properties fo:text-align="center" fo:margin-left="0pt"/>
      <style:text-properties style:font-name="Arial"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dddddd" style:text-align-source="fix" style:repeat-content="false" fo:border="0.06pt solid #000000"/>
      <style:paragraph-properties fo:text-align="start" fo:margin-left="0pt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b2b2b2" style:text-align-source="fix" style:repeat-content="false" fo:border="0.06pt solid #000000"/>
      <style:paragraph-properties fo:text-align="start" fo:margin-left="0pt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dddddd"/>
    </style:style>
    <style:style style:name="ce47" style:family="table-cell" style:parent-style-name="Default">
      <style:table-cell-properties style:glyph-orientation-vertical="0" fo:border-bottom="0.06pt solid #000000" fo:background-color="#dddddd" style:text-align-source="fix" style:repeat-content="false" fo:wrap-option="no-wrap" fo:border-left="none" style:direction="ltr" fo:padding="2.01pt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font-name="Arial"/>
    </style:style>
    <style:style style:name="ce48" style:family="table-cell" style:parent-style-name="Default">
      <style:table-cell-properties fo:wrap-option="wrap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order-bottom="none" style:text-align-source="fix" style:repeat-content="false" fo:border-left="0.06pt solid #000000" fo:padding="2.01pt" fo:border-right="none" fo:border-top="none"/>
      <style:paragraph-properties fo:text-align="center" fo:margin-left="0pt"/>
      <style:text-properties style:font-name="Arial"/>
    </style:style>
    <style:style style:name="ce50" style:family="table-cell" style:parent-style-name="Default">
      <style:table-cell-properties fo:border-bottom="0.06pt solid #000000" style:text-align-source="fix" style:repeat-content="false" fo:border-left="0.06pt solid #000000" fo:padding="2.01pt" fo:border-right="none" fo:border-top="none"/>
      <style:paragraph-properties fo:text-align="center" fo:margin-left="0pt"/>
      <style:text-properties style:font-name="Arial"/>
    </style:style>
    <style:style style:name="ce51" style:family="table-cell" style:parent-style-name="Default">
      <style:table-cell-properties style:glyph-orientation-vertical="0" fo:border-bottom="0.06pt solid #000000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font-name="Arial"/>
    </style:style>
    <style:style style:name="ce52" style:family="table-cell" style:parent-style-name="Default">
      <style:table-cell-properties style:glyph-orientation-vertical="0" fo:border-bottom="none" style:text-align-source="fix" style:repeat-content="false" fo:wrap-option="no-wrap" fo:border-left="none" style:direction="ltr" fo:padding="2.01pt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font-name="Arial"/>
    </style:style>
    <style:style style:name="ce5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5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5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5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5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58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/>
      <style:paragraph-properties fo:text-align="center" fo:margin-left="0pt"/>
    </style:style>
    <style:style style:name="ce59" style:family="table-cell" style:parent-style-name="Default">
      <style:table-cell-properties fo:background-color="#dddddd" style:text-align-source="fix" style:repeat-content="false" fo:border="none"/>
      <style:paragraph-properties fo:text-align="center" fo:margin-left="0pt"/>
    </style:style>
    <style:style style:name="ce60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pt"/>
    </style:style>
    <style:style style:name="ce61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62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none"/>
      <style:paragraph-properties fo:text-align="center" fo:margin-left="0pt"/>
    </style:style>
    <style:style style:name="ce63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none"/>
      <style:paragraph-properties fo:text-align="center" fo:margin-left="0pt"/>
    </style:style>
    <style:style style:name="ce64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65" style:family="table-cell" style:parent-style-name="Default">
      <style:table-cell-properties fo:background-color="#dddddd" style:text-align-source="fix" style:repeat-content="false"/>
      <style:paragraph-properties fo:text-align="center" fo:margin-left="0pt"/>
    </style:style>
    <style:style style:name="ce66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/>
      <style:paragraph-properties fo:text-align="center" fo:margin-left="0pt"/>
    </style:style>
    <style:style style:name="ce67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68" style:family="table-cell" style:parent-style-name="Default">
      <style:text-properties fo:font-weight="bold" style:font-weight-asian="bold" style:font-weight-complex="bold"/>
    </style:style>
    <style:style style:name="ce69" style:family="table-cell" style:parent-style-name="Default" style:data-style-name="N3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&quot;Feature&quot;;&quot;Bug&quot;;&quot;Other&quot;)" table:allow-empty-cell="true" table:display-list="unsorted" table:base-cell-address="Dashboard.D3">
          <table:error-message table:message-type="stop" table:display="true"/>
        </table:content-validation>
        <table:content-validation table:name="val2" table:condition="of:cell-content-is-whole-number() and cell-content-is-between(0,200)" table:allow-empty-cell="true" table:base-cell-address="'User Stories'.E3">
          <table:error-message table:message-type="stop" table:display="true"/>
        </table:content-validation>
        <table:content-validation table:name="val3" table:condition="of:cell-content-is-in-list(&quot;Back-end&quot;;&quot;Front-end&quot;;&quot;Firmware&quot;;&quot;Neuroscripts&quot;;&quot;Tests&quot;)" table:allow-empty-cell="true" table:display-list="unsorted" table:base-cell-address="Tasks.B11">
          <table:error-message table:message-type="stop" table:display="true"/>
        </table:content-validation>
      </table:content-validations>
      <table:table table:name="Legend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bbr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ser Story</text:p>
          </table:table-cell>
          <table:table-cell/>
        </table:table-row>
        <table:table-row table:style-name="ro1">
          <table:table-cell office:value-type="string" calcext:value-type="string">
            <text:p>SP</text:p>
          </table:table-cell>
          <table:table-cell office:value-type="string" calcext:value-type="string">
            <text:p>Story Points</text:p>
          </table:table-cell>
          <table:table-cell/>
        </table:table-row>
        <table:table-row table:style-name="ro1">
          <table:table-cell office:value-type="string" calcext:value-type="string">
            <text:p>ISP</text:p>
          </table:table-cell>
          <table:table-cell office:value-type="string" calcext:value-type="string">
            <text:p>Initial Story Points</text:p>
          </table:table-cell>
          <table:table-cell office:value-type="string" calcext:value-type="string">
            <text:p>Unit day</text:p>
          </table:table-cell>
        </table:table-row>
        <table:table-row table:style-name="ro1">
          <table:table-cell office:value-type="string" calcext:value-type="string">
            <text:p>CSP</text:p>
          </table:table-cell>
          <table:table-cell office:value-type="string" calcext:value-type="string">
            <text:p>Current Story Points</text:p>
          </table:table-cell>
          <table:table-cell office:value-type="string" calcext:value-type="string">
            <text:p>Unit day</text:p>
          </table:table-cell>
        </table:table-row>
        <table:table-row table:style-name="ro1">
          <table:table-cell office:value-type="string" calcext:value-type="string">
            <text:p>RSP</text:p>
          </table:table-cell>
          <table:table-cell office:value-type="string" calcext:value-type="string">
            <text:p>Remaining Story Points</text:p>
          </table:table-cell>
          <table:table-cell office:value-type="string" calcext:value-type="string">
            <text:p>Unit day</text:p>
          </table:table-cell>
        </table:table-row>
        <table:table-row table:style-name="ro1">
          <table:table-cell office:value-type="string" calcext:value-type="string">
            <text:p>Tid</text:p>
          </table:table-cell>
          <table:table-cell office:value-type="string" calcext:value-type="string">
            <text:p>Task Id</text:p>
          </table:table-cell>
          <table:table-cell office:value-type="string" calcext:value-type="string">
            <text:p>A, B, C, etc.</text:p>
          </table:table-cell>
        </table:table-row>
        <table:table-row table:style-name="ro1" table:number-rows-repeated="4">
          <table:table-cell table:number-columns-repeated="3"/>
        </table:table-row>
        <table:table-row table:style-name="ro1">
          <table:table-cell office:value-type="string" calcext:value-type="string">
            <text:p>Gestion des spri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chaque jour préciser le travail effectué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 quantité peut être négative pour augmenter le reste à faire.</text:p>
          </table:table-cell>
          <table:table-cell table:number-columns-repeated="2"/>
        </table:table-row>
        <table:table-row table:style-name="ro1" table:number-rows-repeated="1048560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Dashboard" table:style-name="ta1">
        <office:forms form:automatic-focus="false" form:apply-design-mode="false"/>
        <table:shapes>
          <draw:frame draw:z-index="0" draw:style-name="gr1" draw:text-style-name="P1" svg:width="1056.44pt" svg:height="310.65pt" svg:x="25.09pt" svg:y="73.39pt">
            <loext:p draw:notify-on-update-of-ranges="Tasks.I3:Tasks.BO3 Tasks.C4:Tasks.C4 Tasks.I4:Tasks.BO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1056.42pt" svg:height="310.62pt" svg:x="25.11pt" svg:y="416.47pt">
            <loext:p draw:notify-on-update-of-ranges="Tasks.I3:Tasks.BO3 Tasks.C5:Tasks.C5 Tasks.I5:Tasks.BO5 Tasks.C6:Tasks.C6 Tasks.I6:Tasks.BO6 Tasks.C7:Tasks.C7 Tasks.I7:Tasks.BO7 Tasks.C8:Tasks.C8 Tasks.I8:Tasks.BO8 Tasks.C9:Tasks.C9 Tasks.I9:Tasks.BO9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4" table:default-cell-style-name="Default"/>
        <table:table-row table:style-name="ro1" table:number-rows-repeated="2">
          <table:table-cell/>
        </table:table-row>
        <table:table-row table:style-name="ro1">
          <table:table-cell/>
        </table:table-row>
      </table:table>
      <table:table table:name="User Stories" table:style-name="ta2">
        <office:forms form:automatic-focus="false" form:apply-design-mode="false"/>
        <table:table-column table:style-name="co5" table:default-cell-style-name="ce1"/>
        <table:table-column table:style-name="co6" table:default-cell-style-name="ce4"/>
        <table:table-column table:style-name="co7" table:default-cell-style-name="ce6"/>
        <table:table-column table:style-name="co6" table:number-columns-repeated="4" table:default-cell-style-name="ce4"/>
        <table:table-column table:style-name="co6" table:default-cell-style-name="ce6"/>
        <table:table-column table:style-name="co6" table:number-columns-repeated="3" table:default-cell-style-name="ce1"/>
        <table:table-column table:style-name="co8" table:number-columns-repeated="248" table:default-cell-style-name="ce1"/>
        <table:table-column table:style-name="co8" table:number-columns-repeated="765" table:default-cell-style-name="ce10"/>
        <table:table-row table:style-name="ro3">
          <table:table-cell table:number-columns-repeated="1024"/>
        </table:table-row>
        <table:table-row table:style-name="ro3">
          <table:table-cell table:style-name="ce2" office:value-type="string" calcext:value-type="string">
            <text:p>Project</text:p>
          </table:table-cell>
          <table:table-cell table:style-name="ce5" office:value-type="string" calcext:value-type="string">
            <text:p>#Issue</text:p>
          </table:table-cell>
          <table:table-cell table:style-name="ce7" office:value-type="string" calcext:value-type="string">
            <text:p>Title</text:p>
          </table:table-cell>
          <table:table-cell table:style-name="ce5" office:value-type="string" calcext:value-type="string">
            <text:p>Type</text:p>
          </table:table-cell>
          <table:table-cell table:style-name="ce5" office:value-type="string" calcext:value-type="string">
            <text:p>Priority</text:p>
          </table:table-cell>
          <table:table-cell table:style-name="ce5" office:value-type="string" calcext:value-type="string">
            <text:p>Sprint</text:p>
          </table:table-cell>
          <table:table-cell table:style-name="ce5" office:value-type="string" calcext:value-type="string">
            <text:p>ISP</text:p>
          </table:table-cell>
          <table:table-cell table:style-name="ce7" office:value-type="string" calcext:value-type="string">
            <text:p>CSP</text:p>
          </table:table-cell>
          <table:table-cell table:style-name="ce8" office:value-type="string" calcext:value-type="string">
            <text:p>RSP</text:p>
          </table:table-cell>
          <table:table-cell table:style-name="ce9" table:number-columns-repeated="250"/>
          <table:table-cell table:style-name="ce11" table:number-columns-repeated="765"/>
        </table:table-row>
        <table:table-row table:style-name="ro1">
          <table:table-cell table:style-name="ce3" office:value-type="string" calcext:value-type="string">
            <text:p>PROJET1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XXX1</text:p>
          </table:table-cell>
          <table:table-cell table:content-validation-name="val1" office:value-type="string" calcext:value-type="string">
            <text:p>Feature</text:p>
          </table:table-cell>
          <table:table-cell table:content-validation-name="val2" office:value-type="float" office:value="100" calcext:value-type="float">
            <text:p>100</text:p>
          </table:table-cell>
          <table:table-cell table:content-validation-name="val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table:style-name="ce3" table:number-columns-repeated="251"/>
          <table:table-cell table:style-name="ce12" table:number-columns-repeated="765"/>
        </table:table-row>
        <table:table-row table:style-name="ro1">
          <table:table-cell table:style-name="ce3" office:value-type="string" calcext:value-type="string">
            <text:p>PROJET1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XXX2</text:p>
          </table:table-cell>
          <table:table-cell table:content-validation-name="val1" office:value-type="string" calcext:value-type="string">
            <text:p>Feature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ROJET1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XXX3</text:p>
          </table:table-cell>
          <table:table-cell table:content-validation-name="val1" office:value-type="string" calcext:value-type="string">
            <text:p>Feature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3" table:number-rows-repeated="104857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asks" table:style-name="ta1">
        <office:forms form:automatic-focus="false" form:apply-design-mode="false"/>
        <table:table-column table:style-name="co9" table:default-cell-style-name="ce19"/>
        <table:table-column table:style-name="co10" table:number-columns-repeated="2" table:default-cell-style-name="ce19"/>
        <table:table-column table:style-name="co1" table:number-columns-repeated="2" table:default-cell-style-name="ce19"/>
        <table:table-column table:style-name="co5" table:default-cell-style-name="ce19"/>
        <table:table-column table:style-name="co1" table:number-columns-repeated="2" table:default-cell-style-name="ce19"/>
        <table:table-column table:style-name="co11" table:default-cell-style-name="ce19"/>
        <table:table-column table:style-name="co12" table:number-columns-repeated="3" table:default-cell-style-name="ce19"/>
        <table:table-column table:style-name="co1" table:default-cell-style-name="ce19"/>
        <table:table-column table:style-name="co1" table:number-columns-repeated="54" table:default-cell-style-name="Default"/>
        <table:table-column table:style-name="co13" table:default-cell-style-name="Default"/>
        <table:table-column table:style-name="co1" table:number-columns-repeated="956" table:default-cell-style-name="Default"/>
        <table:table-row table:style-name="ro1" table:visibility="collapse">
          <table:table-cell table:style-name="ce13" office:value-type="string" calcext:value-type="string" table:number-columns-spanned="1" table:number-rows-spanned="2">
            <text:p>Internal Configuration</text:p>
          </table:table-cell>
          <table:table-cell table:style-name="ce20" office:value-type="string" calcext:value-type="string">
            <text:p>Y-offset</text:p>
          </table:table-cell>
          <table:table-cell table:style-name="ce21" office:value-type="float" office:value="10" calcext:value-type="float">
            <text:p>10</text:p>
          </table:table-cell>
          <table:table-cell table:style-name="ce20" office:value-type="string" calcext:value-type="string">
            <text:p>X-offset</text:p>
          </table:table-cell>
          <table:table-cell table:style-name="ce21" office:value-type="float" office:value="7" calcext:value-type="float">
            <text:p>7</text:p>
          </table:table-cell>
          <table:table-cell table:style-name="ce33"/>
          <table:table-cell table:style-name="ce29" table:number-columns-repeated="2"/>
          <table:table-cell table:style-name="ce33" table:number-columns-repeated="5"/>
          <table:table-cell table:style-name="ce31" table:number-columns-repeated="54"/>
          <table:table-cell table:style-name="ce43"/>
          <table:table-cell table:style-name="ce31" table:number-columns-repeated="941"/>
          <table:table-cell table:style-name="ce46" table:number-columns-repeated="15"/>
        </table:table-row>
        <table:table-row table:style-name="ro1" table:visibility="collapse">
          <table:covered-table-cell table:style-name="ce14"/>
          <table:table-cell table:style-name="ce21"/>
          <table:table-cell table:style-name="ce20"/>
          <table:table-cell table:style-name="ce29"/>
          <table:table-cell table:style-name="ce21"/>
          <table:table-cell table:style-name="ce33"/>
          <table:table-cell table:style-name="ce29" table:number-columns-repeated="2"/>
          <table:table-cell table:style-name="ce33" table:number-columns-repeated="5"/>
          <table:table-cell table:style-name="ce31" table:number-columns-repeated="54"/>
          <table:table-cell table:style-name="ce43"/>
          <table:table-cell table:style-name="ce31" table:number-columns-repeated="941"/>
          <table:table-cell table:style-name="ce46" table:number-columns-repeated="15"/>
        </table:table-row>
        <table:table-row table:style-name="ro1">
          <table:table-cell table:style-name="ce14" table:formula="of:=[.A10]" office:value-type="string" office:string-value="Key" calcext:value-type="string">
            <text:p>Key</text:p>
          </table:table-cell>
          <table:table-cell table:style-name="ce14" table:formula="of:=[.B10]" office:value-type="string" office:string-value="Categories" calcext:value-type="string">
            <text:p>Categories</text:p>
          </table:table-cell>
          <table:table-cell table:style-name="ce25" table:formula="of:=[.C10]" office:value-type="string" office:string-value="Project" calcext:value-type="string">
            <text:p>Project</text:p>
          </table:table-cell>
          <table:table-cell table:style-name="ce30" table:formula="of:=[.D10]" office:value-type="string" office:string-value="#Issue" calcext:value-type="string">
            <text:p>#Issue</text:p>
          </table:table-cell>
          <table:table-cell table:style-name="ce14" table:formula="of:=[.E10]" office:value-type="string" office:string-value="Tid" calcext:value-type="string">
            <text:p>Tid</text:p>
          </table:table-cell>
          <table:table-cell table:style-name="ce34" table:formula="of:=[.F10]" office:value-type="string" office:string-value="Description" calcext:value-type="string">
            <text:p>Description</text:p>
          </table:table-cell>
          <table:table-cell table:style-name="ce30" table:formula="of:=[.G10]" office:value-type="string" office:string-value="Priority" calcext:value-type="string">
            <text:p>Priority</text:p>
          </table:table-cell>
          <table:table-cell table:style-name="ce30" table:formula="of:=[.H10]" office:value-type="string" office:string-value="ISP" calcext:value-type="string">
            <text:p>ISP</text:p>
          </table:table-cell>
          <table:table-cell table:style-name="ce34" office:value-type="string" calcext:value-type="string">
            <text:p>Present</text:p>
          </table:table-cell>
          <table:table-cell table:style-name="ce34" table:formula="of:=[.J10]" office:value-type="string" office:string-value="Sprint10" calcext:value-type="string">
            <text:p>Sprint10</text:p>
          </table:table-cell>
          <table:table-cell table:style-name="ce34" table:formula="of:=[.K10]" office:value-type="string" office:string-value="Sprint9" calcext:value-type="string">
            <text:p>Sprint9</text:p>
          </table:table-cell>
          <table:table-cell table:style-name="ce34" table:formula="of:=[.L10]" office:value-type="string" office:string-value="Sprint8" calcext:value-type="string">
            <text:p>Sprint8</text:p>
          </table:table-cell>
          <table:table-cell table:style-name="ce34" table:formula="of:=[.M10]" office:value-type="string" office:string-value="Sprint7" calcext:value-type="string">
            <text:p>Sprint7</text:p>
          </table:table-cell>
          <table:table-cell table:style-name="ce42" table:number-columns-repeated="54"/>
          <table:table-cell table:style-name="ce44" office:value-type="string" calcext:value-type="string">
            <text:p>SPRINT START : limit for dashboard</text:p>
          </table:table-cell>
          <table:table-cell table:style-name="ce42" table:number-columns-repeated="941"/>
          <table:table-cell table:number-columns-repeated="15"/>
        </table:table-row>
        <table:table-row table:style-name="ro1">
          <table:table-cell table:style-name="ce15"/>
          <table:table-cell table:style-name="ce15" office:value-type="string" calcext:value-type="string">
            <text:p>Any</text:p>
          </table:table-cell>
          <table:table-cell table:style-name="ce26" table:formula="of:=MID(CELL(&quot;filename&quot;);FIND(&quot;#$&quot;;CELL(&quot;filename&quot;))+2;LEN(CELL(&quot;filename&quot;)))" office:value-type="string" office:string-value="Tasks" calcext:value-type="string" table:number-columns-spanned="3" table:number-rows-spanned="1">
            <text:p>Tasks</text:p>
          </table:table-cell>
          <table:covered-table-cell table:style-name="ce29"/>
          <table:covered-table-cell table:style-name="ce21"/>
          <table:table-cell table:style-name="ce15" table:formula="of:=SUM([.E$22:.E$222])" office:value-type="float" office:value="0" calcext:value-type="float">
            <text:p>0</text:p>
          </table:table-cell>
          <table:table-cell table:style-name="ce35"/>
          <table:table-cell table:style-name="ce15" table:formula="of:=SUM([.H11:.H1211])" office:value-type="float" office:value="21" calcext:value-type="float">
            <text:p>21</text:p>
          </table:table-cell>
          <table:table-cell table:style-name="ce15" office:value-type="string" calcext:value-type="string">
            <text:p>DO NOT FILL</text:p>
          </table:table-cell>
          <table:table-cell table:style-name="ce15" table:formula="of:=SUM([.J11:.J1211])" office:value-type="float" office:value="100" calcext:value-type="float">
            <text:p>100</text:p>
          </table:table-cell>
          <table:table-cell table:style-name="ce15" table:formula="of:=SUM([.K11:.K1211])" office:value-type="float" office:value="100" calcext:value-type="float">
            <text:p>100</text:p>
          </table:table-cell>
          <table:table-cell table:style-name="ce15" table:formula="of:=SUM([.L11:.L1211])" office:value-type="float" office:value="15" calcext:value-type="float">
            <text:p>15</text:p>
          </table:table-cell>
          <table:table-cell table:style-name="ce15" table:formula="of:=SUM([.M11:.M1211])" office:value-type="float" office:value="21" calcext:value-type="float">
            <text:p>21</text:p>
          </table:table-cell>
          <table:table-cell table:style-name="ce42" table:number-columns-repeated="54"/>
          <table:table-cell table:style-name="ce45" office:value-type="string" calcext:value-type="string" table:number-columns-spanned="1" table:number-rows-spanned="8">
            <text:p>Please start a new file with fewer sprints.</text:p>
          </table:table-cell>
          <table:table-cell table:style-name="ce42" table:number-columns-repeated="941"/>
          <table:table-cell table:number-columns-repeated="15"/>
        </table:table-row>
        <table:table-row table:style-name="ro1">
          <table:table-cell table:style-name="ce16"/>
          <table:table-cell table:style-name="ce22" table:content-validation-name="val3" office:value-type="string" calcext:value-type="string">
            <text:p>Back-end</text:p>
          </table:table-cell>
          <table:table-cell table:style-name="ce27" table:formula="of:=[.$B5]" office:value-type="string" office:string-value="Back-end" calcext:value-type="string" table:number-columns-spanned="3" table:number-rows-spanned="1">
            <text:p>Back-end</text:p>
          </table:table-cell>
          <table:covered-table-cell table:style-name="ce31"/>
          <table:covered-table-cell table:style-name="ce32"/>
          <table:table-cell table:style-name="ce16" table:formula="of:=SUMPRODUCT(([.$B$22:.$B$222]=[.$B5]) * [.$F$22:.$F$222])" office:value-type="float" office:value="0" calcext:value-type="float">
            <text:p>0</text:p>
          </table:table-cell>
          <table:table-cell table:style-name="ce36"/>
          <table:table-cell table:style-name="ce16" table:formula="of:=SUMPRODUCT(([.$B$11:.$B$1002]=[.$B5]) * [.H$11:.H$1002])" office:value-type="float" office:value="13" calcext:value-type="float">
            <text:p>13</text:p>
          </table:table-cell>
          <table:table-cell table:style-name="ce16"/>
          <table:table-cell table:style-name="ce16" table:formula="of:=SUMPRODUCT(([.$B$11:.$B$1002]=[.$B5]) * [.J$11:.J$1002])" office:value-type="float" office:value="0" calcext:value-type="float">
            <text:p>0</text:p>
          </table:table-cell>
          <table:table-cell table:style-name="ce16" table:formula="of:=SUMPRODUCT(([.$B$11:.$B$1002]=[.$B5]) * [.K$11:.K$1002])" office:value-type="float" office:value="0" calcext:value-type="float">
            <text:p>0</text:p>
          </table:table-cell>
          <table:table-cell table:style-name="ce16" table:formula="of:=SUMPRODUCT(([.$B$11:.$B$1002]=[.$B5]) * [.L$11:.L$1002])" office:value-type="float" office:value="0" calcext:value-type="float">
            <text:p>0</text:p>
          </table:table-cell>
          <table:table-cell table:style-name="ce16" table:formula="of:=SUMPRODUCT(([.$B$11:.$B$1002]=[.$B5]) * [.M$11:.M$1002])" office:value-type="float" office:value="13" calcext:value-type="float">
            <text:p>13</text:p>
          </table:table-cell>
          <table:table-cell table:style-name="ce42" table:number-columns-repeated="54"/>
          <table:covered-table-cell table:style-name="ce44"/>
          <table:table-cell table:style-name="ce42" table:number-columns-repeated="941"/>
          <table:table-cell table:number-columns-repeated="15"/>
        </table:table-row>
        <table:table-row table:style-name="ro1">
          <table:table-cell table:style-name="ce16"/>
          <table:table-cell table:style-name="ce22" table:content-validation-name="val3" office:value-type="string" calcext:value-type="string">
            <text:p>Front-end</text:p>
          </table:table-cell>
          <table:table-cell table:style-name="ce27" table:formula="of:=[.$B6]" office:value-type="string" office:string-value="Front-end" calcext:value-type="string" table:number-columns-spanned="3" table:number-rows-spanned="1">
            <text:p>Front-end</text:p>
          </table:table-cell>
          <table:covered-table-cell table:number-columns-repeated="2" table:style-name="Default"/>
          <table:table-cell table:style-name="ce16" table:formula="of:=SUMPRODUCT(([.$B$22:.$B$222]=[.$B6]) * [.$F$22:.$F$222])" office:value-type="float" office:value="0" calcext:value-type="float">
            <text:p>0</text:p>
          </table:table-cell>
          <table:table-cell table:style-name="ce36"/>
          <table:table-cell table:style-name="ce16" table:formula="of:=SUMPRODUCT(([.$B$11:.$B$1002]=[.$B6]) * [.H$11:.H$1002])" office:value-type="float" office:value="0" calcext:value-type="float">
            <text:p>0</text:p>
          </table:table-cell>
          <table:table-cell table:style-name="ce16"/>
          <table:table-cell table:style-name="ce16" table:formula="of:=SUMPRODUCT(([.$B$11:.$B$1002]=[.$B6]) * [.J$11:.J$1002])" office:value-type="float" office:value="0" calcext:value-type="float">
            <text:p>0</text:p>
          </table:table-cell>
          <table:table-cell table:style-name="ce16" table:formula="of:=SUMPRODUCT(([.$B$11:.$B$1002]=[.$B6]) * [.K$11:.K$1002])" office:value-type="float" office:value="0" calcext:value-type="float">
            <text:p>0</text:p>
          </table:table-cell>
          <table:table-cell table:style-name="ce16" table:formula="of:=SUMPRODUCT(([.$B$11:.$B$1002]=[.$B6]) * [.L$11:.L$1002])" office:value-type="float" office:value="0" calcext:value-type="float">
            <text:p>0</text:p>
          </table:table-cell>
          <table:table-cell table:style-name="ce16" table:formula="of:=SUMPRODUCT(([.$B$11:.$B$1002]=[.$B6]) * [.M$11:.M$1002])" office:value-type="float" office:value="0" calcext:value-type="float">
            <text:p>0</text:p>
          </table:table-cell>
          <table:table-cell table:style-name="ce42" table:number-columns-repeated="54"/>
          <table:covered-table-cell table:style-name="ce44"/>
          <table:table-cell table:style-name="ce42" table:number-columns-repeated="941"/>
          <table:table-cell table:number-columns-repeated="15"/>
        </table:table-row>
        <table:table-row table:style-name="ro1">
          <table:table-cell table:style-name="ce16"/>
          <table:table-cell table:style-name="ce22" table:content-validation-name="val3" office:value-type="string" calcext:value-type="string">
            <text:p>Firmware</text:p>
          </table:table-cell>
          <table:table-cell table:style-name="ce27" table:formula="of:=[.$B7]" office:value-type="string" office:string-value="Firmware" calcext:value-type="string" table:number-columns-spanned="3" table:number-rows-spanned="1">
            <text:p>Firmware</text:p>
          </table:table-cell>
          <table:covered-table-cell table:number-columns-repeated="2" table:style-name="Default"/>
          <table:table-cell table:style-name="ce16" table:formula="of:=SUMPRODUCT(([.$B$22:.$B$222]=[.$B7]) * [.$F$22:.$F$222])" office:value-type="float" office:value="0" calcext:value-type="float">
            <text:p>0</text:p>
          </table:table-cell>
          <table:table-cell table:style-name="ce36"/>
          <table:table-cell table:style-name="ce16" table:formula="of:=SUMPRODUCT(([.$B$11:.$B$1002]=[.$B7]) * [.H$11:.H$1002])" office:value-type="float" office:value="0" calcext:value-type="float">
            <text:p>0</text:p>
          </table:table-cell>
          <table:table-cell table:style-name="ce16"/>
          <table:table-cell table:style-name="ce16" table:formula="of:=SUMPRODUCT(([.$B$11:.$B$1002]=[.$B7]) * [.J$11:.J$1002])" office:value-type="float" office:value="0" calcext:value-type="float">
            <text:p>0</text:p>
          </table:table-cell>
          <table:table-cell table:style-name="ce16" table:formula="of:=SUMPRODUCT(([.$B$11:.$B$1002]=[.$B7]) * [.K$11:.K$1002])" office:value-type="float" office:value="0" calcext:value-type="float">
            <text:p>0</text:p>
          </table:table-cell>
          <table:table-cell table:style-name="ce16" table:formula="of:=SUMPRODUCT(([.$B$11:.$B$1002]=[.$B7]) * [.L$11:.L$1002])" office:value-type="float" office:value="0" calcext:value-type="float">
            <text:p>0</text:p>
          </table:table-cell>
          <table:table-cell table:style-name="ce16" table:formula="of:=SUMPRODUCT(([.$B$11:.$B$1002]=[.$B7]) * [.M$11:.M$1002])" office:value-type="float" office:value="0" calcext:value-type="float">
            <text:p>0</text:p>
          </table:table-cell>
          <table:table-cell table:style-name="ce42" table:number-columns-repeated="54"/>
          <table:covered-table-cell table:style-name="ce44"/>
          <table:table-cell table:style-name="ce42" table:number-columns-repeated="941"/>
          <table:table-cell table:number-columns-repeated="15"/>
        </table:table-row>
        <table:table-row table:style-name="ro1">
          <table:table-cell table:style-name="ce16"/>
          <table:table-cell table:style-name="ce22" table:content-validation-name="val3" office:value-type="string" calcext:value-type="string">
            <text:p>Tests</text:p>
          </table:table-cell>
          <table:table-cell table:style-name="ce27" table:formula="of:=[.$B8]" office:value-type="string" office:string-value="Tests" calcext:value-type="string" table:number-columns-spanned="3" table:number-rows-spanned="1">
            <text:p>Tests</text:p>
          </table:table-cell>
          <table:covered-table-cell table:number-columns-repeated="2" table:style-name="Default"/>
          <table:table-cell table:style-name="ce16" table:formula="of:=SUMPRODUCT(([.$B$22:.$B$222]=[.$B8]) * [.$F$22:.$F$222])" office:value-type="float" office:value="0" calcext:value-type="float">
            <text:p>0</text:p>
          </table:table-cell>
          <table:table-cell table:style-name="ce36"/>
          <table:table-cell table:style-name="ce16" table:formula="of:=SUMPRODUCT(([.$B$11:.$B$1002]=[.$B8]) * [.H$11:.H$1002])" office:value-type="float" office:value="3" calcext:value-type="float">
            <text:p>3</text:p>
          </table:table-cell>
          <table:table-cell table:style-name="ce16"/>
          <table:table-cell table:style-name="ce16" table:formula="of:=SUMPRODUCT(([.$B$11:.$B$1002]=[.$B8]) * [.J$11:.J$1002])" office:value-type="float" office:value="0" calcext:value-type="float">
            <text:p>0</text:p>
          </table:table-cell>
          <table:table-cell table:style-name="ce16" table:formula="of:=SUMPRODUCT(([.$B$11:.$B$1002]=[.$B8]) * [.K$11:.K$1002])" office:value-type="float" office:value="0" calcext:value-type="float">
            <text:p>0</text:p>
          </table:table-cell>
          <table:table-cell table:style-name="ce16" table:formula="of:=SUMPRODUCT(([.$B$11:.$B$1002]=[.$B8]) * [.L$11:.L$1002])" office:value-type="float" office:value="5" calcext:value-type="float">
            <text:p>5</text:p>
          </table:table-cell>
          <table:table-cell table:style-name="ce16" table:formula="of:=SUMPRODUCT(([.$B$11:.$B$1002]=[.$B8]) * [.M$11:.M$1002])" office:value-type="float" office:value="3" calcext:value-type="float">
            <text:p>3</text:p>
          </table:table-cell>
          <table:table-cell table:style-name="ce42" table:number-columns-repeated="54"/>
          <table:covered-table-cell table:style-name="ce44"/>
          <table:table-cell table:style-name="ce42" table:number-columns-repeated="941"/>
          <table:table-cell table:number-columns-repeated="15"/>
        </table:table-row>
        <table:table-row table:style-name="ro1">
          <table:table-cell table:style-name="ce17"/>
          <table:table-cell table:style-name="ce23" table:content-validation-name="val3" office:value-type="string" calcext:value-type="string">
            <text:p>Neuroscripts</text:p>
          </table:table-cell>
          <table:table-cell table:style-name="ce28" table:formula="of:=[.$B9]" office:value-type="string" office:string-value="Neuroscripts" calcext:value-type="string" table:number-columns-spanned="3" table:number-rows-spanned="1">
            <text:p>Neuroscripts</text:p>
          </table:table-cell>
          <table:covered-table-cell table:number-columns-repeated="2" table:style-name="Default"/>
          <table:table-cell table:style-name="ce17" table:formula="of:=SUMPRODUCT(([.$B$22:.$B$222]=[.$B9]) * [.$F$22:.$F$222])" office:value-type="float" office:value="0" calcext:value-type="float">
            <text:p>0</text:p>
          </table:table-cell>
          <table:table-cell table:style-name="ce37"/>
          <table:table-cell table:style-name="ce16" table:formula="of:=SUMPRODUCT(([.$B$11:.$B$1002]=[.$B9]) * [.H$11:.H$1002])" office:value-type="float" office:value="5" calcext:value-type="float">
            <text:p>5</text:p>
          </table:table-cell>
          <table:table-cell table:style-name="ce16"/>
          <table:table-cell table:style-name="ce16" table:formula="of:=SUMPRODUCT(([.$B$11:.$B$1002]=[.$B9]) * [.J$11:.J$1002])" office:value-type="float" office:value="100" calcext:value-type="float">
            <text:p>100</text:p>
          </table:table-cell>
          <table:table-cell table:style-name="ce16" table:formula="of:=SUMPRODUCT(([.$B$11:.$B$1002]=[.$B9]) * [.K$11:.K$1002])" office:value-type="float" office:value="100" calcext:value-type="float">
            <text:p>100</text:p>
          </table:table-cell>
          <table:table-cell table:style-name="ce16" table:formula="of:=SUMPRODUCT(([.$B$11:.$B$1002]=[.$B9]) * [.L$11:.L$1002])" office:value-type="float" office:value="10" calcext:value-type="float">
            <text:p>10</text:p>
          </table:table-cell>
          <table:table-cell table:style-name="ce16" table:formula="of:=SUMPRODUCT(([.$B$11:.$B$1002]=[.$B9]) * [.M$11:.M$1002])" office:value-type="float" office:value="5" calcext:value-type="float">
            <text:p>5</text:p>
          </table:table-cell>
          <table:table-cell table:style-name="ce42" table:number-columns-repeated="54"/>
          <table:covered-table-cell table:style-name="ce44"/>
          <table:table-cell table:style-name="ce42" table:number-columns-repeated="941"/>
          <table:table-cell table:number-columns-repeated="15"/>
        </table:table-row>
        <table:table-row table:style-name="ro1">
          <table:table-cell table:style-name="ce2" office:value-type="string" calcext:value-type="string">
            <text:p>Key</text:p>
          </table:table-cell>
          <table:table-cell table:style-name="ce24" office:value-type="string" calcext:value-type="string">
            <text:p>Categories</text:p>
          </table:table-cell>
          <table:table-cell table:style-name="ce24" office:value-type="string" calcext:value-type="string">
            <text:p>Project</text:p>
          </table:table-cell>
          <table:table-cell table:style-name="ce5" office:value-type="string" calcext:value-type="string">
            <text:p>#Issue</text:p>
          </table:table-cell>
          <table:table-cell table:style-name="ce5" office:value-type="string" calcext:value-type="string">
            <text:p>Tid</text:p>
          </table:table-cell>
          <table:table-cell table:style-name="ce5" office:value-type="string" calcext:value-type="string">
            <text:p>Description</text:p>
          </table:table-cell>
          <table:table-cell table:style-name="ce5" office:value-type="string" calcext:value-type="string">
            <text:p>Priority</text:p>
          </table:table-cell>
          <table:table-cell table:style-name="ce38" office:value-type="string" calcext:value-type="string">
            <text:p>ISP</text:p>
          </table:table-cell>
          <table:table-cell table:style-name="ce38" office:value-type="string" calcext:value-type="string">
            <text:p>Present (NO DATA)</text:p>
          </table:table-cell>
          <table:table-cell table:style-name="ce39" office:value-type="string" calcext:value-type="string">
            <text:p>Sprint10</text:p>
          </table:table-cell>
          <table:table-cell table:style-name="ce39" office:value-type="string" calcext:value-type="string">
            <text:p>Sprint9</text:p>
          </table:table-cell>
          <table:table-cell table:style-name="ce40" office:value-type="string" calcext:value-type="string">
            <text:p>Sprint8</text:p>
          </table:table-cell>
          <table:table-cell table:style-name="ce41" office:value-type="string" calcext:value-type="string">
            <text:p>Sprint7</text:p>
          </table:table-cell>
          <table:table-cell table:number-columns-repeated="54"/>
          <table:covered-table-cell table:style-name="ce44"/>
          <table:table-cell table:number-columns-repeated="956"/>
        </table:table-row>
        <table:table-row table:style-name="ro1">
          <table:table-cell table:style-name="ce18" table:formula="of:=CONCATENATE([.C11];[.D11];[.E11])" office:value-type="string" office:string-value="PROJET1#4A" calcext:value-type="string">
            <text:p>PROJET1#4A</text:p>
          </table:table-cell>
          <table:table-cell table:style-name="ce3" table:content-validation-name="val3" office:value-type="string" calcext:value-type="string">
            <text:p>Neuroscripts</text:p>
          </table:table-cell>
          <table:table-cell table:style-name="ce3" office:value-type="string" calcext:value-type="string">
            <text:p>PROJET1</text:p>
          </table:table-cell>
          <table:table-cell table:style-name="ce4" office:value-type="string" calcext:value-type="string">
            <text:p>#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YYY1</text:p>
          </table:table-cell>
          <table:table-cell office:value-type="float" office:value="115" calcext:value-type="float">
            <text:p>115</text:p>
          </table:table-cell>
          <table:table-cell office:value-type="float" office:value="5" calcext:value-type="float">
            <text:p>5</text:p>
          </table:table-cell>
          <table:table-cell table:style-name="ce16"/>
          <table:table-cell table:number-columns-repeated="2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54"/>
          <table:covered-table-cell table:style-name="ce44"/>
          <table:table-cell table:number-columns-repeated="956"/>
        </table:table-row>
        <table:table-row table:style-name="ro1">
          <table:table-cell table:style-name="ce18" table:formula="of:=CONCATENATE([.C12];[.D12];[.E12])" office:value-type="string" office:string-value="PROJET1#4B" calcext:value-type="string">
            <text:p>PROJET1#4B</text:p>
          </table:table-cell>
          <table:table-cell table:style-name="ce3" table:content-validation-name="val3" office:value-type="string" calcext:value-type="string">
            <text:p>Tests</text:p>
          </table:table-cell>
          <table:table-cell table:style-name="ce3" office:value-type="string" calcext:value-type="string">
            <text:p>PROJET1</text:p>
          </table:table-cell>
          <table:table-cell table:style-name="ce4" office:value-type="string" calcext:value-type="string">
            <text:p>#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YYY2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table:style-name="ce16"/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table:style-name="ce18" table:formula="of:=CONCATENATE([.C13];[.D13];[.E13])" office:value-type="string" office:string-value="PROJET1#3A" calcext:value-type="string">
            <text:p>PROJET1#3A</text:p>
          </table:table-cell>
          <table:table-cell table:style-name="ce3" table:content-validation-name="val3" office:value-type="string" calcext:value-type="string">
            <text:p>Back-end</text:p>
          </table:table-cell>
          <table:table-cell table:style-name="ce3" office:value-type="string" calcext:value-type="string">
            <text:p>PROJET1</text:p>
          </table:table-cell>
          <table:table-cell table:style-name="ce4" office:value-type="string" calcext:value-type="string">
            <text:p>#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YYY3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style-name="ce16"/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table:style-name="ce18" table:formula="of:=CONCATENATE([.C14];[.D14];[.E14])" office:value-type="string" office:string-value="PROJET1#7A" calcext:value-type="string">
            <text:p>PROJET1#7A</text:p>
          </table:table-cell>
          <table:table-cell table:style-name="ce3" table:content-validation-name="val3" office:value-type="string" calcext:value-type="string">
            <text:p>Back-end</text:p>
          </table:table-cell>
          <table:table-cell table:style-name="ce3" office:value-type="string" calcext:value-type="string">
            <text:p>PROJET1</text:p>
          </table:table-cell>
          <table:table-cell table:style-name="ce4" office:value-type="string" calcext:value-type="string">
            <text:p>#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YYY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6"/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table:style-name="ce18" table:formula="of:=CONCATENATE([.C15];[.D15];[.E15])" office:value-type="string" office:string-value="PROJET1#7B" calcext:value-type="string">
            <text:p>PROJET1#7B</text:p>
          </table:table-cell>
          <table:table-cell table:style-name="ce3" table:content-validation-name="val3" office:value-type="string" calcext:value-type="string">
            <text:p>Back-end</text:p>
          </table:table-cell>
          <table:table-cell table:style-name="ce3" office:value-type="string" calcext:value-type="string">
            <text:p>PROJET1</text:p>
          </table:table-cell>
          <table:table-cell table:style-name="ce4" office:value-type="string" calcext:value-type="string">
            <text:p>#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YYY5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style-name="ce16"/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rint7" table:style-name="ta1">
        <office:forms form:automatic-focus="false" form:apply-design-mode="false"/>
        <table:shapes>
          <draw:frame draw:z-index="0" draw:style-name="gr1" draw:text-style-name="P1" svg:width="538.3pt" svg:height="174.67pt" svg:x="15.05pt" svg:y="2.66pt">
            <loext:p draw:notify-on-update-of-ranges="Sprint7.C13:Sprint7.C13 Sprint7.R13:Sprint7.AA1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538.3pt" svg:height="174.67pt" svg:x="562.62pt" svg:y="6.15pt">
            <loext:p draw:notify-on-update-of-ranges="Sprint7.C14:Sprint7.C14 Sprint7.R14:Sprint7.AA14 Sprint7.C15:Sprint7.C15 Sprint7.R15:Sprint7.AA15 Sprint7.C16:Sprint7.C16 Sprint7.R16:Sprint7.AA16 Sprint7.C17:Sprint7.C17 Sprint7.R17:Sprint7.AA17 Sprint7.C18:Sprint7.C18 Sprint7.R18:Sprint7.AA1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9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6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8" table:number-columns-repeated="9" table:default-cell-style-name="Default"/>
        <table:table-column table:style-name="co19" table:default-cell-style-name="Default"/>
        <table:table-column table:style-name="co1" table:number-columns-repeated="999" table:default-cell-style-name="Default"/>
        <table:table-row table:style-name="ro1">
          <table:table-cell/>
          <table:table-cell table:style-name="ce48"/>
          <table:table-cell table:number-columns-repeated="1021"/>
        </table:table-row>
        <table:table-row table:style-name="ro1" table:number-rows-repeated="9">
          <table:table-cell table:number-columns-repeated="1023"/>
        </table:table-row>
        <table:table-row table:style-name="ro4">
          <table:table-cell table:number-columns-repeated="1023"/>
        </table:table-row>
        <table:table-row table:style-name="ro1">
          <table:table-cell table:style-name="ce14" table:formula="of:=[.A19]" office:value-type="string" office:string-value="Key" calcext:value-type="string">
            <text:p>Key</text:p>
          </table:table-cell>
          <table:table-cell table:style-name="ce14" table:formula="of:=[.B19]" office:value-type="string" office:string-value="Cat" calcext:value-type="string">
            <text:p>Cat</text:p>
          </table:table-cell>
          <table:table-cell table:style-name="ce25" table:formula="of:=[.C19]" office:value-type="string" office:string-value="Project" calcext:value-type="string">
            <text:p>Project</text:p>
          </table:table-cell>
          <table:table-cell table:style-name="ce30" table:formula="of:=[.D19]" office:value-type="string" office:string-value="#Issue" calcext:value-type="string">
            <text:p>#Issue</text:p>
          </table:table-cell>
          <table:table-cell table:style-name="ce14" table:formula="of:=[.E19]" office:value-type="string" office:string-value="Tid" calcext:value-type="string">
            <text:p>Tid</text:p>
          </table:table-cell>
          <table:table-cell table:style-name="ce34" table:formula="of:=[.F19]" office:value-type="string" office:string-value="ISP" calcext:value-type="string">
            <text:p>ISP</text:p>
          </table:table-cell>
          <table:table-cell table:style-name="ce30" table:formula="of:=[.G19]" office:value-type="string" office:string-value="Day1" calcext:value-type="string">
            <text:p>Day1</text:p>
          </table:table-cell>
          <table:table-cell table:style-name="ce30" table:formula="of:=[.H19]" office:value-type="string" office:string-value="Day2" calcext:value-type="string">
            <text:p>Day2</text:p>
          </table:table-cell>
          <table:table-cell table:style-name="ce30" table:formula="of:=[.I19]" office:value-type="string" office:string-value="Day3" calcext:value-type="string">
            <text:p>Day3</text:p>
          </table:table-cell>
          <table:table-cell table:style-name="ce30" table:formula="of:=[.J19]" office:value-type="string" office:string-value="Day4" calcext:value-type="string">
            <text:p>Day4</text:p>
          </table:table-cell>
          <table:table-cell table:style-name="ce30" table:formula="of:=[.K19]" office:value-type="string" office:string-value="Day5" calcext:value-type="string">
            <text:p>Day5</text:p>
          </table:table-cell>
          <table:table-cell table:style-name="ce30" table:formula="of:=[.L19]" office:value-type="string" office:string-value="Day6" calcext:value-type="string">
            <text:p>Day6</text:p>
          </table:table-cell>
          <table:table-cell table:style-name="ce30" table:formula="of:=[.M19]" office:value-type="string" office:string-value="Day7" calcext:value-type="string">
            <text:p>Day7</text:p>
          </table:table-cell>
          <table:table-cell table:style-name="ce30" table:formula="of:=[.N19]" office:value-type="string" office:string-value="Day8" calcext:value-type="string">
            <text:p>Day8</text:p>
          </table:table-cell>
          <table:table-cell table:style-name="ce30" table:formula="of:=[.O19]" office:value-type="string" office:string-value="Day9" calcext:value-type="string">
            <text:p>Day9</text:p>
          </table:table-cell>
          <table:table-cell table:style-name="ce30" table:formula="of:=[.P19]" office:value-type="string" office:string-value="Day10" calcext:value-type="string">
            <text:p>Day10</text:p>
          </table:table-cell>
          <table:table-cell table:style-name="ce34" table:formula="of:=[.Q19]" office:value-type="string" office:string-value="RSP" calcext:value-type="string">
            <text:p>RSP</text:p>
          </table:table-cell>
          <table:table-cell table:style-name="ce30" table:formula="of:=[.R19]" office:value-type="string" office:string-value="Day1" calcext:value-type="string">
            <text:p>Day1</text:p>
          </table:table-cell>
          <table:table-cell table:style-name="ce30" table:formula="of:=[.S19]" office:value-type="string" office:string-value="Day2" calcext:value-type="string">
            <text:p>Day2</text:p>
          </table:table-cell>
          <table:table-cell table:style-name="ce30" table:formula="of:=[.T19]" office:value-type="string" office:string-value="Day3" calcext:value-type="string">
            <text:p>Day3</text:p>
          </table:table-cell>
          <table:table-cell table:style-name="ce30" table:formula="of:=[.U19]" office:value-type="string" office:string-value="Day4" calcext:value-type="string">
            <text:p>Day4</text:p>
          </table:table-cell>
          <table:table-cell table:style-name="ce30" table:formula="of:=[.V19]" office:value-type="string" office:string-value="Day5" calcext:value-type="string">
            <text:p>Day5</text:p>
          </table:table-cell>
          <table:table-cell table:style-name="ce30" table:formula="of:=[.W19]" office:value-type="string" office:string-value="Day6" calcext:value-type="string">
            <text:p>Day6</text:p>
          </table:table-cell>
          <table:table-cell table:style-name="ce30" table:formula="of:=[.X19]" office:value-type="string" office:string-value="Day7" calcext:value-type="string">
            <text:p>Day7</text:p>
          </table:table-cell>
          <table:table-cell table:style-name="ce30" table:formula="of:=[.Y19]" office:value-type="string" office:string-value="Day8" calcext:value-type="string">
            <text:p>Day8</text:p>
          </table:table-cell>
          <table:table-cell table:style-name="ce30" table:formula="of:=[.Z19]" office:value-type="string" office:string-value="Day9" calcext:value-type="string">
            <text:p>Day9</text:p>
          </table:table-cell>
          <table:table-cell table:style-name="ce14" table:formula="of:=[.AA19]" office:value-type="string" office:string-value="Day10" calcext:value-type="string">
            <text:p>Day10</text:p>
          </table:table-cell>
          <table:table-cell table:style-name="ce42" table:number-columns-repeated="996"/>
        </table:table-row>
        <table:table-row table:style-name="ro1">
          <table:table-cell table:style-name="ce15"/>
          <table:table-cell table:style-name="ce15" office:value-type="string" calcext:value-type="string">
            <text:p>Any</text:p>
          </table:table-cell>
          <table:table-cell table:style-name="ce26" table:formula="of:=MID(CELL(&quot;filename&quot;);FIND(&quot;#$&quot;;CELL(&quot;filename&quot;))+2;LEN(CELL(&quot;filename&quot;)))" office:value-type="string" office:string-value="Sprint7" calcext:value-type="string" table:number-columns-spanned="3" table:number-rows-spanned="1">
            <text:p>Sprint7</text:p>
          </table:table-cell>
          <table:covered-table-cell table:style-name="ce29"/>
          <table:covered-table-cell table:style-name="ce21"/>
          <table:table-cell table:style-name="ce15" table:formula="of:=SUM([.E$20:.E$220])" office:value-type="float" office:value="0" calcext:value-type="float">
            <text:p>0</text:p>
          </table:table-cell>
          <table:table-cell table:style-name="ce35"/>
          <table:table-cell table:style-name="ce58" table:number-columns-repeated="8"/>
          <table:table-cell table:style-name="ce61"/>
          <table:table-cell table:style-name="ce17" table:formula="of:=[.AA13]" office:value-type="float" office:value="11" calcext:value-type="float">
            <text:p>11</text:p>
          </table:table-cell>
          <table:table-cell table:style-name="ce35" table:formula="of:=SUM([.R$20:.R$220])" office:value-type="float" office:value="21" calcext:value-type="float">
            <text:p>21</text:p>
          </table:table-cell>
          <table:table-cell table:style-name="ce58" table:formula="of:=SUM([.S$20:.S$220])" office:value-type="float" office:value="18" calcext:value-type="float">
            <text:p>18</text:p>
          </table:table-cell>
          <table:table-cell table:style-name="ce58" table:formula="of:=SUM([.T$20:.T$220])" office:value-type="float" office:value="19" calcext:value-type="float">
            <text:p>19</text:p>
          </table:table-cell>
          <table:table-cell table:style-name="ce58" table:formula="of:=SUM([.U$20:.U$220])" office:value-type="float" office:value="16" calcext:value-type="float">
            <text:p>16</text:p>
          </table:table-cell>
          <table:table-cell table:style-name="ce58" table:formula="of:=SUM([.V$20:.V$220])" office:value-type="float" office:value="15.5" calcext:value-type="float">
            <text:p>15.5</text:p>
          </table:table-cell>
          <table:table-cell table:style-name="ce58" table:formula="of:=SUM([.W$20:.W$220])" office:value-type="float" office:value="12.5" calcext:value-type="float">
            <text:p>12.5</text:p>
          </table:table-cell>
          <table:table-cell table:style-name="ce58" table:formula="of:=SUM([.X$20:.X$220])" office:value-type="float" office:value="12" calcext:value-type="float">
            <text:p>12</text:p>
          </table:table-cell>
          <table:table-cell table:style-name="ce58" table:formula="of:=SUM([.Y$20:.Y$220])" office:value-type="float" office:value="11" calcext:value-type="float">
            <text:p>11</text:p>
          </table:table-cell>
          <table:table-cell table:style-name="ce58" table:formula="of:=SUM([.Z$20:.Z$220])" office:value-type="float" office:value="11" calcext:value-type="float">
            <text:p>11</text:p>
          </table:table-cell>
          <table:table-cell table:style-name="ce61" table:formula="of:=SUM([.AA$20:.AA$220])" office:value-type="float" office:value="11" calcext:value-type="float">
            <text:p>11</text:p>
          </table:table-cell>
          <table:table-cell table:style-name="ce42" table:number-columns-repeated="996"/>
        </table:table-row>
        <table:table-row table:style-name="ro1">
          <table:table-cell table:style-name="ce16"/>
          <table:table-cell table:style-name="ce22" table:content-validation-name="val3" office:value-type="string" calcext:value-type="string">
            <text:p>Back-end</text:p>
          </table:table-cell>
          <table:table-cell table:style-name="ce27" table:formula="of:=[.$B14]" office:value-type="string" office:string-value="Back-end" calcext:value-type="string" table:number-columns-spanned="3" table:number-rows-spanned="1">
            <text:p>Back-end</text:p>
          </table:table-cell>
          <table:covered-table-cell table:style-name="ce31"/>
          <table:covered-table-cell table:style-name="ce32"/>
          <table:table-cell table:style-name="ce16" table:formula="of:=SUMPRODUCT(([.$B$20:.$B$220]=[.$B14]) * [.$F$20:.$F$220])" office:value-type="float" office:value="13" calcext:value-type="float">
            <text:p>13</text:p>
          </table:table-cell>
          <table:table-cell table:style-name="ce36"/>
          <table:table-cell table:style-name="ce59" table:number-columns-repeated="8"/>
          <table:table-cell table:style-name="ce62"/>
          <table:table-cell table:style-name="ce16" table:formula="of:=[.AA14]" office:value-type="float" office:value="10" calcext:value-type="float">
            <text:p>10</text:p>
          </table:table-cell>
          <table:table-cell table:style-name="ce64" table:formula="of:=SUMPRODUCT(([.$B$20:.$B$220]=[.$B14]) * [.R$20:.R$220])" office:value-type="float" office:value="13" calcext:value-type="float">
            <text:p>13</text:p>
          </table:table-cell>
          <table:table-cell table:style-name="ce66" table:formula="of:=SUMPRODUCT(([.$B$20:.$B$220]=[.$B14]) * [.S$20:.S$220])" office:value-type="float" office:value="10" calcext:value-type="float">
            <text:p>10</text:p>
          </table:table-cell>
          <table:table-cell table:style-name="ce66" table:formula="of:=SUMPRODUCT(([.$B$20:.$B$220]=[.$B14]) * [.T$20:.T$220])" office:value-type="float" office:value="10" calcext:value-type="float">
            <text:p>10</text:p>
          </table:table-cell>
          <table:table-cell table:style-name="ce66" table:formula="of:=SUMPRODUCT(([.$B$20:.$B$220]=[.$B14]) * [.U$20:.U$220])" office:value-type="float" office:value="10" calcext:value-type="float">
            <text:p>10</text:p>
          </table:table-cell>
          <table:table-cell table:style-name="ce66" table:formula="of:=SUMPRODUCT(([.$B$20:.$B$220]=[.$B14]) * [.V$20:.V$220])" office:value-type="float" office:value="10" calcext:value-type="float">
            <text:p>10</text:p>
          </table:table-cell>
          <table:table-cell table:style-name="ce66" table:formula="of:=SUMPRODUCT(([.$B$20:.$B$220]=[.$B14]) * [.W$20:.W$220])" office:value-type="float" office:value="10" calcext:value-type="float">
            <text:p>10</text:p>
          </table:table-cell>
          <table:table-cell table:style-name="ce66" table:formula="of:=SUMPRODUCT(([.$B$20:.$B$220]=[.$B14]) * [.X$20:.X$220])" office:value-type="float" office:value="10" calcext:value-type="float">
            <text:p>10</text:p>
          </table:table-cell>
          <table:table-cell table:style-name="ce66" table:formula="of:=SUMPRODUCT(([.$B$20:.$B$220]=[.$B14]) * [.Y$20:.Y$220])" office:value-type="float" office:value="10" calcext:value-type="float">
            <text:p>10</text:p>
          </table:table-cell>
          <table:table-cell table:style-name="ce66" table:formula="of:=SUMPRODUCT(([.$B$20:.$B$220]=[.$B14]) * [.Z$20:.Z$220])" office:value-type="float" office:value="10" calcext:value-type="float">
            <text:p>10</text:p>
          </table:table-cell>
          <table:table-cell table:style-name="ce67" table:formula="of:=SUMPRODUCT(([.$B$20:.$B$220]=[.$B14]) * [.AA$20:.AA$220])" office:value-type="float" office:value="10" calcext:value-type="float">
            <text:p>10</text:p>
          </table:table-cell>
          <table:table-cell table:style-name="ce42" table:number-columns-repeated="996"/>
        </table:table-row>
        <table:table-row table:style-name="ro1">
          <table:table-cell table:style-name="ce16"/>
          <table:table-cell table:style-name="ce22" table:content-validation-name="val3" office:value-type="string" calcext:value-type="string">
            <text:p>Front-end</text:p>
          </table:table-cell>
          <table:table-cell table:style-name="ce27" table:formula="of:=[.$B15]" office:value-type="string" office:string-value="Front-end" calcext:value-type="string" table:number-columns-spanned="3" table:number-rows-spanned="1">
            <text:p>Front-end</text:p>
          </table:table-cell>
          <table:covered-table-cell table:number-columns-repeated="2"/>
          <table:table-cell table:style-name="ce16" table:formula="of:=SUMPRODUCT(([.$B$20:.$B$220]=[.$B15]) * [.$F$20:.$F$220])" office:value-type="float" office:value="0" calcext:value-type="float">
            <text:p>0</text:p>
          </table:table-cell>
          <table:table-cell table:style-name="ce36"/>
          <table:table-cell table:style-name="ce59" table:number-columns-repeated="8"/>
          <table:table-cell table:style-name="ce62"/>
          <table:table-cell table:style-name="ce16" table:formula="of:=[.AA15]" office:value-type="float" office:value="0" calcext:value-type="float">
            <text:p>0</text:p>
          </table:table-cell>
          <table:table-cell table:style-name="ce36" table:formula="of:=SUMPRODUCT(([.$B$20:.$B$220]=[.$B15]) * [.R$20:.R$220])" office:value-type="float" office:value="0" calcext:value-type="float">
            <text:p>0</text:p>
          </table:table-cell>
          <table:table-cell table:style-name="ce59" table:formula="of:=SUMPRODUCT(([.$B$20:.$B$220]=[.$B15]) * [.S$20:.S$220])" office:value-type="float" office:value="0" calcext:value-type="float">
            <text:p>0</text:p>
          </table:table-cell>
          <table:table-cell table:style-name="ce59" table:formula="of:=SUMPRODUCT(([.$B$20:.$B$220]=[.$B15]) * [.T$20:.T$220])" office:value-type="float" office:value="0" calcext:value-type="float">
            <text:p>0</text:p>
          </table:table-cell>
          <table:table-cell table:style-name="ce59" table:formula="of:=SUMPRODUCT(([.$B$20:.$B$220]=[.$B15]) * [.U$20:.U$220])" office:value-type="float" office:value="0" calcext:value-type="float">
            <text:p>0</text:p>
          </table:table-cell>
          <table:table-cell table:style-name="ce59" table:formula="of:=SUMPRODUCT(([.$B$20:.$B$220]=[.$B15]) * [.V$20:.V$220])" office:value-type="float" office:value="0" calcext:value-type="float">
            <text:p>0</text:p>
          </table:table-cell>
          <table:table-cell table:style-name="ce59" table:formula="of:=SUMPRODUCT(([.$B$20:.$B$220]=[.$B15]) * [.W$20:.W$220])" office:value-type="float" office:value="0" calcext:value-type="float">
            <text:p>0</text:p>
          </table:table-cell>
          <table:table-cell table:style-name="ce59" table:formula="of:=SUMPRODUCT(([.$B$20:.$B$220]=[.$B15]) * [.X$20:.X$220])" office:value-type="float" office:value="0" calcext:value-type="float">
            <text:p>0</text:p>
          </table:table-cell>
          <table:table-cell table:style-name="ce59" table:formula="of:=SUMPRODUCT(([.$B$20:.$B$220]=[.$B15]) * [.Y$20:.Y$220])" office:value-type="float" office:value="0" calcext:value-type="float">
            <text:p>0</text:p>
          </table:table-cell>
          <table:table-cell table:style-name="ce59" table:formula="of:=SUMPRODUCT(([.$B$20:.$B$220]=[.$B15]) * [.Z$20:.Z$220])" office:value-type="float" office:value="0" calcext:value-type="float">
            <text:p>0</text:p>
          </table:table-cell>
          <table:table-cell table:style-name="ce62" table:formula="of:=SUMPRODUCT(([.$B$20:.$B$220]=[.$B15]) * [.AA$20:.AA$220])" office:value-type="float" office:value="0" calcext:value-type="float">
            <text:p>0</text:p>
          </table:table-cell>
          <table:table-cell table:style-name="ce42" table:number-columns-repeated="996"/>
        </table:table-row>
        <table:table-row table:style-name="ro1">
          <table:table-cell table:style-name="ce16"/>
          <table:table-cell table:style-name="ce22" table:content-validation-name="val3" office:value-type="string" calcext:value-type="string">
            <text:p>Firmware</text:p>
          </table:table-cell>
          <table:table-cell table:style-name="ce27" table:formula="of:=[.$B16]" office:value-type="string" office:string-value="Firmware" calcext:value-type="string" table:number-columns-spanned="3" table:number-rows-spanned="1">
            <text:p>Firmware</text:p>
          </table:table-cell>
          <table:covered-table-cell table:number-columns-repeated="2"/>
          <table:table-cell table:style-name="ce16" table:formula="of:=SUMPRODUCT(([.$B$20:.$B$220]=[.$B16]) * [.$F$20:.$F$220])" office:value-type="float" office:value="0" calcext:value-type="float">
            <text:p>0</text:p>
          </table:table-cell>
          <table:table-cell table:style-name="ce36"/>
          <table:table-cell table:style-name="ce59" table:number-columns-repeated="8"/>
          <table:table-cell table:style-name="ce62"/>
          <table:table-cell table:style-name="ce16" table:formula="of:=[.AA16]" office:value-type="float" office:value="0" calcext:value-type="float">
            <text:p>0</text:p>
          </table:table-cell>
          <table:table-cell table:style-name="ce36" table:formula="of:=SUMPRODUCT(([.$B$20:.$B$220]=[.$B16]) * [.R$20:.R$220])" office:value-type="float" office:value="0" calcext:value-type="float">
            <text:p>0</text:p>
          </table:table-cell>
          <table:table-cell table:style-name="ce59" table:formula="of:=SUMPRODUCT(([.$B$20:.$B$220]=[.$B16]) * [.S$20:.S$220])" office:value-type="float" office:value="0" calcext:value-type="float">
            <text:p>0</text:p>
          </table:table-cell>
          <table:table-cell table:style-name="ce59" table:formula="of:=SUMPRODUCT(([.$B$20:.$B$220]=[.$B16]) * [.T$20:.T$220])" office:value-type="float" office:value="0" calcext:value-type="float">
            <text:p>0</text:p>
          </table:table-cell>
          <table:table-cell table:style-name="ce59" table:formula="of:=SUMPRODUCT(([.$B$20:.$B$220]=[.$B16]) * [.U$20:.U$220])" office:value-type="float" office:value="0" calcext:value-type="float">
            <text:p>0</text:p>
          </table:table-cell>
          <table:table-cell table:style-name="ce59" table:formula="of:=SUMPRODUCT(([.$B$20:.$B$220]=[.$B16]) * [.V$20:.V$220])" office:value-type="float" office:value="0" calcext:value-type="float">
            <text:p>0</text:p>
          </table:table-cell>
          <table:table-cell table:style-name="ce59" table:formula="of:=SUMPRODUCT(([.$B$20:.$B$220]=[.$B16]) * [.W$20:.W$220])" office:value-type="float" office:value="0" calcext:value-type="float">
            <text:p>0</text:p>
          </table:table-cell>
          <table:table-cell table:style-name="ce59" table:formula="of:=SUMPRODUCT(([.$B$20:.$B$220]=[.$B16]) * [.X$20:.X$220])" office:value-type="float" office:value="0" calcext:value-type="float">
            <text:p>0</text:p>
          </table:table-cell>
          <table:table-cell table:style-name="ce59" table:formula="of:=SUMPRODUCT(([.$B$20:.$B$220]=[.$B16]) * [.Y$20:.Y$220])" office:value-type="float" office:value="0" calcext:value-type="float">
            <text:p>0</text:p>
          </table:table-cell>
          <table:table-cell table:style-name="ce59" table:formula="of:=SUMPRODUCT(([.$B$20:.$B$220]=[.$B16]) * [.Z$20:.Z$220])" office:value-type="float" office:value="0" calcext:value-type="float">
            <text:p>0</text:p>
          </table:table-cell>
          <table:table-cell table:style-name="ce62" table:formula="of:=SUMPRODUCT(([.$B$20:.$B$220]=[.$B16]) * [.AA$20:.AA$220])" office:value-type="float" office:value="0" calcext:value-type="float">
            <text:p>0</text:p>
          </table:table-cell>
          <table:table-cell table:style-name="ce42" table:number-columns-repeated="996"/>
        </table:table-row>
        <table:table-row table:style-name="ro1">
          <table:table-cell table:style-name="ce16"/>
          <table:table-cell table:style-name="ce22" table:content-validation-name="val3" office:value-type="string" calcext:value-type="string">
            <text:p>Tests</text:p>
          </table:table-cell>
          <table:table-cell table:style-name="ce27" table:formula="of:=[.$B17]" office:value-type="string" office:string-value="Tests" calcext:value-type="string" table:number-columns-spanned="3" table:number-rows-spanned="1">
            <text:p>Tests</text:p>
          </table:table-cell>
          <table:covered-table-cell table:number-columns-repeated="2"/>
          <table:table-cell table:style-name="ce16" table:formula="of:=SUMPRODUCT(([.$B$20:.$B$220]=[.$B17]) * [.$F$20:.$F$220])" office:value-type="float" office:value="3" calcext:value-type="float">
            <text:p>3</text:p>
          </table:table-cell>
          <table:table-cell table:style-name="ce36"/>
          <table:table-cell table:style-name="ce59" table:number-columns-repeated="8"/>
          <table:table-cell table:style-name="ce62"/>
          <table:table-cell table:style-name="ce16" table:formula="of:=[.AA17]" office:value-type="float" office:value="1" calcext:value-type="float">
            <text:p>1</text:p>
          </table:table-cell>
          <table:table-cell table:style-name="ce36" table:formula="of:=SUMPRODUCT(([.$B$20:.$B$220]=[.$B17]) * [.R$20:.R$220])" office:value-type="float" office:value="3" calcext:value-type="float">
            <text:p>3</text:p>
          </table:table-cell>
          <table:table-cell table:style-name="ce59" table:formula="of:=SUMPRODUCT(([.$B$20:.$B$220]=[.$B17]) * [.S$20:.S$220])" office:value-type="float" office:value="3" calcext:value-type="float">
            <text:p>3</text:p>
          </table:table-cell>
          <table:table-cell table:style-name="ce59" table:formula="of:=SUMPRODUCT(([.$B$20:.$B$220]=[.$B17]) * [.T$20:.T$220])" office:value-type="float" office:value="5" calcext:value-type="float">
            <text:p>5</text:p>
          </table:table-cell>
          <table:table-cell table:style-name="ce59" table:formula="of:=SUMPRODUCT(([.$B$20:.$B$220]=[.$B17]) * [.U$20:.U$220])" office:value-type="float" office:value="2" calcext:value-type="float">
            <text:p>2</text:p>
          </table:table-cell>
          <table:table-cell table:style-name="ce59" table:formula="of:=SUMPRODUCT(([.$B$20:.$B$220]=[.$B17]) * [.V$20:.V$220])" office:value-type="float" office:value="2" calcext:value-type="float">
            <text:p>2</text:p>
          </table:table-cell>
          <table:table-cell table:style-name="ce59" table:formula="of:=SUMPRODUCT(([.$B$20:.$B$220]=[.$B17]) * [.W$20:.W$220])" office:value-type="float" office:value="2" calcext:value-type="float">
            <text:p>2</text:p>
          </table:table-cell>
          <table:table-cell table:style-name="ce59" table:formula="of:=SUMPRODUCT(([.$B$20:.$B$220]=[.$B17]) * [.X$20:.X$220])" office:value-type="float" office:value="2" calcext:value-type="float">
            <text:p>2</text:p>
          </table:table-cell>
          <table:table-cell table:style-name="ce59" table:formula="of:=SUMPRODUCT(([.$B$20:.$B$220]=[.$B17]) * [.Y$20:.Y$220])" office:value-type="float" office:value="1" calcext:value-type="float">
            <text:p>1</text:p>
          </table:table-cell>
          <table:table-cell table:style-name="ce59" table:formula="of:=SUMPRODUCT(([.$B$20:.$B$220]=[.$B17]) * [.Z$20:.Z$220])" office:value-type="float" office:value="1" calcext:value-type="float">
            <text:p>1</text:p>
          </table:table-cell>
          <table:table-cell table:style-name="ce62" table:formula="of:=SUMPRODUCT(([.$B$20:.$B$220]=[.$B17]) * [.AA$20:.AA$220])" office:value-type="float" office:value="1" calcext:value-type="float">
            <text:p>1</text:p>
          </table:table-cell>
          <table:table-cell table:style-name="ce42" table:number-columns-repeated="996"/>
        </table:table-row>
        <table:table-row table:style-name="ro1">
          <table:table-cell table:style-name="ce17"/>
          <table:table-cell table:style-name="ce23" table:content-validation-name="val3" office:value-type="string" calcext:value-type="string">
            <text:p>Neuroscripts</text:p>
          </table:table-cell>
          <table:table-cell table:style-name="ce28" table:formula="of:=[.$B18]" office:value-type="string" office:string-value="Neuroscripts" calcext:value-type="string" table:number-columns-spanned="3" table:number-rows-spanned="1">
            <text:p>Neuroscripts</text:p>
          </table:table-cell>
          <table:covered-table-cell table:number-columns-repeated="2"/>
          <table:table-cell table:style-name="ce17" table:formula="of:=SUMPRODUCT(([.$B$20:.$B$220]=[.$B18]) * [.$F$20:.$F$220])" office:value-type="float" office:value="5" calcext:value-type="float">
            <text:p>5</text:p>
          </table:table-cell>
          <table:table-cell table:style-name="ce37"/>
          <table:table-cell table:style-name="ce60" table:number-columns-repeated="8"/>
          <table:table-cell table:style-name="ce63"/>
          <table:table-cell table:style-name="ce17" table:formula="of:=[.AA18]" office:value-type="float" office:value="0" calcext:value-type="float">
            <text:p>0</text:p>
          </table:table-cell>
          <table:table-cell table:style-name="ce37" table:formula="of:=SUMPRODUCT(([.$B$20:.$B$220]=[.$B18]) * [.R$20:.R$220])" office:value-type="float" office:value="5" calcext:value-type="float">
            <text:p>5</text:p>
          </table:table-cell>
          <table:table-cell table:style-name="ce60" table:formula="of:=SUMPRODUCT(([.$B$20:.$B$220]=[.$B18]) * [.S$20:.S$220])" office:value-type="float" office:value="5" calcext:value-type="float">
            <text:p>5</text:p>
          </table:table-cell>
          <table:table-cell table:style-name="ce60" table:formula="of:=SUMPRODUCT(([.$B$20:.$B$220]=[.$B18]) * [.T$20:.T$220])" office:value-type="float" office:value="4" calcext:value-type="float">
            <text:p>4</text:p>
          </table:table-cell>
          <table:table-cell table:style-name="ce60" table:formula="of:=SUMPRODUCT(([.$B$20:.$B$220]=[.$B18]) * [.U$20:.U$220])" office:value-type="float" office:value="4" calcext:value-type="float">
            <text:p>4</text:p>
          </table:table-cell>
          <table:table-cell table:style-name="ce60" table:formula="of:=SUMPRODUCT(([.$B$20:.$B$220]=[.$B18]) * [.V$20:.V$220])" office:value-type="float" office:value="3.5" calcext:value-type="float">
            <text:p>3.5</text:p>
          </table:table-cell>
          <table:table-cell table:style-name="ce60" table:formula="of:=SUMPRODUCT(([.$B$20:.$B$220]=[.$B18]) * [.W$20:.W$220])" office:value-type="float" office:value="0.5" calcext:value-type="float">
            <text:p>0.5</text:p>
          </table:table-cell>
          <table:table-cell table:style-name="ce60" table:formula="of:=SUMPRODUCT(([.$B$20:.$B$220]=[.$B18]) * [.X$20:.X$220])" office:value-type="float" office:value="0" calcext:value-type="float">
            <text:p>0</text:p>
          </table:table-cell>
          <table:table-cell table:style-name="ce60" table:formula="of:=SUMPRODUCT(([.$B$20:.$B$220]=[.$B18]) * [.Y$20:.Y$220])" office:value-type="float" office:value="0" calcext:value-type="float">
            <text:p>0</text:p>
          </table:table-cell>
          <table:table-cell table:style-name="ce60" table:formula="of:=SUMPRODUCT(([.$B$20:.$B$220]=[.$B18]) * [.Z$20:.Z$220])" office:value-type="float" office:value="0" calcext:value-type="float">
            <text:p>0</text:p>
          </table:table-cell>
          <table:table-cell table:style-name="ce63" table:formula="of:=SUMPRODUCT(([.$B$20:.$B$220]=[.$B18]) * [.AA$20:.AA$220])" office:value-type="float" office:value="0" calcext:value-type="float">
            <text:p>0</text:p>
          </table:table-cell>
          <table:table-cell table:style-name="ce42" table:number-columns-repeated="996"/>
        </table:table-row>
        <table:table-row table:style-name="ro1">
          <table:table-cell table:style-name="ce14" office:value-type="string" calcext:value-type="string">
            <text:p>Key</text:p>
          </table:table-cell>
          <table:table-cell table:style-name="ce14" office:value-type="string" calcext:value-type="string">
            <text:p>Cat</text:p>
          </table:table-cell>
          <table:table-cell table:style-name="ce25" office:value-type="string" calcext:value-type="string">
            <text:p>Project</text:p>
          </table:table-cell>
          <table:table-cell table:style-name="ce30" office:value-type="string" calcext:value-type="string">
            <text:p>#Issue</text:p>
          </table:table-cell>
          <table:table-cell table:style-name="ce14" office:value-type="string" calcext:value-type="string">
            <text:p>Tid</text:p>
          </table:table-cell>
          <table:table-cell table:style-name="ce34" office:value-type="string" calcext:value-type="string">
            <text:p>ISP</text:p>
          </table:table-cell>
          <table:table-cell table:style-name="ce30" office:value-type="string" calcext:value-type="string">
            <text:p>Day1</text:p>
          </table:table-cell>
          <table:table-cell table:style-name="ce30" office:value-type="string" calcext:value-type="string">
            <text:p>Day2</text:p>
          </table:table-cell>
          <table:table-cell table:style-name="ce30" office:value-type="string" calcext:value-type="string">
            <text:p>Day3</text:p>
          </table:table-cell>
          <table:table-cell table:style-name="ce30" office:value-type="string" calcext:value-type="string">
            <text:p>Day4</text:p>
          </table:table-cell>
          <table:table-cell table:style-name="ce30" office:value-type="string" calcext:value-type="string">
            <text:p>Day5</text:p>
          </table:table-cell>
          <table:table-cell table:style-name="ce30" office:value-type="string" calcext:value-type="string">
            <text:p>Day6</text:p>
          </table:table-cell>
          <table:table-cell table:style-name="ce30" office:value-type="string" calcext:value-type="string">
            <text:p>Day7</text:p>
          </table:table-cell>
          <table:table-cell table:style-name="ce30" office:value-type="string" calcext:value-type="string">
            <text:p>Day8</text:p>
          </table:table-cell>
          <table:table-cell table:style-name="ce30" office:value-type="string" calcext:value-type="string">
            <text:p>Day9</text:p>
          </table:table-cell>
          <table:table-cell table:style-name="ce30" office:value-type="string" calcext:value-type="string">
            <text:p>Day10</text:p>
          </table:table-cell>
          <table:table-cell table:style-name="ce34" office:value-type="string" calcext:value-type="string">
            <text:p>RSP</text:p>
          </table:table-cell>
          <table:table-cell table:style-name="ce30" office:value-type="string" calcext:value-type="string">
            <text:p>Day1</text:p>
          </table:table-cell>
          <table:table-cell table:style-name="ce30" office:value-type="string" calcext:value-type="string">
            <text:p>Day2</text:p>
          </table:table-cell>
          <table:table-cell table:style-name="ce30" office:value-type="string" calcext:value-type="string">
            <text:p>Day3</text:p>
          </table:table-cell>
          <table:table-cell table:style-name="ce30" office:value-type="string" calcext:value-type="string">
            <text:p>Day4</text:p>
          </table:table-cell>
          <table:table-cell table:style-name="ce30" office:value-type="string" calcext:value-type="string">
            <text:p>Day5</text:p>
          </table:table-cell>
          <table:table-cell table:style-name="ce30" office:value-type="string" calcext:value-type="string">
            <text:p>Day6</text:p>
          </table:table-cell>
          <table:table-cell table:style-name="ce30" office:value-type="string" calcext:value-type="string">
            <text:p>Day7</text:p>
          </table:table-cell>
          <table:table-cell table:style-name="ce30" office:value-type="string" calcext:value-type="string">
            <text:p>Day8</text:p>
          </table:table-cell>
          <table:table-cell table:style-name="ce30" office:value-type="string" calcext:value-type="string">
            <text:p>Day9</text:p>
          </table:table-cell>
          <table:table-cell table:style-name="ce14" office:value-type="string" calcext:value-type="string">
            <text:p>Day10</text:p>
          </table:table-cell>
          <table:table-cell table:style-name="ce42" table:number-columns-repeated="996"/>
        </table:table-row>
        <table:table-row table:style-name="ro1">
          <table:table-cell table:style-name="ce18" table:formula="of:=CONCATENATE([.$C20];[.$D20];[.$E20])" office:value-type="string" office:string-value="PROJET1#4A" calcext:value-type="string">
            <text:p>PROJET1#4A</text:p>
          </table:table-cell>
          <table:table-cell table:style-name="ce18" table:formula="of:=IFERROR(VLOOKUP([.$A20];[$Tasks.$A$11:.$B$15];2;0); &quot;&quot;)" office:value-type="string" office:string-value="Neuroscripts" calcext:value-type="string">
            <text:p>Neuroscripts</text:p>
          </table:table-cell>
          <table:table-cell table:style-name="ce49" office:value-type="string" calcext:value-type="string">
            <text:p>PROJET1</text:p>
          </table:table-cell>
          <table:table-cell table:style-name="ce4" office:value-type="string" calcext:value-type="string">
            <text:p>#4</text:p>
          </table:table-cell>
          <table:table-cell table:style-name="ce52" office:value-type="string" calcext:value-type="string">
            <text:p>A</text:p>
          </table:table-cell>
          <table:table-cell table:style-name="ce55" table:formula="of:=INDIRECT(ADDRESS(MATCH([.A20];[$Tasks.$A$11:.$A$16];0)+[$Tasks.$C$1];MATCH([.$C$13];[$Tasks.$H$10:.$M$10];0)+[$Tasks.$E$1];1;1;&quot;Tasks&quot;))" office:value-type="float" office:value="5" calcext:value-type="float">
            <text:p>5</text:p>
          </table:table-cell>
          <table:table-cell table:style-name="ce19" table:number-columns-repeated="2"/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19" office:value-type="float" office:value="0.5" calcext:value-type="float">
            <text:p>0.5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0.5" calcext:value-type="float">
            <text:p>0.5</text:p>
          </table:table-cell>
          <table:table-cell table:style-name="ce19" office:value-type="float" office:value="100" calcext:value-type="float">
            <text:p>100</text:p>
          </table:table-cell>
          <table:table-cell table:style-name="ce19" table:number-columns-repeated="2"/>
          <table:table-cell table:style-name="ce16" table:formula="of:=[.AA20]" office:value-type="float" office:value="0" calcext:value-type="float">
            <text:p>0</text:p>
          </table:table-cell>
          <table:table-cell table:style-name="ce65" table:formula="of:=IF([.$A20] =&quot;&quot;;;MAX([.$F20]-[.G20];0))" office:value-type="float" office:value="5" calcext:value-type="float">
            <text:p>5</text:p>
          </table:table-cell>
          <table:table-cell table:style-name="ce65" table:formula="of:=IF([.$E20]=&quot;&quot;;;MAX(0;[.R20]-[.H20]))" office:value-type="float" office:value="5" calcext:value-type="float">
            <text:p>5</text:p>
          </table:table-cell>
          <table:table-cell table:style-name="ce65" table:formula="of:=IF([.$E20]=&quot;&quot;;;MAX(0;[.S20]-[.I20]))" office:value-type="float" office:value="4" calcext:value-type="float">
            <text:p>4</text:p>
          </table:table-cell>
          <table:table-cell table:style-name="ce65" table:formula="of:=IF([.$E20]=&quot;&quot;;;MAX(0;[.T20]-[.J20]))" office:value-type="float" office:value="4" calcext:value-type="float">
            <text:p>4</text:p>
          </table:table-cell>
          <table:table-cell table:style-name="ce65" table:formula="of:=IF([.$E20]=&quot;&quot;;;MAX(0;[.U20]-[.K20]))" office:value-type="float" office:value="3.5" calcext:value-type="float">
            <text:p>3.5</text:p>
          </table:table-cell>
          <table:table-cell table:style-name="ce65" table:formula="of:=IF([.$E20]=&quot;&quot;;;MAX(0;[.V20]-[.L20]))" office:value-type="float" office:value="0.5" calcext:value-type="float">
            <text:p>0.5</text:p>
          </table:table-cell>
          <table:table-cell table:style-name="ce65" table:formula="of:=IF([.$E20]=&quot;&quot;;;MAX(0;[.W20]-[.M20]))" office:value-type="float" office:value="0" calcext:value-type="float">
            <text:p>0</text:p>
          </table:table-cell>
          <table:table-cell table:style-name="ce65" table:formula="of:=IF([.$E20]=&quot;&quot;;;MAX(0;[.X20]-[.N20]))" office:value-type="float" office:value="0" calcext:value-type="float">
            <text:p>0</text:p>
          </table:table-cell>
          <table:table-cell table:style-name="ce65" table:formula="of:=IF([.$E20]=&quot;&quot;;;MAX(0;[.Y20]-[.O20]))" office:value-type="float" office:value="0" calcext:value-type="float">
            <text:p>0</text:p>
          </table:table-cell>
          <table:table-cell table:style-name="ce65" table:formula="of:=IF([.$E20]=&quot;&quot;;;MAX(0;[.Z20]-[.P20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21];[.$D21];[.$E21])" office:value-type="string" office:string-value="PROJET1#4B" calcext:value-type="string">
            <text:p>PROJET1#4B</text:p>
          </table:table-cell>
          <table:table-cell table:style-name="ce18" table:formula="of:=IFERROR(VLOOKUP([.$A21];[$Tasks.$A$11:.$B$15];2;0); &quot;&quot;)" office:value-type="string" office:string-value="Tests" calcext:value-type="string">
            <text:p>Tests</text:p>
          </table:table-cell>
          <table:table-cell table:style-name="ce49" office:value-type="string" calcext:value-type="string">
            <text:p>PROJET1</text:p>
          </table:table-cell>
          <table:table-cell table:style-name="ce4" office:value-type="string" calcext:value-type="string">
            <text:p>#4</text:p>
          </table:table-cell>
          <table:table-cell table:style-name="ce53" office:value-type="string" calcext:value-type="string">
            <text:p>B</text:p>
          </table:table-cell>
          <table:table-cell table:style-name="ce55" table:formula="of:=INDIRECT(ADDRESS(MATCH([.A21];[$Tasks.$A$11:.$A$16];0)+[$Tasks.$C$1];MATCH([.$C$13];[$Tasks.$H$10:.$M$10];0)+[$Tasks.$E$1];1;1;&quot;Tasks&quot;))" office:value-type="float" office:value="3" calcext:value-type="float">
            <text:p>3</text:p>
          </table:table-cell>
          <table:table-cell table:style-name="ce19" table:number-columns-repeated="2"/>
          <table:table-cell table:style-name="ce19" office:value-type="float" office:value="-2" calcext:value-type="float">
            <text:p>-2</text:p>
          </table:table-cell>
          <table:table-cell table:style-name="ce19" office:value-type="float" office:value="3" calcext:value-type="float">
            <text:p>3</text:p>
          </table:table-cell>
          <table:table-cell table:style-name="ce19" table:number-columns-repeated="3"/>
          <table:table-cell table:style-name="ce19" office:value-type="float" office:value="1" calcext:value-type="float">
            <text:p>1</text:p>
          </table:table-cell>
          <table:table-cell table:style-name="ce19" table:number-columns-repeated="2"/>
          <table:table-cell table:style-name="ce16" table:formula="of:=[.AA21]" office:value-type="float" office:value="1" calcext:value-type="float">
            <text:p>1</text:p>
          </table:table-cell>
          <table:table-cell table:style-name="ce65" table:formula="of:=IF([.$A21] =&quot;&quot;;;MAX([.$F21]-[.G21];0))" office:value-type="float" office:value="3" calcext:value-type="float">
            <text:p>3</text:p>
          </table:table-cell>
          <table:table-cell table:style-name="ce65" table:formula="of:=IF([.$E21]=&quot;&quot;;;MAX(0;[.R21]-[.H21]))" office:value-type="float" office:value="3" calcext:value-type="float">
            <text:p>3</text:p>
          </table:table-cell>
          <table:table-cell table:style-name="ce65" table:formula="of:=IF([.$E21]=&quot;&quot;;;MAX(0;[.S21]-[.I21]))" office:value-type="float" office:value="5" calcext:value-type="float">
            <text:p>5</text:p>
          </table:table-cell>
          <table:table-cell table:style-name="ce65" table:formula="of:=IF([.$E21]=&quot;&quot;;;MAX(0;[.T21]-[.J21]))" office:value-type="float" office:value="2" calcext:value-type="float">
            <text:p>2</text:p>
          </table:table-cell>
          <table:table-cell table:style-name="ce65" table:formula="of:=IF([.$E21]=&quot;&quot;;;MAX(0;[.U21]-[.K21]))" office:value-type="float" office:value="2" calcext:value-type="float">
            <text:p>2</text:p>
          </table:table-cell>
          <table:table-cell table:style-name="ce65" table:formula="of:=IF([.$E21]=&quot;&quot;;;MAX(0;[.V21]-[.L21]))" office:value-type="float" office:value="2" calcext:value-type="float">
            <text:p>2</text:p>
          </table:table-cell>
          <table:table-cell table:style-name="ce65" table:formula="of:=IF([.$E21]=&quot;&quot;;;MAX(0;[.W21]-[.M21]))" office:value-type="float" office:value="2" calcext:value-type="float">
            <text:p>2</text:p>
          </table:table-cell>
          <table:table-cell table:style-name="ce65" table:formula="of:=IF([.$E21]=&quot;&quot;;;MAX(0;[.X21]-[.N21]))" office:value-type="float" office:value="1" calcext:value-type="float">
            <text:p>1</text:p>
          </table:table-cell>
          <table:table-cell table:style-name="ce65" table:formula="of:=IF([.$E21]=&quot;&quot;;;MAX(0;[.Y21]-[.O21]))" office:value-type="float" office:value="1" calcext:value-type="float">
            <text:p>1</text:p>
          </table:table-cell>
          <table:table-cell table:style-name="ce65" table:formula="of:=IF([.$E21]=&quot;&quot;;;MAX(0;[.Z21]-[.P21])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table:style-name="ce18" table:formula="of:=CONCATENATE([.$C22];[.$D22];[.$E22])" office:value-type="string" office:string-value="PROJET1#3A" calcext:value-type="string">
            <text:p>PROJET1#3A</text:p>
          </table:table-cell>
          <table:table-cell table:style-name="ce18" table:formula="of:=IFERROR(VLOOKUP([.$A22];[$Tasks.$A$11:.$B$15];2;0); &quot;&quot;)" office:value-type="string" office:string-value="Back-end" calcext:value-type="string">
            <text:p>Back-end</text:p>
          </table:table-cell>
          <table:table-cell table:style-name="ce49" office:value-type="string" calcext:value-type="string">
            <text:p>PROJET1</text:p>
          </table:table-cell>
          <table:table-cell table:style-name="ce4" office:value-type="string" calcext:value-type="string">
            <text:p>#3</text:p>
          </table:table-cell>
          <table:table-cell table:style-name="ce53" office:value-type="string" calcext:value-type="string">
            <text:p>A</text:p>
          </table:table-cell>
          <table:table-cell table:style-name="ce55" table:formula="of:=INDIRECT(ADDRESS(MATCH([.A22];[$Tasks.$A$11:.$A$16];0)+[$Tasks.$C$1];MATCH([.$C$13];[$Tasks.$H$10:.$M$10];0)+[$Tasks.$E$1];1;1;&quot;Tasks&quot;))" office:value-type="float" office:value="5" calcext:value-type="float">
            <text:p>5</text:p>
          </table:table-cell>
          <table:table-cell table:style-name="ce19"/>
          <table:table-cell table:style-name="ce19" office:value-type="float" office:value="3" calcext:value-type="float">
            <text:p>3</text:p>
          </table:table-cell>
          <table:table-cell table:style-name="ce19" table:number-columns-repeated="8"/>
          <table:table-cell table:style-name="ce16" table:formula="of:=[.AA22]" office:value-type="float" office:value="2" calcext:value-type="float">
            <text:p>2</text:p>
          </table:table-cell>
          <table:table-cell table:style-name="ce65" table:formula="of:=IF([.$A22] =&quot;&quot;;;MAX([.$F22]-[.G22];0))" office:value-type="float" office:value="5" calcext:value-type="float">
            <text:p>5</text:p>
          </table:table-cell>
          <table:table-cell table:style-name="ce65" table:formula="of:=IF([.$E22]=&quot;&quot;;;MAX(0;[.R22]-[.H22]))" office:value-type="float" office:value="2" calcext:value-type="float">
            <text:p>2</text:p>
          </table:table-cell>
          <table:table-cell table:style-name="ce65" table:formula="of:=IF([.$E22]=&quot;&quot;;;MAX(0;[.S22]-[.I22]))" office:value-type="float" office:value="2" calcext:value-type="float">
            <text:p>2</text:p>
          </table:table-cell>
          <table:table-cell table:style-name="ce65" table:formula="of:=IF([.$E22]=&quot;&quot;;;MAX(0;[.T22]-[.J22]))" office:value-type="float" office:value="2" calcext:value-type="float">
            <text:p>2</text:p>
          </table:table-cell>
          <table:table-cell table:style-name="ce65" table:formula="of:=IF([.$E22]=&quot;&quot;;;MAX(0;[.U22]-[.K22]))" office:value-type="float" office:value="2" calcext:value-type="float">
            <text:p>2</text:p>
          </table:table-cell>
          <table:table-cell table:style-name="ce65" table:formula="of:=IF([.$E22]=&quot;&quot;;;MAX(0;[.V22]-[.L22]))" office:value-type="float" office:value="2" calcext:value-type="float">
            <text:p>2</text:p>
          </table:table-cell>
          <table:table-cell table:style-name="ce65" table:formula="of:=IF([.$E22]=&quot;&quot;;;MAX(0;[.W22]-[.M22]))" office:value-type="float" office:value="2" calcext:value-type="float">
            <text:p>2</text:p>
          </table:table-cell>
          <table:table-cell table:style-name="ce65" table:formula="of:=IF([.$E22]=&quot;&quot;;;MAX(0;[.X22]-[.N22]))" office:value-type="float" office:value="2" calcext:value-type="float">
            <text:p>2</text:p>
          </table:table-cell>
          <table:table-cell table:style-name="ce65" table:formula="of:=IF([.$E22]=&quot;&quot;;;MAX(0;[.Y22]-[.O22]))" office:value-type="float" office:value="2" calcext:value-type="float">
            <text:p>2</text:p>
          </table:table-cell>
          <table:table-cell table:style-name="ce65" table:formula="of:=IF([.$E22]=&quot;&quot;;;MAX(0;[.Z22]-[.P22]))" office:value-type="float" office:value="2" calcext:value-type="float">
            <text:p>2</text:p>
          </table:table-cell>
          <table:table-cell table:number-columns-repeated="996"/>
        </table:table-row>
        <table:table-row table:style-name="ro1">
          <table:table-cell table:style-name="ce18" table:formula="of:=CONCATENATE([.$C23];[.$D23];[.$E23])" office:value-type="string" office:string-value="PROJET1#7B" calcext:value-type="string">
            <text:p>PROJET1#7B</text:p>
          </table:table-cell>
          <table:table-cell table:style-name="ce18" table:formula="of:=IFERROR(VLOOKUP([.$A23];[$Tasks.$A$11:.$B$15];2;0); &quot;&quot;)" office:value-type="string" office:string-value="Back-end" calcext:value-type="string">
            <text:p>Back-end</text:p>
          </table:table-cell>
          <table:table-cell table:style-name="ce49" office:value-type="string" calcext:value-type="string">
            <text:p>PROJET1</text:p>
          </table:table-cell>
          <table:table-cell table:style-name="ce4" office:value-type="string" calcext:value-type="string">
            <text:p>#7</text:p>
          </table:table-cell>
          <table:table-cell table:style-name="ce53" office:value-type="string" calcext:value-type="string">
            <text:p>B</text:p>
          </table:table-cell>
          <table:table-cell table:style-name="ce55" table:formula="of:=INDIRECT(ADDRESS(MATCH([.A23];[$Tasks.$A$11:.$A$16];0)+[$Tasks.$C$1];MATCH([.$C$13];[$Tasks.$H$10:.$M$10];0)+[$Tasks.$E$1];1;1;&quot;Tasks&quot;))" office:value-type="float" office:value="5" calcext:value-type="float">
            <text:p>5</text:p>
          </table:table-cell>
          <table:table-cell table:style-name="ce19" table:number-columns-repeated="10"/>
          <table:table-cell table:style-name="ce16" table:formula="of:=[.AA23]" office:value-type="float" office:value="5" calcext:value-type="float">
            <text:p>5</text:p>
          </table:table-cell>
          <table:table-cell table:style-name="ce65" table:formula="of:=IF([.$A23] =&quot;&quot;;;MAX([.$F23]-[.G23];0))" office:value-type="float" office:value="5" calcext:value-type="float">
            <text:p>5</text:p>
          </table:table-cell>
          <table:table-cell table:style-name="ce65" table:formula="of:=IF([.$E23]=&quot;&quot;;;MAX(0;[.R23]-[.H23]))" office:value-type="float" office:value="5" calcext:value-type="float">
            <text:p>5</text:p>
          </table:table-cell>
          <table:table-cell table:style-name="ce65" table:formula="of:=IF([.$E23]=&quot;&quot;;;MAX(0;[.S23]-[.I23]))" office:value-type="float" office:value="5" calcext:value-type="float">
            <text:p>5</text:p>
          </table:table-cell>
          <table:table-cell table:style-name="ce65" table:formula="of:=IF([.$E23]=&quot;&quot;;;MAX(0;[.T23]-[.J23]))" office:value-type="float" office:value="5" calcext:value-type="float">
            <text:p>5</text:p>
          </table:table-cell>
          <table:table-cell table:style-name="ce65" table:formula="of:=IF([.$E23]=&quot;&quot;;;MAX(0;[.U23]-[.K23]))" office:value-type="float" office:value="5" calcext:value-type="float">
            <text:p>5</text:p>
          </table:table-cell>
          <table:table-cell table:style-name="ce65" table:formula="of:=IF([.$E23]=&quot;&quot;;;MAX(0;[.V23]-[.L23]))" office:value-type="float" office:value="5" calcext:value-type="float">
            <text:p>5</text:p>
          </table:table-cell>
          <table:table-cell table:style-name="ce65" table:formula="of:=IF([.$E23]=&quot;&quot;;;MAX(0;[.W23]-[.M23]))" office:value-type="float" office:value="5" calcext:value-type="float">
            <text:p>5</text:p>
          </table:table-cell>
          <table:table-cell table:style-name="ce65" table:formula="of:=IF([.$E23]=&quot;&quot;;;MAX(0;[.X23]-[.N23]))" office:value-type="float" office:value="5" calcext:value-type="float">
            <text:p>5</text:p>
          </table:table-cell>
          <table:table-cell table:style-name="ce65" table:formula="of:=IF([.$E23]=&quot;&quot;;;MAX(0;[.Y23]-[.O23]))" office:value-type="float" office:value="5" calcext:value-type="float">
            <text:p>5</text:p>
          </table:table-cell>
          <table:table-cell table:style-name="ce65" table:formula="of:=IF([.$E23]=&quot;&quot;;;MAX(0;[.Z23]-[.P23]))" office:value-type="float" office:value="5" calcext:value-type="float">
            <text:p>5</text:p>
          </table:table-cell>
          <table:table-cell table:number-columns-repeated="996"/>
        </table:table-row>
        <table:table-row table:style-name="ro1">
          <table:table-cell table:style-name="ce18" table:formula="of:=CONCATENATE([.$C24];[.$D24];[.$E24])" office:value-type="string" office:string-value="PROJET1#7A" calcext:value-type="string">
            <text:p>PROJET1#7A</text:p>
          </table:table-cell>
          <table:table-cell table:style-name="ce18" table:formula="of:=IFERROR(VLOOKUP([.$A24];[$Tasks.$A$11:.$B$15];2;0); &quot;&quot;)" office:value-type="string" office:string-value="Back-end" calcext:value-type="string">
            <text:p>Back-end</text:p>
          </table:table-cell>
          <table:table-cell table:style-name="ce49" office:value-type="string" calcext:value-type="string">
            <text:p>PROJET1</text:p>
          </table:table-cell>
          <table:table-cell table:style-name="ce4" office:value-type="string" calcext:value-type="string">
            <text:p>#7</text:p>
          </table:table-cell>
          <table:table-cell table:style-name="ce53" office:value-type="string" calcext:value-type="string">
            <text:p>A</text:p>
          </table:table-cell>
          <table:table-cell table:style-name="ce55" table:formula="of:=INDIRECT(ADDRESS(MATCH([.A24];[$Tasks.$A$11:.$A$16];0)+[$Tasks.$C$1];MATCH([.$C$13];[$Tasks.$H$10:.$M$10];0)+[$Tasks.$E$1];1;1;&quot;Tasks&quot;))" office:value-type="float" office:value="3" calcext:value-type="float">
            <text:p>3</text:p>
          </table:table-cell>
          <table:table-cell table:style-name="ce19" table:number-columns-repeated="10"/>
          <table:table-cell table:style-name="ce16" table:formula="of:=[.AA24]" office:value-type="float" office:value="3" calcext:value-type="float">
            <text:p>3</text:p>
          </table:table-cell>
          <table:table-cell table:style-name="ce65" table:formula="of:=IF([.$A24] =&quot;&quot;;;MAX([.$F24]-[.G24];0))" office:value-type="float" office:value="3" calcext:value-type="float">
            <text:p>3</text:p>
          </table:table-cell>
          <table:table-cell table:style-name="ce65" table:formula="of:=IF([.$E24]=&quot;&quot;;;MAX(0;[.R24]-[.H24]))" office:value-type="float" office:value="3" calcext:value-type="float">
            <text:p>3</text:p>
          </table:table-cell>
          <table:table-cell table:style-name="ce65" table:formula="of:=IF([.$E24]=&quot;&quot;;;MAX(0;[.S24]-[.I24]))" office:value-type="float" office:value="3" calcext:value-type="float">
            <text:p>3</text:p>
          </table:table-cell>
          <table:table-cell table:style-name="ce65" table:formula="of:=IF([.$E24]=&quot;&quot;;;MAX(0;[.T24]-[.J24]))" office:value-type="float" office:value="3" calcext:value-type="float">
            <text:p>3</text:p>
          </table:table-cell>
          <table:table-cell table:style-name="ce65" table:formula="of:=IF([.$E24]=&quot;&quot;;;MAX(0;[.U24]-[.K24]))" office:value-type="float" office:value="3" calcext:value-type="float">
            <text:p>3</text:p>
          </table:table-cell>
          <table:table-cell table:style-name="ce65" table:formula="of:=IF([.$E24]=&quot;&quot;;;MAX(0;[.V24]-[.L24]))" office:value-type="float" office:value="3" calcext:value-type="float">
            <text:p>3</text:p>
          </table:table-cell>
          <table:table-cell table:style-name="ce65" table:formula="of:=IF([.$E24]=&quot;&quot;;;MAX(0;[.W24]-[.M24]))" office:value-type="float" office:value="3" calcext:value-type="float">
            <text:p>3</text:p>
          </table:table-cell>
          <table:table-cell table:style-name="ce65" table:formula="of:=IF([.$E24]=&quot;&quot;;;MAX(0;[.X24]-[.N24]))" office:value-type="float" office:value="3" calcext:value-type="float">
            <text:p>3</text:p>
          </table:table-cell>
          <table:table-cell table:style-name="ce65" table:formula="of:=IF([.$E24]=&quot;&quot;;;MAX(0;[.Y24]-[.O24]))" office:value-type="float" office:value="3" calcext:value-type="float">
            <text:p>3</text:p>
          </table:table-cell>
          <table:table-cell table:style-name="ce65" table:formula="of:=IF([.$E24]=&quot;&quot;;;MAX(0;[.Z24]-[.P24]))" office:value-type="float" office:value="3" calcext:value-type="float">
            <text:p>3</text:p>
          </table:table-cell>
          <table:table-cell table:number-columns-repeated="996"/>
        </table:table-row>
        <table:table-row table:style-name="ro1">
          <table:table-cell table:style-name="ce18" table:formula="of:=CONCATENATE([.$C25];[.$D25];[.$E25])">
            <text:p/>
          </table:table-cell>
          <table:table-cell table:style-name="ce18" table:formula="of:=IFERROR(VLOOKUP([.$A25];[$Tasks.$A16:.$B20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55"/>
          <table:table-cell table:style-name="ce19" table:number-columns-repeated="10"/>
          <table:table-cell table:style-name="ce16" table:formula="of:=[.AA25]" office:value-type="float" office:value="0" calcext:value-type="float">
            <text:p>0</text:p>
          </table:table-cell>
          <table:table-cell table:style-name="ce65" table:formula="of:=IF([.$A25] =&quot;&quot;;;MAX([.$F25]-[.G25];0))" office:value-type="float" office:value="0" calcext:value-type="float">
            <text:p>0</text:p>
          </table:table-cell>
          <table:table-cell table:style-name="ce65" table:formula="of:=IF([.$E25]=&quot;&quot;;;MAX(0;[.R25]-[.H25]))" office:value-type="float" office:value="0" calcext:value-type="float">
            <text:p>0</text:p>
          </table:table-cell>
          <table:table-cell table:style-name="ce65" table:formula="of:=IF([.$E25]=&quot;&quot;;;MAX(0;[.S25]-[.I25]))" office:value-type="float" office:value="0" calcext:value-type="float">
            <text:p>0</text:p>
          </table:table-cell>
          <table:table-cell table:style-name="ce65" table:formula="of:=IF([.$E25]=&quot;&quot;;;MAX(0;[.T25]-[.J25]))" office:value-type="float" office:value="0" calcext:value-type="float">
            <text:p>0</text:p>
          </table:table-cell>
          <table:table-cell table:style-name="ce65" table:formula="of:=IF([.$E25]=&quot;&quot;;;MAX(0;[.U25]-[.K25]))" office:value-type="float" office:value="0" calcext:value-type="float">
            <text:p>0</text:p>
          </table:table-cell>
          <table:table-cell table:style-name="ce65" table:formula="of:=IF([.$E25]=&quot;&quot;;;MAX(0;[.V25]-[.L25]))" office:value-type="float" office:value="0" calcext:value-type="float">
            <text:p>0</text:p>
          </table:table-cell>
          <table:table-cell table:style-name="ce65" table:formula="of:=IF([.$E25]=&quot;&quot;;;MAX(0;[.W25]-[.M25]))" office:value-type="float" office:value="0" calcext:value-type="float">
            <text:p>0</text:p>
          </table:table-cell>
          <table:table-cell table:style-name="ce65" table:formula="of:=IF([.$E25]=&quot;&quot;;;MAX(0;[.X25]-[.N25]))" office:value-type="float" office:value="0" calcext:value-type="float">
            <text:p>0</text:p>
          </table:table-cell>
          <table:table-cell table:style-name="ce65" table:formula="of:=IF([.$E25]=&quot;&quot;;;MAX(0;[.Y25]-[.O25]))" office:value-type="float" office:value="0" calcext:value-type="float">
            <text:p>0</text:p>
          </table:table-cell>
          <table:table-cell table:style-name="ce65" table:formula="of:=IF([.$E25]=&quot;&quot;;;MAX(0;[.Z25]-[.P25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26];[.$D26];[.$E26])">
            <text:p/>
          </table:table-cell>
          <table:table-cell table:style-name="ce18" table:formula="of:=IFERROR(VLOOKUP([.$A26];[$Tasks.$A17:.$B21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55"/>
          <table:table-cell table:style-name="ce19" table:number-columns-repeated="10"/>
          <table:table-cell table:style-name="ce16" table:formula="of:=[.AA26]" office:value-type="float" office:value="0" calcext:value-type="float">
            <text:p>0</text:p>
          </table:table-cell>
          <table:table-cell table:style-name="ce65" table:formula="of:=IF([.$A26] =&quot;&quot;;;MAX([.$F26]-[.G26];0))" office:value-type="float" office:value="0" calcext:value-type="float">
            <text:p>0</text:p>
          </table:table-cell>
          <table:table-cell table:style-name="ce65" table:formula="of:=IF([.$E26]=&quot;&quot;;;MAX(0;[.R26]-[.H26]))" office:value-type="float" office:value="0" calcext:value-type="float">
            <text:p>0</text:p>
          </table:table-cell>
          <table:table-cell table:style-name="ce65" table:formula="of:=IF([.$E26]=&quot;&quot;;;MAX(0;[.S26]-[.I26]))" office:value-type="float" office:value="0" calcext:value-type="float">
            <text:p>0</text:p>
          </table:table-cell>
          <table:table-cell table:style-name="ce65" table:formula="of:=IF([.$E26]=&quot;&quot;;;MAX(0;[.T26]-[.J26]))" office:value-type="float" office:value="0" calcext:value-type="float">
            <text:p>0</text:p>
          </table:table-cell>
          <table:table-cell table:style-name="ce65" table:formula="of:=IF([.$E26]=&quot;&quot;;;MAX(0;[.U26]-[.K26]))" office:value-type="float" office:value="0" calcext:value-type="float">
            <text:p>0</text:p>
          </table:table-cell>
          <table:table-cell table:style-name="ce65" table:formula="of:=IF([.$E26]=&quot;&quot;;;MAX(0;[.V26]-[.L26]))" office:value-type="float" office:value="0" calcext:value-type="float">
            <text:p>0</text:p>
          </table:table-cell>
          <table:table-cell table:style-name="ce65" table:formula="of:=IF([.$E26]=&quot;&quot;;;MAX(0;[.W26]-[.M26]))" office:value-type="float" office:value="0" calcext:value-type="float">
            <text:p>0</text:p>
          </table:table-cell>
          <table:table-cell table:style-name="ce65" table:formula="of:=IF([.$E26]=&quot;&quot;;;MAX(0;[.X26]-[.N26]))" office:value-type="float" office:value="0" calcext:value-type="float">
            <text:p>0</text:p>
          </table:table-cell>
          <table:table-cell table:style-name="ce65" table:formula="of:=IF([.$E26]=&quot;&quot;;;MAX(0;[.Y26]-[.O26]))" office:value-type="float" office:value="0" calcext:value-type="float">
            <text:p>0</text:p>
          </table:table-cell>
          <table:table-cell table:style-name="ce65" table:formula="of:=IF([.$E26]=&quot;&quot;;;MAX(0;[.Z26]-[.P26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27];[.$D27];[.$E27])">
            <text:p/>
          </table:table-cell>
          <table:table-cell table:style-name="ce18" table:formula="of:=IFERROR(VLOOKUP([.$A27];[$Tasks.$A18:.$B22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55"/>
          <table:table-cell table:style-name="ce19" table:number-columns-repeated="10"/>
          <table:table-cell table:style-name="ce16" table:formula="of:=[.AA27]" office:value-type="float" office:value="0" calcext:value-type="float">
            <text:p>0</text:p>
          </table:table-cell>
          <table:table-cell table:style-name="ce65" table:formula="of:=IF([.$A27] =&quot;&quot;;;MAX([.$F27]-[.G27];0))" office:value-type="float" office:value="0" calcext:value-type="float">
            <text:p>0</text:p>
          </table:table-cell>
          <table:table-cell table:style-name="ce65" table:formula="of:=IF([.$E27]=&quot;&quot;;;MAX(0;[.R27]-[.H27]))" office:value-type="float" office:value="0" calcext:value-type="float">
            <text:p>0</text:p>
          </table:table-cell>
          <table:table-cell table:style-name="ce65" table:formula="of:=IF([.$E27]=&quot;&quot;;;MAX(0;[.S27]-[.I27]))" office:value-type="float" office:value="0" calcext:value-type="float">
            <text:p>0</text:p>
          </table:table-cell>
          <table:table-cell table:style-name="ce65" table:formula="of:=IF([.$E27]=&quot;&quot;;;MAX(0;[.T27]-[.J27]))" office:value-type="float" office:value="0" calcext:value-type="float">
            <text:p>0</text:p>
          </table:table-cell>
          <table:table-cell table:style-name="ce65" table:formula="of:=IF([.$E27]=&quot;&quot;;;MAX(0;[.U27]-[.K27]))" office:value-type="float" office:value="0" calcext:value-type="float">
            <text:p>0</text:p>
          </table:table-cell>
          <table:table-cell table:style-name="ce65" table:formula="of:=IF([.$E27]=&quot;&quot;;;MAX(0;[.V27]-[.L27]))" office:value-type="float" office:value="0" calcext:value-type="float">
            <text:p>0</text:p>
          </table:table-cell>
          <table:table-cell table:style-name="ce65" table:formula="of:=IF([.$E27]=&quot;&quot;;;MAX(0;[.W27]-[.M27]))" office:value-type="float" office:value="0" calcext:value-type="float">
            <text:p>0</text:p>
          </table:table-cell>
          <table:table-cell table:style-name="ce65" table:formula="of:=IF([.$E27]=&quot;&quot;;;MAX(0;[.X27]-[.N27]))" office:value-type="float" office:value="0" calcext:value-type="float">
            <text:p>0</text:p>
          </table:table-cell>
          <table:table-cell table:style-name="ce65" table:formula="of:=IF([.$E27]=&quot;&quot;;;MAX(0;[.Y27]-[.O27]))" office:value-type="float" office:value="0" calcext:value-type="float">
            <text:p>0</text:p>
          </table:table-cell>
          <table:table-cell table:style-name="ce65" table:formula="of:=IF([.$E27]=&quot;&quot;;;MAX(0;[.Z27]-[.P27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28];[.$D28];[.$E28])">
            <text:p/>
          </table:table-cell>
          <table:table-cell table:style-name="ce18" table:formula="of:=IFERROR(VLOOKUP([.$A28];[$Tasks.$A19:.$B23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55"/>
          <table:table-cell table:style-name="ce19" table:number-columns-repeated="10"/>
          <table:table-cell table:style-name="ce16" table:formula="of:=[.AA28]" office:value-type="float" office:value="0" calcext:value-type="float">
            <text:p>0</text:p>
          </table:table-cell>
          <table:table-cell table:style-name="ce65" table:formula="of:=IF([.$A28] =&quot;&quot;;;MAX([.$F28]-[.G28];0))" office:value-type="float" office:value="0" calcext:value-type="float">
            <text:p>0</text:p>
          </table:table-cell>
          <table:table-cell table:style-name="ce65" table:formula="of:=IF([.$E28]=&quot;&quot;;;MAX(0;[.R28]-[.H28]))" office:value-type="float" office:value="0" calcext:value-type="float">
            <text:p>0</text:p>
          </table:table-cell>
          <table:table-cell table:style-name="ce65" table:formula="of:=IF([.$E28]=&quot;&quot;;;MAX(0;[.S28]-[.I28]))" office:value-type="float" office:value="0" calcext:value-type="float">
            <text:p>0</text:p>
          </table:table-cell>
          <table:table-cell table:style-name="ce65" table:formula="of:=IF([.$E28]=&quot;&quot;;;MAX(0;[.T28]-[.J28]))" office:value-type="float" office:value="0" calcext:value-type="float">
            <text:p>0</text:p>
          </table:table-cell>
          <table:table-cell table:style-name="ce65" table:formula="of:=IF([.$E28]=&quot;&quot;;;MAX(0;[.U28]-[.K28]))" office:value-type="float" office:value="0" calcext:value-type="float">
            <text:p>0</text:p>
          </table:table-cell>
          <table:table-cell table:style-name="ce65" table:formula="of:=IF([.$E28]=&quot;&quot;;;MAX(0;[.V28]-[.L28]))" office:value-type="float" office:value="0" calcext:value-type="float">
            <text:p>0</text:p>
          </table:table-cell>
          <table:table-cell table:style-name="ce65" table:formula="of:=IF([.$E28]=&quot;&quot;;;MAX(0;[.W28]-[.M28]))" office:value-type="float" office:value="0" calcext:value-type="float">
            <text:p>0</text:p>
          </table:table-cell>
          <table:table-cell table:style-name="ce65" table:formula="of:=IF([.$E28]=&quot;&quot;;;MAX(0;[.X28]-[.N28]))" office:value-type="float" office:value="0" calcext:value-type="float">
            <text:p>0</text:p>
          </table:table-cell>
          <table:table-cell table:style-name="ce65" table:formula="of:=IF([.$E28]=&quot;&quot;;;MAX(0;[.Y28]-[.O28]))" office:value-type="float" office:value="0" calcext:value-type="float">
            <text:p>0</text:p>
          </table:table-cell>
          <table:table-cell table:style-name="ce65" table:formula="of:=IF([.$E28]=&quot;&quot;;;MAX(0;[.Z28]-[.P28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29];[.$D29];[.$E29])">
            <text:p/>
          </table:table-cell>
          <table:table-cell table:style-name="ce18" table:formula="of:=IFERROR(VLOOKUP([.$A29];[$Tasks.$A20:.$B24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55"/>
          <table:table-cell table:style-name="ce19" table:number-columns-repeated="10"/>
          <table:table-cell table:style-name="ce16" table:formula="of:=[.AA29]" office:value-type="float" office:value="0" calcext:value-type="float">
            <text:p>0</text:p>
          </table:table-cell>
          <table:table-cell table:style-name="ce65" table:formula="of:=IF([.$A29] =&quot;&quot;;;MAX([.$F29]-[.G29];0))" office:value-type="float" office:value="0" calcext:value-type="float">
            <text:p>0</text:p>
          </table:table-cell>
          <table:table-cell table:style-name="ce65" table:formula="of:=IF([.$E29]=&quot;&quot;;;MAX(0;[.R29]-[.H29]))" office:value-type="float" office:value="0" calcext:value-type="float">
            <text:p>0</text:p>
          </table:table-cell>
          <table:table-cell table:style-name="ce65" table:formula="of:=IF([.$E29]=&quot;&quot;;;MAX(0;[.S29]-[.I29]))" office:value-type="float" office:value="0" calcext:value-type="float">
            <text:p>0</text:p>
          </table:table-cell>
          <table:table-cell table:style-name="ce65" table:formula="of:=IF([.$E29]=&quot;&quot;;;MAX(0;[.T29]-[.J29]))" office:value-type="float" office:value="0" calcext:value-type="float">
            <text:p>0</text:p>
          </table:table-cell>
          <table:table-cell table:style-name="ce65" table:formula="of:=IF([.$E29]=&quot;&quot;;;MAX(0;[.U29]-[.K29]))" office:value-type="float" office:value="0" calcext:value-type="float">
            <text:p>0</text:p>
          </table:table-cell>
          <table:table-cell table:style-name="ce65" table:formula="of:=IF([.$E29]=&quot;&quot;;;MAX(0;[.V29]-[.L29]))" office:value-type="float" office:value="0" calcext:value-type="float">
            <text:p>0</text:p>
          </table:table-cell>
          <table:table-cell table:style-name="ce65" table:formula="of:=IF([.$E29]=&quot;&quot;;;MAX(0;[.W29]-[.M29]))" office:value-type="float" office:value="0" calcext:value-type="float">
            <text:p>0</text:p>
          </table:table-cell>
          <table:table-cell table:style-name="ce65" table:formula="of:=IF([.$E29]=&quot;&quot;;;MAX(0;[.X29]-[.N29]))" office:value-type="float" office:value="0" calcext:value-type="float">
            <text:p>0</text:p>
          </table:table-cell>
          <table:table-cell table:style-name="ce65" table:formula="of:=IF([.$E29]=&quot;&quot;;;MAX(0;[.Y29]-[.O29]))" office:value-type="float" office:value="0" calcext:value-type="float">
            <text:p>0</text:p>
          </table:table-cell>
          <table:table-cell table:style-name="ce65" table:formula="of:=IF([.$E29]=&quot;&quot;;;MAX(0;[.Z29]-[.P29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30];[.$D30];[.$E30])">
            <text:p/>
          </table:table-cell>
          <table:table-cell table:style-name="ce18" table:formula="of:=IFERROR(VLOOKUP([.$A30];[$Tasks.$A21:.$B25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55"/>
          <table:table-cell table:style-name="ce19" table:number-columns-repeated="10"/>
          <table:table-cell table:style-name="ce16" table:formula="of:=[.AA30]" office:value-type="float" office:value="0" calcext:value-type="float">
            <text:p>0</text:p>
          </table:table-cell>
          <table:table-cell table:style-name="ce65" table:formula="of:=IF([.$A30] =&quot;&quot;;;MAX([.$F30]-[.G30];0))" office:value-type="float" office:value="0" calcext:value-type="float">
            <text:p>0</text:p>
          </table:table-cell>
          <table:table-cell table:style-name="ce65" table:formula="of:=IF([.$E30]=&quot;&quot;;;MAX(0;[.R30]-[.H30]))" office:value-type="float" office:value="0" calcext:value-type="float">
            <text:p>0</text:p>
          </table:table-cell>
          <table:table-cell table:style-name="ce65" table:formula="of:=IF([.$E30]=&quot;&quot;;;MAX(0;[.S30]-[.I30]))" office:value-type="float" office:value="0" calcext:value-type="float">
            <text:p>0</text:p>
          </table:table-cell>
          <table:table-cell table:style-name="ce65" table:formula="of:=IF([.$E30]=&quot;&quot;;;MAX(0;[.T30]-[.J30]))" office:value-type="float" office:value="0" calcext:value-type="float">
            <text:p>0</text:p>
          </table:table-cell>
          <table:table-cell table:style-name="ce65" table:formula="of:=IF([.$E30]=&quot;&quot;;;MAX(0;[.U30]-[.K30]))" office:value-type="float" office:value="0" calcext:value-type="float">
            <text:p>0</text:p>
          </table:table-cell>
          <table:table-cell table:style-name="ce65" table:formula="of:=IF([.$E30]=&quot;&quot;;;MAX(0;[.V30]-[.L30]))" office:value-type="float" office:value="0" calcext:value-type="float">
            <text:p>0</text:p>
          </table:table-cell>
          <table:table-cell table:style-name="ce65" table:formula="of:=IF([.$E30]=&quot;&quot;;;MAX(0;[.W30]-[.M30]))" office:value-type="float" office:value="0" calcext:value-type="float">
            <text:p>0</text:p>
          </table:table-cell>
          <table:table-cell table:style-name="ce65" table:formula="of:=IF([.$E30]=&quot;&quot;;;MAX(0;[.X30]-[.N30]))" office:value-type="float" office:value="0" calcext:value-type="float">
            <text:p>0</text:p>
          </table:table-cell>
          <table:table-cell table:style-name="ce65" table:formula="of:=IF([.$E30]=&quot;&quot;;;MAX(0;[.Y30]-[.O30]))" office:value-type="float" office:value="0" calcext:value-type="float">
            <text:p>0</text:p>
          </table:table-cell>
          <table:table-cell table:style-name="ce65" table:formula="of:=IF([.$E30]=&quot;&quot;;;MAX(0;[.Z30]-[.P30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31];[.$D31];[.$E31])">
            <text:p/>
          </table:table-cell>
          <table:table-cell table:style-name="ce18" table:formula="of:=IFERROR(VLOOKUP([.$A31];[$Tasks.$A22:.$B26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55"/>
          <table:table-cell table:style-name="ce19" table:number-columns-repeated="10"/>
          <table:table-cell table:style-name="ce16" table:formula="of:=[.AA31]" office:value-type="float" office:value="0" calcext:value-type="float">
            <text:p>0</text:p>
          </table:table-cell>
          <table:table-cell table:style-name="ce65" table:formula="of:=IF([.$A31] =&quot;&quot;;;MAX([.$F31]-[.G31];0))" office:value-type="float" office:value="0" calcext:value-type="float">
            <text:p>0</text:p>
          </table:table-cell>
          <table:table-cell table:style-name="ce65" table:formula="of:=IF([.$E31]=&quot;&quot;;;MAX(0;[.R31]-[.H31]))" office:value-type="float" office:value="0" calcext:value-type="float">
            <text:p>0</text:p>
          </table:table-cell>
          <table:table-cell table:style-name="ce65" table:formula="of:=IF([.$E31]=&quot;&quot;;;MAX(0;[.S31]-[.I31]))" office:value-type="float" office:value="0" calcext:value-type="float">
            <text:p>0</text:p>
          </table:table-cell>
          <table:table-cell table:style-name="ce65" table:formula="of:=IF([.$E31]=&quot;&quot;;;MAX(0;[.T31]-[.J31]))" office:value-type="float" office:value="0" calcext:value-type="float">
            <text:p>0</text:p>
          </table:table-cell>
          <table:table-cell table:style-name="ce65" table:formula="of:=IF([.$E31]=&quot;&quot;;;MAX(0;[.U31]-[.K31]))" office:value-type="float" office:value="0" calcext:value-type="float">
            <text:p>0</text:p>
          </table:table-cell>
          <table:table-cell table:style-name="ce65" table:formula="of:=IF([.$E31]=&quot;&quot;;;MAX(0;[.V31]-[.L31]))" office:value-type="float" office:value="0" calcext:value-type="float">
            <text:p>0</text:p>
          </table:table-cell>
          <table:table-cell table:style-name="ce65" table:formula="of:=IF([.$E31]=&quot;&quot;;;MAX(0;[.W31]-[.M31]))" office:value-type="float" office:value="0" calcext:value-type="float">
            <text:p>0</text:p>
          </table:table-cell>
          <table:table-cell table:style-name="ce65" table:formula="of:=IF([.$E31]=&quot;&quot;;;MAX(0;[.X31]-[.N31]))" office:value-type="float" office:value="0" calcext:value-type="float">
            <text:p>0</text:p>
          </table:table-cell>
          <table:table-cell table:style-name="ce65" table:formula="of:=IF([.$E31]=&quot;&quot;;;MAX(0;[.Y31]-[.O31]))" office:value-type="float" office:value="0" calcext:value-type="float">
            <text:p>0</text:p>
          </table:table-cell>
          <table:table-cell table:style-name="ce65" table:formula="of:=IF([.$E31]=&quot;&quot;;;MAX(0;[.Z31]-[.P31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32];[.$D32];[.$E32])">
            <text:p/>
          </table:table-cell>
          <table:table-cell table:style-name="ce18" table:formula="of:=IFERROR(VLOOKUP([.$A32];[$Tasks.$A23:.$B27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55"/>
          <table:table-cell table:style-name="ce19" table:number-columns-repeated="10"/>
          <table:table-cell table:style-name="ce16" table:formula="of:=[.AA32]" office:value-type="float" office:value="0" calcext:value-type="float">
            <text:p>0</text:p>
          </table:table-cell>
          <table:table-cell table:style-name="ce65" table:formula="of:=IF([.$A32] =&quot;&quot;;;MAX([.$F32]-[.G32];0))" office:value-type="float" office:value="0" calcext:value-type="float">
            <text:p>0</text:p>
          </table:table-cell>
          <table:table-cell table:style-name="ce65" table:formula="of:=IF([.$E32]=&quot;&quot;;;MAX(0;[.R32]-[.H32]))" office:value-type="float" office:value="0" calcext:value-type="float">
            <text:p>0</text:p>
          </table:table-cell>
          <table:table-cell table:style-name="ce65" table:formula="of:=IF([.$E32]=&quot;&quot;;;MAX(0;[.S32]-[.I32]))" office:value-type="float" office:value="0" calcext:value-type="float">
            <text:p>0</text:p>
          </table:table-cell>
          <table:table-cell table:style-name="ce65" table:formula="of:=IF([.$E32]=&quot;&quot;;;MAX(0;[.T32]-[.J32]))" office:value-type="float" office:value="0" calcext:value-type="float">
            <text:p>0</text:p>
          </table:table-cell>
          <table:table-cell table:style-name="ce65" table:formula="of:=IF([.$E32]=&quot;&quot;;;MAX(0;[.U32]-[.K32]))" office:value-type="float" office:value="0" calcext:value-type="float">
            <text:p>0</text:p>
          </table:table-cell>
          <table:table-cell table:style-name="ce65" table:formula="of:=IF([.$E32]=&quot;&quot;;;MAX(0;[.V32]-[.L32]))" office:value-type="float" office:value="0" calcext:value-type="float">
            <text:p>0</text:p>
          </table:table-cell>
          <table:table-cell table:style-name="ce65" table:formula="of:=IF([.$E32]=&quot;&quot;;;MAX(0;[.W32]-[.M32]))" office:value-type="float" office:value="0" calcext:value-type="float">
            <text:p>0</text:p>
          </table:table-cell>
          <table:table-cell table:style-name="ce65" table:formula="of:=IF([.$E32]=&quot;&quot;;;MAX(0;[.X32]-[.N32]))" office:value-type="float" office:value="0" calcext:value-type="float">
            <text:p>0</text:p>
          </table:table-cell>
          <table:table-cell table:style-name="ce65" table:formula="of:=IF([.$E32]=&quot;&quot;;;MAX(0;[.Y32]-[.O32]))" office:value-type="float" office:value="0" calcext:value-type="float">
            <text:p>0</text:p>
          </table:table-cell>
          <table:table-cell table:style-name="ce65" table:formula="of:=IF([.$E32]=&quot;&quot;;;MAX(0;[.Z32]-[.P32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33];[.$D33];[.$E33])">
            <text:p/>
          </table:table-cell>
          <table:table-cell table:style-name="ce18" table:formula="of:=IFERROR(VLOOKUP([.$A33];[$Tasks.$A24:.$B28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55"/>
          <table:table-cell table:style-name="ce19" table:number-columns-repeated="10"/>
          <table:table-cell table:style-name="ce16" table:formula="of:=[.AA33]" office:value-type="float" office:value="0" calcext:value-type="float">
            <text:p>0</text:p>
          </table:table-cell>
          <table:table-cell table:style-name="ce65" table:formula="of:=IF([.$A33] =&quot;&quot;;;MAX([.$F33]-[.G33];0))" office:value-type="float" office:value="0" calcext:value-type="float">
            <text:p>0</text:p>
          </table:table-cell>
          <table:table-cell table:style-name="ce65" table:formula="of:=IF([.$E33]=&quot;&quot;;;MAX(0;[.R33]-[.H33]))" office:value-type="float" office:value="0" calcext:value-type="float">
            <text:p>0</text:p>
          </table:table-cell>
          <table:table-cell table:style-name="ce65" table:formula="of:=IF([.$E33]=&quot;&quot;;;MAX(0;[.S33]-[.I33]))" office:value-type="float" office:value="0" calcext:value-type="float">
            <text:p>0</text:p>
          </table:table-cell>
          <table:table-cell table:style-name="ce65" table:formula="of:=IF([.$E33]=&quot;&quot;;;MAX(0;[.T33]-[.J33]))" office:value-type="float" office:value="0" calcext:value-type="float">
            <text:p>0</text:p>
          </table:table-cell>
          <table:table-cell table:style-name="ce65" table:formula="of:=IF([.$E33]=&quot;&quot;;;MAX(0;[.U33]-[.K33]))" office:value-type="float" office:value="0" calcext:value-type="float">
            <text:p>0</text:p>
          </table:table-cell>
          <table:table-cell table:style-name="ce65" table:formula="of:=IF([.$E33]=&quot;&quot;;;MAX(0;[.V33]-[.L33]))" office:value-type="float" office:value="0" calcext:value-type="float">
            <text:p>0</text:p>
          </table:table-cell>
          <table:table-cell table:style-name="ce65" table:formula="of:=IF([.$E33]=&quot;&quot;;;MAX(0;[.W33]-[.M33]))" office:value-type="float" office:value="0" calcext:value-type="float">
            <text:p>0</text:p>
          </table:table-cell>
          <table:table-cell table:style-name="ce65" table:formula="of:=IF([.$E33]=&quot;&quot;;;MAX(0;[.X33]-[.N33]))" office:value-type="float" office:value="0" calcext:value-type="float">
            <text:p>0</text:p>
          </table:table-cell>
          <table:table-cell table:style-name="ce65" table:formula="of:=IF([.$E33]=&quot;&quot;;;MAX(0;[.Y33]-[.O33]))" office:value-type="float" office:value="0" calcext:value-type="float">
            <text:p>0</text:p>
          </table:table-cell>
          <table:table-cell table:style-name="ce65" table:formula="of:=IF([.$E33]=&quot;&quot;;;MAX(0;[.Z33]-[.P33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34];[.$D34];[.$E34])">
            <text:p/>
          </table:table-cell>
          <table:table-cell table:style-name="ce18" table:formula="of:=IFERROR(VLOOKUP([.$A34];[$Tasks.$A25:.$B29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55"/>
          <table:table-cell table:style-name="ce19" table:number-columns-repeated="10"/>
          <table:table-cell table:style-name="ce16" table:formula="of:=[.AA34]" office:value-type="float" office:value="0" calcext:value-type="float">
            <text:p>0</text:p>
          </table:table-cell>
          <table:table-cell table:style-name="ce65" table:formula="of:=IF([.$A34] =&quot;&quot;;;MAX([.$F34]-[.G34];0))" office:value-type="float" office:value="0" calcext:value-type="float">
            <text:p>0</text:p>
          </table:table-cell>
          <table:table-cell table:style-name="ce65" table:formula="of:=IF([.$E34]=&quot;&quot;;;MAX(0;[.R34]-[.H34]))" office:value-type="float" office:value="0" calcext:value-type="float">
            <text:p>0</text:p>
          </table:table-cell>
          <table:table-cell table:style-name="ce65" table:formula="of:=IF([.$E34]=&quot;&quot;;;MAX(0;[.S34]-[.I34]))" office:value-type="float" office:value="0" calcext:value-type="float">
            <text:p>0</text:p>
          </table:table-cell>
          <table:table-cell table:style-name="ce65" table:formula="of:=IF([.$E34]=&quot;&quot;;;MAX(0;[.T34]-[.J34]))" office:value-type="float" office:value="0" calcext:value-type="float">
            <text:p>0</text:p>
          </table:table-cell>
          <table:table-cell table:style-name="ce65" table:formula="of:=IF([.$E34]=&quot;&quot;;;MAX(0;[.U34]-[.K34]))" office:value-type="float" office:value="0" calcext:value-type="float">
            <text:p>0</text:p>
          </table:table-cell>
          <table:table-cell table:style-name="ce65" table:formula="of:=IF([.$E34]=&quot;&quot;;;MAX(0;[.V34]-[.L34]))" office:value-type="float" office:value="0" calcext:value-type="float">
            <text:p>0</text:p>
          </table:table-cell>
          <table:table-cell table:style-name="ce65" table:formula="of:=IF([.$E34]=&quot;&quot;;;MAX(0;[.W34]-[.M34]))" office:value-type="float" office:value="0" calcext:value-type="float">
            <text:p>0</text:p>
          </table:table-cell>
          <table:table-cell table:style-name="ce65" table:formula="of:=IF([.$E34]=&quot;&quot;;;MAX(0;[.X34]-[.N34]))" office:value-type="float" office:value="0" calcext:value-type="float">
            <text:p>0</text:p>
          </table:table-cell>
          <table:table-cell table:style-name="ce65" table:formula="of:=IF([.$E34]=&quot;&quot;;;MAX(0;[.Y34]-[.O34]))" office:value-type="float" office:value="0" calcext:value-type="float">
            <text:p>0</text:p>
          </table:table-cell>
          <table:table-cell table:style-name="ce65" table:formula="of:=IF([.$E34]=&quot;&quot;;;MAX(0;[.Z34]-[.P34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35];[.$D35];[.$E35])">
            <text:p/>
          </table:table-cell>
          <table:table-cell table:style-name="ce18" table:formula="of:=IFERROR(VLOOKUP([.$A35];[$Tasks.$A26:.$B30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55"/>
          <table:table-cell table:style-name="ce19" table:number-columns-repeated="10"/>
          <table:table-cell table:style-name="ce16" table:formula="of:=[.AA35]" office:value-type="float" office:value="0" calcext:value-type="float">
            <text:p>0</text:p>
          </table:table-cell>
          <table:table-cell table:style-name="ce65" table:formula="of:=IF([.$A35] =&quot;&quot;;;MAX([.$F35]-[.G35];0))" office:value-type="float" office:value="0" calcext:value-type="float">
            <text:p>0</text:p>
          </table:table-cell>
          <table:table-cell table:style-name="ce65" table:formula="of:=IF([.$E35]=&quot;&quot;;;MAX(0;[.R35]-[.H35]))" office:value-type="float" office:value="0" calcext:value-type="float">
            <text:p>0</text:p>
          </table:table-cell>
          <table:table-cell table:style-name="ce65" table:formula="of:=IF([.$E35]=&quot;&quot;;;MAX(0;[.S35]-[.I35]))" office:value-type="float" office:value="0" calcext:value-type="float">
            <text:p>0</text:p>
          </table:table-cell>
          <table:table-cell table:style-name="ce65" table:formula="of:=IF([.$E35]=&quot;&quot;;;MAX(0;[.T35]-[.J35]))" office:value-type="float" office:value="0" calcext:value-type="float">
            <text:p>0</text:p>
          </table:table-cell>
          <table:table-cell table:style-name="ce65" table:formula="of:=IF([.$E35]=&quot;&quot;;;MAX(0;[.U35]-[.K35]))" office:value-type="float" office:value="0" calcext:value-type="float">
            <text:p>0</text:p>
          </table:table-cell>
          <table:table-cell table:style-name="ce65" table:formula="of:=IF([.$E35]=&quot;&quot;;;MAX(0;[.V35]-[.L35]))" office:value-type="float" office:value="0" calcext:value-type="float">
            <text:p>0</text:p>
          </table:table-cell>
          <table:table-cell table:style-name="ce65" table:formula="of:=IF([.$E35]=&quot;&quot;;;MAX(0;[.W35]-[.M35]))" office:value-type="float" office:value="0" calcext:value-type="float">
            <text:p>0</text:p>
          </table:table-cell>
          <table:table-cell table:style-name="ce65" table:formula="of:=IF([.$E35]=&quot;&quot;;;MAX(0;[.X35]-[.N35]))" office:value-type="float" office:value="0" calcext:value-type="float">
            <text:p>0</text:p>
          </table:table-cell>
          <table:table-cell table:style-name="ce65" table:formula="of:=IF([.$E35]=&quot;&quot;;;MAX(0;[.Y35]-[.O35]))" office:value-type="float" office:value="0" calcext:value-type="float">
            <text:p>0</text:p>
          </table:table-cell>
          <table:table-cell table:style-name="ce65" table:formula="of:=IF([.$E35]=&quot;&quot;;;MAX(0;[.Z35]-[.P35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36];[.$D36];[.$E36])">
            <text:p/>
          </table:table-cell>
          <table:table-cell table:style-name="ce18" table:formula="of:=IFERROR(VLOOKUP([.$A36];[$Tasks.$A27:.$B31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55"/>
          <table:table-cell table:style-name="ce19" table:number-columns-repeated="10"/>
          <table:table-cell table:style-name="ce16" table:formula="of:=[.AA36]" office:value-type="float" office:value="0" calcext:value-type="float">
            <text:p>0</text:p>
          </table:table-cell>
          <table:table-cell table:style-name="ce65" table:formula="of:=IF([.$A36] =&quot;&quot;;;MAX([.$F36]-[.G36];0))" office:value-type="float" office:value="0" calcext:value-type="float">
            <text:p>0</text:p>
          </table:table-cell>
          <table:table-cell table:style-name="ce65" table:formula="of:=IF([.$E36]=&quot;&quot;;;MAX(0;[.R36]-[.H36]))" office:value-type="float" office:value="0" calcext:value-type="float">
            <text:p>0</text:p>
          </table:table-cell>
          <table:table-cell table:style-name="ce65" table:formula="of:=IF([.$E36]=&quot;&quot;;;MAX(0;[.S36]-[.I36]))" office:value-type="float" office:value="0" calcext:value-type="float">
            <text:p>0</text:p>
          </table:table-cell>
          <table:table-cell table:style-name="ce65" table:formula="of:=IF([.$E36]=&quot;&quot;;;MAX(0;[.T36]-[.J36]))" office:value-type="float" office:value="0" calcext:value-type="float">
            <text:p>0</text:p>
          </table:table-cell>
          <table:table-cell table:style-name="ce65" table:formula="of:=IF([.$E36]=&quot;&quot;;;MAX(0;[.U36]-[.K36]))" office:value-type="float" office:value="0" calcext:value-type="float">
            <text:p>0</text:p>
          </table:table-cell>
          <table:table-cell table:style-name="ce65" table:formula="of:=IF([.$E36]=&quot;&quot;;;MAX(0;[.V36]-[.L36]))" office:value-type="float" office:value="0" calcext:value-type="float">
            <text:p>0</text:p>
          </table:table-cell>
          <table:table-cell table:style-name="ce65" table:formula="of:=IF([.$E36]=&quot;&quot;;;MAX(0;[.W36]-[.M36]))" office:value-type="float" office:value="0" calcext:value-type="float">
            <text:p>0</text:p>
          </table:table-cell>
          <table:table-cell table:style-name="ce65" table:formula="of:=IF([.$E36]=&quot;&quot;;;MAX(0;[.X36]-[.N36]))" office:value-type="float" office:value="0" calcext:value-type="float">
            <text:p>0</text:p>
          </table:table-cell>
          <table:table-cell table:style-name="ce65" table:formula="of:=IF([.$E36]=&quot;&quot;;;MAX(0;[.Y36]-[.O36]))" office:value-type="float" office:value="0" calcext:value-type="float">
            <text:p>0</text:p>
          </table:table-cell>
          <table:table-cell table:style-name="ce65" table:formula="of:=IF([.$E36]=&quot;&quot;;;MAX(0;[.Z36]-[.P36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37];[.$D37];[.$E37])">
            <text:p/>
          </table:table-cell>
          <table:table-cell table:style-name="ce18" table:formula="of:=IFERROR(VLOOKUP([.$A37];[$Tasks.$A28:.$B32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55"/>
          <table:table-cell table:style-name="ce19" table:number-columns-repeated="10"/>
          <table:table-cell table:style-name="ce16" table:formula="of:=[.AA37]" office:value-type="float" office:value="0" calcext:value-type="float">
            <text:p>0</text:p>
          </table:table-cell>
          <table:table-cell table:style-name="ce65" table:formula="of:=IF([.$A37] =&quot;&quot;;;MAX([.$F37]-[.G37];0))" office:value-type="float" office:value="0" calcext:value-type="float">
            <text:p>0</text:p>
          </table:table-cell>
          <table:table-cell table:style-name="ce65" table:formula="of:=IF([.$E37]=&quot;&quot;;;MAX(0;[.R37]-[.H37]))" office:value-type="float" office:value="0" calcext:value-type="float">
            <text:p>0</text:p>
          </table:table-cell>
          <table:table-cell table:style-name="ce65" table:formula="of:=IF([.$E37]=&quot;&quot;;;MAX(0;[.S37]-[.I37]))" office:value-type="float" office:value="0" calcext:value-type="float">
            <text:p>0</text:p>
          </table:table-cell>
          <table:table-cell table:style-name="ce65" table:formula="of:=IF([.$E37]=&quot;&quot;;;MAX(0;[.T37]-[.J37]))" office:value-type="float" office:value="0" calcext:value-type="float">
            <text:p>0</text:p>
          </table:table-cell>
          <table:table-cell table:style-name="ce65" table:formula="of:=IF([.$E37]=&quot;&quot;;;MAX(0;[.U37]-[.K37]))" office:value-type="float" office:value="0" calcext:value-type="float">
            <text:p>0</text:p>
          </table:table-cell>
          <table:table-cell table:style-name="ce65" table:formula="of:=IF([.$E37]=&quot;&quot;;;MAX(0;[.V37]-[.L37]))" office:value-type="float" office:value="0" calcext:value-type="float">
            <text:p>0</text:p>
          </table:table-cell>
          <table:table-cell table:style-name="ce65" table:formula="of:=IF([.$E37]=&quot;&quot;;;MAX(0;[.W37]-[.M37]))" office:value-type="float" office:value="0" calcext:value-type="float">
            <text:p>0</text:p>
          </table:table-cell>
          <table:table-cell table:style-name="ce65" table:formula="of:=IF([.$E37]=&quot;&quot;;;MAX(0;[.X37]-[.N37]))" office:value-type="float" office:value="0" calcext:value-type="float">
            <text:p>0</text:p>
          </table:table-cell>
          <table:table-cell table:style-name="ce65" table:formula="of:=IF([.$E37]=&quot;&quot;;;MAX(0;[.Y37]-[.O37]))" office:value-type="float" office:value="0" calcext:value-type="float">
            <text:p>0</text:p>
          </table:table-cell>
          <table:table-cell table:style-name="ce65" table:formula="of:=IF([.$E37]=&quot;&quot;;;MAX(0;[.Z37]-[.P37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38];[.$D38];[.$E38])">
            <text:p/>
          </table:table-cell>
          <table:table-cell table:style-name="ce18" table:formula="of:=IFERROR(VLOOKUP([.$A38];[$Tasks.$A29:.$B33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55"/>
          <table:table-cell table:style-name="ce19" table:number-columns-repeated="10"/>
          <table:table-cell table:style-name="ce16" table:formula="of:=[.AA38]" office:value-type="float" office:value="0" calcext:value-type="float">
            <text:p>0</text:p>
          </table:table-cell>
          <table:table-cell table:style-name="ce65" table:formula="of:=IF([.$A38] =&quot;&quot;;;MAX([.$F38]-[.G38];0))" office:value-type="float" office:value="0" calcext:value-type="float">
            <text:p>0</text:p>
          </table:table-cell>
          <table:table-cell table:style-name="ce65" table:formula="of:=IF([.$E38]=&quot;&quot;;;MAX(0;[.R38]-[.H38]))" office:value-type="float" office:value="0" calcext:value-type="float">
            <text:p>0</text:p>
          </table:table-cell>
          <table:table-cell table:style-name="ce65" table:formula="of:=IF([.$E38]=&quot;&quot;;;MAX(0;[.S38]-[.I38]))" office:value-type="float" office:value="0" calcext:value-type="float">
            <text:p>0</text:p>
          </table:table-cell>
          <table:table-cell table:style-name="ce65" table:formula="of:=IF([.$E38]=&quot;&quot;;;MAX(0;[.T38]-[.J38]))" office:value-type="float" office:value="0" calcext:value-type="float">
            <text:p>0</text:p>
          </table:table-cell>
          <table:table-cell table:style-name="ce65" table:formula="of:=IF([.$E38]=&quot;&quot;;;MAX(0;[.U38]-[.K38]))" office:value-type="float" office:value="0" calcext:value-type="float">
            <text:p>0</text:p>
          </table:table-cell>
          <table:table-cell table:style-name="ce65" table:formula="of:=IF([.$E38]=&quot;&quot;;;MAX(0;[.V38]-[.L38]))" office:value-type="float" office:value="0" calcext:value-type="float">
            <text:p>0</text:p>
          </table:table-cell>
          <table:table-cell table:style-name="ce65" table:formula="of:=IF([.$E38]=&quot;&quot;;;MAX(0;[.W38]-[.M38]))" office:value-type="float" office:value="0" calcext:value-type="float">
            <text:p>0</text:p>
          </table:table-cell>
          <table:table-cell table:style-name="ce65" table:formula="of:=IF([.$E38]=&quot;&quot;;;MAX(0;[.X38]-[.N38]))" office:value-type="float" office:value="0" calcext:value-type="float">
            <text:p>0</text:p>
          </table:table-cell>
          <table:table-cell table:style-name="ce65" table:formula="of:=IF([.$E38]=&quot;&quot;;;MAX(0;[.Y38]-[.O38]))" office:value-type="float" office:value="0" calcext:value-type="float">
            <text:p>0</text:p>
          </table:table-cell>
          <table:table-cell table:style-name="ce65" table:formula="of:=IF([.$E38]=&quot;&quot;;;MAX(0;[.Z38]-[.P38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39];[.$D39];[.$E39])">
            <text:p/>
          </table:table-cell>
          <table:table-cell table:style-name="ce18" table:formula="of:=IFERROR(VLOOKUP([.$A39];[$Tasks.$A30:.$B34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55"/>
          <table:table-cell table:style-name="ce19" table:number-columns-repeated="10"/>
          <table:table-cell table:style-name="ce16" table:formula="of:=[.AA39]" office:value-type="float" office:value="0" calcext:value-type="float">
            <text:p>0</text:p>
          </table:table-cell>
          <table:table-cell table:style-name="ce65" table:formula="of:=IF([.$A39] =&quot;&quot;;;MAX([.$F39]-[.G39];0))" office:value-type="float" office:value="0" calcext:value-type="float">
            <text:p>0</text:p>
          </table:table-cell>
          <table:table-cell table:style-name="ce65" table:formula="of:=IF([.$E39]=&quot;&quot;;;MAX(0;[.R39]-[.H39]))" office:value-type="float" office:value="0" calcext:value-type="float">
            <text:p>0</text:p>
          </table:table-cell>
          <table:table-cell table:style-name="ce65" table:formula="of:=IF([.$E39]=&quot;&quot;;;MAX(0;[.S39]-[.I39]))" office:value-type="float" office:value="0" calcext:value-type="float">
            <text:p>0</text:p>
          </table:table-cell>
          <table:table-cell table:style-name="ce65" table:formula="of:=IF([.$E39]=&quot;&quot;;;MAX(0;[.T39]-[.J39]))" office:value-type="float" office:value="0" calcext:value-type="float">
            <text:p>0</text:p>
          </table:table-cell>
          <table:table-cell table:style-name="ce65" table:formula="of:=IF([.$E39]=&quot;&quot;;;MAX(0;[.U39]-[.K39]))" office:value-type="float" office:value="0" calcext:value-type="float">
            <text:p>0</text:p>
          </table:table-cell>
          <table:table-cell table:style-name="ce65" table:formula="of:=IF([.$E39]=&quot;&quot;;;MAX(0;[.V39]-[.L39]))" office:value-type="float" office:value="0" calcext:value-type="float">
            <text:p>0</text:p>
          </table:table-cell>
          <table:table-cell table:style-name="ce65" table:formula="of:=IF([.$E39]=&quot;&quot;;;MAX(0;[.W39]-[.M39]))" office:value-type="float" office:value="0" calcext:value-type="float">
            <text:p>0</text:p>
          </table:table-cell>
          <table:table-cell table:style-name="ce65" table:formula="of:=IF([.$E39]=&quot;&quot;;;MAX(0;[.X39]-[.N39]))" office:value-type="float" office:value="0" calcext:value-type="float">
            <text:p>0</text:p>
          </table:table-cell>
          <table:table-cell table:style-name="ce65" table:formula="of:=IF([.$E39]=&quot;&quot;;;MAX(0;[.Y39]-[.O39]))" office:value-type="float" office:value="0" calcext:value-type="float">
            <text:p>0</text:p>
          </table:table-cell>
          <table:table-cell table:style-name="ce65" table:formula="of:=IF([.$E39]=&quot;&quot;;;MAX(0;[.Z39]-[.P39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40];[.$D40];[.$E40])">
            <text:p/>
          </table:table-cell>
          <table:table-cell table:style-name="ce18" table:formula="of:=IFERROR(VLOOKUP([.$A40];[$Tasks.$A31:.$B35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55"/>
          <table:table-cell table:style-name="ce19" table:number-columns-repeated="10"/>
          <table:table-cell table:style-name="ce16" table:formula="of:=[.AA40]" office:value-type="float" office:value="0" calcext:value-type="float">
            <text:p>0</text:p>
          </table:table-cell>
          <table:table-cell table:style-name="ce65" table:formula="of:=IF([.$A40] =&quot;&quot;;;MAX([.$F40]-[.G40];0))" office:value-type="float" office:value="0" calcext:value-type="float">
            <text:p>0</text:p>
          </table:table-cell>
          <table:table-cell table:style-name="ce65" table:formula="of:=IF([.$E40]=&quot;&quot;;;MAX(0;[.R40]-[.H40]))" office:value-type="float" office:value="0" calcext:value-type="float">
            <text:p>0</text:p>
          </table:table-cell>
          <table:table-cell table:style-name="ce65" table:formula="of:=IF([.$E40]=&quot;&quot;;;MAX(0;[.S40]-[.I40]))" office:value-type="float" office:value="0" calcext:value-type="float">
            <text:p>0</text:p>
          </table:table-cell>
          <table:table-cell table:style-name="ce65" table:formula="of:=IF([.$E40]=&quot;&quot;;;MAX(0;[.T40]-[.J40]))" office:value-type="float" office:value="0" calcext:value-type="float">
            <text:p>0</text:p>
          </table:table-cell>
          <table:table-cell table:style-name="ce65" table:formula="of:=IF([.$E40]=&quot;&quot;;;MAX(0;[.U40]-[.K40]))" office:value-type="float" office:value="0" calcext:value-type="float">
            <text:p>0</text:p>
          </table:table-cell>
          <table:table-cell table:style-name="ce65" table:formula="of:=IF([.$E40]=&quot;&quot;;;MAX(0;[.V40]-[.L40]))" office:value-type="float" office:value="0" calcext:value-type="float">
            <text:p>0</text:p>
          </table:table-cell>
          <table:table-cell table:style-name="ce65" table:formula="of:=IF([.$E40]=&quot;&quot;;;MAX(0;[.W40]-[.M40]))" office:value-type="float" office:value="0" calcext:value-type="float">
            <text:p>0</text:p>
          </table:table-cell>
          <table:table-cell table:style-name="ce65" table:formula="of:=IF([.$E40]=&quot;&quot;;;MAX(0;[.X40]-[.N40]))" office:value-type="float" office:value="0" calcext:value-type="float">
            <text:p>0</text:p>
          </table:table-cell>
          <table:table-cell table:style-name="ce65" table:formula="of:=IF([.$E40]=&quot;&quot;;;MAX(0;[.Y40]-[.O40]))" office:value-type="float" office:value="0" calcext:value-type="float">
            <text:p>0</text:p>
          </table:table-cell>
          <table:table-cell table:style-name="ce65" table:formula="of:=IF([.$E40]=&quot;&quot;;;MAX(0;[.Z40]-[.P40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41];[.$D41];[.$E41])">
            <text:p/>
          </table:table-cell>
          <table:table-cell table:style-name="ce18" table:formula="of:=IFERROR(VLOOKUP([.$A41];[$Tasks.$A32:.$B36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55"/>
          <table:table-cell table:style-name="ce19" table:number-columns-repeated="10"/>
          <table:table-cell table:style-name="ce16" table:formula="of:=[.AA41]" office:value-type="float" office:value="0" calcext:value-type="float">
            <text:p>0</text:p>
          </table:table-cell>
          <table:table-cell table:style-name="ce65" table:formula="of:=IF([.$A41] =&quot;&quot;;;MAX([.$F41]-[.G41];0))" office:value-type="float" office:value="0" calcext:value-type="float">
            <text:p>0</text:p>
          </table:table-cell>
          <table:table-cell table:style-name="ce65" table:formula="of:=IF([.$E41]=&quot;&quot;;;MAX(0;[.R41]-[.H41]))" office:value-type="float" office:value="0" calcext:value-type="float">
            <text:p>0</text:p>
          </table:table-cell>
          <table:table-cell table:style-name="ce65" table:formula="of:=IF([.$E41]=&quot;&quot;;;MAX(0;[.S41]-[.I41]))" office:value-type="float" office:value="0" calcext:value-type="float">
            <text:p>0</text:p>
          </table:table-cell>
          <table:table-cell table:style-name="ce65" table:formula="of:=IF([.$E41]=&quot;&quot;;;MAX(0;[.T41]-[.J41]))" office:value-type="float" office:value="0" calcext:value-type="float">
            <text:p>0</text:p>
          </table:table-cell>
          <table:table-cell table:style-name="ce65" table:formula="of:=IF([.$E41]=&quot;&quot;;;MAX(0;[.U41]-[.K41]))" office:value-type="float" office:value="0" calcext:value-type="float">
            <text:p>0</text:p>
          </table:table-cell>
          <table:table-cell table:style-name="ce65" table:formula="of:=IF([.$E41]=&quot;&quot;;;MAX(0;[.V41]-[.L41]))" office:value-type="float" office:value="0" calcext:value-type="float">
            <text:p>0</text:p>
          </table:table-cell>
          <table:table-cell table:style-name="ce65" table:formula="of:=IF([.$E41]=&quot;&quot;;;MAX(0;[.W41]-[.M41]))" office:value-type="float" office:value="0" calcext:value-type="float">
            <text:p>0</text:p>
          </table:table-cell>
          <table:table-cell table:style-name="ce65" table:formula="of:=IF([.$E41]=&quot;&quot;;;MAX(0;[.X41]-[.N41]))" office:value-type="float" office:value="0" calcext:value-type="float">
            <text:p>0</text:p>
          </table:table-cell>
          <table:table-cell table:style-name="ce65" table:formula="of:=IF([.$E41]=&quot;&quot;;;MAX(0;[.Y41]-[.O41]))" office:value-type="float" office:value="0" calcext:value-type="float">
            <text:p>0</text:p>
          </table:table-cell>
          <table:table-cell table:style-name="ce65" table:formula="of:=IF([.$E41]=&quot;&quot;;;MAX(0;[.Z41]-[.P41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42];[.$D42];[.$E42])">
            <text:p/>
          </table:table-cell>
          <table:table-cell table:style-name="ce18" table:formula="of:=IFERROR(VLOOKUP([.$A42];[$Tasks.$A33:.$B37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55"/>
          <table:table-cell table:style-name="ce19" table:number-columns-repeated="10"/>
          <table:table-cell table:style-name="ce16" table:formula="of:=[.AA42]" office:value-type="float" office:value="0" calcext:value-type="float">
            <text:p>0</text:p>
          </table:table-cell>
          <table:table-cell table:style-name="ce65" table:formula="of:=IF([.$A42] =&quot;&quot;;;MAX([.$F42]-[.G42];0))" office:value-type="float" office:value="0" calcext:value-type="float">
            <text:p>0</text:p>
          </table:table-cell>
          <table:table-cell table:style-name="ce65" table:formula="of:=IF([.$E42]=&quot;&quot;;;MAX(0;[.R42]-[.H42]))" office:value-type="float" office:value="0" calcext:value-type="float">
            <text:p>0</text:p>
          </table:table-cell>
          <table:table-cell table:style-name="ce65" table:formula="of:=IF([.$E42]=&quot;&quot;;;MAX(0;[.S42]-[.I42]))" office:value-type="float" office:value="0" calcext:value-type="float">
            <text:p>0</text:p>
          </table:table-cell>
          <table:table-cell table:style-name="ce65" table:formula="of:=IF([.$E42]=&quot;&quot;;;MAX(0;[.T42]-[.J42]))" office:value-type="float" office:value="0" calcext:value-type="float">
            <text:p>0</text:p>
          </table:table-cell>
          <table:table-cell table:style-name="ce65" table:formula="of:=IF([.$E42]=&quot;&quot;;;MAX(0;[.U42]-[.K42]))" office:value-type="float" office:value="0" calcext:value-type="float">
            <text:p>0</text:p>
          </table:table-cell>
          <table:table-cell table:style-name="ce65" table:formula="of:=IF([.$E42]=&quot;&quot;;;MAX(0;[.V42]-[.L42]))" office:value-type="float" office:value="0" calcext:value-type="float">
            <text:p>0</text:p>
          </table:table-cell>
          <table:table-cell table:style-name="ce65" table:formula="of:=IF([.$E42]=&quot;&quot;;;MAX(0;[.W42]-[.M42]))" office:value-type="float" office:value="0" calcext:value-type="float">
            <text:p>0</text:p>
          </table:table-cell>
          <table:table-cell table:style-name="ce65" table:formula="of:=IF([.$E42]=&quot;&quot;;;MAX(0;[.X42]-[.N42]))" office:value-type="float" office:value="0" calcext:value-type="float">
            <text:p>0</text:p>
          </table:table-cell>
          <table:table-cell table:style-name="ce65" table:formula="of:=IF([.$E42]=&quot;&quot;;;MAX(0;[.Y42]-[.O42]))" office:value-type="float" office:value="0" calcext:value-type="float">
            <text:p>0</text:p>
          </table:table-cell>
          <table:table-cell table:style-name="ce65" table:formula="of:=IF([.$E42]=&quot;&quot;;;MAX(0;[.Z42]-[.P42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43];[.$D43];[.$E43])">
            <text:p/>
          </table:table-cell>
          <table:table-cell table:style-name="ce18" table:formula="of:=IFERROR(VLOOKUP([.$A43];[$Tasks.$A34:.$B38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55"/>
          <table:table-cell table:style-name="ce19" table:number-columns-repeated="10"/>
          <table:table-cell table:style-name="ce16" table:formula="of:=[.AA43]" office:value-type="float" office:value="0" calcext:value-type="float">
            <text:p>0</text:p>
          </table:table-cell>
          <table:table-cell table:style-name="ce65" table:formula="of:=IF([.$A43] =&quot;&quot;;;MAX([.$F43]-[.G43];0))" office:value-type="float" office:value="0" calcext:value-type="float">
            <text:p>0</text:p>
          </table:table-cell>
          <table:table-cell table:style-name="ce65" table:formula="of:=IF([.$E43]=&quot;&quot;;;MAX(0;[.R43]-[.H43]))" office:value-type="float" office:value="0" calcext:value-type="float">
            <text:p>0</text:p>
          </table:table-cell>
          <table:table-cell table:style-name="ce65" table:formula="of:=IF([.$E43]=&quot;&quot;;;MAX(0;[.S43]-[.I43]))" office:value-type="float" office:value="0" calcext:value-type="float">
            <text:p>0</text:p>
          </table:table-cell>
          <table:table-cell table:style-name="ce65" table:formula="of:=IF([.$E43]=&quot;&quot;;;MAX(0;[.T43]-[.J43]))" office:value-type="float" office:value="0" calcext:value-type="float">
            <text:p>0</text:p>
          </table:table-cell>
          <table:table-cell table:style-name="ce65" table:formula="of:=IF([.$E43]=&quot;&quot;;;MAX(0;[.U43]-[.K43]))" office:value-type="float" office:value="0" calcext:value-type="float">
            <text:p>0</text:p>
          </table:table-cell>
          <table:table-cell table:style-name="ce65" table:formula="of:=IF([.$E43]=&quot;&quot;;;MAX(0;[.V43]-[.L43]))" office:value-type="float" office:value="0" calcext:value-type="float">
            <text:p>0</text:p>
          </table:table-cell>
          <table:table-cell table:style-name="ce65" table:formula="of:=IF([.$E43]=&quot;&quot;;;MAX(0;[.W43]-[.M43]))" office:value-type="float" office:value="0" calcext:value-type="float">
            <text:p>0</text:p>
          </table:table-cell>
          <table:table-cell table:style-name="ce65" table:formula="of:=IF([.$E43]=&quot;&quot;;;MAX(0;[.X43]-[.N43]))" office:value-type="float" office:value="0" calcext:value-type="float">
            <text:p>0</text:p>
          </table:table-cell>
          <table:table-cell table:style-name="ce65" table:formula="of:=IF([.$E43]=&quot;&quot;;;MAX(0;[.Y43]-[.O43]))" office:value-type="float" office:value="0" calcext:value-type="float">
            <text:p>0</text:p>
          </table:table-cell>
          <table:table-cell table:style-name="ce65" table:formula="of:=IF([.$E43]=&quot;&quot;;;MAX(0;[.Z43]-[.P43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44];[.$D44];[.$E44])">
            <text:p/>
          </table:table-cell>
          <table:table-cell table:style-name="ce18" table:formula="of:=IFERROR(VLOOKUP([.$A44];[$Tasks.$A35:.$B39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55"/>
          <table:table-cell table:style-name="ce19" table:number-columns-repeated="10"/>
          <table:table-cell table:style-name="ce16" table:formula="of:=[.AA44]" office:value-type="float" office:value="0" calcext:value-type="float">
            <text:p>0</text:p>
          </table:table-cell>
          <table:table-cell table:style-name="ce65" table:formula="of:=IF([.$A44] =&quot;&quot;;;MAX([.$F44]-[.G44];0))" office:value-type="float" office:value="0" calcext:value-type="float">
            <text:p>0</text:p>
          </table:table-cell>
          <table:table-cell table:style-name="ce65" table:formula="of:=IF([.$E44]=&quot;&quot;;;MAX(0;[.R44]-[.H44]))" office:value-type="float" office:value="0" calcext:value-type="float">
            <text:p>0</text:p>
          </table:table-cell>
          <table:table-cell table:style-name="ce65" table:formula="of:=IF([.$E44]=&quot;&quot;;;MAX(0;[.S44]-[.I44]))" office:value-type="float" office:value="0" calcext:value-type="float">
            <text:p>0</text:p>
          </table:table-cell>
          <table:table-cell table:style-name="ce65" table:formula="of:=IF([.$E44]=&quot;&quot;;;MAX(0;[.T44]-[.J44]))" office:value-type="float" office:value="0" calcext:value-type="float">
            <text:p>0</text:p>
          </table:table-cell>
          <table:table-cell table:style-name="ce65" table:formula="of:=IF([.$E44]=&quot;&quot;;;MAX(0;[.U44]-[.K44]))" office:value-type="float" office:value="0" calcext:value-type="float">
            <text:p>0</text:p>
          </table:table-cell>
          <table:table-cell table:style-name="ce65" table:formula="of:=IF([.$E44]=&quot;&quot;;;MAX(0;[.V44]-[.L44]))" office:value-type="float" office:value="0" calcext:value-type="float">
            <text:p>0</text:p>
          </table:table-cell>
          <table:table-cell table:style-name="ce65" table:formula="of:=IF([.$E44]=&quot;&quot;;;MAX(0;[.W44]-[.M44]))" office:value-type="float" office:value="0" calcext:value-type="float">
            <text:p>0</text:p>
          </table:table-cell>
          <table:table-cell table:style-name="ce65" table:formula="of:=IF([.$E44]=&quot;&quot;;;MAX(0;[.X44]-[.N44]))" office:value-type="float" office:value="0" calcext:value-type="float">
            <text:p>0</text:p>
          </table:table-cell>
          <table:table-cell table:style-name="ce65" table:formula="of:=IF([.$E44]=&quot;&quot;;;MAX(0;[.Y44]-[.O44]))" office:value-type="float" office:value="0" calcext:value-type="float">
            <text:p>0</text:p>
          </table:table-cell>
          <table:table-cell table:style-name="ce65" table:formula="of:=IF([.$E44]=&quot;&quot;;;MAX(0;[.Z44]-[.P44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45];[.$D45];[.$E45])">
            <text:p/>
          </table:table-cell>
          <table:table-cell table:style-name="ce18" table:formula="of:=IFERROR(VLOOKUP([.$A45];[$Tasks.$A36:.$B40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55"/>
          <table:table-cell table:style-name="ce19" table:number-columns-repeated="10"/>
          <table:table-cell table:style-name="ce16" table:formula="of:=[.AA45]" office:value-type="float" office:value="0" calcext:value-type="float">
            <text:p>0</text:p>
          </table:table-cell>
          <table:table-cell table:style-name="ce65" table:formula="of:=IF([.$A45] =&quot;&quot;;;MAX([.$F45]-[.G45];0))" office:value-type="float" office:value="0" calcext:value-type="float">
            <text:p>0</text:p>
          </table:table-cell>
          <table:table-cell table:style-name="ce65" table:formula="of:=IF([.$E45]=&quot;&quot;;;MAX(0;[.R45]-[.H45]))" office:value-type="float" office:value="0" calcext:value-type="float">
            <text:p>0</text:p>
          </table:table-cell>
          <table:table-cell table:style-name="ce65" table:formula="of:=IF([.$E45]=&quot;&quot;;;MAX(0;[.S45]-[.I45]))" office:value-type="float" office:value="0" calcext:value-type="float">
            <text:p>0</text:p>
          </table:table-cell>
          <table:table-cell table:style-name="ce65" table:formula="of:=IF([.$E45]=&quot;&quot;;;MAX(0;[.T45]-[.J45]))" office:value-type="float" office:value="0" calcext:value-type="float">
            <text:p>0</text:p>
          </table:table-cell>
          <table:table-cell table:style-name="ce65" table:formula="of:=IF([.$E45]=&quot;&quot;;;MAX(0;[.U45]-[.K45]))" office:value-type="float" office:value="0" calcext:value-type="float">
            <text:p>0</text:p>
          </table:table-cell>
          <table:table-cell table:style-name="ce65" table:formula="of:=IF([.$E45]=&quot;&quot;;;MAX(0;[.V45]-[.L45]))" office:value-type="float" office:value="0" calcext:value-type="float">
            <text:p>0</text:p>
          </table:table-cell>
          <table:table-cell table:style-name="ce65" table:formula="of:=IF([.$E45]=&quot;&quot;;;MAX(0;[.W45]-[.M45]))" office:value-type="float" office:value="0" calcext:value-type="float">
            <text:p>0</text:p>
          </table:table-cell>
          <table:table-cell table:style-name="ce65" table:formula="of:=IF([.$E45]=&quot;&quot;;;MAX(0;[.X45]-[.N45]))" office:value-type="float" office:value="0" calcext:value-type="float">
            <text:p>0</text:p>
          </table:table-cell>
          <table:table-cell table:style-name="ce65" table:formula="of:=IF([.$E45]=&quot;&quot;;;MAX(0;[.Y45]-[.O45]))" office:value-type="float" office:value="0" calcext:value-type="float">
            <text:p>0</text:p>
          </table:table-cell>
          <table:table-cell table:style-name="ce65" table:formula="of:=IF([.$E45]=&quot;&quot;;;MAX(0;[.Z45]-[.P45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46];[.$D46];[.$E46])">
            <text:p/>
          </table:table-cell>
          <table:table-cell table:style-name="ce18" table:formula="of:=IFERROR(VLOOKUP([.$A46];[$Tasks.$A37:.$B41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55"/>
          <table:table-cell table:style-name="ce19" table:number-columns-repeated="10"/>
          <table:table-cell table:style-name="ce16"/>
          <table:table-cell table:style-name="ce65" table:formula="of:=IF([.$A46] =&quot;&quot;;;MAX([.$F46]-[.G46];0))" office:value-type="float" office:value="0" calcext:value-type="float">
            <text:p>0</text:p>
          </table:table-cell>
          <table:table-cell table:style-name="ce65" table:formula="of:=IF([.$E46]=&quot;&quot;;;MAX(0;[.R46]-[.H46]))" office:value-type="float" office:value="0" calcext:value-type="float">
            <text:p>0</text:p>
          </table:table-cell>
          <table:table-cell table:style-name="ce65" table:formula="of:=IF([.$E46]=&quot;&quot;;;MAX(0;[.S46]-[.I46]))" office:value-type="float" office:value="0" calcext:value-type="float">
            <text:p>0</text:p>
          </table:table-cell>
          <table:table-cell table:style-name="ce65" table:formula="of:=IF([.$E46]=&quot;&quot;;;MAX(0;[.T46]-[.J46]))" office:value-type="float" office:value="0" calcext:value-type="float">
            <text:p>0</text:p>
          </table:table-cell>
          <table:table-cell table:style-name="ce65" table:formula="of:=IF([.$E46]=&quot;&quot;;;MAX(0;[.U46]-[.K46]))" office:value-type="float" office:value="0" calcext:value-type="float">
            <text:p>0</text:p>
          </table:table-cell>
          <table:table-cell table:style-name="ce65" table:formula="of:=IF([.$E46]=&quot;&quot;;;MAX(0;[.V46]-[.L46]))" office:value-type="float" office:value="0" calcext:value-type="float">
            <text:p>0</text:p>
          </table:table-cell>
          <table:table-cell table:style-name="ce65" table:formula="of:=IF([.$E46]=&quot;&quot;;;MAX(0;[.W46]-[.M46]))" office:value-type="float" office:value="0" calcext:value-type="float">
            <text:p>0</text:p>
          </table:table-cell>
          <table:table-cell table:style-name="ce65" table:formula="of:=IF([.$E46]=&quot;&quot;;;MAX(0;[.X46]-[.N46]))" office:value-type="float" office:value="0" calcext:value-type="float">
            <text:p>0</text:p>
          </table:table-cell>
          <table:table-cell table:style-name="ce65" table:formula="of:=IF([.$E46]=&quot;&quot;;;MAX(0;[.Y46]-[.O46]))" office:value-type="float" office:value="0" calcext:value-type="float">
            <text:p>0</text:p>
          </table:table-cell>
          <table:table-cell table:style-name="ce65" table:formula="of:=IF([.$E46]=&quot;&quot;;;MAX(0;[.Z46]-[.P46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47];[.$D47];[.$E47])">
            <text:p/>
          </table:table-cell>
          <table:table-cell table:style-name="ce18" table:formula="of:=IFERROR(VLOOKUP([.$A47];[$Tasks.$A38:.$B42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55"/>
          <table:table-cell table:style-name="ce19" table:number-columns-repeated="10"/>
          <table:table-cell table:style-name="ce16"/>
          <table:table-cell table:style-name="ce65" table:formula="of:=IF([.$A47] =&quot;&quot;;;MAX([.$F47]-[.G47];0))" office:value-type="float" office:value="0" calcext:value-type="float">
            <text:p>0</text:p>
          </table:table-cell>
          <table:table-cell table:style-name="ce65" table:formula="of:=IF([.$E47]=&quot;&quot;;;MAX(0;[.R47]-[.H47]))" office:value-type="float" office:value="0" calcext:value-type="float">
            <text:p>0</text:p>
          </table:table-cell>
          <table:table-cell table:style-name="ce65" table:formula="of:=IF([.$E47]=&quot;&quot;;;MAX(0;[.S47]-[.I47]))" office:value-type="float" office:value="0" calcext:value-type="float">
            <text:p>0</text:p>
          </table:table-cell>
          <table:table-cell table:style-name="ce65" table:formula="of:=IF([.$E47]=&quot;&quot;;;MAX(0;[.T47]-[.J47]))" office:value-type="float" office:value="0" calcext:value-type="float">
            <text:p>0</text:p>
          </table:table-cell>
          <table:table-cell table:style-name="ce65" table:formula="of:=IF([.$E47]=&quot;&quot;;;MAX(0;[.U47]-[.K47]))" office:value-type="float" office:value="0" calcext:value-type="float">
            <text:p>0</text:p>
          </table:table-cell>
          <table:table-cell table:style-name="ce65" table:formula="of:=IF([.$E47]=&quot;&quot;;;MAX(0;[.V47]-[.L47]))" office:value-type="float" office:value="0" calcext:value-type="float">
            <text:p>0</text:p>
          </table:table-cell>
          <table:table-cell table:style-name="ce65" table:formula="of:=IF([.$E47]=&quot;&quot;;;MAX(0;[.W47]-[.M47]))" office:value-type="float" office:value="0" calcext:value-type="float">
            <text:p>0</text:p>
          </table:table-cell>
          <table:table-cell table:style-name="ce65" table:formula="of:=IF([.$E47]=&quot;&quot;;;MAX(0;[.X47]-[.N47]))" office:value-type="float" office:value="0" calcext:value-type="float">
            <text:p>0</text:p>
          </table:table-cell>
          <table:table-cell table:style-name="ce65" table:formula="of:=IF([.$E47]=&quot;&quot;;;MAX(0;[.Y47]-[.O47]))" office:value-type="float" office:value="0" calcext:value-type="float">
            <text:p>0</text:p>
          </table:table-cell>
          <table:table-cell table:style-name="ce65" table:formula="of:=IF([.$E47]=&quot;&quot;;;MAX(0;[.Z47]-[.P47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48];[.$D48];[.$E48])">
            <text:p/>
          </table:table-cell>
          <table:table-cell table:style-name="ce18" table:formula="of:=IFERROR(VLOOKUP([.$A48];[$Tasks.$A39:.$B43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55"/>
          <table:table-cell table:style-name="ce19" table:number-columns-repeated="10"/>
          <table:table-cell table:style-name="ce16"/>
          <table:table-cell table:style-name="ce65" table:formula="of:=IF([.$A48] =&quot;&quot;;;MAX([.$F48]-[.G48];0))" office:value-type="float" office:value="0" calcext:value-type="float">
            <text:p>0</text:p>
          </table:table-cell>
          <table:table-cell table:style-name="ce65" table:formula="of:=IF([.$E48]=&quot;&quot;;;MAX(0;[.R48]-[.H48]))" office:value-type="float" office:value="0" calcext:value-type="float">
            <text:p>0</text:p>
          </table:table-cell>
          <table:table-cell table:style-name="ce65" table:formula="of:=IF([.$E48]=&quot;&quot;;;MAX(0;[.S48]-[.I48]))" office:value-type="float" office:value="0" calcext:value-type="float">
            <text:p>0</text:p>
          </table:table-cell>
          <table:table-cell table:style-name="ce65" table:formula="of:=IF([.$E48]=&quot;&quot;;;MAX(0;[.T48]-[.J48]))" office:value-type="float" office:value="0" calcext:value-type="float">
            <text:p>0</text:p>
          </table:table-cell>
          <table:table-cell table:style-name="ce65" table:formula="of:=IF([.$E48]=&quot;&quot;;;MAX(0;[.U48]-[.K48]))" office:value-type="float" office:value="0" calcext:value-type="float">
            <text:p>0</text:p>
          </table:table-cell>
          <table:table-cell table:style-name="ce65" table:formula="of:=IF([.$E48]=&quot;&quot;;;MAX(0;[.V48]-[.L48]))" office:value-type="float" office:value="0" calcext:value-type="float">
            <text:p>0</text:p>
          </table:table-cell>
          <table:table-cell table:style-name="ce65" table:formula="of:=IF([.$E48]=&quot;&quot;;;MAX(0;[.W48]-[.M48]))" office:value-type="float" office:value="0" calcext:value-type="float">
            <text:p>0</text:p>
          </table:table-cell>
          <table:table-cell table:style-name="ce65" table:formula="of:=IF([.$E48]=&quot;&quot;;;MAX(0;[.X48]-[.N48]))" office:value-type="float" office:value="0" calcext:value-type="float">
            <text:p>0</text:p>
          </table:table-cell>
          <table:table-cell table:style-name="ce65" table:formula="of:=IF([.$E48]=&quot;&quot;;;MAX(0;[.Y48]-[.O48]))" office:value-type="float" office:value="0" calcext:value-type="float">
            <text:p>0</text:p>
          </table:table-cell>
          <table:table-cell table:style-name="ce65" table:formula="of:=IF([.$E48]=&quot;&quot;;;MAX(0;[.Z48]-[.P48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49];[.$D49];[.$E49])">
            <text:p/>
          </table:table-cell>
          <table:table-cell table:style-name="ce18" table:formula="of:=IFERROR(VLOOKUP([.$A49];[$Tasks.$A40:.$B44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55"/>
          <table:table-cell table:style-name="ce19" table:number-columns-repeated="10"/>
          <table:table-cell table:style-name="ce16"/>
          <table:table-cell table:style-name="ce65" table:formula="of:=IF([.$A49] =&quot;&quot;;;MAX([.$F49]-[.G49];0))" office:value-type="float" office:value="0" calcext:value-type="float">
            <text:p>0</text:p>
          </table:table-cell>
          <table:table-cell table:style-name="ce65" table:formula="of:=IF([.$E49]=&quot;&quot;;;MAX(0;[.R49]-[.H49]))" office:value-type="float" office:value="0" calcext:value-type="float">
            <text:p>0</text:p>
          </table:table-cell>
          <table:table-cell table:style-name="ce65" table:formula="of:=IF([.$E49]=&quot;&quot;;;MAX(0;[.S49]-[.I49]))" office:value-type="float" office:value="0" calcext:value-type="float">
            <text:p>0</text:p>
          </table:table-cell>
          <table:table-cell table:style-name="ce65" table:formula="of:=IF([.$E49]=&quot;&quot;;;MAX(0;[.T49]-[.J49]))" office:value-type="float" office:value="0" calcext:value-type="float">
            <text:p>0</text:p>
          </table:table-cell>
          <table:table-cell table:style-name="ce65" table:formula="of:=IF([.$E49]=&quot;&quot;;;MAX(0;[.U49]-[.K49]))" office:value-type="float" office:value="0" calcext:value-type="float">
            <text:p>0</text:p>
          </table:table-cell>
          <table:table-cell table:style-name="ce65" table:formula="of:=IF([.$E49]=&quot;&quot;;;MAX(0;[.V49]-[.L49]))" office:value-type="float" office:value="0" calcext:value-type="float">
            <text:p>0</text:p>
          </table:table-cell>
          <table:table-cell table:style-name="ce65" table:formula="of:=IF([.$E49]=&quot;&quot;;;MAX(0;[.W49]-[.M49]))" office:value-type="float" office:value="0" calcext:value-type="float">
            <text:p>0</text:p>
          </table:table-cell>
          <table:table-cell table:style-name="ce65" table:formula="of:=IF([.$E49]=&quot;&quot;;;MAX(0;[.X49]-[.N49]))" office:value-type="float" office:value="0" calcext:value-type="float">
            <text:p>0</text:p>
          </table:table-cell>
          <table:table-cell table:style-name="ce65" table:formula="of:=IF([.$E49]=&quot;&quot;;;MAX(0;[.Y49]-[.O49]))" office:value-type="float" office:value="0" calcext:value-type="float">
            <text:p>0</text:p>
          </table:table-cell>
          <table:table-cell table:style-name="ce65" table:formula="of:=IF([.$E49]=&quot;&quot;;;MAX(0;[.Z49]-[.P49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50];[.$D50];[.$E50])">
            <text:p/>
          </table:table-cell>
          <table:table-cell table:style-name="ce18" table:formula="of:=IFERROR(VLOOKUP([.$A50];[$Tasks.$A41:.$B45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55"/>
          <table:table-cell table:style-name="ce19" table:number-columns-repeated="10"/>
          <table:table-cell table:style-name="ce16"/>
          <table:table-cell table:style-name="ce65" table:formula="of:=IF([.$A50] =&quot;&quot;;;MAX([.$F50]-[.G50];0))" office:value-type="float" office:value="0" calcext:value-type="float">
            <text:p>0</text:p>
          </table:table-cell>
          <table:table-cell table:style-name="ce65" table:formula="of:=IF([.$E50]=&quot;&quot;;;MAX(0;[.R50]-[.H50]))" office:value-type="float" office:value="0" calcext:value-type="float">
            <text:p>0</text:p>
          </table:table-cell>
          <table:table-cell table:style-name="ce65" table:formula="of:=IF([.$E50]=&quot;&quot;;;MAX(0;[.S50]-[.I50]))" office:value-type="float" office:value="0" calcext:value-type="float">
            <text:p>0</text:p>
          </table:table-cell>
          <table:table-cell table:style-name="ce65" table:formula="of:=IF([.$E50]=&quot;&quot;;;MAX(0;[.T50]-[.J50]))" office:value-type="float" office:value="0" calcext:value-type="float">
            <text:p>0</text:p>
          </table:table-cell>
          <table:table-cell table:style-name="ce65" table:formula="of:=IF([.$E50]=&quot;&quot;;;MAX(0;[.U50]-[.K50]))" office:value-type="float" office:value="0" calcext:value-type="float">
            <text:p>0</text:p>
          </table:table-cell>
          <table:table-cell table:style-name="ce65" table:formula="of:=IF([.$E50]=&quot;&quot;;;MAX(0;[.V50]-[.L50]))" office:value-type="float" office:value="0" calcext:value-type="float">
            <text:p>0</text:p>
          </table:table-cell>
          <table:table-cell table:style-name="ce65" table:formula="of:=IF([.$E50]=&quot;&quot;;;MAX(0;[.W50]-[.M50]))" office:value-type="float" office:value="0" calcext:value-type="float">
            <text:p>0</text:p>
          </table:table-cell>
          <table:table-cell table:style-name="ce65" table:formula="of:=IF([.$E50]=&quot;&quot;;;MAX(0;[.X50]-[.N50]))" office:value-type="float" office:value="0" calcext:value-type="float">
            <text:p>0</text:p>
          </table:table-cell>
          <table:table-cell table:style-name="ce65" table:formula="of:=IF([.$E50]=&quot;&quot;;;MAX(0;[.Y50]-[.O50]))" office:value-type="float" office:value="0" calcext:value-type="float">
            <text:p>0</text:p>
          </table:table-cell>
          <table:table-cell table:style-name="ce65" table:formula="of:=IF([.$E50]=&quot;&quot;;;MAX(0;[.Z50]-[.P50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51];[.$D51];[.$E51])">
            <text:p/>
          </table:table-cell>
          <table:table-cell table:style-name="ce18" table:formula="of:=IFERROR(VLOOKUP([.$A51];[$Tasks.$A42:.$B46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55"/>
          <table:table-cell table:style-name="ce19" table:number-columns-repeated="10"/>
          <table:table-cell table:style-name="ce16"/>
          <table:table-cell table:style-name="ce65" table:formula="of:=IF([.$A51] =&quot;&quot;;;MAX([.$F51]-[.G51];0))" office:value-type="float" office:value="0" calcext:value-type="float">
            <text:p>0</text:p>
          </table:table-cell>
          <table:table-cell table:style-name="ce65" table:formula="of:=IF([.$E51]=&quot;&quot;;;MAX(0;[.R51]-[.H51]))" office:value-type="float" office:value="0" calcext:value-type="float">
            <text:p>0</text:p>
          </table:table-cell>
          <table:table-cell table:style-name="ce65" table:formula="of:=IF([.$E51]=&quot;&quot;;;MAX(0;[.S51]-[.I51]))" office:value-type="float" office:value="0" calcext:value-type="float">
            <text:p>0</text:p>
          </table:table-cell>
          <table:table-cell table:style-name="ce65" table:formula="of:=IF([.$E51]=&quot;&quot;;;MAX(0;[.T51]-[.J51]))" office:value-type="float" office:value="0" calcext:value-type="float">
            <text:p>0</text:p>
          </table:table-cell>
          <table:table-cell table:style-name="ce65" table:formula="of:=IF([.$E51]=&quot;&quot;;;MAX(0;[.U51]-[.K51]))" office:value-type="float" office:value="0" calcext:value-type="float">
            <text:p>0</text:p>
          </table:table-cell>
          <table:table-cell table:style-name="ce65" table:formula="of:=IF([.$E51]=&quot;&quot;;;MAX(0;[.V51]-[.L51]))" office:value-type="float" office:value="0" calcext:value-type="float">
            <text:p>0</text:p>
          </table:table-cell>
          <table:table-cell table:style-name="ce65" table:formula="of:=IF([.$E51]=&quot;&quot;;;MAX(0;[.W51]-[.M51]))" office:value-type="float" office:value="0" calcext:value-type="float">
            <text:p>0</text:p>
          </table:table-cell>
          <table:table-cell table:style-name="ce65" table:formula="of:=IF([.$E51]=&quot;&quot;;;MAX(0;[.X51]-[.N51]))" office:value-type="float" office:value="0" calcext:value-type="float">
            <text:p>0</text:p>
          </table:table-cell>
          <table:table-cell table:style-name="ce65" table:formula="of:=IF([.$E51]=&quot;&quot;;;MAX(0;[.Y51]-[.O51]))" office:value-type="float" office:value="0" calcext:value-type="float">
            <text:p>0</text:p>
          </table:table-cell>
          <table:table-cell table:style-name="ce65" table:formula="of:=IF([.$E51]=&quot;&quot;;;MAX(0;[.Z51]-[.P51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52];[.$D52];[.$E52])">
            <text:p/>
          </table:table-cell>
          <table:table-cell table:style-name="ce18" table:formula="of:=IFERROR(VLOOKUP([.$A52];[$Tasks.$A43:.$B47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55"/>
          <table:table-cell table:style-name="ce19" table:number-columns-repeated="10"/>
          <table:table-cell table:style-name="ce16"/>
          <table:table-cell table:style-name="ce65" table:formula="of:=IF([.$A52] =&quot;&quot;;;MAX([.$F52]-[.G52];0))" office:value-type="float" office:value="0" calcext:value-type="float">
            <text:p>0</text:p>
          </table:table-cell>
          <table:table-cell table:style-name="ce65" table:formula="of:=IF([.$E52]=&quot;&quot;;;MAX(0;[.R52]-[.H52]))" office:value-type="float" office:value="0" calcext:value-type="float">
            <text:p>0</text:p>
          </table:table-cell>
          <table:table-cell table:style-name="ce65" table:formula="of:=IF([.$E52]=&quot;&quot;;;MAX(0;[.S52]-[.I52]))" office:value-type="float" office:value="0" calcext:value-type="float">
            <text:p>0</text:p>
          </table:table-cell>
          <table:table-cell table:style-name="ce65" table:formula="of:=IF([.$E52]=&quot;&quot;;;MAX(0;[.T52]-[.J52]))" office:value-type="float" office:value="0" calcext:value-type="float">
            <text:p>0</text:p>
          </table:table-cell>
          <table:table-cell table:style-name="ce65" table:formula="of:=IF([.$E52]=&quot;&quot;;;MAX(0;[.U52]-[.K52]))" office:value-type="float" office:value="0" calcext:value-type="float">
            <text:p>0</text:p>
          </table:table-cell>
          <table:table-cell table:style-name="ce65" table:formula="of:=IF([.$E52]=&quot;&quot;;;MAX(0;[.V52]-[.L52]))" office:value-type="float" office:value="0" calcext:value-type="float">
            <text:p>0</text:p>
          </table:table-cell>
          <table:table-cell table:style-name="ce65" table:formula="of:=IF([.$E52]=&quot;&quot;;;MAX(0;[.W52]-[.M52]))" office:value-type="float" office:value="0" calcext:value-type="float">
            <text:p>0</text:p>
          </table:table-cell>
          <table:table-cell table:style-name="ce65" table:formula="of:=IF([.$E52]=&quot;&quot;;;MAX(0;[.X52]-[.N52]))" office:value-type="float" office:value="0" calcext:value-type="float">
            <text:p>0</text:p>
          </table:table-cell>
          <table:table-cell table:style-name="ce65" table:formula="of:=IF([.$E52]=&quot;&quot;;;MAX(0;[.Y52]-[.O52]))" office:value-type="float" office:value="0" calcext:value-type="float">
            <text:p>0</text:p>
          </table:table-cell>
          <table:table-cell table:style-name="ce65" table:formula="of:=IF([.$E52]=&quot;&quot;;;MAX(0;[.Z52]-[.P52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53];[.$D53];[.$E53])">
            <text:p/>
          </table:table-cell>
          <table:table-cell table:style-name="ce18" table:formula="of:=IFERROR(VLOOKUP([.$A53];[$Tasks.$A44:.$B48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55"/>
          <table:table-cell table:style-name="ce19" table:number-columns-repeated="10"/>
          <table:table-cell table:style-name="ce16"/>
          <table:table-cell table:style-name="ce65" table:formula="of:=IF([.$A53] =&quot;&quot;;;MAX([.$F53]-[.G53];0))" office:value-type="float" office:value="0" calcext:value-type="float">
            <text:p>0</text:p>
          </table:table-cell>
          <table:table-cell table:style-name="ce65" table:formula="of:=IF([.$E53]=&quot;&quot;;;MAX(0;[.R53]-[.H53]))" office:value-type="float" office:value="0" calcext:value-type="float">
            <text:p>0</text:p>
          </table:table-cell>
          <table:table-cell table:style-name="ce65" table:formula="of:=IF([.$E53]=&quot;&quot;;;MAX(0;[.S53]-[.I53]))" office:value-type="float" office:value="0" calcext:value-type="float">
            <text:p>0</text:p>
          </table:table-cell>
          <table:table-cell table:style-name="ce65" table:formula="of:=IF([.$E53]=&quot;&quot;;;MAX(0;[.T53]-[.J53]))" office:value-type="float" office:value="0" calcext:value-type="float">
            <text:p>0</text:p>
          </table:table-cell>
          <table:table-cell table:style-name="ce65" table:formula="of:=IF([.$E53]=&quot;&quot;;;MAX(0;[.U53]-[.K53]))" office:value-type="float" office:value="0" calcext:value-type="float">
            <text:p>0</text:p>
          </table:table-cell>
          <table:table-cell table:style-name="ce65" table:formula="of:=IF([.$E53]=&quot;&quot;;;MAX(0;[.V53]-[.L53]))" office:value-type="float" office:value="0" calcext:value-type="float">
            <text:p>0</text:p>
          </table:table-cell>
          <table:table-cell table:style-name="ce65" table:formula="of:=IF([.$E53]=&quot;&quot;;;MAX(0;[.W53]-[.M53]))" office:value-type="float" office:value="0" calcext:value-type="float">
            <text:p>0</text:p>
          </table:table-cell>
          <table:table-cell table:style-name="ce65" table:formula="of:=IF([.$E53]=&quot;&quot;;;MAX(0;[.X53]-[.N53]))" office:value-type="float" office:value="0" calcext:value-type="float">
            <text:p>0</text:p>
          </table:table-cell>
          <table:table-cell table:style-name="ce65" table:formula="of:=IF([.$E53]=&quot;&quot;;;MAX(0;[.Y53]-[.O53]))" office:value-type="float" office:value="0" calcext:value-type="float">
            <text:p>0</text:p>
          </table:table-cell>
          <table:table-cell table:style-name="ce65" table:formula="of:=IF([.$E53]=&quot;&quot;;;MAX(0;[.Z53]-[.P53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54];[.$D54];[.$E54])">
            <text:p/>
          </table:table-cell>
          <table:table-cell table:style-name="ce18" table:formula="of:=IFERROR(VLOOKUP([.$A54];[$Tasks.$A45:.$B49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55"/>
          <table:table-cell table:style-name="ce19" table:number-columns-repeated="10"/>
          <table:table-cell table:style-name="ce16"/>
          <table:table-cell table:style-name="ce65" table:formula="of:=IF([.$A54] =&quot;&quot;;;MAX([.$F54]-[.G54];0))" office:value-type="float" office:value="0" calcext:value-type="float">
            <text:p>0</text:p>
          </table:table-cell>
          <table:table-cell table:style-name="ce65" table:formula="of:=IF([.$E54]=&quot;&quot;;;MAX(0;[.R54]-[.H54]))" office:value-type="float" office:value="0" calcext:value-type="float">
            <text:p>0</text:p>
          </table:table-cell>
          <table:table-cell table:style-name="ce65" table:formula="of:=IF([.$E54]=&quot;&quot;;;MAX(0;[.S54]-[.I54]))" office:value-type="float" office:value="0" calcext:value-type="float">
            <text:p>0</text:p>
          </table:table-cell>
          <table:table-cell table:style-name="ce65" table:formula="of:=IF([.$E54]=&quot;&quot;;;MAX(0;[.T54]-[.J54]))" office:value-type="float" office:value="0" calcext:value-type="float">
            <text:p>0</text:p>
          </table:table-cell>
          <table:table-cell table:style-name="ce65" table:formula="of:=IF([.$E54]=&quot;&quot;;;MAX(0;[.U54]-[.K54]))" office:value-type="float" office:value="0" calcext:value-type="float">
            <text:p>0</text:p>
          </table:table-cell>
          <table:table-cell table:style-name="ce65" table:formula="of:=IF([.$E54]=&quot;&quot;;;MAX(0;[.V54]-[.L54]))" office:value-type="float" office:value="0" calcext:value-type="float">
            <text:p>0</text:p>
          </table:table-cell>
          <table:table-cell table:style-name="ce65" table:formula="of:=IF([.$E54]=&quot;&quot;;;MAX(0;[.W54]-[.M54]))" office:value-type="float" office:value="0" calcext:value-type="float">
            <text:p>0</text:p>
          </table:table-cell>
          <table:table-cell table:style-name="ce65" table:formula="of:=IF([.$E54]=&quot;&quot;;;MAX(0;[.X54]-[.N54]))" office:value-type="float" office:value="0" calcext:value-type="float">
            <text:p>0</text:p>
          </table:table-cell>
          <table:table-cell table:style-name="ce65" table:formula="of:=IF([.$E54]=&quot;&quot;;;MAX(0;[.Y54]-[.O54]))" office:value-type="float" office:value="0" calcext:value-type="float">
            <text:p>0</text:p>
          </table:table-cell>
          <table:table-cell table:style-name="ce65" table:formula="of:=IF([.$E54]=&quot;&quot;;;MAX(0;[.Z54]-[.P54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55];[.$D55];[.$E55])">
            <text:p/>
          </table:table-cell>
          <table:table-cell table:style-name="ce18" table:formula="of:=IFERROR(VLOOKUP([.$A55];[$Tasks.$A46:.$B50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55"/>
          <table:table-cell table:style-name="ce19" table:number-columns-repeated="10"/>
          <table:table-cell table:style-name="ce16"/>
          <table:table-cell table:style-name="ce65" table:formula="of:=IF([.$A55] =&quot;&quot;;;MAX([.$F55]-[.G55];0))" office:value-type="float" office:value="0" calcext:value-type="float">
            <text:p>0</text:p>
          </table:table-cell>
          <table:table-cell table:style-name="ce65" table:formula="of:=IF([.$E55]=&quot;&quot;;;MAX(0;[.R55]-[.H55]))" office:value-type="float" office:value="0" calcext:value-type="float">
            <text:p>0</text:p>
          </table:table-cell>
          <table:table-cell table:style-name="ce65" table:formula="of:=IF([.$E55]=&quot;&quot;;;MAX(0;[.S55]-[.I55]))" office:value-type="float" office:value="0" calcext:value-type="float">
            <text:p>0</text:p>
          </table:table-cell>
          <table:table-cell table:style-name="ce65" table:formula="of:=IF([.$E55]=&quot;&quot;;;MAX(0;[.T55]-[.J55]))" office:value-type="float" office:value="0" calcext:value-type="float">
            <text:p>0</text:p>
          </table:table-cell>
          <table:table-cell table:style-name="ce65" table:formula="of:=IF([.$E55]=&quot;&quot;;;MAX(0;[.U55]-[.K55]))" office:value-type="float" office:value="0" calcext:value-type="float">
            <text:p>0</text:p>
          </table:table-cell>
          <table:table-cell table:style-name="ce65" table:formula="of:=IF([.$E55]=&quot;&quot;;;MAX(0;[.V55]-[.L55]))" office:value-type="float" office:value="0" calcext:value-type="float">
            <text:p>0</text:p>
          </table:table-cell>
          <table:table-cell table:style-name="ce65" table:formula="of:=IF([.$E55]=&quot;&quot;;;MAX(0;[.W55]-[.M55]))" office:value-type="float" office:value="0" calcext:value-type="float">
            <text:p>0</text:p>
          </table:table-cell>
          <table:table-cell table:style-name="ce65" table:formula="of:=IF([.$E55]=&quot;&quot;;;MAX(0;[.X55]-[.N55]))" office:value-type="float" office:value="0" calcext:value-type="float">
            <text:p>0</text:p>
          </table:table-cell>
          <table:table-cell table:style-name="ce65" table:formula="of:=IF([.$E55]=&quot;&quot;;;MAX(0;[.Y55]-[.O55]))" office:value-type="float" office:value="0" calcext:value-type="float">
            <text:p>0</text:p>
          </table:table-cell>
          <table:table-cell table:style-name="ce65" table:formula="of:=IF([.$E55]=&quot;&quot;;;MAX(0;[.Z55]-[.P55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56];[.$D56];[.$E56])">
            <text:p/>
          </table:table-cell>
          <table:table-cell table:style-name="ce18" table:formula="of:=IFERROR(VLOOKUP([.$A56];[$Tasks.$A47:.$B51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55"/>
          <table:table-cell table:style-name="ce19" table:number-columns-repeated="10"/>
          <table:table-cell table:style-name="ce16"/>
          <table:table-cell table:style-name="ce65" table:formula="of:=IF([.$A56] =&quot;&quot;;;MAX([.$F56]-[.G56];0))" office:value-type="float" office:value="0" calcext:value-type="float">
            <text:p>0</text:p>
          </table:table-cell>
          <table:table-cell table:style-name="ce65" table:formula="of:=IF([.$E56]=&quot;&quot;;;MAX(0;[.R56]-[.H56]))" office:value-type="float" office:value="0" calcext:value-type="float">
            <text:p>0</text:p>
          </table:table-cell>
          <table:table-cell table:style-name="ce65" table:formula="of:=IF([.$E56]=&quot;&quot;;;MAX(0;[.S56]-[.I56]))" office:value-type="float" office:value="0" calcext:value-type="float">
            <text:p>0</text:p>
          </table:table-cell>
          <table:table-cell table:style-name="ce65" table:formula="of:=IF([.$E56]=&quot;&quot;;;MAX(0;[.T56]-[.J56]))" office:value-type="float" office:value="0" calcext:value-type="float">
            <text:p>0</text:p>
          </table:table-cell>
          <table:table-cell table:style-name="ce65" table:formula="of:=IF([.$E56]=&quot;&quot;;;MAX(0;[.U56]-[.K56]))" office:value-type="float" office:value="0" calcext:value-type="float">
            <text:p>0</text:p>
          </table:table-cell>
          <table:table-cell table:style-name="ce65" table:formula="of:=IF([.$E56]=&quot;&quot;;;MAX(0;[.V56]-[.L56]))" office:value-type="float" office:value="0" calcext:value-type="float">
            <text:p>0</text:p>
          </table:table-cell>
          <table:table-cell table:style-name="ce65" table:formula="of:=IF([.$E56]=&quot;&quot;;;MAX(0;[.W56]-[.M56]))" office:value-type="float" office:value="0" calcext:value-type="float">
            <text:p>0</text:p>
          </table:table-cell>
          <table:table-cell table:style-name="ce65" table:formula="of:=IF([.$E56]=&quot;&quot;;;MAX(0;[.X56]-[.N56]))" office:value-type="float" office:value="0" calcext:value-type="float">
            <text:p>0</text:p>
          </table:table-cell>
          <table:table-cell table:style-name="ce65" table:formula="of:=IF([.$E56]=&quot;&quot;;;MAX(0;[.Y56]-[.O56]))" office:value-type="float" office:value="0" calcext:value-type="float">
            <text:p>0</text:p>
          </table:table-cell>
          <table:table-cell table:style-name="ce65" table:formula="of:=IF([.$E56]=&quot;&quot;;;MAX(0;[.Z56]-[.P56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57];[.$D57];[.$E57])">
            <text:p/>
          </table:table-cell>
          <table:table-cell table:style-name="ce18" table:formula="of:=IFERROR(VLOOKUP([.$A57];[$Tasks.$A48:.$B52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55"/>
          <table:table-cell table:style-name="ce19" table:number-columns-repeated="10"/>
          <table:table-cell table:style-name="ce16"/>
          <table:table-cell table:style-name="ce65" table:formula="of:=IF([.$A57] =&quot;&quot;;;MAX([.$F57]-[.G57];0))" office:value-type="float" office:value="0" calcext:value-type="float">
            <text:p>0</text:p>
          </table:table-cell>
          <table:table-cell table:style-name="ce65" table:formula="of:=IF([.$E57]=&quot;&quot;;;MAX(0;[.R57]-[.H57]))" office:value-type="float" office:value="0" calcext:value-type="float">
            <text:p>0</text:p>
          </table:table-cell>
          <table:table-cell table:style-name="ce65" table:formula="of:=IF([.$E57]=&quot;&quot;;;MAX(0;[.S57]-[.I57]))" office:value-type="float" office:value="0" calcext:value-type="float">
            <text:p>0</text:p>
          </table:table-cell>
          <table:table-cell table:style-name="ce65" table:formula="of:=IF([.$E57]=&quot;&quot;;;MAX(0;[.T57]-[.J57]))" office:value-type="float" office:value="0" calcext:value-type="float">
            <text:p>0</text:p>
          </table:table-cell>
          <table:table-cell table:style-name="ce65" table:formula="of:=IF([.$E57]=&quot;&quot;;;MAX(0;[.U57]-[.K57]))" office:value-type="float" office:value="0" calcext:value-type="float">
            <text:p>0</text:p>
          </table:table-cell>
          <table:table-cell table:style-name="ce65" table:formula="of:=IF([.$E57]=&quot;&quot;;;MAX(0;[.V57]-[.L57]))" office:value-type="float" office:value="0" calcext:value-type="float">
            <text:p>0</text:p>
          </table:table-cell>
          <table:table-cell table:style-name="ce65" table:formula="of:=IF([.$E57]=&quot;&quot;;;MAX(0;[.W57]-[.M57]))" office:value-type="float" office:value="0" calcext:value-type="float">
            <text:p>0</text:p>
          </table:table-cell>
          <table:table-cell table:style-name="ce65" table:formula="of:=IF([.$E57]=&quot;&quot;;;MAX(0;[.X57]-[.N57]))" office:value-type="float" office:value="0" calcext:value-type="float">
            <text:p>0</text:p>
          </table:table-cell>
          <table:table-cell table:style-name="ce65" table:formula="of:=IF([.$E57]=&quot;&quot;;;MAX(0;[.Y57]-[.O57]))" office:value-type="float" office:value="0" calcext:value-type="float">
            <text:p>0</text:p>
          </table:table-cell>
          <table:table-cell table:style-name="ce65" table:formula="of:=IF([.$E57]=&quot;&quot;;;MAX(0;[.Z57]-[.P57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58];[.$D58];[.$E58])">
            <text:p/>
          </table:table-cell>
          <table:table-cell table:style-name="ce18" table:formula="of:=IFERROR(VLOOKUP([.$A58];[$Tasks.$A49:.$B53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55"/>
          <table:table-cell table:style-name="ce19" table:number-columns-repeated="10"/>
          <table:table-cell table:style-name="ce16"/>
          <table:table-cell table:style-name="ce65" table:formula="of:=IF([.$A58] =&quot;&quot;;;MAX([.$F58]-[.G58];0))" office:value-type="float" office:value="0" calcext:value-type="float">
            <text:p>0</text:p>
          </table:table-cell>
          <table:table-cell table:style-name="ce65" table:formula="of:=IF([.$E58]=&quot;&quot;;;MAX(0;[.R58]-[.H58]))" office:value-type="float" office:value="0" calcext:value-type="float">
            <text:p>0</text:p>
          </table:table-cell>
          <table:table-cell table:style-name="ce65" table:formula="of:=IF([.$E58]=&quot;&quot;;;MAX(0;[.S58]-[.I58]))" office:value-type="float" office:value="0" calcext:value-type="float">
            <text:p>0</text:p>
          </table:table-cell>
          <table:table-cell table:style-name="ce65" table:formula="of:=IF([.$E58]=&quot;&quot;;;MAX(0;[.T58]-[.J58]))" office:value-type="float" office:value="0" calcext:value-type="float">
            <text:p>0</text:p>
          </table:table-cell>
          <table:table-cell table:style-name="ce65" table:formula="of:=IF([.$E58]=&quot;&quot;;;MAX(0;[.U58]-[.K58]))" office:value-type="float" office:value="0" calcext:value-type="float">
            <text:p>0</text:p>
          </table:table-cell>
          <table:table-cell table:style-name="ce65" table:formula="of:=IF([.$E58]=&quot;&quot;;;MAX(0;[.V58]-[.L58]))" office:value-type="float" office:value="0" calcext:value-type="float">
            <text:p>0</text:p>
          </table:table-cell>
          <table:table-cell table:style-name="ce65" table:formula="of:=IF([.$E58]=&quot;&quot;;;MAX(0;[.W58]-[.M58]))" office:value-type="float" office:value="0" calcext:value-type="float">
            <text:p>0</text:p>
          </table:table-cell>
          <table:table-cell table:style-name="ce65" table:formula="of:=IF([.$E58]=&quot;&quot;;;MAX(0;[.X58]-[.N58]))" office:value-type="float" office:value="0" calcext:value-type="float">
            <text:p>0</text:p>
          </table:table-cell>
          <table:table-cell table:style-name="ce65" table:formula="of:=IF([.$E58]=&quot;&quot;;;MAX(0;[.Y58]-[.O58]))" office:value-type="float" office:value="0" calcext:value-type="float">
            <text:p>0</text:p>
          </table:table-cell>
          <table:table-cell table:style-name="ce65" table:formula="of:=IF([.$E58]=&quot;&quot;;;MAX(0;[.Z58]-[.P58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59];[.$D59];[.$E59])">
            <text:p/>
          </table:table-cell>
          <table:table-cell table:style-name="ce18" table:formula="of:=IFERROR(VLOOKUP([.$A59];[$Tasks.$A50:.$B54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55"/>
          <table:table-cell table:style-name="ce19" table:number-columns-repeated="10"/>
          <table:table-cell table:style-name="ce16"/>
          <table:table-cell table:style-name="ce65" table:formula="of:=IF([.$A59] =&quot;&quot;;;MAX([.$F59]-[.G59];0))" office:value-type="float" office:value="0" calcext:value-type="float">
            <text:p>0</text:p>
          </table:table-cell>
          <table:table-cell table:style-name="ce65" table:formula="of:=IF([.$E59]=&quot;&quot;;;MAX(0;[.R59]-[.H59]))" office:value-type="float" office:value="0" calcext:value-type="float">
            <text:p>0</text:p>
          </table:table-cell>
          <table:table-cell table:style-name="ce65" table:formula="of:=IF([.$E59]=&quot;&quot;;;MAX(0;[.S59]-[.I59]))" office:value-type="float" office:value="0" calcext:value-type="float">
            <text:p>0</text:p>
          </table:table-cell>
          <table:table-cell table:style-name="ce65" table:formula="of:=IF([.$E59]=&quot;&quot;;;MAX(0;[.T59]-[.J59]))" office:value-type="float" office:value="0" calcext:value-type="float">
            <text:p>0</text:p>
          </table:table-cell>
          <table:table-cell table:style-name="ce65" table:formula="of:=IF([.$E59]=&quot;&quot;;;MAX(0;[.U59]-[.K59]))" office:value-type="float" office:value="0" calcext:value-type="float">
            <text:p>0</text:p>
          </table:table-cell>
          <table:table-cell table:style-name="ce65" table:formula="of:=IF([.$E59]=&quot;&quot;;;MAX(0;[.V59]-[.L59]))" office:value-type="float" office:value="0" calcext:value-type="float">
            <text:p>0</text:p>
          </table:table-cell>
          <table:table-cell table:style-name="ce65" table:formula="of:=IF([.$E59]=&quot;&quot;;;MAX(0;[.W59]-[.M59]))" office:value-type="float" office:value="0" calcext:value-type="float">
            <text:p>0</text:p>
          </table:table-cell>
          <table:table-cell table:style-name="ce65" table:formula="of:=IF([.$E59]=&quot;&quot;;;MAX(0;[.X59]-[.N59]))" office:value-type="float" office:value="0" calcext:value-type="float">
            <text:p>0</text:p>
          </table:table-cell>
          <table:table-cell table:style-name="ce65" table:formula="of:=IF([.$E59]=&quot;&quot;;;MAX(0;[.Y59]-[.O59]))" office:value-type="float" office:value="0" calcext:value-type="float">
            <text:p>0</text:p>
          </table:table-cell>
          <table:table-cell table:style-name="ce65" table:formula="of:=IF([.$E59]=&quot;&quot;;;MAX(0;[.Z59]-[.P59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60];[.$D60];[.$E60])">
            <text:p/>
          </table:table-cell>
          <table:table-cell table:style-name="ce18" table:formula="of:=IFERROR(VLOOKUP([.$A60];[$Tasks.$A51:.$B55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55"/>
          <table:table-cell table:style-name="ce19" table:number-columns-repeated="10"/>
          <table:table-cell table:style-name="ce16"/>
          <table:table-cell table:style-name="ce65" table:formula="of:=IF([.$A60] =&quot;&quot;;;MAX([.$F60]-[.G60];0))" office:value-type="float" office:value="0" calcext:value-type="float">
            <text:p>0</text:p>
          </table:table-cell>
          <table:table-cell table:style-name="ce65" table:formula="of:=IF([.$E60]=&quot;&quot;;;MAX(0;[.R60]-[.H60]))" office:value-type="float" office:value="0" calcext:value-type="float">
            <text:p>0</text:p>
          </table:table-cell>
          <table:table-cell table:style-name="ce65" table:formula="of:=IF([.$E60]=&quot;&quot;;;MAX(0;[.S60]-[.I60]))" office:value-type="float" office:value="0" calcext:value-type="float">
            <text:p>0</text:p>
          </table:table-cell>
          <table:table-cell table:style-name="ce65" table:formula="of:=IF([.$E60]=&quot;&quot;;;MAX(0;[.T60]-[.J60]))" office:value-type="float" office:value="0" calcext:value-type="float">
            <text:p>0</text:p>
          </table:table-cell>
          <table:table-cell table:style-name="ce65" table:formula="of:=IF([.$E60]=&quot;&quot;;;MAX(0;[.U60]-[.K60]))" office:value-type="float" office:value="0" calcext:value-type="float">
            <text:p>0</text:p>
          </table:table-cell>
          <table:table-cell table:style-name="ce65" table:formula="of:=IF([.$E60]=&quot;&quot;;;MAX(0;[.V60]-[.L60]))" office:value-type="float" office:value="0" calcext:value-type="float">
            <text:p>0</text:p>
          </table:table-cell>
          <table:table-cell table:style-name="ce65" table:formula="of:=IF([.$E60]=&quot;&quot;;;MAX(0;[.W60]-[.M60]))" office:value-type="float" office:value="0" calcext:value-type="float">
            <text:p>0</text:p>
          </table:table-cell>
          <table:table-cell table:style-name="ce65" table:formula="of:=IF([.$E60]=&quot;&quot;;;MAX(0;[.X60]-[.N60]))" office:value-type="float" office:value="0" calcext:value-type="float">
            <text:p>0</text:p>
          </table:table-cell>
          <table:table-cell table:style-name="ce65" table:formula="of:=IF([.$E60]=&quot;&quot;;;MAX(0;[.Y60]-[.O60]))" office:value-type="float" office:value="0" calcext:value-type="float">
            <text:p>0</text:p>
          </table:table-cell>
          <table:table-cell table:style-name="ce65" table:formula="of:=IF([.$E60]=&quot;&quot;;;MAX(0;[.Z60]-[.P60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61];[.$D61];[.$E61])">
            <text:p/>
          </table:table-cell>
          <table:table-cell table:style-name="ce18" table:formula="of:=IFERROR(VLOOKUP([.$A61];[$Tasks.$A52:.$B56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55"/>
          <table:table-cell table:style-name="ce19" table:number-columns-repeated="10"/>
          <table:table-cell table:style-name="ce16"/>
          <table:table-cell table:style-name="ce65" table:formula="of:=IF([.$A61] =&quot;&quot;;;MAX([.$F61]-[.G61];0))" office:value-type="float" office:value="0" calcext:value-type="float">
            <text:p>0</text:p>
          </table:table-cell>
          <table:table-cell table:style-name="ce65" table:formula="of:=IF([.$E61]=&quot;&quot;;;MAX(0;[.R61]-[.H61]))" office:value-type="float" office:value="0" calcext:value-type="float">
            <text:p>0</text:p>
          </table:table-cell>
          <table:table-cell table:style-name="ce65" table:formula="of:=IF([.$E61]=&quot;&quot;;;MAX(0;[.S61]-[.I61]))" office:value-type="float" office:value="0" calcext:value-type="float">
            <text:p>0</text:p>
          </table:table-cell>
          <table:table-cell table:style-name="ce65" table:formula="of:=IF([.$E61]=&quot;&quot;;;MAX(0;[.T61]-[.J61]))" office:value-type="float" office:value="0" calcext:value-type="float">
            <text:p>0</text:p>
          </table:table-cell>
          <table:table-cell table:style-name="ce65" table:formula="of:=IF([.$E61]=&quot;&quot;;;MAX(0;[.U61]-[.K61]))" office:value-type="float" office:value="0" calcext:value-type="float">
            <text:p>0</text:p>
          </table:table-cell>
          <table:table-cell table:style-name="ce65" table:formula="of:=IF([.$E61]=&quot;&quot;;;MAX(0;[.V61]-[.L61]))" office:value-type="float" office:value="0" calcext:value-type="float">
            <text:p>0</text:p>
          </table:table-cell>
          <table:table-cell table:style-name="ce65" table:formula="of:=IF([.$E61]=&quot;&quot;;;MAX(0;[.W61]-[.M61]))" office:value-type="float" office:value="0" calcext:value-type="float">
            <text:p>0</text:p>
          </table:table-cell>
          <table:table-cell table:style-name="ce65" table:formula="of:=IF([.$E61]=&quot;&quot;;;MAX(0;[.X61]-[.N61]))" office:value-type="float" office:value="0" calcext:value-type="float">
            <text:p>0</text:p>
          </table:table-cell>
          <table:table-cell table:style-name="ce65" table:formula="of:=IF([.$E61]=&quot;&quot;;;MAX(0;[.Y61]-[.O61]))" office:value-type="float" office:value="0" calcext:value-type="float">
            <text:p>0</text:p>
          </table:table-cell>
          <table:table-cell table:style-name="ce65" table:formula="of:=IF([.$E61]=&quot;&quot;;;MAX(0;[.Z61]-[.P61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62];[.$D62];[.$E62])">
            <text:p/>
          </table:table-cell>
          <table:table-cell table:style-name="ce18" table:formula="of:=IFERROR(VLOOKUP([.$A62];[$Tasks.$A53:.$B57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55"/>
          <table:table-cell table:style-name="ce19" table:number-columns-repeated="10"/>
          <table:table-cell table:style-name="ce16"/>
          <table:table-cell table:style-name="ce65" table:formula="of:=IF([.$A62] =&quot;&quot;;;MAX([.$F62]-[.G62];0))" office:value-type="float" office:value="0" calcext:value-type="float">
            <text:p>0</text:p>
          </table:table-cell>
          <table:table-cell table:style-name="ce65" table:formula="of:=IF([.$E62]=&quot;&quot;;;MAX(0;[.R62]-[.H62]))" office:value-type="float" office:value="0" calcext:value-type="float">
            <text:p>0</text:p>
          </table:table-cell>
          <table:table-cell table:style-name="ce65" table:formula="of:=IF([.$E62]=&quot;&quot;;;MAX(0;[.S62]-[.I62]))" office:value-type="float" office:value="0" calcext:value-type="float">
            <text:p>0</text:p>
          </table:table-cell>
          <table:table-cell table:style-name="ce65" table:formula="of:=IF([.$E62]=&quot;&quot;;;MAX(0;[.T62]-[.J62]))" office:value-type="float" office:value="0" calcext:value-type="float">
            <text:p>0</text:p>
          </table:table-cell>
          <table:table-cell table:style-name="ce65" table:formula="of:=IF([.$E62]=&quot;&quot;;;MAX(0;[.U62]-[.K62]))" office:value-type="float" office:value="0" calcext:value-type="float">
            <text:p>0</text:p>
          </table:table-cell>
          <table:table-cell table:style-name="ce65" table:formula="of:=IF([.$E62]=&quot;&quot;;;MAX(0;[.V62]-[.L62]))" office:value-type="float" office:value="0" calcext:value-type="float">
            <text:p>0</text:p>
          </table:table-cell>
          <table:table-cell table:style-name="ce65" table:formula="of:=IF([.$E62]=&quot;&quot;;;MAX(0;[.W62]-[.M62]))" office:value-type="float" office:value="0" calcext:value-type="float">
            <text:p>0</text:p>
          </table:table-cell>
          <table:table-cell table:style-name="ce65" table:formula="of:=IF([.$E62]=&quot;&quot;;;MAX(0;[.X62]-[.N62]))" office:value-type="float" office:value="0" calcext:value-type="float">
            <text:p>0</text:p>
          </table:table-cell>
          <table:table-cell table:style-name="ce65" table:formula="of:=IF([.$E62]=&quot;&quot;;;MAX(0;[.Y62]-[.O62]))" office:value-type="float" office:value="0" calcext:value-type="float">
            <text:p>0</text:p>
          </table:table-cell>
          <table:table-cell table:style-name="ce65" table:formula="of:=IF([.$E62]=&quot;&quot;;;MAX(0;[.Z62]-[.P62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63];[.$D63];[.$E63])">
            <text:p/>
          </table:table-cell>
          <table:table-cell table:style-name="ce18" table:formula="of:=IFERROR(VLOOKUP([.$A63];[$Tasks.$A54:.$B58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55"/>
          <table:table-cell table:style-name="ce19" table:number-columns-repeated="10"/>
          <table:table-cell table:style-name="ce16"/>
          <table:table-cell table:style-name="ce65" table:formula="of:=IF([.$A63] =&quot;&quot;;;MAX([.$F63]-[.G63];0))" office:value-type="float" office:value="0" calcext:value-type="float">
            <text:p>0</text:p>
          </table:table-cell>
          <table:table-cell table:style-name="ce65" table:formula="of:=IF([.$E63]=&quot;&quot;;;MAX(0;[.R63]-[.H63]))" office:value-type="float" office:value="0" calcext:value-type="float">
            <text:p>0</text:p>
          </table:table-cell>
          <table:table-cell table:style-name="ce65" table:formula="of:=IF([.$E63]=&quot;&quot;;;MAX(0;[.S63]-[.I63]))" office:value-type="float" office:value="0" calcext:value-type="float">
            <text:p>0</text:p>
          </table:table-cell>
          <table:table-cell table:style-name="ce65" table:formula="of:=IF([.$E63]=&quot;&quot;;;MAX(0;[.T63]-[.J63]))" office:value-type="float" office:value="0" calcext:value-type="float">
            <text:p>0</text:p>
          </table:table-cell>
          <table:table-cell table:style-name="ce65" table:formula="of:=IF([.$E63]=&quot;&quot;;;MAX(0;[.U63]-[.K63]))" office:value-type="float" office:value="0" calcext:value-type="float">
            <text:p>0</text:p>
          </table:table-cell>
          <table:table-cell table:style-name="ce65" table:formula="of:=IF([.$E63]=&quot;&quot;;;MAX(0;[.V63]-[.L63]))" office:value-type="float" office:value="0" calcext:value-type="float">
            <text:p>0</text:p>
          </table:table-cell>
          <table:table-cell table:style-name="ce65" table:formula="of:=IF([.$E63]=&quot;&quot;;;MAX(0;[.W63]-[.M63]))" office:value-type="float" office:value="0" calcext:value-type="float">
            <text:p>0</text:p>
          </table:table-cell>
          <table:table-cell table:style-name="ce65" table:formula="of:=IF([.$E63]=&quot;&quot;;;MAX(0;[.X63]-[.N63]))" office:value-type="float" office:value="0" calcext:value-type="float">
            <text:p>0</text:p>
          </table:table-cell>
          <table:table-cell table:style-name="ce65" table:formula="of:=IF([.$E63]=&quot;&quot;;;MAX(0;[.Y63]-[.O63]))" office:value-type="float" office:value="0" calcext:value-type="float">
            <text:p>0</text:p>
          </table:table-cell>
          <table:table-cell table:style-name="ce65" table:formula="of:=IF([.$E63]=&quot;&quot;;;MAX(0;[.Z63]-[.P63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64];[.$D64];[.$E64])">
            <text:p/>
          </table:table-cell>
          <table:table-cell table:style-name="ce18" table:formula="of:=IFERROR(VLOOKUP([.$A64];[$Tasks.$A55:.$B59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55"/>
          <table:table-cell table:style-name="ce19" table:number-columns-repeated="10"/>
          <table:table-cell table:style-name="ce16"/>
          <table:table-cell table:style-name="ce65" table:formula="of:=IF([.$A64] =&quot;&quot;;;MAX([.$F64]-[.G64];0))" office:value-type="float" office:value="0" calcext:value-type="float">
            <text:p>0</text:p>
          </table:table-cell>
          <table:table-cell table:style-name="ce65" table:formula="of:=IF([.$E64]=&quot;&quot;;;MAX(0;[.R64]-[.H64]))" office:value-type="float" office:value="0" calcext:value-type="float">
            <text:p>0</text:p>
          </table:table-cell>
          <table:table-cell table:style-name="ce65" table:formula="of:=IF([.$E64]=&quot;&quot;;;MAX(0;[.S64]-[.I64]))" office:value-type="float" office:value="0" calcext:value-type="float">
            <text:p>0</text:p>
          </table:table-cell>
          <table:table-cell table:style-name="ce65" table:formula="of:=IF([.$E64]=&quot;&quot;;;MAX(0;[.T64]-[.J64]))" office:value-type="float" office:value="0" calcext:value-type="float">
            <text:p>0</text:p>
          </table:table-cell>
          <table:table-cell table:style-name="ce65" table:formula="of:=IF([.$E64]=&quot;&quot;;;MAX(0;[.U64]-[.K64]))" office:value-type="float" office:value="0" calcext:value-type="float">
            <text:p>0</text:p>
          </table:table-cell>
          <table:table-cell table:style-name="ce65" table:formula="of:=IF([.$E64]=&quot;&quot;;;MAX(0;[.V64]-[.L64]))" office:value-type="float" office:value="0" calcext:value-type="float">
            <text:p>0</text:p>
          </table:table-cell>
          <table:table-cell table:style-name="ce65" table:formula="of:=IF([.$E64]=&quot;&quot;;;MAX(0;[.W64]-[.M64]))" office:value-type="float" office:value="0" calcext:value-type="float">
            <text:p>0</text:p>
          </table:table-cell>
          <table:table-cell table:style-name="ce65" table:formula="of:=IF([.$E64]=&quot;&quot;;;MAX(0;[.X64]-[.N64]))" office:value-type="float" office:value="0" calcext:value-type="float">
            <text:p>0</text:p>
          </table:table-cell>
          <table:table-cell table:style-name="ce65" table:formula="of:=IF([.$E64]=&quot;&quot;;;MAX(0;[.Y64]-[.O64]))" office:value-type="float" office:value="0" calcext:value-type="float">
            <text:p>0</text:p>
          </table:table-cell>
          <table:table-cell table:style-name="ce65" table:formula="of:=IF([.$E64]=&quot;&quot;;;MAX(0;[.Z64]-[.P64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65];[.$D65];[.$E65])">
            <text:p/>
          </table:table-cell>
          <table:table-cell table:style-name="ce18" table:formula="of:=IFERROR(VLOOKUP([.$A65];[$Tasks.$A56:.$B60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55"/>
          <table:table-cell table:style-name="ce19" table:number-columns-repeated="10"/>
          <table:table-cell table:style-name="ce16"/>
          <table:table-cell table:style-name="ce65" table:formula="of:=IF([.$A65] =&quot;&quot;;;MAX([.$F65]-[.G65];0))" office:value-type="float" office:value="0" calcext:value-type="float">
            <text:p>0</text:p>
          </table:table-cell>
          <table:table-cell table:style-name="ce65" table:formula="of:=IF([.$E65]=&quot;&quot;;;MAX(0;[.R65]-[.H65]))" office:value-type="float" office:value="0" calcext:value-type="float">
            <text:p>0</text:p>
          </table:table-cell>
          <table:table-cell table:style-name="ce65" table:formula="of:=IF([.$E65]=&quot;&quot;;;MAX(0;[.S65]-[.I65]))" office:value-type="float" office:value="0" calcext:value-type="float">
            <text:p>0</text:p>
          </table:table-cell>
          <table:table-cell table:style-name="ce65" table:formula="of:=IF([.$E65]=&quot;&quot;;;MAX(0;[.T65]-[.J65]))" office:value-type="float" office:value="0" calcext:value-type="float">
            <text:p>0</text:p>
          </table:table-cell>
          <table:table-cell table:style-name="ce65" table:formula="of:=IF([.$E65]=&quot;&quot;;;MAX(0;[.U65]-[.K65]))" office:value-type="float" office:value="0" calcext:value-type="float">
            <text:p>0</text:p>
          </table:table-cell>
          <table:table-cell table:style-name="ce65" table:formula="of:=IF([.$E65]=&quot;&quot;;;MAX(0;[.V65]-[.L65]))" office:value-type="float" office:value="0" calcext:value-type="float">
            <text:p>0</text:p>
          </table:table-cell>
          <table:table-cell table:style-name="ce65" table:formula="of:=IF([.$E65]=&quot;&quot;;;MAX(0;[.W65]-[.M65]))" office:value-type="float" office:value="0" calcext:value-type="float">
            <text:p>0</text:p>
          </table:table-cell>
          <table:table-cell table:style-name="ce65" table:formula="of:=IF([.$E65]=&quot;&quot;;;MAX(0;[.X65]-[.N65]))" office:value-type="float" office:value="0" calcext:value-type="float">
            <text:p>0</text:p>
          </table:table-cell>
          <table:table-cell table:style-name="ce65" table:formula="of:=IF([.$E65]=&quot;&quot;;;MAX(0;[.Y65]-[.O65]))" office:value-type="float" office:value="0" calcext:value-type="float">
            <text:p>0</text:p>
          </table:table-cell>
          <table:table-cell table:style-name="ce65" table:formula="of:=IF([.$E65]=&quot;&quot;;;MAX(0;[.Z65]-[.P65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66];[.$D66];[.$E66])">
            <text:p/>
          </table:table-cell>
          <table:table-cell table:style-name="ce18" table:formula="of:=IFERROR(VLOOKUP([.$A66];[$Tasks.$A57:.$B61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55"/>
          <table:table-cell table:style-name="ce19" table:number-columns-repeated="10"/>
          <table:table-cell table:style-name="ce16"/>
          <table:table-cell table:style-name="ce65" table:formula="of:=IF([.$A66] =&quot;&quot;;;MAX([.$F66]-[.G66];0))" office:value-type="float" office:value="0" calcext:value-type="float">
            <text:p>0</text:p>
          </table:table-cell>
          <table:table-cell table:style-name="ce65" table:formula="of:=IF([.$E66]=&quot;&quot;;;MAX(0;[.R66]-[.H66]))" office:value-type="float" office:value="0" calcext:value-type="float">
            <text:p>0</text:p>
          </table:table-cell>
          <table:table-cell table:style-name="ce65" table:formula="of:=IF([.$E66]=&quot;&quot;;;MAX(0;[.S66]-[.I66]))" office:value-type="float" office:value="0" calcext:value-type="float">
            <text:p>0</text:p>
          </table:table-cell>
          <table:table-cell table:style-name="ce65" table:formula="of:=IF([.$E66]=&quot;&quot;;;MAX(0;[.T66]-[.J66]))" office:value-type="float" office:value="0" calcext:value-type="float">
            <text:p>0</text:p>
          </table:table-cell>
          <table:table-cell table:style-name="ce65" table:formula="of:=IF([.$E66]=&quot;&quot;;;MAX(0;[.U66]-[.K66]))" office:value-type="float" office:value="0" calcext:value-type="float">
            <text:p>0</text:p>
          </table:table-cell>
          <table:table-cell table:style-name="ce65" table:formula="of:=IF([.$E66]=&quot;&quot;;;MAX(0;[.V66]-[.L66]))" office:value-type="float" office:value="0" calcext:value-type="float">
            <text:p>0</text:p>
          </table:table-cell>
          <table:table-cell table:style-name="ce65" table:formula="of:=IF([.$E66]=&quot;&quot;;;MAX(0;[.W66]-[.M66]))" office:value-type="float" office:value="0" calcext:value-type="float">
            <text:p>0</text:p>
          </table:table-cell>
          <table:table-cell table:style-name="ce65" table:formula="of:=IF([.$E66]=&quot;&quot;;;MAX(0;[.X66]-[.N66]))" office:value-type="float" office:value="0" calcext:value-type="float">
            <text:p>0</text:p>
          </table:table-cell>
          <table:table-cell table:style-name="ce65" table:formula="of:=IF([.$E66]=&quot;&quot;;;MAX(0;[.Y66]-[.O66]))" office:value-type="float" office:value="0" calcext:value-type="float">
            <text:p>0</text:p>
          </table:table-cell>
          <table:table-cell table:style-name="ce65" table:formula="of:=IF([.$E66]=&quot;&quot;;;MAX(0;[.Z66]-[.P66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67];[.$D67];[.$E67])">
            <text:p/>
          </table:table-cell>
          <table:table-cell table:style-name="ce18" table:formula="of:=IFERROR(VLOOKUP([.$A67];[$Tasks.$A58:.$B62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55"/>
          <table:table-cell table:style-name="ce19" table:number-columns-repeated="10"/>
          <table:table-cell table:style-name="ce16"/>
          <table:table-cell table:style-name="ce65" table:formula="of:=IF([.$A67] =&quot;&quot;;;MAX([.$F67]-[.G67];0))" office:value-type="float" office:value="0" calcext:value-type="float">
            <text:p>0</text:p>
          </table:table-cell>
          <table:table-cell table:style-name="ce65" table:formula="of:=IF([.$E67]=&quot;&quot;;;MAX(0;[.R67]-[.H67]))" office:value-type="float" office:value="0" calcext:value-type="float">
            <text:p>0</text:p>
          </table:table-cell>
          <table:table-cell table:style-name="ce65" table:formula="of:=IF([.$E67]=&quot;&quot;;;MAX(0;[.S67]-[.I67]))" office:value-type="float" office:value="0" calcext:value-type="float">
            <text:p>0</text:p>
          </table:table-cell>
          <table:table-cell table:style-name="ce65" table:formula="of:=IF([.$E67]=&quot;&quot;;;MAX(0;[.T67]-[.J67]))" office:value-type="float" office:value="0" calcext:value-type="float">
            <text:p>0</text:p>
          </table:table-cell>
          <table:table-cell table:style-name="ce65" table:formula="of:=IF([.$E67]=&quot;&quot;;;MAX(0;[.U67]-[.K67]))" office:value-type="float" office:value="0" calcext:value-type="float">
            <text:p>0</text:p>
          </table:table-cell>
          <table:table-cell table:style-name="ce65" table:formula="of:=IF([.$E67]=&quot;&quot;;;MAX(0;[.V67]-[.L67]))" office:value-type="float" office:value="0" calcext:value-type="float">
            <text:p>0</text:p>
          </table:table-cell>
          <table:table-cell table:style-name="ce65" table:formula="of:=IF([.$E67]=&quot;&quot;;;MAX(0;[.W67]-[.M67]))" office:value-type="float" office:value="0" calcext:value-type="float">
            <text:p>0</text:p>
          </table:table-cell>
          <table:table-cell table:style-name="ce65" table:formula="of:=IF([.$E67]=&quot;&quot;;;MAX(0;[.X67]-[.N67]))" office:value-type="float" office:value="0" calcext:value-type="float">
            <text:p>0</text:p>
          </table:table-cell>
          <table:table-cell table:style-name="ce65" table:formula="of:=IF([.$E67]=&quot;&quot;;;MAX(0;[.Y67]-[.O67]))" office:value-type="float" office:value="0" calcext:value-type="float">
            <text:p>0</text:p>
          </table:table-cell>
          <table:table-cell table:style-name="ce65" table:formula="of:=IF([.$E67]=&quot;&quot;;;MAX(0;[.Z67]-[.P67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68];[.$D68];[.$E68])">
            <text:p/>
          </table:table-cell>
          <table:table-cell table:style-name="ce18" table:formula="of:=IFERROR(VLOOKUP([.$A68];[$Tasks.$A59:.$B63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55"/>
          <table:table-cell table:style-name="ce19" table:number-columns-repeated="10"/>
          <table:table-cell table:style-name="ce16"/>
          <table:table-cell table:style-name="ce65" table:formula="of:=IF([.$A68] =&quot;&quot;;;MAX([.$F68]-[.G68];0))" office:value-type="float" office:value="0" calcext:value-type="float">
            <text:p>0</text:p>
          </table:table-cell>
          <table:table-cell table:style-name="ce65" table:formula="of:=IF([.$E68]=&quot;&quot;;;MAX(0;[.R68]-[.H68]))" office:value-type="float" office:value="0" calcext:value-type="float">
            <text:p>0</text:p>
          </table:table-cell>
          <table:table-cell table:style-name="ce65" table:formula="of:=IF([.$E68]=&quot;&quot;;;MAX(0;[.S68]-[.I68]))" office:value-type="float" office:value="0" calcext:value-type="float">
            <text:p>0</text:p>
          </table:table-cell>
          <table:table-cell table:style-name="ce65" table:formula="of:=IF([.$E68]=&quot;&quot;;;MAX(0;[.T68]-[.J68]))" office:value-type="float" office:value="0" calcext:value-type="float">
            <text:p>0</text:p>
          </table:table-cell>
          <table:table-cell table:style-name="ce65" table:formula="of:=IF([.$E68]=&quot;&quot;;;MAX(0;[.U68]-[.K68]))" office:value-type="float" office:value="0" calcext:value-type="float">
            <text:p>0</text:p>
          </table:table-cell>
          <table:table-cell table:style-name="ce65" table:formula="of:=IF([.$E68]=&quot;&quot;;;MAX(0;[.V68]-[.L68]))" office:value-type="float" office:value="0" calcext:value-type="float">
            <text:p>0</text:p>
          </table:table-cell>
          <table:table-cell table:style-name="ce65" table:formula="of:=IF([.$E68]=&quot;&quot;;;MAX(0;[.W68]-[.M68]))" office:value-type="float" office:value="0" calcext:value-type="float">
            <text:p>0</text:p>
          </table:table-cell>
          <table:table-cell table:style-name="ce65" table:formula="of:=IF([.$E68]=&quot;&quot;;;MAX(0;[.X68]-[.N68]))" office:value-type="float" office:value="0" calcext:value-type="float">
            <text:p>0</text:p>
          </table:table-cell>
          <table:table-cell table:style-name="ce65" table:formula="of:=IF([.$E68]=&quot;&quot;;;MAX(0;[.Y68]-[.O68]))" office:value-type="float" office:value="0" calcext:value-type="float">
            <text:p>0</text:p>
          </table:table-cell>
          <table:table-cell table:style-name="ce65" table:formula="of:=IF([.$E68]=&quot;&quot;;;MAX(0;[.Z68]-[.P68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69];[.$D69];[.$E69])">
            <text:p/>
          </table:table-cell>
          <table:table-cell table:style-name="ce18" table:formula="of:=IFERROR(VLOOKUP([.$A69];[$Tasks.$A60:.$B64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55"/>
          <table:table-cell table:style-name="ce19" table:number-columns-repeated="10"/>
          <table:table-cell table:style-name="ce16"/>
          <table:table-cell table:style-name="ce65" table:formula="of:=IF([.$A69] =&quot;&quot;;;MAX([.$F69]-[.G69];0))" office:value-type="float" office:value="0" calcext:value-type="float">
            <text:p>0</text:p>
          </table:table-cell>
          <table:table-cell table:style-name="ce65" table:formula="of:=IF([.$E69]=&quot;&quot;;;MAX(0;[.R69]-[.H69]))" office:value-type="float" office:value="0" calcext:value-type="float">
            <text:p>0</text:p>
          </table:table-cell>
          <table:table-cell table:style-name="ce65" table:formula="of:=IF([.$E69]=&quot;&quot;;;MAX(0;[.S69]-[.I69]))" office:value-type="float" office:value="0" calcext:value-type="float">
            <text:p>0</text:p>
          </table:table-cell>
          <table:table-cell table:style-name="ce65" table:formula="of:=IF([.$E69]=&quot;&quot;;;MAX(0;[.T69]-[.J69]))" office:value-type="float" office:value="0" calcext:value-type="float">
            <text:p>0</text:p>
          </table:table-cell>
          <table:table-cell table:style-name="ce65" table:formula="of:=IF([.$E69]=&quot;&quot;;;MAX(0;[.U69]-[.K69]))" office:value-type="float" office:value="0" calcext:value-type="float">
            <text:p>0</text:p>
          </table:table-cell>
          <table:table-cell table:style-name="ce65" table:formula="of:=IF([.$E69]=&quot;&quot;;;MAX(0;[.V69]-[.L69]))" office:value-type="float" office:value="0" calcext:value-type="float">
            <text:p>0</text:p>
          </table:table-cell>
          <table:table-cell table:style-name="ce65" table:formula="of:=IF([.$E69]=&quot;&quot;;;MAX(0;[.W69]-[.M69]))" office:value-type="float" office:value="0" calcext:value-type="float">
            <text:p>0</text:p>
          </table:table-cell>
          <table:table-cell table:style-name="ce65" table:formula="of:=IF([.$E69]=&quot;&quot;;;MAX(0;[.X69]-[.N69]))" office:value-type="float" office:value="0" calcext:value-type="float">
            <text:p>0</text:p>
          </table:table-cell>
          <table:table-cell table:style-name="ce65" table:formula="of:=IF([.$E69]=&quot;&quot;;;MAX(0;[.Y69]-[.O69]))" office:value-type="float" office:value="0" calcext:value-type="float">
            <text:p>0</text:p>
          </table:table-cell>
          <table:table-cell table:style-name="ce65" table:formula="of:=IF([.$E69]=&quot;&quot;;;MAX(0;[.Z69]-[.P69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70];[.$D70];[.$E70])">
            <text:p/>
          </table:table-cell>
          <table:table-cell table:style-name="ce18" table:formula="of:=IFERROR(VLOOKUP([.$A70];[$Tasks.$A61:.$B65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55"/>
          <table:table-cell table:style-name="ce19" table:number-columns-repeated="10"/>
          <table:table-cell table:style-name="ce16"/>
          <table:table-cell table:style-name="ce65" table:formula="of:=IF([.$A70] =&quot;&quot;;;MAX([.$F70]-[.G70];0))" office:value-type="float" office:value="0" calcext:value-type="float">
            <text:p>0</text:p>
          </table:table-cell>
          <table:table-cell table:style-name="ce65" table:formula="of:=IF([.$E70]=&quot;&quot;;;MAX(0;[.R70]-[.H70]))" office:value-type="float" office:value="0" calcext:value-type="float">
            <text:p>0</text:p>
          </table:table-cell>
          <table:table-cell table:style-name="ce65" table:formula="of:=IF([.$E70]=&quot;&quot;;;MAX(0;[.S70]-[.I70]))" office:value-type="float" office:value="0" calcext:value-type="float">
            <text:p>0</text:p>
          </table:table-cell>
          <table:table-cell table:style-name="ce65" table:formula="of:=IF([.$E70]=&quot;&quot;;;MAX(0;[.T70]-[.J70]))" office:value-type="float" office:value="0" calcext:value-type="float">
            <text:p>0</text:p>
          </table:table-cell>
          <table:table-cell table:style-name="ce65" table:formula="of:=IF([.$E70]=&quot;&quot;;;MAX(0;[.U70]-[.K70]))" office:value-type="float" office:value="0" calcext:value-type="float">
            <text:p>0</text:p>
          </table:table-cell>
          <table:table-cell table:style-name="ce65" table:formula="of:=IF([.$E70]=&quot;&quot;;;MAX(0;[.V70]-[.L70]))" office:value-type="float" office:value="0" calcext:value-type="float">
            <text:p>0</text:p>
          </table:table-cell>
          <table:table-cell table:style-name="ce65" table:formula="of:=IF([.$E70]=&quot;&quot;;;MAX(0;[.W70]-[.M70]))" office:value-type="float" office:value="0" calcext:value-type="float">
            <text:p>0</text:p>
          </table:table-cell>
          <table:table-cell table:style-name="ce65" table:formula="of:=IF([.$E70]=&quot;&quot;;;MAX(0;[.X70]-[.N70]))" office:value-type="float" office:value="0" calcext:value-type="float">
            <text:p>0</text:p>
          </table:table-cell>
          <table:table-cell table:style-name="ce65" table:formula="of:=IF([.$E70]=&quot;&quot;;;MAX(0;[.Y70]-[.O70]))" office:value-type="float" office:value="0" calcext:value-type="float">
            <text:p>0</text:p>
          </table:table-cell>
          <table:table-cell table:style-name="ce65" table:formula="of:=IF([.$E70]=&quot;&quot;;;MAX(0;[.Z70]-[.P70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71];[.$D71];[.$E71])">
            <text:p/>
          </table:table-cell>
          <table:table-cell table:style-name="ce18" table:formula="of:=IFERROR(VLOOKUP([.$A71];[$Tasks.$A62:.$B66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55"/>
          <table:table-cell table:style-name="ce19" table:number-columns-repeated="10"/>
          <table:table-cell table:style-name="ce16"/>
          <table:table-cell table:style-name="ce65" table:formula="of:=IF([.$A71] =&quot;&quot;;;MAX([.$F71]-[.G71];0))" office:value-type="float" office:value="0" calcext:value-type="float">
            <text:p>0</text:p>
          </table:table-cell>
          <table:table-cell table:style-name="ce65" table:formula="of:=IF([.$E71]=&quot;&quot;;;MAX(0;[.R71]-[.H71]))" office:value-type="float" office:value="0" calcext:value-type="float">
            <text:p>0</text:p>
          </table:table-cell>
          <table:table-cell table:style-name="ce65" table:formula="of:=IF([.$E71]=&quot;&quot;;;MAX(0;[.S71]-[.I71]))" office:value-type="float" office:value="0" calcext:value-type="float">
            <text:p>0</text:p>
          </table:table-cell>
          <table:table-cell table:style-name="ce65" table:formula="of:=IF([.$E71]=&quot;&quot;;;MAX(0;[.T71]-[.J71]))" office:value-type="float" office:value="0" calcext:value-type="float">
            <text:p>0</text:p>
          </table:table-cell>
          <table:table-cell table:style-name="ce65" table:formula="of:=IF([.$E71]=&quot;&quot;;;MAX(0;[.U71]-[.K71]))" office:value-type="float" office:value="0" calcext:value-type="float">
            <text:p>0</text:p>
          </table:table-cell>
          <table:table-cell table:style-name="ce65" table:formula="of:=IF([.$E71]=&quot;&quot;;;MAX(0;[.V71]-[.L71]))" office:value-type="float" office:value="0" calcext:value-type="float">
            <text:p>0</text:p>
          </table:table-cell>
          <table:table-cell table:style-name="ce65" table:formula="of:=IF([.$E71]=&quot;&quot;;;MAX(0;[.W71]-[.M71]))" office:value-type="float" office:value="0" calcext:value-type="float">
            <text:p>0</text:p>
          </table:table-cell>
          <table:table-cell table:style-name="ce65" table:formula="of:=IF([.$E71]=&quot;&quot;;;MAX(0;[.X71]-[.N71]))" office:value-type="float" office:value="0" calcext:value-type="float">
            <text:p>0</text:p>
          </table:table-cell>
          <table:table-cell table:style-name="ce65" table:formula="of:=IF([.$E71]=&quot;&quot;;;MAX(0;[.Y71]-[.O71]))" office:value-type="float" office:value="0" calcext:value-type="float">
            <text:p>0</text:p>
          </table:table-cell>
          <table:table-cell table:style-name="ce65" table:formula="of:=IF([.$E71]=&quot;&quot;;;MAX(0;[.Z71]-[.P71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72];[.$D72];[.$E72])">
            <text:p/>
          </table:table-cell>
          <table:table-cell table:style-name="ce18" table:formula="of:=IFERROR(VLOOKUP([.$A72];[$Tasks.$A63:.$B67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55"/>
          <table:table-cell table:style-name="ce19" table:number-columns-repeated="10"/>
          <table:table-cell table:style-name="ce16"/>
          <table:table-cell table:style-name="ce65" table:formula="of:=IF([.$A72] =&quot;&quot;;;MAX([.$F72]-[.G72];0))" office:value-type="float" office:value="0" calcext:value-type="float">
            <text:p>0</text:p>
          </table:table-cell>
          <table:table-cell table:style-name="ce65" table:formula="of:=IF([.$E72]=&quot;&quot;;;MAX(0;[.R72]-[.H72]))" office:value-type="float" office:value="0" calcext:value-type="float">
            <text:p>0</text:p>
          </table:table-cell>
          <table:table-cell table:style-name="ce65" table:formula="of:=IF([.$E72]=&quot;&quot;;;MAX(0;[.S72]-[.I72]))" office:value-type="float" office:value="0" calcext:value-type="float">
            <text:p>0</text:p>
          </table:table-cell>
          <table:table-cell table:style-name="ce65" table:formula="of:=IF([.$E72]=&quot;&quot;;;MAX(0;[.T72]-[.J72]))" office:value-type="float" office:value="0" calcext:value-type="float">
            <text:p>0</text:p>
          </table:table-cell>
          <table:table-cell table:style-name="ce65" table:formula="of:=IF([.$E72]=&quot;&quot;;;MAX(0;[.U72]-[.K72]))" office:value-type="float" office:value="0" calcext:value-type="float">
            <text:p>0</text:p>
          </table:table-cell>
          <table:table-cell table:style-name="ce65" table:formula="of:=IF([.$E72]=&quot;&quot;;;MAX(0;[.V72]-[.L72]))" office:value-type="float" office:value="0" calcext:value-type="float">
            <text:p>0</text:p>
          </table:table-cell>
          <table:table-cell table:style-name="ce65" table:formula="of:=IF([.$E72]=&quot;&quot;;;MAX(0;[.W72]-[.M72]))" office:value-type="float" office:value="0" calcext:value-type="float">
            <text:p>0</text:p>
          </table:table-cell>
          <table:table-cell table:style-name="ce65" table:formula="of:=IF([.$E72]=&quot;&quot;;;MAX(0;[.X72]-[.N72]))" office:value-type="float" office:value="0" calcext:value-type="float">
            <text:p>0</text:p>
          </table:table-cell>
          <table:table-cell table:style-name="ce65" table:formula="of:=IF([.$E72]=&quot;&quot;;;MAX(0;[.Y72]-[.O72]))" office:value-type="float" office:value="0" calcext:value-type="float">
            <text:p>0</text:p>
          </table:table-cell>
          <table:table-cell table:style-name="ce65" table:formula="of:=IF([.$E72]=&quot;&quot;;;MAX(0;[.Z72]-[.P72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73];[.$D73];[.$E73])">
            <text:p/>
          </table:table-cell>
          <table:table-cell table:style-name="ce18" table:formula="of:=IFERROR(VLOOKUP([.$A73];[$Tasks.$A64:.$B68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55"/>
          <table:table-cell table:style-name="ce19" table:number-columns-repeated="10"/>
          <table:table-cell table:style-name="ce16"/>
          <table:table-cell table:style-name="ce65" table:formula="of:=IF([.$A73] =&quot;&quot;;;MAX([.$F73]-[.G73];0))" office:value-type="float" office:value="0" calcext:value-type="float">
            <text:p>0</text:p>
          </table:table-cell>
          <table:table-cell table:style-name="ce65" table:formula="of:=IF([.$E73]=&quot;&quot;;;MAX(0;[.R73]-[.H73]))" office:value-type="float" office:value="0" calcext:value-type="float">
            <text:p>0</text:p>
          </table:table-cell>
          <table:table-cell table:style-name="ce65" table:formula="of:=IF([.$E73]=&quot;&quot;;;MAX(0;[.S73]-[.I73]))" office:value-type="float" office:value="0" calcext:value-type="float">
            <text:p>0</text:p>
          </table:table-cell>
          <table:table-cell table:style-name="ce65" table:formula="of:=IF([.$E73]=&quot;&quot;;;MAX(0;[.T73]-[.J73]))" office:value-type="float" office:value="0" calcext:value-type="float">
            <text:p>0</text:p>
          </table:table-cell>
          <table:table-cell table:style-name="ce65" table:formula="of:=IF([.$E73]=&quot;&quot;;;MAX(0;[.U73]-[.K73]))" office:value-type="float" office:value="0" calcext:value-type="float">
            <text:p>0</text:p>
          </table:table-cell>
          <table:table-cell table:style-name="ce65" table:formula="of:=IF([.$E73]=&quot;&quot;;;MAX(0;[.V73]-[.L73]))" office:value-type="float" office:value="0" calcext:value-type="float">
            <text:p>0</text:p>
          </table:table-cell>
          <table:table-cell table:style-name="ce65" table:formula="of:=IF([.$E73]=&quot;&quot;;;MAX(0;[.W73]-[.M73]))" office:value-type="float" office:value="0" calcext:value-type="float">
            <text:p>0</text:p>
          </table:table-cell>
          <table:table-cell table:style-name="ce65" table:formula="of:=IF([.$E73]=&quot;&quot;;;MAX(0;[.X73]-[.N73]))" office:value-type="float" office:value="0" calcext:value-type="float">
            <text:p>0</text:p>
          </table:table-cell>
          <table:table-cell table:style-name="ce65" table:formula="of:=IF([.$E73]=&quot;&quot;;;MAX(0;[.Y73]-[.O73]))" office:value-type="float" office:value="0" calcext:value-type="float">
            <text:p>0</text:p>
          </table:table-cell>
          <table:table-cell table:style-name="ce65" table:formula="of:=IF([.$E73]=&quot;&quot;;;MAX(0;[.Z73]-[.P73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74];[.$D74];[.$E74])">
            <text:p/>
          </table:table-cell>
          <table:table-cell table:style-name="ce18" table:formula="of:=IFERROR(VLOOKUP([.$A74];[$Tasks.$A65:.$B69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55"/>
          <table:table-cell table:style-name="ce19" table:number-columns-repeated="10"/>
          <table:table-cell table:style-name="ce16"/>
          <table:table-cell table:style-name="ce65" table:formula="of:=IF([.$A74] =&quot;&quot;;;MAX([.$F74]-[.G74];0))" office:value-type="float" office:value="0" calcext:value-type="float">
            <text:p>0</text:p>
          </table:table-cell>
          <table:table-cell table:style-name="ce65" table:formula="of:=IF([.$E74]=&quot;&quot;;;MAX(0;[.R74]-[.H74]))" office:value-type="float" office:value="0" calcext:value-type="float">
            <text:p>0</text:p>
          </table:table-cell>
          <table:table-cell table:style-name="ce65" table:formula="of:=IF([.$E74]=&quot;&quot;;;MAX(0;[.S74]-[.I74]))" office:value-type="float" office:value="0" calcext:value-type="float">
            <text:p>0</text:p>
          </table:table-cell>
          <table:table-cell table:style-name="ce65" table:formula="of:=IF([.$E74]=&quot;&quot;;;MAX(0;[.T74]-[.J74]))" office:value-type="float" office:value="0" calcext:value-type="float">
            <text:p>0</text:p>
          </table:table-cell>
          <table:table-cell table:style-name="ce65" table:formula="of:=IF([.$E74]=&quot;&quot;;;MAX(0;[.U74]-[.K74]))" office:value-type="float" office:value="0" calcext:value-type="float">
            <text:p>0</text:p>
          </table:table-cell>
          <table:table-cell table:style-name="ce65" table:formula="of:=IF([.$E74]=&quot;&quot;;;MAX(0;[.V74]-[.L74]))" office:value-type="float" office:value="0" calcext:value-type="float">
            <text:p>0</text:p>
          </table:table-cell>
          <table:table-cell table:style-name="ce65" table:formula="of:=IF([.$E74]=&quot;&quot;;;MAX(0;[.W74]-[.M74]))" office:value-type="float" office:value="0" calcext:value-type="float">
            <text:p>0</text:p>
          </table:table-cell>
          <table:table-cell table:style-name="ce65" table:formula="of:=IF([.$E74]=&quot;&quot;;;MAX(0;[.X74]-[.N74]))" office:value-type="float" office:value="0" calcext:value-type="float">
            <text:p>0</text:p>
          </table:table-cell>
          <table:table-cell table:style-name="ce65" table:formula="of:=IF([.$E74]=&quot;&quot;;;MAX(0;[.Y74]-[.O74]))" office:value-type="float" office:value="0" calcext:value-type="float">
            <text:p>0</text:p>
          </table:table-cell>
          <table:table-cell table:style-name="ce65" table:formula="of:=IF([.$E74]=&quot;&quot;;;MAX(0;[.Z74]-[.P74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75];[.$D75];[.$E75])">
            <text:p/>
          </table:table-cell>
          <table:table-cell table:style-name="ce18" table:formula="of:=IFERROR(VLOOKUP([.$A75];[$Tasks.$A66:.$B70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55"/>
          <table:table-cell table:style-name="ce19" table:number-columns-repeated="10"/>
          <table:table-cell table:style-name="ce16"/>
          <table:table-cell table:style-name="ce65" table:formula="of:=IF([.$A75] =&quot;&quot;;;MAX([.$F75]-[.G75];0))" office:value-type="float" office:value="0" calcext:value-type="float">
            <text:p>0</text:p>
          </table:table-cell>
          <table:table-cell table:style-name="ce65" table:formula="of:=IF([.$E75]=&quot;&quot;;;MAX(0;[.R75]-[.H75]))" office:value-type="float" office:value="0" calcext:value-type="float">
            <text:p>0</text:p>
          </table:table-cell>
          <table:table-cell table:style-name="ce65" table:formula="of:=IF([.$E75]=&quot;&quot;;;MAX(0;[.S75]-[.I75]))" office:value-type="float" office:value="0" calcext:value-type="float">
            <text:p>0</text:p>
          </table:table-cell>
          <table:table-cell table:style-name="ce65" table:formula="of:=IF([.$E75]=&quot;&quot;;;MAX(0;[.T75]-[.J75]))" office:value-type="float" office:value="0" calcext:value-type="float">
            <text:p>0</text:p>
          </table:table-cell>
          <table:table-cell table:style-name="ce65" table:formula="of:=IF([.$E75]=&quot;&quot;;;MAX(0;[.U75]-[.K75]))" office:value-type="float" office:value="0" calcext:value-type="float">
            <text:p>0</text:p>
          </table:table-cell>
          <table:table-cell table:style-name="ce65" table:formula="of:=IF([.$E75]=&quot;&quot;;;MAX(0;[.V75]-[.L75]))" office:value-type="float" office:value="0" calcext:value-type="float">
            <text:p>0</text:p>
          </table:table-cell>
          <table:table-cell table:style-name="ce65" table:formula="of:=IF([.$E75]=&quot;&quot;;;MAX(0;[.W75]-[.M75]))" office:value-type="float" office:value="0" calcext:value-type="float">
            <text:p>0</text:p>
          </table:table-cell>
          <table:table-cell table:style-name="ce65" table:formula="of:=IF([.$E75]=&quot;&quot;;;MAX(0;[.X75]-[.N75]))" office:value-type="float" office:value="0" calcext:value-type="float">
            <text:p>0</text:p>
          </table:table-cell>
          <table:table-cell table:style-name="ce65" table:formula="of:=IF([.$E75]=&quot;&quot;;;MAX(0;[.Y75]-[.O75]))" office:value-type="float" office:value="0" calcext:value-type="float">
            <text:p>0</text:p>
          </table:table-cell>
          <table:table-cell table:style-name="ce65" table:formula="of:=IF([.$E75]=&quot;&quot;;;MAX(0;[.Z75]-[.P75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76];[.$D76];[.$E76])">
            <text:p/>
          </table:table-cell>
          <table:table-cell table:style-name="ce18" table:formula="of:=IFERROR(VLOOKUP([.$A76];[$Tasks.$A67:.$B71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55"/>
          <table:table-cell table:style-name="ce19" table:number-columns-repeated="10"/>
          <table:table-cell table:style-name="ce16"/>
          <table:table-cell table:style-name="ce65" table:formula="of:=IF([.$A76] =&quot;&quot;;;MAX([.$F76]-[.G76];0))" office:value-type="float" office:value="0" calcext:value-type="float">
            <text:p>0</text:p>
          </table:table-cell>
          <table:table-cell table:style-name="ce65" table:formula="of:=IF([.$E76]=&quot;&quot;;;MAX(0;[.R76]-[.H76]))" office:value-type="float" office:value="0" calcext:value-type="float">
            <text:p>0</text:p>
          </table:table-cell>
          <table:table-cell table:style-name="ce65" table:formula="of:=IF([.$E76]=&quot;&quot;;;MAX(0;[.S76]-[.I76]))" office:value-type="float" office:value="0" calcext:value-type="float">
            <text:p>0</text:p>
          </table:table-cell>
          <table:table-cell table:style-name="ce65" table:formula="of:=IF([.$E76]=&quot;&quot;;;MAX(0;[.T76]-[.J76]))" office:value-type="float" office:value="0" calcext:value-type="float">
            <text:p>0</text:p>
          </table:table-cell>
          <table:table-cell table:style-name="ce65" table:formula="of:=IF([.$E76]=&quot;&quot;;;MAX(0;[.U76]-[.K76]))" office:value-type="float" office:value="0" calcext:value-type="float">
            <text:p>0</text:p>
          </table:table-cell>
          <table:table-cell table:style-name="ce65" table:formula="of:=IF([.$E76]=&quot;&quot;;;MAX(0;[.V76]-[.L76]))" office:value-type="float" office:value="0" calcext:value-type="float">
            <text:p>0</text:p>
          </table:table-cell>
          <table:table-cell table:style-name="ce65" table:formula="of:=IF([.$E76]=&quot;&quot;;;MAX(0;[.W76]-[.M76]))" office:value-type="float" office:value="0" calcext:value-type="float">
            <text:p>0</text:p>
          </table:table-cell>
          <table:table-cell table:style-name="ce65" table:formula="of:=IF([.$E76]=&quot;&quot;;;MAX(0;[.X76]-[.N76]))" office:value-type="float" office:value="0" calcext:value-type="float">
            <text:p>0</text:p>
          </table:table-cell>
          <table:table-cell table:style-name="ce65" table:formula="of:=IF([.$E76]=&quot;&quot;;;MAX(0;[.Y76]-[.O76]))" office:value-type="float" office:value="0" calcext:value-type="float">
            <text:p>0</text:p>
          </table:table-cell>
          <table:table-cell table:style-name="ce65" table:formula="of:=IF([.$E76]=&quot;&quot;;;MAX(0;[.Z76]-[.P76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77];[.$D77];[.$E77])">
            <text:p/>
          </table:table-cell>
          <table:table-cell table:style-name="ce18" table:formula="of:=IFERROR(VLOOKUP([.$A77];[$Tasks.$A68:.$B72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55"/>
          <table:table-cell table:style-name="ce19" table:number-columns-repeated="10"/>
          <table:table-cell table:style-name="ce16"/>
          <table:table-cell table:style-name="ce65" table:formula="of:=IF([.$A77] =&quot;&quot;;;MAX([.$F77]-[.G77];0))" office:value-type="float" office:value="0" calcext:value-type="float">
            <text:p>0</text:p>
          </table:table-cell>
          <table:table-cell table:style-name="ce65" table:formula="of:=IF([.$E77]=&quot;&quot;;;MAX(0;[.R77]-[.H77]))" office:value-type="float" office:value="0" calcext:value-type="float">
            <text:p>0</text:p>
          </table:table-cell>
          <table:table-cell table:style-name="ce65" table:formula="of:=IF([.$E77]=&quot;&quot;;;MAX(0;[.S77]-[.I77]))" office:value-type="float" office:value="0" calcext:value-type="float">
            <text:p>0</text:p>
          </table:table-cell>
          <table:table-cell table:style-name="ce65" table:formula="of:=IF([.$E77]=&quot;&quot;;;MAX(0;[.T77]-[.J77]))" office:value-type="float" office:value="0" calcext:value-type="float">
            <text:p>0</text:p>
          </table:table-cell>
          <table:table-cell table:style-name="ce65" table:formula="of:=IF([.$E77]=&quot;&quot;;;MAX(0;[.U77]-[.K77]))" office:value-type="float" office:value="0" calcext:value-type="float">
            <text:p>0</text:p>
          </table:table-cell>
          <table:table-cell table:style-name="ce65" table:formula="of:=IF([.$E77]=&quot;&quot;;;MAX(0;[.V77]-[.L77]))" office:value-type="float" office:value="0" calcext:value-type="float">
            <text:p>0</text:p>
          </table:table-cell>
          <table:table-cell table:style-name="ce65" table:formula="of:=IF([.$E77]=&quot;&quot;;;MAX(0;[.W77]-[.M77]))" office:value-type="float" office:value="0" calcext:value-type="float">
            <text:p>0</text:p>
          </table:table-cell>
          <table:table-cell table:style-name="ce65" table:formula="of:=IF([.$E77]=&quot;&quot;;;MAX(0;[.X77]-[.N77]))" office:value-type="float" office:value="0" calcext:value-type="float">
            <text:p>0</text:p>
          </table:table-cell>
          <table:table-cell table:style-name="ce65" table:formula="of:=IF([.$E77]=&quot;&quot;;;MAX(0;[.Y77]-[.O77]))" office:value-type="float" office:value="0" calcext:value-type="float">
            <text:p>0</text:p>
          </table:table-cell>
          <table:table-cell table:style-name="ce65" table:formula="of:=IF([.$E77]=&quot;&quot;;;MAX(0;[.Z77]-[.P77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78];[.$D78];[.$E78])">
            <text:p/>
          </table:table-cell>
          <table:table-cell table:style-name="ce18" table:formula="of:=IFERROR(VLOOKUP([.$A78];[$Tasks.$A69:.$B73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55"/>
          <table:table-cell table:style-name="ce19" table:number-columns-repeated="10"/>
          <table:table-cell table:style-name="ce16"/>
          <table:table-cell table:style-name="ce65" table:formula="of:=IF([.$A78] =&quot;&quot;;;MAX([.$F78]-[.G78];0))" office:value-type="float" office:value="0" calcext:value-type="float">
            <text:p>0</text:p>
          </table:table-cell>
          <table:table-cell table:style-name="ce65" table:formula="of:=IF([.$E78]=&quot;&quot;;;MAX(0;[.R78]-[.H78]))" office:value-type="float" office:value="0" calcext:value-type="float">
            <text:p>0</text:p>
          </table:table-cell>
          <table:table-cell table:style-name="ce65" table:formula="of:=IF([.$E78]=&quot;&quot;;;MAX(0;[.S78]-[.I78]))" office:value-type="float" office:value="0" calcext:value-type="float">
            <text:p>0</text:p>
          </table:table-cell>
          <table:table-cell table:style-name="ce65" table:formula="of:=IF([.$E78]=&quot;&quot;;;MAX(0;[.T78]-[.J78]))" office:value-type="float" office:value="0" calcext:value-type="float">
            <text:p>0</text:p>
          </table:table-cell>
          <table:table-cell table:style-name="ce65" table:formula="of:=IF([.$E78]=&quot;&quot;;;MAX(0;[.U78]-[.K78]))" office:value-type="float" office:value="0" calcext:value-type="float">
            <text:p>0</text:p>
          </table:table-cell>
          <table:table-cell table:style-name="ce65" table:formula="of:=IF([.$E78]=&quot;&quot;;;MAX(0;[.V78]-[.L78]))" office:value-type="float" office:value="0" calcext:value-type="float">
            <text:p>0</text:p>
          </table:table-cell>
          <table:table-cell table:style-name="ce65" table:formula="of:=IF([.$E78]=&quot;&quot;;;MAX(0;[.W78]-[.M78]))" office:value-type="float" office:value="0" calcext:value-type="float">
            <text:p>0</text:p>
          </table:table-cell>
          <table:table-cell table:style-name="ce65" table:formula="of:=IF([.$E78]=&quot;&quot;;;MAX(0;[.X78]-[.N78]))" office:value-type="float" office:value="0" calcext:value-type="float">
            <text:p>0</text:p>
          </table:table-cell>
          <table:table-cell table:style-name="ce65" table:formula="of:=IF([.$E78]=&quot;&quot;;;MAX(0;[.Y78]-[.O78]))" office:value-type="float" office:value="0" calcext:value-type="float">
            <text:p>0</text:p>
          </table:table-cell>
          <table:table-cell table:style-name="ce65" table:formula="of:=IF([.$E78]=&quot;&quot;;;MAX(0;[.Z78]-[.P78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79];[.$D79];[.$E79])">
            <text:p/>
          </table:table-cell>
          <table:table-cell table:style-name="ce18" table:formula="of:=IFERROR(VLOOKUP([.$A79];[$Tasks.$A70:.$B74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55"/>
          <table:table-cell table:style-name="ce19" table:number-columns-repeated="10"/>
          <table:table-cell table:style-name="ce16"/>
          <table:table-cell table:style-name="ce65" table:formula="of:=IF([.$A79] =&quot;&quot;;;MAX([.$F79]-[.G79];0))" office:value-type="float" office:value="0" calcext:value-type="float">
            <text:p>0</text:p>
          </table:table-cell>
          <table:table-cell table:style-name="ce65" table:formula="of:=IF([.$E79]=&quot;&quot;;;MAX(0;[.R79]-[.H79]))" office:value-type="float" office:value="0" calcext:value-type="float">
            <text:p>0</text:p>
          </table:table-cell>
          <table:table-cell table:style-name="ce65" table:formula="of:=IF([.$E79]=&quot;&quot;;;MAX(0;[.S79]-[.I79]))" office:value-type="float" office:value="0" calcext:value-type="float">
            <text:p>0</text:p>
          </table:table-cell>
          <table:table-cell table:style-name="ce65" table:formula="of:=IF([.$E79]=&quot;&quot;;;MAX(0;[.T79]-[.J79]))" office:value-type="float" office:value="0" calcext:value-type="float">
            <text:p>0</text:p>
          </table:table-cell>
          <table:table-cell table:style-name="ce65" table:formula="of:=IF([.$E79]=&quot;&quot;;;MAX(0;[.U79]-[.K79]))" office:value-type="float" office:value="0" calcext:value-type="float">
            <text:p>0</text:p>
          </table:table-cell>
          <table:table-cell table:style-name="ce65" table:formula="of:=IF([.$E79]=&quot;&quot;;;MAX(0;[.V79]-[.L79]))" office:value-type="float" office:value="0" calcext:value-type="float">
            <text:p>0</text:p>
          </table:table-cell>
          <table:table-cell table:style-name="ce65" table:formula="of:=IF([.$E79]=&quot;&quot;;;MAX(0;[.W79]-[.M79]))" office:value-type="float" office:value="0" calcext:value-type="float">
            <text:p>0</text:p>
          </table:table-cell>
          <table:table-cell table:style-name="ce65" table:formula="of:=IF([.$E79]=&quot;&quot;;;MAX(0;[.X79]-[.N79]))" office:value-type="float" office:value="0" calcext:value-type="float">
            <text:p>0</text:p>
          </table:table-cell>
          <table:table-cell table:style-name="ce65" table:formula="of:=IF([.$E79]=&quot;&quot;;;MAX(0;[.Y79]-[.O79]))" office:value-type="float" office:value="0" calcext:value-type="float">
            <text:p>0</text:p>
          </table:table-cell>
          <table:table-cell table:style-name="ce65" table:formula="of:=IF([.$E79]=&quot;&quot;;;MAX(0;[.Z79]-[.P79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80];[.$D80];[.$E80])">
            <text:p/>
          </table:table-cell>
          <table:table-cell table:style-name="ce18" table:formula="of:=IFERROR(VLOOKUP([.$A80];[$Tasks.$A71:.$B75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55"/>
          <table:table-cell table:style-name="ce19" table:number-columns-repeated="10"/>
          <table:table-cell table:style-name="ce16"/>
          <table:table-cell table:style-name="ce65" table:formula="of:=IF([.$A80] =&quot;&quot;;;MAX([.$F80]-[.G80];0))" office:value-type="float" office:value="0" calcext:value-type="float">
            <text:p>0</text:p>
          </table:table-cell>
          <table:table-cell table:style-name="ce65" table:formula="of:=IF([.$E80]=&quot;&quot;;;MAX(0;[.R80]-[.H80]))" office:value-type="float" office:value="0" calcext:value-type="float">
            <text:p>0</text:p>
          </table:table-cell>
          <table:table-cell table:style-name="ce65" table:formula="of:=IF([.$E80]=&quot;&quot;;;MAX(0;[.S80]-[.I80]))" office:value-type="float" office:value="0" calcext:value-type="float">
            <text:p>0</text:p>
          </table:table-cell>
          <table:table-cell table:style-name="ce65" table:formula="of:=IF([.$E80]=&quot;&quot;;;MAX(0;[.T80]-[.J80]))" office:value-type="float" office:value="0" calcext:value-type="float">
            <text:p>0</text:p>
          </table:table-cell>
          <table:table-cell table:style-name="ce65" table:formula="of:=IF([.$E80]=&quot;&quot;;;MAX(0;[.U80]-[.K80]))" office:value-type="float" office:value="0" calcext:value-type="float">
            <text:p>0</text:p>
          </table:table-cell>
          <table:table-cell table:style-name="ce65" table:formula="of:=IF([.$E80]=&quot;&quot;;;MAX(0;[.V80]-[.L80]))" office:value-type="float" office:value="0" calcext:value-type="float">
            <text:p>0</text:p>
          </table:table-cell>
          <table:table-cell table:style-name="ce65" table:formula="of:=IF([.$E80]=&quot;&quot;;;MAX(0;[.W80]-[.M80]))" office:value-type="float" office:value="0" calcext:value-type="float">
            <text:p>0</text:p>
          </table:table-cell>
          <table:table-cell table:style-name="ce65" table:formula="of:=IF([.$E80]=&quot;&quot;;;MAX(0;[.X80]-[.N80]))" office:value-type="float" office:value="0" calcext:value-type="float">
            <text:p>0</text:p>
          </table:table-cell>
          <table:table-cell table:style-name="ce65" table:formula="of:=IF([.$E80]=&quot;&quot;;;MAX(0;[.Y80]-[.O80]))" office:value-type="float" office:value="0" calcext:value-type="float">
            <text:p>0</text:p>
          </table:table-cell>
          <table:table-cell table:style-name="ce65" table:formula="of:=IF([.$E80]=&quot;&quot;;;MAX(0;[.Z80]-[.P80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81];[.$D81];[.$E81])">
            <text:p/>
          </table:table-cell>
          <table:table-cell table:style-name="ce18" table:formula="of:=IFERROR(VLOOKUP([.$A81];[$Tasks.$A72:.$B76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55"/>
          <table:table-cell table:style-name="ce19" table:number-columns-repeated="10"/>
          <table:table-cell table:style-name="ce16"/>
          <table:table-cell table:style-name="ce65" table:formula="of:=IF([.$A81] =&quot;&quot;;;MAX([.$F81]-[.G81];0))" office:value-type="float" office:value="0" calcext:value-type="float">
            <text:p>0</text:p>
          </table:table-cell>
          <table:table-cell table:style-name="ce65" table:formula="of:=IF([.$E81]=&quot;&quot;;;MAX(0;[.R81]-[.H81]))" office:value-type="float" office:value="0" calcext:value-type="float">
            <text:p>0</text:p>
          </table:table-cell>
          <table:table-cell table:style-name="ce65" table:formula="of:=IF([.$E81]=&quot;&quot;;;MAX(0;[.S81]-[.I81]))" office:value-type="float" office:value="0" calcext:value-type="float">
            <text:p>0</text:p>
          </table:table-cell>
          <table:table-cell table:style-name="ce65" table:formula="of:=IF([.$E81]=&quot;&quot;;;MAX(0;[.T81]-[.J81]))" office:value-type="float" office:value="0" calcext:value-type="float">
            <text:p>0</text:p>
          </table:table-cell>
          <table:table-cell table:style-name="ce65" table:formula="of:=IF([.$E81]=&quot;&quot;;;MAX(0;[.U81]-[.K81]))" office:value-type="float" office:value="0" calcext:value-type="float">
            <text:p>0</text:p>
          </table:table-cell>
          <table:table-cell table:style-name="ce65" table:formula="of:=IF([.$E81]=&quot;&quot;;;MAX(0;[.V81]-[.L81]))" office:value-type="float" office:value="0" calcext:value-type="float">
            <text:p>0</text:p>
          </table:table-cell>
          <table:table-cell table:style-name="ce65" table:formula="of:=IF([.$E81]=&quot;&quot;;;MAX(0;[.W81]-[.M81]))" office:value-type="float" office:value="0" calcext:value-type="float">
            <text:p>0</text:p>
          </table:table-cell>
          <table:table-cell table:style-name="ce65" table:formula="of:=IF([.$E81]=&quot;&quot;;;MAX(0;[.X81]-[.N81]))" office:value-type="float" office:value="0" calcext:value-type="float">
            <text:p>0</text:p>
          </table:table-cell>
          <table:table-cell table:style-name="ce65" table:formula="of:=IF([.$E81]=&quot;&quot;;;MAX(0;[.Y81]-[.O81]))" office:value-type="float" office:value="0" calcext:value-type="float">
            <text:p>0</text:p>
          </table:table-cell>
          <table:table-cell table:style-name="ce65" table:formula="of:=IF([.$E81]=&quot;&quot;;;MAX(0;[.Z81]-[.P81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82];[.$D82];[.$E82])">
            <text:p/>
          </table:table-cell>
          <table:table-cell table:style-name="ce18" table:formula="of:=IFERROR(VLOOKUP([.$A82];[$Tasks.$A73:.$B77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55"/>
          <table:table-cell table:style-name="ce19" table:number-columns-repeated="10"/>
          <table:table-cell table:style-name="ce16"/>
          <table:table-cell table:style-name="ce65" table:formula="of:=IF([.$A82] =&quot;&quot;;;MAX([.$F82]-[.G82];0))" office:value-type="float" office:value="0" calcext:value-type="float">
            <text:p>0</text:p>
          </table:table-cell>
          <table:table-cell table:style-name="ce65" table:formula="of:=IF([.$E82]=&quot;&quot;;;MAX(0;[.R82]-[.H82]))" office:value-type="float" office:value="0" calcext:value-type="float">
            <text:p>0</text:p>
          </table:table-cell>
          <table:table-cell table:style-name="ce65" table:formula="of:=IF([.$E82]=&quot;&quot;;;MAX(0;[.S82]-[.I82]))" office:value-type="float" office:value="0" calcext:value-type="float">
            <text:p>0</text:p>
          </table:table-cell>
          <table:table-cell table:style-name="ce65" table:formula="of:=IF([.$E82]=&quot;&quot;;;MAX(0;[.T82]-[.J82]))" office:value-type="float" office:value="0" calcext:value-type="float">
            <text:p>0</text:p>
          </table:table-cell>
          <table:table-cell table:style-name="ce65" table:formula="of:=IF([.$E82]=&quot;&quot;;;MAX(0;[.U82]-[.K82]))" office:value-type="float" office:value="0" calcext:value-type="float">
            <text:p>0</text:p>
          </table:table-cell>
          <table:table-cell table:style-name="ce65" table:formula="of:=IF([.$E82]=&quot;&quot;;;MAX(0;[.V82]-[.L82]))" office:value-type="float" office:value="0" calcext:value-type="float">
            <text:p>0</text:p>
          </table:table-cell>
          <table:table-cell table:style-name="ce65" table:formula="of:=IF([.$E82]=&quot;&quot;;;MAX(0;[.W82]-[.M82]))" office:value-type="float" office:value="0" calcext:value-type="float">
            <text:p>0</text:p>
          </table:table-cell>
          <table:table-cell table:style-name="ce65" table:formula="of:=IF([.$E82]=&quot;&quot;;;MAX(0;[.X82]-[.N82]))" office:value-type="float" office:value="0" calcext:value-type="float">
            <text:p>0</text:p>
          </table:table-cell>
          <table:table-cell table:style-name="ce65" table:formula="of:=IF([.$E82]=&quot;&quot;;;MAX(0;[.Y82]-[.O82]))" office:value-type="float" office:value="0" calcext:value-type="float">
            <text:p>0</text:p>
          </table:table-cell>
          <table:table-cell table:style-name="ce65" table:formula="of:=IF([.$E82]=&quot;&quot;;;MAX(0;[.Z82]-[.P82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83];[.$D83];[.$E83])">
            <text:p/>
          </table:table-cell>
          <table:table-cell table:style-name="ce18" table:formula="of:=IFERROR(VLOOKUP([.$A83];[$Tasks.$A74:.$B78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55"/>
          <table:table-cell table:style-name="ce19" table:number-columns-repeated="10"/>
          <table:table-cell table:style-name="ce16"/>
          <table:table-cell table:style-name="ce65" table:formula="of:=IF([.$A83] =&quot;&quot;;;MAX([.$F83]-[.G83];0))" office:value-type="float" office:value="0" calcext:value-type="float">
            <text:p>0</text:p>
          </table:table-cell>
          <table:table-cell table:style-name="ce65" table:formula="of:=IF([.$E83]=&quot;&quot;;;MAX(0;[.R83]-[.H83]))" office:value-type="float" office:value="0" calcext:value-type="float">
            <text:p>0</text:p>
          </table:table-cell>
          <table:table-cell table:style-name="ce65" table:formula="of:=IF([.$E83]=&quot;&quot;;;MAX(0;[.S83]-[.I83]))" office:value-type="float" office:value="0" calcext:value-type="float">
            <text:p>0</text:p>
          </table:table-cell>
          <table:table-cell table:style-name="ce65" table:formula="of:=IF([.$E83]=&quot;&quot;;;MAX(0;[.T83]-[.J83]))" office:value-type="float" office:value="0" calcext:value-type="float">
            <text:p>0</text:p>
          </table:table-cell>
          <table:table-cell table:style-name="ce65" table:formula="of:=IF([.$E83]=&quot;&quot;;;MAX(0;[.U83]-[.K83]))" office:value-type="float" office:value="0" calcext:value-type="float">
            <text:p>0</text:p>
          </table:table-cell>
          <table:table-cell table:style-name="ce65" table:formula="of:=IF([.$E83]=&quot;&quot;;;MAX(0;[.V83]-[.L83]))" office:value-type="float" office:value="0" calcext:value-type="float">
            <text:p>0</text:p>
          </table:table-cell>
          <table:table-cell table:style-name="ce65" table:formula="of:=IF([.$E83]=&quot;&quot;;;MAX(0;[.W83]-[.M83]))" office:value-type="float" office:value="0" calcext:value-type="float">
            <text:p>0</text:p>
          </table:table-cell>
          <table:table-cell table:style-name="ce65" table:formula="of:=IF([.$E83]=&quot;&quot;;;MAX(0;[.X83]-[.N83]))" office:value-type="float" office:value="0" calcext:value-type="float">
            <text:p>0</text:p>
          </table:table-cell>
          <table:table-cell table:style-name="ce65" table:formula="of:=IF([.$E83]=&quot;&quot;;;MAX(0;[.Y83]-[.O83]))" office:value-type="float" office:value="0" calcext:value-type="float">
            <text:p>0</text:p>
          </table:table-cell>
          <table:table-cell table:style-name="ce65" table:formula="of:=IF([.$E83]=&quot;&quot;;;MAX(0;[.Z83]-[.P83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84];[.$D84];[.$E84])">
            <text:p/>
          </table:table-cell>
          <table:table-cell table:style-name="ce18" table:formula="of:=IFERROR(VLOOKUP([.$A84];[$Tasks.$A75:.$B79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55"/>
          <table:table-cell table:style-name="ce19" table:number-columns-repeated="10"/>
          <table:table-cell table:style-name="ce16"/>
          <table:table-cell table:style-name="ce65" table:formula="of:=IF([.$A84] =&quot;&quot;;;MAX([.$F84]-[.G84];0))" office:value-type="float" office:value="0" calcext:value-type="float">
            <text:p>0</text:p>
          </table:table-cell>
          <table:table-cell table:style-name="ce65" table:formula="of:=IF([.$E84]=&quot;&quot;;;MAX(0;[.R84]-[.H84]))" office:value-type="float" office:value="0" calcext:value-type="float">
            <text:p>0</text:p>
          </table:table-cell>
          <table:table-cell table:style-name="ce65" table:formula="of:=IF([.$E84]=&quot;&quot;;;MAX(0;[.S84]-[.I84]))" office:value-type="float" office:value="0" calcext:value-type="float">
            <text:p>0</text:p>
          </table:table-cell>
          <table:table-cell table:style-name="ce65" table:formula="of:=IF([.$E84]=&quot;&quot;;;MAX(0;[.T84]-[.J84]))" office:value-type="float" office:value="0" calcext:value-type="float">
            <text:p>0</text:p>
          </table:table-cell>
          <table:table-cell table:style-name="ce65" table:formula="of:=IF([.$E84]=&quot;&quot;;;MAX(0;[.U84]-[.K84]))" office:value-type="float" office:value="0" calcext:value-type="float">
            <text:p>0</text:p>
          </table:table-cell>
          <table:table-cell table:style-name="ce65" table:formula="of:=IF([.$E84]=&quot;&quot;;;MAX(0;[.V84]-[.L84]))" office:value-type="float" office:value="0" calcext:value-type="float">
            <text:p>0</text:p>
          </table:table-cell>
          <table:table-cell table:style-name="ce65" table:formula="of:=IF([.$E84]=&quot;&quot;;;MAX(0;[.W84]-[.M84]))" office:value-type="float" office:value="0" calcext:value-type="float">
            <text:p>0</text:p>
          </table:table-cell>
          <table:table-cell table:style-name="ce65" table:formula="of:=IF([.$E84]=&quot;&quot;;;MAX(0;[.X84]-[.N84]))" office:value-type="float" office:value="0" calcext:value-type="float">
            <text:p>0</text:p>
          </table:table-cell>
          <table:table-cell table:style-name="ce65" table:formula="of:=IF([.$E84]=&quot;&quot;;;MAX(0;[.Y84]-[.O84]))" office:value-type="float" office:value="0" calcext:value-type="float">
            <text:p>0</text:p>
          </table:table-cell>
          <table:table-cell table:style-name="ce65" table:formula="of:=IF([.$E84]=&quot;&quot;;;MAX(0;[.Z84]-[.P84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85];[.$D85];[.$E85])">
            <text:p/>
          </table:table-cell>
          <table:table-cell table:style-name="ce18" table:formula="of:=IFERROR(VLOOKUP([.$A85];[$Tasks.$A76:.$B80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55"/>
          <table:table-cell table:style-name="ce19" table:number-columns-repeated="10"/>
          <table:table-cell table:style-name="ce16"/>
          <table:table-cell table:style-name="ce65" table:formula="of:=IF([.$A85] =&quot;&quot;;;MAX([.$F85]-[.G85];0))" office:value-type="float" office:value="0" calcext:value-type="float">
            <text:p>0</text:p>
          </table:table-cell>
          <table:table-cell table:style-name="ce65" table:formula="of:=IF([.$E85]=&quot;&quot;;;MAX(0;[.R85]-[.H85]))" office:value-type="float" office:value="0" calcext:value-type="float">
            <text:p>0</text:p>
          </table:table-cell>
          <table:table-cell table:style-name="ce65" table:formula="of:=IF([.$E85]=&quot;&quot;;;MAX(0;[.S85]-[.I85]))" office:value-type="float" office:value="0" calcext:value-type="float">
            <text:p>0</text:p>
          </table:table-cell>
          <table:table-cell table:style-name="ce65" table:formula="of:=IF([.$E85]=&quot;&quot;;;MAX(0;[.T85]-[.J85]))" office:value-type="float" office:value="0" calcext:value-type="float">
            <text:p>0</text:p>
          </table:table-cell>
          <table:table-cell table:style-name="ce65" table:formula="of:=IF([.$E85]=&quot;&quot;;;MAX(0;[.U85]-[.K85]))" office:value-type="float" office:value="0" calcext:value-type="float">
            <text:p>0</text:p>
          </table:table-cell>
          <table:table-cell table:style-name="ce65" table:formula="of:=IF([.$E85]=&quot;&quot;;;MAX(0;[.V85]-[.L85]))" office:value-type="float" office:value="0" calcext:value-type="float">
            <text:p>0</text:p>
          </table:table-cell>
          <table:table-cell table:style-name="ce65" table:formula="of:=IF([.$E85]=&quot;&quot;;;MAX(0;[.W85]-[.M85]))" office:value-type="float" office:value="0" calcext:value-type="float">
            <text:p>0</text:p>
          </table:table-cell>
          <table:table-cell table:style-name="ce65" table:formula="of:=IF([.$E85]=&quot;&quot;;;MAX(0;[.X85]-[.N85]))" office:value-type="float" office:value="0" calcext:value-type="float">
            <text:p>0</text:p>
          </table:table-cell>
          <table:table-cell table:style-name="ce65" table:formula="of:=IF([.$E85]=&quot;&quot;;;MAX(0;[.Y85]-[.O85]))" office:value-type="float" office:value="0" calcext:value-type="float">
            <text:p>0</text:p>
          </table:table-cell>
          <table:table-cell table:style-name="ce65" table:formula="of:=IF([.$E85]=&quot;&quot;;;MAX(0;[.Z85]-[.P85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86];[.$D86];[.$E86])">
            <text:p/>
          </table:table-cell>
          <table:table-cell table:style-name="ce18" table:formula="of:=IFERROR(VLOOKUP([.$A86];[$Tasks.$A77:.$B81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55"/>
          <table:table-cell table:style-name="ce19" table:number-columns-repeated="10"/>
          <table:table-cell table:style-name="ce16"/>
          <table:table-cell table:style-name="ce65" table:formula="of:=IF([.$A86] =&quot;&quot;;;MAX([.$F86]-[.G86];0))" office:value-type="float" office:value="0" calcext:value-type="float">
            <text:p>0</text:p>
          </table:table-cell>
          <table:table-cell table:style-name="ce65" table:formula="of:=IF([.$E86]=&quot;&quot;;;MAX(0;[.R86]-[.H86]))" office:value-type="float" office:value="0" calcext:value-type="float">
            <text:p>0</text:p>
          </table:table-cell>
          <table:table-cell table:style-name="ce65" table:formula="of:=IF([.$E86]=&quot;&quot;;;MAX(0;[.S86]-[.I86]))" office:value-type="float" office:value="0" calcext:value-type="float">
            <text:p>0</text:p>
          </table:table-cell>
          <table:table-cell table:style-name="ce65" table:formula="of:=IF([.$E86]=&quot;&quot;;;MAX(0;[.T86]-[.J86]))" office:value-type="float" office:value="0" calcext:value-type="float">
            <text:p>0</text:p>
          </table:table-cell>
          <table:table-cell table:style-name="ce65" table:formula="of:=IF([.$E86]=&quot;&quot;;;MAX(0;[.U86]-[.K86]))" office:value-type="float" office:value="0" calcext:value-type="float">
            <text:p>0</text:p>
          </table:table-cell>
          <table:table-cell table:style-name="ce65" table:formula="of:=IF([.$E86]=&quot;&quot;;;MAX(0;[.V86]-[.L86]))" office:value-type="float" office:value="0" calcext:value-type="float">
            <text:p>0</text:p>
          </table:table-cell>
          <table:table-cell table:style-name="ce65" table:formula="of:=IF([.$E86]=&quot;&quot;;;MAX(0;[.W86]-[.M86]))" office:value-type="float" office:value="0" calcext:value-type="float">
            <text:p>0</text:p>
          </table:table-cell>
          <table:table-cell table:style-name="ce65" table:formula="of:=IF([.$E86]=&quot;&quot;;;MAX(0;[.X86]-[.N86]))" office:value-type="float" office:value="0" calcext:value-type="float">
            <text:p>0</text:p>
          </table:table-cell>
          <table:table-cell table:style-name="ce65" table:formula="of:=IF([.$E86]=&quot;&quot;;;MAX(0;[.Y86]-[.O86]))" office:value-type="float" office:value="0" calcext:value-type="float">
            <text:p>0</text:p>
          </table:table-cell>
          <table:table-cell table:style-name="ce65" table:formula="of:=IF([.$E86]=&quot;&quot;;;MAX(0;[.Z86]-[.P86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87];[.$D87];[.$E87])">
            <text:p/>
          </table:table-cell>
          <table:table-cell table:style-name="ce18" table:formula="of:=IFERROR(VLOOKUP([.$A87];[$Tasks.$A78:.$B82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55"/>
          <table:table-cell table:style-name="ce19" table:number-columns-repeated="10"/>
          <table:table-cell table:style-name="ce16"/>
          <table:table-cell table:style-name="ce65" table:formula="of:=IF([.$A87] =&quot;&quot;;;MAX([.$F87]-[.G87];0))" office:value-type="float" office:value="0" calcext:value-type="float">
            <text:p>0</text:p>
          </table:table-cell>
          <table:table-cell table:style-name="ce65" table:formula="of:=IF([.$E87]=&quot;&quot;;;MAX(0;[.R87]-[.H87]))" office:value-type="float" office:value="0" calcext:value-type="float">
            <text:p>0</text:p>
          </table:table-cell>
          <table:table-cell table:style-name="ce65" table:formula="of:=IF([.$E87]=&quot;&quot;;;MAX(0;[.S87]-[.I87]))" office:value-type="float" office:value="0" calcext:value-type="float">
            <text:p>0</text:p>
          </table:table-cell>
          <table:table-cell table:style-name="ce65" table:formula="of:=IF([.$E87]=&quot;&quot;;;MAX(0;[.T87]-[.J87]))" office:value-type="float" office:value="0" calcext:value-type="float">
            <text:p>0</text:p>
          </table:table-cell>
          <table:table-cell table:style-name="ce65" table:formula="of:=IF([.$E87]=&quot;&quot;;;MAX(0;[.U87]-[.K87]))" office:value-type="float" office:value="0" calcext:value-type="float">
            <text:p>0</text:p>
          </table:table-cell>
          <table:table-cell table:style-name="ce65" table:formula="of:=IF([.$E87]=&quot;&quot;;;MAX(0;[.V87]-[.L87]))" office:value-type="float" office:value="0" calcext:value-type="float">
            <text:p>0</text:p>
          </table:table-cell>
          <table:table-cell table:style-name="ce65" table:formula="of:=IF([.$E87]=&quot;&quot;;;MAX(0;[.W87]-[.M87]))" office:value-type="float" office:value="0" calcext:value-type="float">
            <text:p>0</text:p>
          </table:table-cell>
          <table:table-cell table:style-name="ce65" table:formula="of:=IF([.$E87]=&quot;&quot;;;MAX(0;[.X87]-[.N87]))" office:value-type="float" office:value="0" calcext:value-type="float">
            <text:p>0</text:p>
          </table:table-cell>
          <table:table-cell table:style-name="ce65" table:formula="of:=IF([.$E87]=&quot;&quot;;;MAX(0;[.Y87]-[.O87]))" office:value-type="float" office:value="0" calcext:value-type="float">
            <text:p>0</text:p>
          </table:table-cell>
          <table:table-cell table:style-name="ce65" table:formula="of:=IF([.$E87]=&quot;&quot;;;MAX(0;[.Z87]-[.P87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88];[.$D88];[.$E88])">
            <text:p/>
          </table:table-cell>
          <table:table-cell table:style-name="ce18" table:formula="of:=IFERROR(VLOOKUP([.$A88];[$Tasks.$A79:.$B83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55"/>
          <table:table-cell table:style-name="ce19" table:number-columns-repeated="10"/>
          <table:table-cell table:style-name="ce16"/>
          <table:table-cell table:style-name="ce65" table:formula="of:=IF([.$A88] =&quot;&quot;;;MAX([.$F88]-[.G88];0))" office:value-type="float" office:value="0" calcext:value-type="float">
            <text:p>0</text:p>
          </table:table-cell>
          <table:table-cell table:style-name="ce65" table:formula="of:=IF([.$E88]=&quot;&quot;;;MAX(0;[.R88]-[.H88]))" office:value-type="float" office:value="0" calcext:value-type="float">
            <text:p>0</text:p>
          </table:table-cell>
          <table:table-cell table:style-name="ce65" table:formula="of:=IF([.$E88]=&quot;&quot;;;MAX(0;[.S88]-[.I88]))" office:value-type="float" office:value="0" calcext:value-type="float">
            <text:p>0</text:p>
          </table:table-cell>
          <table:table-cell table:style-name="ce65" table:formula="of:=IF([.$E88]=&quot;&quot;;;MAX(0;[.T88]-[.J88]))" office:value-type="float" office:value="0" calcext:value-type="float">
            <text:p>0</text:p>
          </table:table-cell>
          <table:table-cell table:style-name="ce65" table:formula="of:=IF([.$E88]=&quot;&quot;;;MAX(0;[.U88]-[.K88]))" office:value-type="float" office:value="0" calcext:value-type="float">
            <text:p>0</text:p>
          </table:table-cell>
          <table:table-cell table:style-name="ce65" table:formula="of:=IF([.$E88]=&quot;&quot;;;MAX(0;[.V88]-[.L88]))" office:value-type="float" office:value="0" calcext:value-type="float">
            <text:p>0</text:p>
          </table:table-cell>
          <table:table-cell table:style-name="ce65" table:formula="of:=IF([.$E88]=&quot;&quot;;;MAX(0;[.W88]-[.M88]))" office:value-type="float" office:value="0" calcext:value-type="float">
            <text:p>0</text:p>
          </table:table-cell>
          <table:table-cell table:style-name="ce65" table:formula="of:=IF([.$E88]=&quot;&quot;;;MAX(0;[.X88]-[.N88]))" office:value-type="float" office:value="0" calcext:value-type="float">
            <text:p>0</text:p>
          </table:table-cell>
          <table:table-cell table:style-name="ce65" table:formula="of:=IF([.$E88]=&quot;&quot;;;MAX(0;[.Y88]-[.O88]))" office:value-type="float" office:value="0" calcext:value-type="float">
            <text:p>0</text:p>
          </table:table-cell>
          <table:table-cell table:style-name="ce65" table:formula="of:=IF([.$E88]=&quot;&quot;;;MAX(0;[.Z88]-[.P88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89];[.$D89];[.$E89])">
            <text:p/>
          </table:table-cell>
          <table:table-cell table:style-name="ce18" table:formula="of:=IFERROR(VLOOKUP([.$A89];[$Tasks.$A80:.$B84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55"/>
          <table:table-cell table:style-name="ce19" table:number-columns-repeated="10"/>
          <table:table-cell table:style-name="ce16"/>
          <table:table-cell table:style-name="ce65" table:formula="of:=IF([.$A89] =&quot;&quot;;;MAX([.$F89]-[.G89];0))" office:value-type="float" office:value="0" calcext:value-type="float">
            <text:p>0</text:p>
          </table:table-cell>
          <table:table-cell table:style-name="ce65" table:formula="of:=IF([.$E89]=&quot;&quot;;;MAX(0;[.R89]-[.H89]))" office:value-type="float" office:value="0" calcext:value-type="float">
            <text:p>0</text:p>
          </table:table-cell>
          <table:table-cell table:style-name="ce65" table:formula="of:=IF([.$E89]=&quot;&quot;;;MAX(0;[.S89]-[.I89]))" office:value-type="float" office:value="0" calcext:value-type="float">
            <text:p>0</text:p>
          </table:table-cell>
          <table:table-cell table:style-name="ce65" table:formula="of:=IF([.$E89]=&quot;&quot;;;MAX(0;[.T89]-[.J89]))" office:value-type="float" office:value="0" calcext:value-type="float">
            <text:p>0</text:p>
          </table:table-cell>
          <table:table-cell table:style-name="ce65" table:formula="of:=IF([.$E89]=&quot;&quot;;;MAX(0;[.U89]-[.K89]))" office:value-type="float" office:value="0" calcext:value-type="float">
            <text:p>0</text:p>
          </table:table-cell>
          <table:table-cell table:style-name="ce65" table:formula="of:=IF([.$E89]=&quot;&quot;;;MAX(0;[.V89]-[.L89]))" office:value-type="float" office:value="0" calcext:value-type="float">
            <text:p>0</text:p>
          </table:table-cell>
          <table:table-cell table:style-name="ce65" table:formula="of:=IF([.$E89]=&quot;&quot;;;MAX(0;[.W89]-[.M89]))" office:value-type="float" office:value="0" calcext:value-type="float">
            <text:p>0</text:p>
          </table:table-cell>
          <table:table-cell table:style-name="ce65" table:formula="of:=IF([.$E89]=&quot;&quot;;;MAX(0;[.X89]-[.N89]))" office:value-type="float" office:value="0" calcext:value-type="float">
            <text:p>0</text:p>
          </table:table-cell>
          <table:table-cell table:style-name="ce65" table:formula="of:=IF([.$E89]=&quot;&quot;;;MAX(0;[.Y89]-[.O89]))" office:value-type="float" office:value="0" calcext:value-type="float">
            <text:p>0</text:p>
          </table:table-cell>
          <table:table-cell table:style-name="ce65" table:formula="of:=IF([.$E89]=&quot;&quot;;;MAX(0;[.Z89]-[.P89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90];[.$D90];[.$E90])">
            <text:p/>
          </table:table-cell>
          <table:table-cell table:style-name="ce18" table:formula="of:=IFERROR(VLOOKUP([.$A90];[$Tasks.$A81:.$B85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55"/>
          <table:table-cell table:style-name="ce19" table:number-columns-repeated="10"/>
          <table:table-cell table:style-name="ce16"/>
          <table:table-cell table:style-name="ce65" table:formula="of:=IF([.$A90] =&quot;&quot;;;MAX([.$F90]-[.G90];0))" office:value-type="float" office:value="0" calcext:value-type="float">
            <text:p>0</text:p>
          </table:table-cell>
          <table:table-cell table:style-name="ce65" table:formula="of:=IF([.$E90]=&quot;&quot;;;MAX(0;[.R90]-[.H90]))" office:value-type="float" office:value="0" calcext:value-type="float">
            <text:p>0</text:p>
          </table:table-cell>
          <table:table-cell table:style-name="ce65" table:formula="of:=IF([.$E90]=&quot;&quot;;;MAX(0;[.S90]-[.I90]))" office:value-type="float" office:value="0" calcext:value-type="float">
            <text:p>0</text:p>
          </table:table-cell>
          <table:table-cell table:style-name="ce65" table:formula="of:=IF([.$E90]=&quot;&quot;;;MAX(0;[.T90]-[.J90]))" office:value-type="float" office:value="0" calcext:value-type="float">
            <text:p>0</text:p>
          </table:table-cell>
          <table:table-cell table:style-name="ce65" table:formula="of:=IF([.$E90]=&quot;&quot;;;MAX(0;[.U90]-[.K90]))" office:value-type="float" office:value="0" calcext:value-type="float">
            <text:p>0</text:p>
          </table:table-cell>
          <table:table-cell table:style-name="ce65" table:formula="of:=IF([.$E90]=&quot;&quot;;;MAX(0;[.V90]-[.L90]))" office:value-type="float" office:value="0" calcext:value-type="float">
            <text:p>0</text:p>
          </table:table-cell>
          <table:table-cell table:style-name="ce65" table:formula="of:=IF([.$E90]=&quot;&quot;;;MAX(0;[.W90]-[.M90]))" office:value-type="float" office:value="0" calcext:value-type="float">
            <text:p>0</text:p>
          </table:table-cell>
          <table:table-cell table:style-name="ce65" table:formula="of:=IF([.$E90]=&quot;&quot;;;MAX(0;[.X90]-[.N90]))" office:value-type="float" office:value="0" calcext:value-type="float">
            <text:p>0</text:p>
          </table:table-cell>
          <table:table-cell table:style-name="ce65" table:formula="of:=IF([.$E90]=&quot;&quot;;;MAX(0;[.Y90]-[.O90]))" office:value-type="float" office:value="0" calcext:value-type="float">
            <text:p>0</text:p>
          </table:table-cell>
          <table:table-cell table:style-name="ce65" table:formula="of:=IF([.$E90]=&quot;&quot;;;MAX(0;[.Z90]-[.P90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91];[.$D91];[.$E91])">
            <text:p/>
          </table:table-cell>
          <table:table-cell table:style-name="ce18" table:formula="of:=IFERROR(VLOOKUP([.$A91];[$Tasks.$A82:.$B86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55"/>
          <table:table-cell table:style-name="ce19" table:number-columns-repeated="10"/>
          <table:table-cell table:style-name="ce16"/>
          <table:table-cell table:style-name="ce65" table:formula="of:=IF([.$A91] =&quot;&quot;;;MAX([.$F91]-[.G91];0))" office:value-type="float" office:value="0" calcext:value-type="float">
            <text:p>0</text:p>
          </table:table-cell>
          <table:table-cell table:style-name="ce65" table:formula="of:=IF([.$E91]=&quot;&quot;;;MAX(0;[.R91]-[.H91]))" office:value-type="float" office:value="0" calcext:value-type="float">
            <text:p>0</text:p>
          </table:table-cell>
          <table:table-cell table:style-name="ce65" table:formula="of:=IF([.$E91]=&quot;&quot;;;MAX(0;[.S91]-[.I91]))" office:value-type="float" office:value="0" calcext:value-type="float">
            <text:p>0</text:p>
          </table:table-cell>
          <table:table-cell table:style-name="ce65" table:formula="of:=IF([.$E91]=&quot;&quot;;;MAX(0;[.T91]-[.J91]))" office:value-type="float" office:value="0" calcext:value-type="float">
            <text:p>0</text:p>
          </table:table-cell>
          <table:table-cell table:style-name="ce65" table:formula="of:=IF([.$E91]=&quot;&quot;;;MAX(0;[.U91]-[.K91]))" office:value-type="float" office:value="0" calcext:value-type="float">
            <text:p>0</text:p>
          </table:table-cell>
          <table:table-cell table:style-name="ce65" table:formula="of:=IF([.$E91]=&quot;&quot;;;MAX(0;[.V91]-[.L91]))" office:value-type="float" office:value="0" calcext:value-type="float">
            <text:p>0</text:p>
          </table:table-cell>
          <table:table-cell table:style-name="ce65" table:formula="of:=IF([.$E91]=&quot;&quot;;;MAX(0;[.W91]-[.M91]))" office:value-type="float" office:value="0" calcext:value-type="float">
            <text:p>0</text:p>
          </table:table-cell>
          <table:table-cell table:style-name="ce65" table:formula="of:=IF([.$E91]=&quot;&quot;;;MAX(0;[.X91]-[.N91]))" office:value-type="float" office:value="0" calcext:value-type="float">
            <text:p>0</text:p>
          </table:table-cell>
          <table:table-cell table:style-name="ce65" table:formula="of:=IF([.$E91]=&quot;&quot;;;MAX(0;[.Y91]-[.O91]))" office:value-type="float" office:value="0" calcext:value-type="float">
            <text:p>0</text:p>
          </table:table-cell>
          <table:table-cell table:style-name="ce65" table:formula="of:=IF([.$E91]=&quot;&quot;;;MAX(0;[.Z91]-[.P91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92];[.$D92];[.$E92])">
            <text:p/>
          </table:table-cell>
          <table:table-cell table:style-name="ce18" table:formula="of:=IFERROR(VLOOKUP([.$A92];[$Tasks.$A83:.$B87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55"/>
          <table:table-cell table:style-name="ce19" table:number-columns-repeated="10"/>
          <table:table-cell table:style-name="ce16"/>
          <table:table-cell table:style-name="ce65" table:formula="of:=IF([.$A92] =&quot;&quot;;;MAX([.$F92]-[.G92];0))" office:value-type="float" office:value="0" calcext:value-type="float">
            <text:p>0</text:p>
          </table:table-cell>
          <table:table-cell table:style-name="ce65" table:formula="of:=IF([.$E92]=&quot;&quot;;;MAX(0;[.R92]-[.H92]))" office:value-type="float" office:value="0" calcext:value-type="float">
            <text:p>0</text:p>
          </table:table-cell>
          <table:table-cell table:style-name="ce65" table:formula="of:=IF([.$E92]=&quot;&quot;;;MAX(0;[.S92]-[.I92]))" office:value-type="float" office:value="0" calcext:value-type="float">
            <text:p>0</text:p>
          </table:table-cell>
          <table:table-cell table:style-name="ce65" table:formula="of:=IF([.$E92]=&quot;&quot;;;MAX(0;[.T92]-[.J92]))" office:value-type="float" office:value="0" calcext:value-type="float">
            <text:p>0</text:p>
          </table:table-cell>
          <table:table-cell table:style-name="ce65" table:formula="of:=IF([.$E92]=&quot;&quot;;;MAX(0;[.U92]-[.K92]))" office:value-type="float" office:value="0" calcext:value-type="float">
            <text:p>0</text:p>
          </table:table-cell>
          <table:table-cell table:style-name="ce65" table:formula="of:=IF([.$E92]=&quot;&quot;;;MAX(0;[.V92]-[.L92]))" office:value-type="float" office:value="0" calcext:value-type="float">
            <text:p>0</text:p>
          </table:table-cell>
          <table:table-cell table:style-name="ce65" table:formula="of:=IF([.$E92]=&quot;&quot;;;MAX(0;[.W92]-[.M92]))" office:value-type="float" office:value="0" calcext:value-type="float">
            <text:p>0</text:p>
          </table:table-cell>
          <table:table-cell table:style-name="ce65" table:formula="of:=IF([.$E92]=&quot;&quot;;;MAX(0;[.X92]-[.N92]))" office:value-type="float" office:value="0" calcext:value-type="float">
            <text:p>0</text:p>
          </table:table-cell>
          <table:table-cell table:style-name="ce65" table:formula="of:=IF([.$E92]=&quot;&quot;;;MAX(0;[.Y92]-[.O92]))" office:value-type="float" office:value="0" calcext:value-type="float">
            <text:p>0</text:p>
          </table:table-cell>
          <table:table-cell table:style-name="ce65" table:formula="of:=IF([.$E92]=&quot;&quot;;;MAX(0;[.Z92]-[.P92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93];[.$D93];[.$E93])">
            <text:p/>
          </table:table-cell>
          <table:table-cell table:style-name="ce18" table:formula="of:=IFERROR(VLOOKUP([.$A93];[$Tasks.$A84:.$B88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55"/>
          <table:table-cell table:style-name="ce19" table:number-columns-repeated="10"/>
          <table:table-cell table:style-name="ce16"/>
          <table:table-cell table:style-name="ce65" table:formula="of:=IF([.$A93] =&quot;&quot;;;MAX([.$F93]-[.G93];0))" office:value-type="float" office:value="0" calcext:value-type="float">
            <text:p>0</text:p>
          </table:table-cell>
          <table:table-cell table:style-name="ce65" table:formula="of:=IF([.$E93]=&quot;&quot;;;MAX(0;[.R93]-[.H93]))" office:value-type="float" office:value="0" calcext:value-type="float">
            <text:p>0</text:p>
          </table:table-cell>
          <table:table-cell table:style-name="ce65" table:formula="of:=IF([.$E93]=&quot;&quot;;;MAX(0;[.S93]-[.I93]))" office:value-type="float" office:value="0" calcext:value-type="float">
            <text:p>0</text:p>
          </table:table-cell>
          <table:table-cell table:style-name="ce65" table:formula="of:=IF([.$E93]=&quot;&quot;;;MAX(0;[.T93]-[.J93]))" office:value-type="float" office:value="0" calcext:value-type="float">
            <text:p>0</text:p>
          </table:table-cell>
          <table:table-cell table:style-name="ce65" table:formula="of:=IF([.$E93]=&quot;&quot;;;MAX(0;[.U93]-[.K93]))" office:value-type="float" office:value="0" calcext:value-type="float">
            <text:p>0</text:p>
          </table:table-cell>
          <table:table-cell table:style-name="ce65" table:formula="of:=IF([.$E93]=&quot;&quot;;;MAX(0;[.V93]-[.L93]))" office:value-type="float" office:value="0" calcext:value-type="float">
            <text:p>0</text:p>
          </table:table-cell>
          <table:table-cell table:style-name="ce65" table:formula="of:=IF([.$E93]=&quot;&quot;;;MAX(0;[.W93]-[.M93]))" office:value-type="float" office:value="0" calcext:value-type="float">
            <text:p>0</text:p>
          </table:table-cell>
          <table:table-cell table:style-name="ce65" table:formula="of:=IF([.$E93]=&quot;&quot;;;MAX(0;[.X93]-[.N93]))" office:value-type="float" office:value="0" calcext:value-type="float">
            <text:p>0</text:p>
          </table:table-cell>
          <table:table-cell table:style-name="ce65" table:formula="of:=IF([.$E93]=&quot;&quot;;;MAX(0;[.Y93]-[.O93]))" office:value-type="float" office:value="0" calcext:value-type="float">
            <text:p>0</text:p>
          </table:table-cell>
          <table:table-cell table:style-name="ce65" table:formula="of:=IF([.$E93]=&quot;&quot;;;MAX(0;[.Z93]-[.P93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94];[.$D94];[.$E94])">
            <text:p/>
          </table:table-cell>
          <table:table-cell table:style-name="ce18" table:formula="of:=IFERROR(VLOOKUP([.$A94];[$Tasks.$A85:.$B89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55"/>
          <table:table-cell table:style-name="ce19" table:number-columns-repeated="10"/>
          <table:table-cell table:style-name="ce16"/>
          <table:table-cell table:style-name="ce65" table:formula="of:=IF([.$A94] =&quot;&quot;;;MAX([.$F94]-[.G94];0))" office:value-type="float" office:value="0" calcext:value-type="float">
            <text:p>0</text:p>
          </table:table-cell>
          <table:table-cell table:style-name="ce65" table:formula="of:=IF([.$E94]=&quot;&quot;;;MAX(0;[.R94]-[.H94]))" office:value-type="float" office:value="0" calcext:value-type="float">
            <text:p>0</text:p>
          </table:table-cell>
          <table:table-cell table:style-name="ce65" table:formula="of:=IF([.$E94]=&quot;&quot;;;MAX(0;[.S94]-[.I94]))" office:value-type="float" office:value="0" calcext:value-type="float">
            <text:p>0</text:p>
          </table:table-cell>
          <table:table-cell table:style-name="ce65" table:formula="of:=IF([.$E94]=&quot;&quot;;;MAX(0;[.T94]-[.J94]))" office:value-type="float" office:value="0" calcext:value-type="float">
            <text:p>0</text:p>
          </table:table-cell>
          <table:table-cell table:style-name="ce65" table:formula="of:=IF([.$E94]=&quot;&quot;;;MAX(0;[.U94]-[.K94]))" office:value-type="float" office:value="0" calcext:value-type="float">
            <text:p>0</text:p>
          </table:table-cell>
          <table:table-cell table:style-name="ce65" table:formula="of:=IF([.$E94]=&quot;&quot;;;MAX(0;[.V94]-[.L94]))" office:value-type="float" office:value="0" calcext:value-type="float">
            <text:p>0</text:p>
          </table:table-cell>
          <table:table-cell table:style-name="ce65" table:formula="of:=IF([.$E94]=&quot;&quot;;;MAX(0;[.W94]-[.M94]))" office:value-type="float" office:value="0" calcext:value-type="float">
            <text:p>0</text:p>
          </table:table-cell>
          <table:table-cell table:style-name="ce65" table:formula="of:=IF([.$E94]=&quot;&quot;;;MAX(0;[.X94]-[.N94]))" office:value-type="float" office:value="0" calcext:value-type="float">
            <text:p>0</text:p>
          </table:table-cell>
          <table:table-cell table:style-name="ce65" table:formula="of:=IF([.$E94]=&quot;&quot;;;MAX(0;[.Y94]-[.O94]))" office:value-type="float" office:value="0" calcext:value-type="float">
            <text:p>0</text:p>
          </table:table-cell>
          <table:table-cell table:style-name="ce65" table:formula="of:=IF([.$E94]=&quot;&quot;;;MAX(0;[.Z94]-[.P94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95];[.$D95];[.$E95])">
            <text:p/>
          </table:table-cell>
          <table:table-cell table:style-name="ce18" table:formula="of:=IFERROR(VLOOKUP([.$A95];[$Tasks.$A86:.$B90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55"/>
          <table:table-cell table:style-name="ce19" table:number-columns-repeated="10"/>
          <table:table-cell table:style-name="ce16"/>
          <table:table-cell table:style-name="ce65" table:formula="of:=IF([.$A95] =&quot;&quot;;;MAX([.$F95]-[.G95];0))" office:value-type="float" office:value="0" calcext:value-type="float">
            <text:p>0</text:p>
          </table:table-cell>
          <table:table-cell table:style-name="ce65" table:formula="of:=IF([.$E95]=&quot;&quot;;;MAX(0;[.R95]-[.H95]))" office:value-type="float" office:value="0" calcext:value-type="float">
            <text:p>0</text:p>
          </table:table-cell>
          <table:table-cell table:style-name="ce65" table:formula="of:=IF([.$E95]=&quot;&quot;;;MAX(0;[.S95]-[.I95]))" office:value-type="float" office:value="0" calcext:value-type="float">
            <text:p>0</text:p>
          </table:table-cell>
          <table:table-cell table:style-name="ce65" table:formula="of:=IF([.$E95]=&quot;&quot;;;MAX(0;[.T95]-[.J95]))" office:value-type="float" office:value="0" calcext:value-type="float">
            <text:p>0</text:p>
          </table:table-cell>
          <table:table-cell table:style-name="ce65" table:formula="of:=IF([.$E95]=&quot;&quot;;;MAX(0;[.U95]-[.K95]))" office:value-type="float" office:value="0" calcext:value-type="float">
            <text:p>0</text:p>
          </table:table-cell>
          <table:table-cell table:style-name="ce65" table:formula="of:=IF([.$E95]=&quot;&quot;;;MAX(0;[.V95]-[.L95]))" office:value-type="float" office:value="0" calcext:value-type="float">
            <text:p>0</text:p>
          </table:table-cell>
          <table:table-cell table:style-name="ce65" table:formula="of:=IF([.$E95]=&quot;&quot;;;MAX(0;[.W95]-[.M95]))" office:value-type="float" office:value="0" calcext:value-type="float">
            <text:p>0</text:p>
          </table:table-cell>
          <table:table-cell table:style-name="ce65" table:formula="of:=IF([.$E95]=&quot;&quot;;;MAX(0;[.X95]-[.N95]))" office:value-type="float" office:value="0" calcext:value-type="float">
            <text:p>0</text:p>
          </table:table-cell>
          <table:table-cell table:style-name="ce65" table:formula="of:=IF([.$E95]=&quot;&quot;;;MAX(0;[.Y95]-[.O95]))" office:value-type="float" office:value="0" calcext:value-type="float">
            <text:p>0</text:p>
          </table:table-cell>
          <table:table-cell table:style-name="ce65" table:formula="of:=IF([.$E95]=&quot;&quot;;;MAX(0;[.Z95]-[.P95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96];[.$D96];[.$E96])">
            <text:p/>
          </table:table-cell>
          <table:table-cell table:style-name="ce18" table:formula="of:=IFERROR(VLOOKUP([.$A96];[$Tasks.$A87:.$B91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55"/>
          <table:table-cell table:style-name="ce19" table:number-columns-repeated="10"/>
          <table:table-cell table:style-name="ce16"/>
          <table:table-cell table:style-name="ce65" table:formula="of:=IF([.$A96] =&quot;&quot;;;MAX([.$F96]-[.G96];0))" office:value-type="float" office:value="0" calcext:value-type="float">
            <text:p>0</text:p>
          </table:table-cell>
          <table:table-cell table:style-name="ce65" table:formula="of:=IF([.$E96]=&quot;&quot;;;MAX(0;[.R96]-[.H96]))" office:value-type="float" office:value="0" calcext:value-type="float">
            <text:p>0</text:p>
          </table:table-cell>
          <table:table-cell table:style-name="ce65" table:formula="of:=IF([.$E96]=&quot;&quot;;;MAX(0;[.S96]-[.I96]))" office:value-type="float" office:value="0" calcext:value-type="float">
            <text:p>0</text:p>
          </table:table-cell>
          <table:table-cell table:style-name="ce65" table:formula="of:=IF([.$E96]=&quot;&quot;;;MAX(0;[.T96]-[.J96]))" office:value-type="float" office:value="0" calcext:value-type="float">
            <text:p>0</text:p>
          </table:table-cell>
          <table:table-cell table:style-name="ce65" table:formula="of:=IF([.$E96]=&quot;&quot;;;MAX(0;[.U96]-[.K96]))" office:value-type="float" office:value="0" calcext:value-type="float">
            <text:p>0</text:p>
          </table:table-cell>
          <table:table-cell table:style-name="ce65" table:formula="of:=IF([.$E96]=&quot;&quot;;;MAX(0;[.V96]-[.L96]))" office:value-type="float" office:value="0" calcext:value-type="float">
            <text:p>0</text:p>
          </table:table-cell>
          <table:table-cell table:style-name="ce65" table:formula="of:=IF([.$E96]=&quot;&quot;;;MAX(0;[.W96]-[.M96]))" office:value-type="float" office:value="0" calcext:value-type="float">
            <text:p>0</text:p>
          </table:table-cell>
          <table:table-cell table:style-name="ce65" table:formula="of:=IF([.$E96]=&quot;&quot;;;MAX(0;[.X96]-[.N96]))" office:value-type="float" office:value="0" calcext:value-type="float">
            <text:p>0</text:p>
          </table:table-cell>
          <table:table-cell table:style-name="ce65" table:formula="of:=IF([.$E96]=&quot;&quot;;;MAX(0;[.Y96]-[.O96]))" office:value-type="float" office:value="0" calcext:value-type="float">
            <text:p>0</text:p>
          </table:table-cell>
          <table:table-cell table:style-name="ce65" table:formula="of:=IF([.$E96]=&quot;&quot;;;MAX(0;[.Z96]-[.P96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97];[.$D97];[.$E97])">
            <text:p/>
          </table:table-cell>
          <table:table-cell table:style-name="ce18" table:formula="of:=IFERROR(VLOOKUP([.$A97];[$Tasks.$A88:.$B92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55"/>
          <table:table-cell table:style-name="ce19" table:number-columns-repeated="10"/>
          <table:table-cell table:style-name="ce16"/>
          <table:table-cell table:style-name="ce65" table:formula="of:=IF([.$A97] =&quot;&quot;;;MAX([.$F97]-[.G97];0))" office:value-type="float" office:value="0" calcext:value-type="float">
            <text:p>0</text:p>
          </table:table-cell>
          <table:table-cell table:style-name="ce65" table:formula="of:=IF([.$E97]=&quot;&quot;;;MAX(0;[.R97]-[.H97]))" office:value-type="float" office:value="0" calcext:value-type="float">
            <text:p>0</text:p>
          </table:table-cell>
          <table:table-cell table:style-name="ce65" table:formula="of:=IF([.$E97]=&quot;&quot;;;MAX(0;[.S97]-[.I97]))" office:value-type="float" office:value="0" calcext:value-type="float">
            <text:p>0</text:p>
          </table:table-cell>
          <table:table-cell table:style-name="ce65" table:formula="of:=IF([.$E97]=&quot;&quot;;;MAX(0;[.T97]-[.J97]))" office:value-type="float" office:value="0" calcext:value-type="float">
            <text:p>0</text:p>
          </table:table-cell>
          <table:table-cell table:style-name="ce65" table:formula="of:=IF([.$E97]=&quot;&quot;;;MAX(0;[.U97]-[.K97]))" office:value-type="float" office:value="0" calcext:value-type="float">
            <text:p>0</text:p>
          </table:table-cell>
          <table:table-cell table:style-name="ce65" table:formula="of:=IF([.$E97]=&quot;&quot;;;MAX(0;[.V97]-[.L97]))" office:value-type="float" office:value="0" calcext:value-type="float">
            <text:p>0</text:p>
          </table:table-cell>
          <table:table-cell table:style-name="ce65" table:formula="of:=IF([.$E97]=&quot;&quot;;;MAX(0;[.W97]-[.M97]))" office:value-type="float" office:value="0" calcext:value-type="float">
            <text:p>0</text:p>
          </table:table-cell>
          <table:table-cell table:style-name="ce65" table:formula="of:=IF([.$E97]=&quot;&quot;;;MAX(0;[.X97]-[.N97]))" office:value-type="float" office:value="0" calcext:value-type="float">
            <text:p>0</text:p>
          </table:table-cell>
          <table:table-cell table:style-name="ce65" table:formula="of:=IF([.$E97]=&quot;&quot;;;MAX(0;[.Y97]-[.O97]))" office:value-type="float" office:value="0" calcext:value-type="float">
            <text:p>0</text:p>
          </table:table-cell>
          <table:table-cell table:style-name="ce65" table:formula="of:=IF([.$E97]=&quot;&quot;;;MAX(0;[.Z97]-[.P97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98];[.$D98];[.$E98])">
            <text:p/>
          </table:table-cell>
          <table:table-cell table:style-name="ce18" table:formula="of:=IFERROR(VLOOKUP([.$A98];[$Tasks.$A89:.$B93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55"/>
          <table:table-cell table:style-name="ce19" table:number-columns-repeated="10"/>
          <table:table-cell table:style-name="ce16"/>
          <table:table-cell table:style-name="ce65" table:formula="of:=IF([.$A98] =&quot;&quot;;;MAX([.$F98]-[.G98];0))" office:value-type="float" office:value="0" calcext:value-type="float">
            <text:p>0</text:p>
          </table:table-cell>
          <table:table-cell table:style-name="ce65" table:formula="of:=IF([.$E98]=&quot;&quot;;;MAX(0;[.R98]-[.H98]))" office:value-type="float" office:value="0" calcext:value-type="float">
            <text:p>0</text:p>
          </table:table-cell>
          <table:table-cell table:style-name="ce65" table:formula="of:=IF([.$E98]=&quot;&quot;;;MAX(0;[.S98]-[.I98]))" office:value-type="float" office:value="0" calcext:value-type="float">
            <text:p>0</text:p>
          </table:table-cell>
          <table:table-cell table:style-name="ce65" table:formula="of:=IF([.$E98]=&quot;&quot;;;MAX(0;[.T98]-[.J98]))" office:value-type="float" office:value="0" calcext:value-type="float">
            <text:p>0</text:p>
          </table:table-cell>
          <table:table-cell table:style-name="ce65" table:formula="of:=IF([.$E98]=&quot;&quot;;;MAX(0;[.U98]-[.K98]))" office:value-type="float" office:value="0" calcext:value-type="float">
            <text:p>0</text:p>
          </table:table-cell>
          <table:table-cell table:style-name="ce65" table:formula="of:=IF([.$E98]=&quot;&quot;;;MAX(0;[.V98]-[.L98]))" office:value-type="float" office:value="0" calcext:value-type="float">
            <text:p>0</text:p>
          </table:table-cell>
          <table:table-cell table:style-name="ce65" table:formula="of:=IF([.$E98]=&quot;&quot;;;MAX(0;[.W98]-[.M98]))" office:value-type="float" office:value="0" calcext:value-type="float">
            <text:p>0</text:p>
          </table:table-cell>
          <table:table-cell table:style-name="ce65" table:formula="of:=IF([.$E98]=&quot;&quot;;;MAX(0;[.X98]-[.N98]))" office:value-type="float" office:value="0" calcext:value-type="float">
            <text:p>0</text:p>
          </table:table-cell>
          <table:table-cell table:style-name="ce65" table:formula="of:=IF([.$E98]=&quot;&quot;;;MAX(0;[.Y98]-[.O98]))" office:value-type="float" office:value="0" calcext:value-type="float">
            <text:p>0</text:p>
          </table:table-cell>
          <table:table-cell table:style-name="ce65" table:formula="of:=IF([.$E98]=&quot;&quot;;;MAX(0;[.Z98]-[.P98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99];[.$D99];[.$E99])">
            <text:p/>
          </table:table-cell>
          <table:table-cell table:style-name="ce18" table:formula="of:=IFERROR(VLOOKUP([.$A99];[$Tasks.$A90:.$B94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55"/>
          <table:table-cell table:style-name="ce19" table:number-columns-repeated="10"/>
          <table:table-cell table:style-name="ce16"/>
          <table:table-cell table:style-name="ce65" table:formula="of:=IF([.$A99] =&quot;&quot;;;MAX([.$F99]-[.G99];0))" office:value-type="float" office:value="0" calcext:value-type="float">
            <text:p>0</text:p>
          </table:table-cell>
          <table:table-cell table:style-name="ce65" table:formula="of:=IF([.$E99]=&quot;&quot;;;MAX(0;[.R99]-[.H99]))" office:value-type="float" office:value="0" calcext:value-type="float">
            <text:p>0</text:p>
          </table:table-cell>
          <table:table-cell table:style-name="ce65" table:formula="of:=IF([.$E99]=&quot;&quot;;;MAX(0;[.S99]-[.I99]))" office:value-type="float" office:value="0" calcext:value-type="float">
            <text:p>0</text:p>
          </table:table-cell>
          <table:table-cell table:style-name="ce65" table:formula="of:=IF([.$E99]=&quot;&quot;;;MAX(0;[.T99]-[.J99]))" office:value-type="float" office:value="0" calcext:value-type="float">
            <text:p>0</text:p>
          </table:table-cell>
          <table:table-cell table:style-name="ce65" table:formula="of:=IF([.$E99]=&quot;&quot;;;MAX(0;[.U99]-[.K99]))" office:value-type="float" office:value="0" calcext:value-type="float">
            <text:p>0</text:p>
          </table:table-cell>
          <table:table-cell table:style-name="ce65" table:formula="of:=IF([.$E99]=&quot;&quot;;;MAX(0;[.V99]-[.L99]))" office:value-type="float" office:value="0" calcext:value-type="float">
            <text:p>0</text:p>
          </table:table-cell>
          <table:table-cell table:style-name="ce65" table:formula="of:=IF([.$E99]=&quot;&quot;;;MAX(0;[.W99]-[.M99]))" office:value-type="float" office:value="0" calcext:value-type="float">
            <text:p>0</text:p>
          </table:table-cell>
          <table:table-cell table:style-name="ce65" table:formula="of:=IF([.$E99]=&quot;&quot;;;MAX(0;[.X99]-[.N99]))" office:value-type="float" office:value="0" calcext:value-type="float">
            <text:p>0</text:p>
          </table:table-cell>
          <table:table-cell table:style-name="ce65" table:formula="of:=IF([.$E99]=&quot;&quot;;;MAX(0;[.Y99]-[.O99]))" office:value-type="float" office:value="0" calcext:value-type="float">
            <text:p>0</text:p>
          </table:table-cell>
          <table:table-cell table:style-name="ce65" table:formula="of:=IF([.$E99]=&quot;&quot;;;MAX(0;[.Z99]-[.P99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100];[.$D100];[.$E100])">
            <text:p/>
          </table:table-cell>
          <table:table-cell table:style-name="ce18" table:formula="of:=IFERROR(VLOOKUP([.$A100];[$Tasks.$A91:.$B95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55"/>
          <table:table-cell table:style-name="ce19" table:number-columns-repeated="10"/>
          <table:table-cell table:style-name="ce16"/>
          <table:table-cell table:style-name="ce65" table:formula="of:=IF([.$A100] =&quot;&quot;;;MAX([.$F100]-[.G100];0))" office:value-type="float" office:value="0" calcext:value-type="float">
            <text:p>0</text:p>
          </table:table-cell>
          <table:table-cell table:style-name="ce65" table:formula="of:=IF([.$E100]=&quot;&quot;;;MAX(0;[.R100]-[.H100]))" office:value-type="float" office:value="0" calcext:value-type="float">
            <text:p>0</text:p>
          </table:table-cell>
          <table:table-cell table:style-name="ce65" table:formula="of:=IF([.$E100]=&quot;&quot;;;MAX(0;[.S100]-[.I100]))" office:value-type="float" office:value="0" calcext:value-type="float">
            <text:p>0</text:p>
          </table:table-cell>
          <table:table-cell table:style-name="ce65" table:formula="of:=IF([.$E100]=&quot;&quot;;;MAX(0;[.T100]-[.J100]))" office:value-type="float" office:value="0" calcext:value-type="float">
            <text:p>0</text:p>
          </table:table-cell>
          <table:table-cell table:style-name="ce65" table:formula="of:=IF([.$E100]=&quot;&quot;;;MAX(0;[.U100]-[.K100]))" office:value-type="float" office:value="0" calcext:value-type="float">
            <text:p>0</text:p>
          </table:table-cell>
          <table:table-cell table:style-name="ce65" table:formula="of:=IF([.$E100]=&quot;&quot;;;MAX(0;[.V100]-[.L100]))" office:value-type="float" office:value="0" calcext:value-type="float">
            <text:p>0</text:p>
          </table:table-cell>
          <table:table-cell table:style-name="ce65" table:formula="of:=IF([.$E100]=&quot;&quot;;;MAX(0;[.W100]-[.M100]))" office:value-type="float" office:value="0" calcext:value-type="float">
            <text:p>0</text:p>
          </table:table-cell>
          <table:table-cell table:style-name="ce65" table:formula="of:=IF([.$E100]=&quot;&quot;;;MAX(0;[.X100]-[.N100]))" office:value-type="float" office:value="0" calcext:value-type="float">
            <text:p>0</text:p>
          </table:table-cell>
          <table:table-cell table:style-name="ce65" table:formula="of:=IF([.$E100]=&quot;&quot;;;MAX(0;[.Y100]-[.O100]))" office:value-type="float" office:value="0" calcext:value-type="float">
            <text:p>0</text:p>
          </table:table-cell>
          <table:table-cell table:style-name="ce65" table:formula="of:=IF([.$E100]=&quot;&quot;;;MAX(0;[.Z100]-[.P100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101];[.$D101];[.$E101])">
            <text:p/>
          </table:table-cell>
          <table:table-cell table:style-name="ce18" table:formula="of:=IFERROR(VLOOKUP([.$A101];[$Tasks.$A92:.$B96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55"/>
          <table:table-cell table:style-name="ce19" table:number-columns-repeated="10"/>
          <table:table-cell table:style-name="ce16"/>
          <table:table-cell table:style-name="ce65" table:formula="of:=IF([.$A101] =&quot;&quot;;;MAX([.$F101]-[.G101];0))" office:value-type="float" office:value="0" calcext:value-type="float">
            <text:p>0</text:p>
          </table:table-cell>
          <table:table-cell table:style-name="ce65" table:formula="of:=IF([.$E101]=&quot;&quot;;;MAX(0;[.R101]-[.H101]))" office:value-type="float" office:value="0" calcext:value-type="float">
            <text:p>0</text:p>
          </table:table-cell>
          <table:table-cell table:style-name="ce65" table:formula="of:=IF([.$E101]=&quot;&quot;;;MAX(0;[.S101]-[.I101]))" office:value-type="float" office:value="0" calcext:value-type="float">
            <text:p>0</text:p>
          </table:table-cell>
          <table:table-cell table:style-name="ce65" table:formula="of:=IF([.$E101]=&quot;&quot;;;MAX(0;[.T101]-[.J101]))" office:value-type="float" office:value="0" calcext:value-type="float">
            <text:p>0</text:p>
          </table:table-cell>
          <table:table-cell table:style-name="ce65" table:formula="of:=IF([.$E101]=&quot;&quot;;;MAX(0;[.U101]-[.K101]))" office:value-type="float" office:value="0" calcext:value-type="float">
            <text:p>0</text:p>
          </table:table-cell>
          <table:table-cell table:style-name="ce65" table:formula="of:=IF([.$E101]=&quot;&quot;;;MAX(0;[.V101]-[.L101]))" office:value-type="float" office:value="0" calcext:value-type="float">
            <text:p>0</text:p>
          </table:table-cell>
          <table:table-cell table:style-name="ce65" table:formula="of:=IF([.$E101]=&quot;&quot;;;MAX(0;[.W101]-[.M101]))" office:value-type="float" office:value="0" calcext:value-type="float">
            <text:p>0</text:p>
          </table:table-cell>
          <table:table-cell table:style-name="ce65" table:formula="of:=IF([.$E101]=&quot;&quot;;;MAX(0;[.X101]-[.N101]))" office:value-type="float" office:value="0" calcext:value-type="float">
            <text:p>0</text:p>
          </table:table-cell>
          <table:table-cell table:style-name="ce65" table:formula="of:=IF([.$E101]=&quot;&quot;;;MAX(0;[.Y101]-[.O101]))" office:value-type="float" office:value="0" calcext:value-type="float">
            <text:p>0</text:p>
          </table:table-cell>
          <table:table-cell table:style-name="ce65" table:formula="of:=IF([.$E101]=&quot;&quot;;;MAX(0;[.Z101]-[.P101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102];[.$D102];[.$E102])">
            <text:p/>
          </table:table-cell>
          <table:table-cell table:style-name="ce18" table:formula="of:=IFERROR(VLOOKUP([.$A102];[$Tasks.$A93:.$B97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55"/>
          <table:table-cell table:style-name="ce19" table:number-columns-repeated="10"/>
          <table:table-cell table:style-name="ce16"/>
          <table:table-cell table:style-name="ce65" table:formula="of:=IF([.$A102] =&quot;&quot;;;MAX([.$F102]-[.G102];0))" office:value-type="float" office:value="0" calcext:value-type="float">
            <text:p>0</text:p>
          </table:table-cell>
          <table:table-cell table:style-name="ce65" table:formula="of:=IF([.$E102]=&quot;&quot;;;MAX(0;[.R102]-[.H102]))" office:value-type="float" office:value="0" calcext:value-type="float">
            <text:p>0</text:p>
          </table:table-cell>
          <table:table-cell table:style-name="ce65" table:formula="of:=IF([.$E102]=&quot;&quot;;;MAX(0;[.S102]-[.I102]))" office:value-type="float" office:value="0" calcext:value-type="float">
            <text:p>0</text:p>
          </table:table-cell>
          <table:table-cell table:style-name="ce65" table:formula="of:=IF([.$E102]=&quot;&quot;;;MAX(0;[.T102]-[.J102]))" office:value-type="float" office:value="0" calcext:value-type="float">
            <text:p>0</text:p>
          </table:table-cell>
          <table:table-cell table:style-name="ce65" table:formula="of:=IF([.$E102]=&quot;&quot;;;MAX(0;[.U102]-[.K102]))" office:value-type="float" office:value="0" calcext:value-type="float">
            <text:p>0</text:p>
          </table:table-cell>
          <table:table-cell table:style-name="ce65" table:formula="of:=IF([.$E102]=&quot;&quot;;;MAX(0;[.V102]-[.L102]))" office:value-type="float" office:value="0" calcext:value-type="float">
            <text:p>0</text:p>
          </table:table-cell>
          <table:table-cell table:style-name="ce65" table:formula="of:=IF([.$E102]=&quot;&quot;;;MAX(0;[.W102]-[.M102]))" office:value-type="float" office:value="0" calcext:value-type="float">
            <text:p>0</text:p>
          </table:table-cell>
          <table:table-cell table:style-name="ce65" table:formula="of:=IF([.$E102]=&quot;&quot;;;MAX(0;[.X102]-[.N102]))" office:value-type="float" office:value="0" calcext:value-type="float">
            <text:p>0</text:p>
          </table:table-cell>
          <table:table-cell table:style-name="ce65" table:formula="of:=IF([.$E102]=&quot;&quot;;;MAX(0;[.Y102]-[.O102]))" office:value-type="float" office:value="0" calcext:value-type="float">
            <text:p>0</text:p>
          </table:table-cell>
          <table:table-cell table:style-name="ce65" table:formula="of:=IF([.$E102]=&quot;&quot;;;MAX(0;[.Z102]-[.P102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103];[.$D103];[.$E103])">
            <text:p/>
          </table:table-cell>
          <table:table-cell table:style-name="ce18" table:formula="of:=IFERROR(VLOOKUP([.$A103];[$Tasks.$A94:.$B98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55"/>
          <table:table-cell table:style-name="ce19" table:number-columns-repeated="10"/>
          <table:table-cell table:style-name="ce16"/>
          <table:table-cell table:style-name="ce65" table:formula="of:=IF([.$A103] =&quot;&quot;;;MAX([.$F103]-[.G103];0))" office:value-type="float" office:value="0" calcext:value-type="float">
            <text:p>0</text:p>
          </table:table-cell>
          <table:table-cell table:style-name="ce65" table:formula="of:=IF([.$E103]=&quot;&quot;;;MAX(0;[.R103]-[.H103]))" office:value-type="float" office:value="0" calcext:value-type="float">
            <text:p>0</text:p>
          </table:table-cell>
          <table:table-cell table:style-name="ce65" table:formula="of:=IF([.$E103]=&quot;&quot;;;MAX(0;[.S103]-[.I103]))" office:value-type="float" office:value="0" calcext:value-type="float">
            <text:p>0</text:p>
          </table:table-cell>
          <table:table-cell table:style-name="ce65" table:formula="of:=IF([.$E103]=&quot;&quot;;;MAX(0;[.T103]-[.J103]))" office:value-type="float" office:value="0" calcext:value-type="float">
            <text:p>0</text:p>
          </table:table-cell>
          <table:table-cell table:style-name="ce65" table:formula="of:=IF([.$E103]=&quot;&quot;;;MAX(0;[.U103]-[.K103]))" office:value-type="float" office:value="0" calcext:value-type="float">
            <text:p>0</text:p>
          </table:table-cell>
          <table:table-cell table:style-name="ce65" table:formula="of:=IF([.$E103]=&quot;&quot;;;MAX(0;[.V103]-[.L103]))" office:value-type="float" office:value="0" calcext:value-type="float">
            <text:p>0</text:p>
          </table:table-cell>
          <table:table-cell table:style-name="ce65" table:formula="of:=IF([.$E103]=&quot;&quot;;;MAX(0;[.W103]-[.M103]))" office:value-type="float" office:value="0" calcext:value-type="float">
            <text:p>0</text:p>
          </table:table-cell>
          <table:table-cell table:style-name="ce65" table:formula="of:=IF([.$E103]=&quot;&quot;;;MAX(0;[.X103]-[.N103]))" office:value-type="float" office:value="0" calcext:value-type="float">
            <text:p>0</text:p>
          </table:table-cell>
          <table:table-cell table:style-name="ce65" table:formula="of:=IF([.$E103]=&quot;&quot;;;MAX(0;[.Y103]-[.O103]))" office:value-type="float" office:value="0" calcext:value-type="float">
            <text:p>0</text:p>
          </table:table-cell>
          <table:table-cell table:style-name="ce65" table:formula="of:=IF([.$E103]=&quot;&quot;;;MAX(0;[.Z103]-[.P103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104];[.$D104];[.$E104])">
            <text:p/>
          </table:table-cell>
          <table:table-cell table:style-name="ce18" table:formula="of:=IFERROR(VLOOKUP([.$A104];[$Tasks.$A95:.$B99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55"/>
          <table:table-cell table:style-name="ce19" table:number-columns-repeated="10"/>
          <table:table-cell table:style-name="ce16"/>
          <table:table-cell table:style-name="ce65" table:formula="of:=IF([.$A104] =&quot;&quot;;;MAX([.$F104]-[.G104];0))" office:value-type="float" office:value="0" calcext:value-type="float">
            <text:p>0</text:p>
          </table:table-cell>
          <table:table-cell table:style-name="ce65" table:formula="of:=IF([.$E104]=&quot;&quot;;;MAX(0;[.R104]-[.H104]))" office:value-type="float" office:value="0" calcext:value-type="float">
            <text:p>0</text:p>
          </table:table-cell>
          <table:table-cell table:style-name="ce65" table:formula="of:=IF([.$E104]=&quot;&quot;;;MAX(0;[.S104]-[.I104]))" office:value-type="float" office:value="0" calcext:value-type="float">
            <text:p>0</text:p>
          </table:table-cell>
          <table:table-cell table:style-name="ce65" table:formula="of:=IF([.$E104]=&quot;&quot;;;MAX(0;[.T104]-[.J104]))" office:value-type="float" office:value="0" calcext:value-type="float">
            <text:p>0</text:p>
          </table:table-cell>
          <table:table-cell table:style-name="ce65" table:formula="of:=IF([.$E104]=&quot;&quot;;;MAX(0;[.U104]-[.K104]))" office:value-type="float" office:value="0" calcext:value-type="float">
            <text:p>0</text:p>
          </table:table-cell>
          <table:table-cell table:style-name="ce65" table:formula="of:=IF([.$E104]=&quot;&quot;;;MAX(0;[.V104]-[.L104]))" office:value-type="float" office:value="0" calcext:value-type="float">
            <text:p>0</text:p>
          </table:table-cell>
          <table:table-cell table:style-name="ce65" table:formula="of:=IF([.$E104]=&quot;&quot;;;MAX(0;[.W104]-[.M104]))" office:value-type="float" office:value="0" calcext:value-type="float">
            <text:p>0</text:p>
          </table:table-cell>
          <table:table-cell table:style-name="ce65" table:formula="of:=IF([.$E104]=&quot;&quot;;;MAX(0;[.X104]-[.N104]))" office:value-type="float" office:value="0" calcext:value-type="float">
            <text:p>0</text:p>
          </table:table-cell>
          <table:table-cell table:style-name="ce65" table:formula="of:=IF([.$E104]=&quot;&quot;;;MAX(0;[.Y104]-[.O104]))" office:value-type="float" office:value="0" calcext:value-type="float">
            <text:p>0</text:p>
          </table:table-cell>
          <table:table-cell table:style-name="ce65" table:formula="of:=IF([.$E104]=&quot;&quot;;;MAX(0;[.Z104]-[.P104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105];[.$D105];[.$E105])">
            <text:p/>
          </table:table-cell>
          <table:table-cell table:style-name="ce18" table:formula="of:=IFERROR(VLOOKUP([.$A105];[$Tasks.$A96:.$B100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55"/>
          <table:table-cell table:style-name="ce19" table:number-columns-repeated="10"/>
          <table:table-cell table:style-name="ce16"/>
          <table:table-cell table:style-name="ce65" table:formula="of:=IF([.$A105] =&quot;&quot;;;MAX([.$F105]-[.G105];0))" office:value-type="float" office:value="0" calcext:value-type="float">
            <text:p>0</text:p>
          </table:table-cell>
          <table:table-cell table:style-name="ce65" table:formula="of:=IF([.$E105]=&quot;&quot;;;MAX(0;[.R105]-[.H105]))" office:value-type="float" office:value="0" calcext:value-type="float">
            <text:p>0</text:p>
          </table:table-cell>
          <table:table-cell table:style-name="ce65" table:formula="of:=IF([.$E105]=&quot;&quot;;;MAX(0;[.S105]-[.I105]))" office:value-type="float" office:value="0" calcext:value-type="float">
            <text:p>0</text:p>
          </table:table-cell>
          <table:table-cell table:style-name="ce65" table:formula="of:=IF([.$E105]=&quot;&quot;;;MAX(0;[.T105]-[.J105]))" office:value-type="float" office:value="0" calcext:value-type="float">
            <text:p>0</text:p>
          </table:table-cell>
          <table:table-cell table:style-name="ce65" table:formula="of:=IF([.$E105]=&quot;&quot;;;MAX(0;[.U105]-[.K105]))" office:value-type="float" office:value="0" calcext:value-type="float">
            <text:p>0</text:p>
          </table:table-cell>
          <table:table-cell table:style-name="ce65" table:formula="of:=IF([.$E105]=&quot;&quot;;;MAX(0;[.V105]-[.L105]))" office:value-type="float" office:value="0" calcext:value-type="float">
            <text:p>0</text:p>
          </table:table-cell>
          <table:table-cell table:style-name="ce65" table:formula="of:=IF([.$E105]=&quot;&quot;;;MAX(0;[.W105]-[.M105]))" office:value-type="float" office:value="0" calcext:value-type="float">
            <text:p>0</text:p>
          </table:table-cell>
          <table:table-cell table:style-name="ce65" table:formula="of:=IF([.$E105]=&quot;&quot;;;MAX(0;[.X105]-[.N105]))" office:value-type="float" office:value="0" calcext:value-type="float">
            <text:p>0</text:p>
          </table:table-cell>
          <table:table-cell table:style-name="ce65" table:formula="of:=IF([.$E105]=&quot;&quot;;;MAX(0;[.Y105]-[.O105]))" office:value-type="float" office:value="0" calcext:value-type="float">
            <text:p>0</text:p>
          </table:table-cell>
          <table:table-cell table:style-name="ce65" table:formula="of:=IF([.$E105]=&quot;&quot;;;MAX(0;[.Z105]-[.P105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106];[.$D106];[.$E106])">
            <text:p/>
          </table:table-cell>
          <table:table-cell table:style-name="ce18" table:formula="of:=IFERROR(VLOOKUP([.$A106];[$Tasks.$A97:.$B101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55"/>
          <table:table-cell table:style-name="ce19" table:number-columns-repeated="10"/>
          <table:table-cell table:style-name="ce16"/>
          <table:table-cell table:style-name="ce65" table:formula="of:=IF([.$A106] =&quot;&quot;;;MAX([.$F106]-[.G106];0))" office:value-type="float" office:value="0" calcext:value-type="float">
            <text:p>0</text:p>
          </table:table-cell>
          <table:table-cell table:style-name="ce65" table:formula="of:=IF([.$E106]=&quot;&quot;;;MAX(0;[.R106]-[.H106]))" office:value-type="float" office:value="0" calcext:value-type="float">
            <text:p>0</text:p>
          </table:table-cell>
          <table:table-cell table:style-name="ce65" table:formula="of:=IF([.$E106]=&quot;&quot;;;MAX(0;[.S106]-[.I106]))" office:value-type="float" office:value="0" calcext:value-type="float">
            <text:p>0</text:p>
          </table:table-cell>
          <table:table-cell table:style-name="ce65" table:formula="of:=IF([.$E106]=&quot;&quot;;;MAX(0;[.T106]-[.J106]))" office:value-type="float" office:value="0" calcext:value-type="float">
            <text:p>0</text:p>
          </table:table-cell>
          <table:table-cell table:style-name="ce65" table:formula="of:=IF([.$E106]=&quot;&quot;;;MAX(0;[.U106]-[.K106]))" office:value-type="float" office:value="0" calcext:value-type="float">
            <text:p>0</text:p>
          </table:table-cell>
          <table:table-cell table:style-name="ce65" table:formula="of:=IF([.$E106]=&quot;&quot;;;MAX(0;[.V106]-[.L106]))" office:value-type="float" office:value="0" calcext:value-type="float">
            <text:p>0</text:p>
          </table:table-cell>
          <table:table-cell table:style-name="ce65" table:formula="of:=IF([.$E106]=&quot;&quot;;;MAX(0;[.W106]-[.M106]))" office:value-type="float" office:value="0" calcext:value-type="float">
            <text:p>0</text:p>
          </table:table-cell>
          <table:table-cell table:style-name="ce65" table:formula="of:=IF([.$E106]=&quot;&quot;;;MAX(0;[.X106]-[.N106]))" office:value-type="float" office:value="0" calcext:value-type="float">
            <text:p>0</text:p>
          </table:table-cell>
          <table:table-cell table:style-name="ce65" table:formula="of:=IF([.$E106]=&quot;&quot;;;MAX(0;[.Y106]-[.O106]))" office:value-type="float" office:value="0" calcext:value-type="float">
            <text:p>0</text:p>
          </table:table-cell>
          <table:table-cell table:style-name="ce65" table:formula="of:=IF([.$E106]=&quot;&quot;;;MAX(0;[.Z106]-[.P106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107];[.$D107];[.$E107])">
            <text:p/>
          </table:table-cell>
          <table:table-cell table:style-name="ce18" table:formula="of:=IFERROR(VLOOKUP([.$A107];[$Tasks.$A98:.$B102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55"/>
          <table:table-cell table:style-name="ce19" table:number-columns-repeated="10"/>
          <table:table-cell table:style-name="ce16"/>
          <table:table-cell table:style-name="ce65" table:formula="of:=IF([.$A107] =&quot;&quot;;;MAX([.$F107]-[.G107];0))" office:value-type="float" office:value="0" calcext:value-type="float">
            <text:p>0</text:p>
          </table:table-cell>
          <table:table-cell table:style-name="ce65" table:formula="of:=IF([.$E107]=&quot;&quot;;;MAX(0;[.R107]-[.H107]))" office:value-type="float" office:value="0" calcext:value-type="float">
            <text:p>0</text:p>
          </table:table-cell>
          <table:table-cell table:style-name="ce65" table:formula="of:=IF([.$E107]=&quot;&quot;;;MAX(0;[.S107]-[.I107]))" office:value-type="float" office:value="0" calcext:value-type="float">
            <text:p>0</text:p>
          </table:table-cell>
          <table:table-cell table:style-name="ce65" table:formula="of:=IF([.$E107]=&quot;&quot;;;MAX(0;[.T107]-[.J107]))" office:value-type="float" office:value="0" calcext:value-type="float">
            <text:p>0</text:p>
          </table:table-cell>
          <table:table-cell table:style-name="ce65" table:formula="of:=IF([.$E107]=&quot;&quot;;;MAX(0;[.U107]-[.K107]))" office:value-type="float" office:value="0" calcext:value-type="float">
            <text:p>0</text:p>
          </table:table-cell>
          <table:table-cell table:style-name="ce65" table:formula="of:=IF([.$E107]=&quot;&quot;;;MAX(0;[.V107]-[.L107]))" office:value-type="float" office:value="0" calcext:value-type="float">
            <text:p>0</text:p>
          </table:table-cell>
          <table:table-cell table:style-name="ce65" table:formula="of:=IF([.$E107]=&quot;&quot;;;MAX(0;[.W107]-[.M107]))" office:value-type="float" office:value="0" calcext:value-type="float">
            <text:p>0</text:p>
          </table:table-cell>
          <table:table-cell table:style-name="ce65" table:formula="of:=IF([.$E107]=&quot;&quot;;;MAX(0;[.X107]-[.N107]))" office:value-type="float" office:value="0" calcext:value-type="float">
            <text:p>0</text:p>
          </table:table-cell>
          <table:table-cell table:style-name="ce65" table:formula="of:=IF([.$E107]=&quot;&quot;;;MAX(0;[.Y107]-[.O107]))" office:value-type="float" office:value="0" calcext:value-type="float">
            <text:p>0</text:p>
          </table:table-cell>
          <table:table-cell table:style-name="ce65" table:formula="of:=IF([.$E107]=&quot;&quot;;;MAX(0;[.Z107]-[.P107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108];[.$D108];[.$E108])">
            <text:p/>
          </table:table-cell>
          <table:table-cell table:style-name="ce18" table:formula="of:=IFERROR(VLOOKUP([.$A108];[$Tasks.$A99:.$B103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55"/>
          <table:table-cell table:style-name="ce19" table:number-columns-repeated="10"/>
          <table:table-cell table:style-name="ce16"/>
          <table:table-cell table:style-name="ce65" table:formula="of:=IF([.$A108] =&quot;&quot;;;MAX([.$F108]-[.G108];0))" office:value-type="float" office:value="0" calcext:value-type="float">
            <text:p>0</text:p>
          </table:table-cell>
          <table:table-cell table:style-name="ce65" table:formula="of:=IF([.$E108]=&quot;&quot;;;MAX(0;[.R108]-[.H108]))" office:value-type="float" office:value="0" calcext:value-type="float">
            <text:p>0</text:p>
          </table:table-cell>
          <table:table-cell table:style-name="ce65" table:formula="of:=IF([.$E108]=&quot;&quot;;;MAX(0;[.S108]-[.I108]))" office:value-type="float" office:value="0" calcext:value-type="float">
            <text:p>0</text:p>
          </table:table-cell>
          <table:table-cell table:style-name="ce65" table:formula="of:=IF([.$E108]=&quot;&quot;;;MAX(0;[.T108]-[.J108]))" office:value-type="float" office:value="0" calcext:value-type="float">
            <text:p>0</text:p>
          </table:table-cell>
          <table:table-cell table:style-name="ce65" table:formula="of:=IF([.$E108]=&quot;&quot;;;MAX(0;[.U108]-[.K108]))" office:value-type="float" office:value="0" calcext:value-type="float">
            <text:p>0</text:p>
          </table:table-cell>
          <table:table-cell table:style-name="ce65" table:formula="of:=IF([.$E108]=&quot;&quot;;;MAX(0;[.V108]-[.L108]))" office:value-type="float" office:value="0" calcext:value-type="float">
            <text:p>0</text:p>
          </table:table-cell>
          <table:table-cell table:style-name="ce65" table:formula="of:=IF([.$E108]=&quot;&quot;;;MAX(0;[.W108]-[.M108]))" office:value-type="float" office:value="0" calcext:value-type="float">
            <text:p>0</text:p>
          </table:table-cell>
          <table:table-cell table:style-name="ce65" table:formula="of:=IF([.$E108]=&quot;&quot;;;MAX(0;[.X108]-[.N108]))" office:value-type="float" office:value="0" calcext:value-type="float">
            <text:p>0</text:p>
          </table:table-cell>
          <table:table-cell table:style-name="ce65" table:formula="of:=IF([.$E108]=&quot;&quot;;;MAX(0;[.Y108]-[.O108]))" office:value-type="float" office:value="0" calcext:value-type="float">
            <text:p>0</text:p>
          </table:table-cell>
          <table:table-cell table:style-name="ce65" table:formula="of:=IF([.$E108]=&quot;&quot;;;MAX(0;[.Z108]-[.P108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109];[.$D109];[.$E109])">
            <text:p/>
          </table:table-cell>
          <table:table-cell table:style-name="ce18" table:formula="of:=IFERROR(VLOOKUP([.$A109];[$Tasks.$A100:.$B104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55"/>
          <table:table-cell table:style-name="ce19" table:number-columns-repeated="10"/>
          <table:table-cell table:style-name="ce16"/>
          <table:table-cell table:style-name="ce65" table:formula="of:=IF([.$A109] =&quot;&quot;;;MAX([.$F109]-[.G109];0))" office:value-type="float" office:value="0" calcext:value-type="float">
            <text:p>0</text:p>
          </table:table-cell>
          <table:table-cell table:style-name="ce65" table:formula="of:=IF([.$E109]=&quot;&quot;;;MAX(0;[.R109]-[.H109]))" office:value-type="float" office:value="0" calcext:value-type="float">
            <text:p>0</text:p>
          </table:table-cell>
          <table:table-cell table:style-name="ce65" table:formula="of:=IF([.$E109]=&quot;&quot;;;MAX(0;[.S109]-[.I109]))" office:value-type="float" office:value="0" calcext:value-type="float">
            <text:p>0</text:p>
          </table:table-cell>
          <table:table-cell table:style-name="ce65" table:formula="of:=IF([.$E109]=&quot;&quot;;;MAX(0;[.T109]-[.J109]))" office:value-type="float" office:value="0" calcext:value-type="float">
            <text:p>0</text:p>
          </table:table-cell>
          <table:table-cell table:style-name="ce65" table:formula="of:=IF([.$E109]=&quot;&quot;;;MAX(0;[.U109]-[.K109]))" office:value-type="float" office:value="0" calcext:value-type="float">
            <text:p>0</text:p>
          </table:table-cell>
          <table:table-cell table:style-name="ce65" table:formula="of:=IF([.$E109]=&quot;&quot;;;MAX(0;[.V109]-[.L109]))" office:value-type="float" office:value="0" calcext:value-type="float">
            <text:p>0</text:p>
          </table:table-cell>
          <table:table-cell table:style-name="ce65" table:formula="of:=IF([.$E109]=&quot;&quot;;;MAX(0;[.W109]-[.M109]))" office:value-type="float" office:value="0" calcext:value-type="float">
            <text:p>0</text:p>
          </table:table-cell>
          <table:table-cell table:style-name="ce65" table:formula="of:=IF([.$E109]=&quot;&quot;;;MAX(0;[.X109]-[.N109]))" office:value-type="float" office:value="0" calcext:value-type="float">
            <text:p>0</text:p>
          </table:table-cell>
          <table:table-cell table:style-name="ce65" table:formula="of:=IF([.$E109]=&quot;&quot;;;MAX(0;[.Y109]-[.O109]))" office:value-type="float" office:value="0" calcext:value-type="float">
            <text:p>0</text:p>
          </table:table-cell>
          <table:table-cell table:style-name="ce65" table:formula="of:=IF([.$E109]=&quot;&quot;;;MAX(0;[.Z109]-[.P109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110];[.$D110];[.$E110])">
            <text:p/>
          </table:table-cell>
          <table:table-cell table:style-name="ce18" table:formula="of:=IFERROR(VLOOKUP([.$A110];[$Tasks.$A101:.$B105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55"/>
          <table:table-cell table:style-name="ce19" table:number-columns-repeated="10"/>
          <table:table-cell table:style-name="ce16"/>
          <table:table-cell table:style-name="ce65" table:formula="of:=IF([.$A110] =&quot;&quot;;;MAX([.$F110]-[.G110];0))" office:value-type="float" office:value="0" calcext:value-type="float">
            <text:p>0</text:p>
          </table:table-cell>
          <table:table-cell table:style-name="ce65" table:formula="of:=IF([.$E110]=&quot;&quot;;;MAX(0;[.R110]-[.H110]))" office:value-type="float" office:value="0" calcext:value-type="float">
            <text:p>0</text:p>
          </table:table-cell>
          <table:table-cell table:style-name="ce65" table:formula="of:=IF([.$E110]=&quot;&quot;;;MAX(0;[.S110]-[.I110]))" office:value-type="float" office:value="0" calcext:value-type="float">
            <text:p>0</text:p>
          </table:table-cell>
          <table:table-cell table:style-name="ce65" table:formula="of:=IF([.$E110]=&quot;&quot;;;MAX(0;[.T110]-[.J110]))" office:value-type="float" office:value="0" calcext:value-type="float">
            <text:p>0</text:p>
          </table:table-cell>
          <table:table-cell table:style-name="ce65" table:formula="of:=IF([.$E110]=&quot;&quot;;;MAX(0;[.U110]-[.K110]))" office:value-type="float" office:value="0" calcext:value-type="float">
            <text:p>0</text:p>
          </table:table-cell>
          <table:table-cell table:style-name="ce65" table:formula="of:=IF([.$E110]=&quot;&quot;;;MAX(0;[.V110]-[.L110]))" office:value-type="float" office:value="0" calcext:value-type="float">
            <text:p>0</text:p>
          </table:table-cell>
          <table:table-cell table:style-name="ce65" table:formula="of:=IF([.$E110]=&quot;&quot;;;MAX(0;[.W110]-[.M110]))" office:value-type="float" office:value="0" calcext:value-type="float">
            <text:p>0</text:p>
          </table:table-cell>
          <table:table-cell table:style-name="ce65" table:formula="of:=IF([.$E110]=&quot;&quot;;;MAX(0;[.X110]-[.N110]))" office:value-type="float" office:value="0" calcext:value-type="float">
            <text:p>0</text:p>
          </table:table-cell>
          <table:table-cell table:style-name="ce65" table:formula="of:=IF([.$E110]=&quot;&quot;;;MAX(0;[.Y110]-[.O110]))" office:value-type="float" office:value="0" calcext:value-type="float">
            <text:p>0</text:p>
          </table:table-cell>
          <table:table-cell table:style-name="ce65" table:formula="of:=IF([.$E110]=&quot;&quot;;;MAX(0;[.Z110]-[.P110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111];[.$D111];[.$E111])">
            <text:p/>
          </table:table-cell>
          <table:table-cell table:style-name="ce18" table:formula="of:=IFERROR(VLOOKUP([.$A111];[$Tasks.$A102:.$B106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55"/>
          <table:table-cell table:style-name="ce19" table:number-columns-repeated="10"/>
          <table:table-cell table:style-name="ce16"/>
          <table:table-cell table:style-name="ce65" table:formula="of:=IF([.$A111] =&quot;&quot;;;MAX([.$F111]-[.G111];0))" office:value-type="float" office:value="0" calcext:value-type="float">
            <text:p>0</text:p>
          </table:table-cell>
          <table:table-cell table:style-name="ce65" table:formula="of:=IF([.$E111]=&quot;&quot;;;MAX(0;[.R111]-[.H111]))" office:value-type="float" office:value="0" calcext:value-type="float">
            <text:p>0</text:p>
          </table:table-cell>
          <table:table-cell table:style-name="ce65" table:formula="of:=IF([.$E111]=&quot;&quot;;;MAX(0;[.S111]-[.I111]))" office:value-type="float" office:value="0" calcext:value-type="float">
            <text:p>0</text:p>
          </table:table-cell>
          <table:table-cell table:style-name="ce65" table:formula="of:=IF([.$E111]=&quot;&quot;;;MAX(0;[.T111]-[.J111]))" office:value-type="float" office:value="0" calcext:value-type="float">
            <text:p>0</text:p>
          </table:table-cell>
          <table:table-cell table:style-name="ce65" table:formula="of:=IF([.$E111]=&quot;&quot;;;MAX(0;[.U111]-[.K111]))" office:value-type="float" office:value="0" calcext:value-type="float">
            <text:p>0</text:p>
          </table:table-cell>
          <table:table-cell table:style-name="ce65" table:formula="of:=IF([.$E111]=&quot;&quot;;;MAX(0;[.V111]-[.L111]))" office:value-type="float" office:value="0" calcext:value-type="float">
            <text:p>0</text:p>
          </table:table-cell>
          <table:table-cell table:style-name="ce65" table:formula="of:=IF([.$E111]=&quot;&quot;;;MAX(0;[.W111]-[.M111]))" office:value-type="float" office:value="0" calcext:value-type="float">
            <text:p>0</text:p>
          </table:table-cell>
          <table:table-cell table:style-name="ce65" table:formula="of:=IF([.$E111]=&quot;&quot;;;MAX(0;[.X111]-[.N111]))" office:value-type="float" office:value="0" calcext:value-type="float">
            <text:p>0</text:p>
          </table:table-cell>
          <table:table-cell table:style-name="ce65" table:formula="of:=IF([.$E111]=&quot;&quot;;;MAX(0;[.Y111]-[.O111]))" office:value-type="float" office:value="0" calcext:value-type="float">
            <text:p>0</text:p>
          </table:table-cell>
          <table:table-cell table:style-name="ce65" table:formula="of:=IF([.$E111]=&quot;&quot;;;MAX(0;[.Z111]-[.P111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112];[.$D112];[.$E112])">
            <text:p/>
          </table:table-cell>
          <table:table-cell table:style-name="ce18" table:formula="of:=IFERROR(VLOOKUP([.$A112];[$Tasks.$A103:.$B107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55"/>
          <table:table-cell table:style-name="ce19" table:number-columns-repeated="10"/>
          <table:table-cell table:style-name="ce16"/>
          <table:table-cell table:style-name="ce65" table:formula="of:=IF([.$A112] =&quot;&quot;;;MAX([.$F112]-[.G112];0))" office:value-type="float" office:value="0" calcext:value-type="float">
            <text:p>0</text:p>
          </table:table-cell>
          <table:table-cell table:style-name="ce65" table:formula="of:=IF([.$E112]=&quot;&quot;;;MAX(0;[.R112]-[.H112]))" office:value-type="float" office:value="0" calcext:value-type="float">
            <text:p>0</text:p>
          </table:table-cell>
          <table:table-cell table:style-name="ce65" table:formula="of:=IF([.$E112]=&quot;&quot;;;MAX(0;[.S112]-[.I112]))" office:value-type="float" office:value="0" calcext:value-type="float">
            <text:p>0</text:p>
          </table:table-cell>
          <table:table-cell table:style-name="ce65" table:formula="of:=IF([.$E112]=&quot;&quot;;;MAX(0;[.T112]-[.J112]))" office:value-type="float" office:value="0" calcext:value-type="float">
            <text:p>0</text:p>
          </table:table-cell>
          <table:table-cell table:style-name="ce65" table:formula="of:=IF([.$E112]=&quot;&quot;;;MAX(0;[.U112]-[.K112]))" office:value-type="float" office:value="0" calcext:value-type="float">
            <text:p>0</text:p>
          </table:table-cell>
          <table:table-cell table:style-name="ce65" table:formula="of:=IF([.$E112]=&quot;&quot;;;MAX(0;[.V112]-[.L112]))" office:value-type="float" office:value="0" calcext:value-type="float">
            <text:p>0</text:p>
          </table:table-cell>
          <table:table-cell table:style-name="ce65" table:formula="of:=IF([.$E112]=&quot;&quot;;;MAX(0;[.W112]-[.M112]))" office:value-type="float" office:value="0" calcext:value-type="float">
            <text:p>0</text:p>
          </table:table-cell>
          <table:table-cell table:style-name="ce65" table:formula="of:=IF([.$E112]=&quot;&quot;;;MAX(0;[.X112]-[.N112]))" office:value-type="float" office:value="0" calcext:value-type="float">
            <text:p>0</text:p>
          </table:table-cell>
          <table:table-cell table:style-name="ce65" table:formula="of:=IF([.$E112]=&quot;&quot;;;MAX(0;[.Y112]-[.O112]))" office:value-type="float" office:value="0" calcext:value-type="float">
            <text:p>0</text:p>
          </table:table-cell>
          <table:table-cell table:style-name="ce65" table:formula="of:=IF([.$E112]=&quot;&quot;;;MAX(0;[.Z112]-[.P112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113];[.$D113];[.$E113])">
            <text:p/>
          </table:table-cell>
          <table:table-cell table:style-name="ce18" table:formula="of:=IFERROR(VLOOKUP([.$A113];[$Tasks.$A104:.$B108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55"/>
          <table:table-cell table:style-name="ce19" table:number-columns-repeated="10"/>
          <table:table-cell table:style-name="ce16"/>
          <table:table-cell table:style-name="ce65" table:formula="of:=IF([.$A113] =&quot;&quot;;;MAX([.$F113]-[.G113];0))" office:value-type="float" office:value="0" calcext:value-type="float">
            <text:p>0</text:p>
          </table:table-cell>
          <table:table-cell table:style-name="ce65" table:formula="of:=IF([.$E113]=&quot;&quot;;;MAX(0;[.R113]-[.H113]))" office:value-type="float" office:value="0" calcext:value-type="float">
            <text:p>0</text:p>
          </table:table-cell>
          <table:table-cell table:style-name="ce65" table:formula="of:=IF([.$E113]=&quot;&quot;;;MAX(0;[.S113]-[.I113]))" office:value-type="float" office:value="0" calcext:value-type="float">
            <text:p>0</text:p>
          </table:table-cell>
          <table:table-cell table:style-name="ce65" table:formula="of:=IF([.$E113]=&quot;&quot;;;MAX(0;[.T113]-[.J113]))" office:value-type="float" office:value="0" calcext:value-type="float">
            <text:p>0</text:p>
          </table:table-cell>
          <table:table-cell table:style-name="ce65" table:formula="of:=IF([.$E113]=&quot;&quot;;;MAX(0;[.U113]-[.K113]))" office:value-type="float" office:value="0" calcext:value-type="float">
            <text:p>0</text:p>
          </table:table-cell>
          <table:table-cell table:style-name="ce65" table:formula="of:=IF([.$E113]=&quot;&quot;;;MAX(0;[.V113]-[.L113]))" office:value-type="float" office:value="0" calcext:value-type="float">
            <text:p>0</text:p>
          </table:table-cell>
          <table:table-cell table:style-name="ce65" table:formula="of:=IF([.$E113]=&quot;&quot;;;MAX(0;[.W113]-[.M113]))" office:value-type="float" office:value="0" calcext:value-type="float">
            <text:p>0</text:p>
          </table:table-cell>
          <table:table-cell table:style-name="ce65" table:formula="of:=IF([.$E113]=&quot;&quot;;;MAX(0;[.X113]-[.N113]))" office:value-type="float" office:value="0" calcext:value-type="float">
            <text:p>0</text:p>
          </table:table-cell>
          <table:table-cell table:style-name="ce65" table:formula="of:=IF([.$E113]=&quot;&quot;;;MAX(0;[.Y113]-[.O113]))" office:value-type="float" office:value="0" calcext:value-type="float">
            <text:p>0</text:p>
          </table:table-cell>
          <table:table-cell table:style-name="ce65" table:formula="of:=IF([.$E113]=&quot;&quot;;;MAX(0;[.Z113]-[.P113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114];[.$D114];[.$E114])">
            <text:p/>
          </table:table-cell>
          <table:table-cell table:style-name="ce18" table:formula="of:=IFERROR(VLOOKUP([.$A114];[$Tasks.$A105:.$B109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55"/>
          <table:table-cell table:style-name="ce19" table:number-columns-repeated="10"/>
          <table:table-cell table:style-name="ce16"/>
          <table:table-cell table:style-name="ce65" table:formula="of:=IF([.$A114] =&quot;&quot;;;MAX([.$F114]-[.G114];0))" office:value-type="float" office:value="0" calcext:value-type="float">
            <text:p>0</text:p>
          </table:table-cell>
          <table:table-cell table:style-name="ce65" table:formula="of:=IF([.$E114]=&quot;&quot;;;MAX(0;[.R114]-[.H114]))" office:value-type="float" office:value="0" calcext:value-type="float">
            <text:p>0</text:p>
          </table:table-cell>
          <table:table-cell table:style-name="ce65" table:formula="of:=IF([.$E114]=&quot;&quot;;;MAX(0;[.S114]-[.I114]))" office:value-type="float" office:value="0" calcext:value-type="float">
            <text:p>0</text:p>
          </table:table-cell>
          <table:table-cell table:style-name="ce65" table:formula="of:=IF([.$E114]=&quot;&quot;;;MAX(0;[.T114]-[.J114]))" office:value-type="float" office:value="0" calcext:value-type="float">
            <text:p>0</text:p>
          </table:table-cell>
          <table:table-cell table:style-name="ce65" table:formula="of:=IF([.$E114]=&quot;&quot;;;MAX(0;[.U114]-[.K114]))" office:value-type="float" office:value="0" calcext:value-type="float">
            <text:p>0</text:p>
          </table:table-cell>
          <table:table-cell table:style-name="ce65" table:formula="of:=IF([.$E114]=&quot;&quot;;;MAX(0;[.V114]-[.L114]))" office:value-type="float" office:value="0" calcext:value-type="float">
            <text:p>0</text:p>
          </table:table-cell>
          <table:table-cell table:style-name="ce65" table:formula="of:=IF([.$E114]=&quot;&quot;;;MAX(0;[.W114]-[.M114]))" office:value-type="float" office:value="0" calcext:value-type="float">
            <text:p>0</text:p>
          </table:table-cell>
          <table:table-cell table:style-name="ce65" table:formula="of:=IF([.$E114]=&quot;&quot;;;MAX(0;[.X114]-[.N114]))" office:value-type="float" office:value="0" calcext:value-type="float">
            <text:p>0</text:p>
          </table:table-cell>
          <table:table-cell table:style-name="ce65" table:formula="of:=IF([.$E114]=&quot;&quot;;;MAX(0;[.Y114]-[.O114]))" office:value-type="float" office:value="0" calcext:value-type="float">
            <text:p>0</text:p>
          </table:table-cell>
          <table:table-cell table:style-name="ce65" table:formula="of:=IF([.$E114]=&quot;&quot;;;MAX(0;[.Z114]-[.P114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115];[.$D115];[.$E115])">
            <text:p/>
          </table:table-cell>
          <table:table-cell table:style-name="ce18" table:formula="of:=IFERROR(VLOOKUP([.$A115];[$Tasks.$A106:.$B110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55"/>
          <table:table-cell table:style-name="ce19" table:number-columns-repeated="10"/>
          <table:table-cell table:style-name="ce16"/>
          <table:table-cell table:style-name="ce65" table:formula="of:=IF([.$A115] =&quot;&quot;;;MAX([.$F115]-[.G115];0))" office:value-type="float" office:value="0" calcext:value-type="float">
            <text:p>0</text:p>
          </table:table-cell>
          <table:table-cell table:style-name="ce65" table:formula="of:=IF([.$E115]=&quot;&quot;;;MAX(0;[.R115]-[.H115]))" office:value-type="float" office:value="0" calcext:value-type="float">
            <text:p>0</text:p>
          </table:table-cell>
          <table:table-cell table:style-name="ce65" table:formula="of:=IF([.$E115]=&quot;&quot;;;MAX(0;[.S115]-[.I115]))" office:value-type="float" office:value="0" calcext:value-type="float">
            <text:p>0</text:p>
          </table:table-cell>
          <table:table-cell table:style-name="ce65" table:formula="of:=IF([.$E115]=&quot;&quot;;;MAX(0;[.T115]-[.J115]))" office:value-type="float" office:value="0" calcext:value-type="float">
            <text:p>0</text:p>
          </table:table-cell>
          <table:table-cell table:style-name="ce65" table:formula="of:=IF([.$E115]=&quot;&quot;;;MAX(0;[.U115]-[.K115]))" office:value-type="float" office:value="0" calcext:value-type="float">
            <text:p>0</text:p>
          </table:table-cell>
          <table:table-cell table:style-name="ce65" table:formula="of:=IF([.$E115]=&quot;&quot;;;MAX(0;[.V115]-[.L115]))" office:value-type="float" office:value="0" calcext:value-type="float">
            <text:p>0</text:p>
          </table:table-cell>
          <table:table-cell table:style-name="ce65" table:formula="of:=IF([.$E115]=&quot;&quot;;;MAX(0;[.W115]-[.M115]))" office:value-type="float" office:value="0" calcext:value-type="float">
            <text:p>0</text:p>
          </table:table-cell>
          <table:table-cell table:style-name="ce65" table:formula="of:=IF([.$E115]=&quot;&quot;;;MAX(0;[.X115]-[.N115]))" office:value-type="float" office:value="0" calcext:value-type="float">
            <text:p>0</text:p>
          </table:table-cell>
          <table:table-cell table:style-name="ce65" table:formula="of:=IF([.$E115]=&quot;&quot;;;MAX(0;[.Y115]-[.O115]))" office:value-type="float" office:value="0" calcext:value-type="float">
            <text:p>0</text:p>
          </table:table-cell>
          <table:table-cell table:style-name="ce65" table:formula="of:=IF([.$E115]=&quot;&quot;;;MAX(0;[.Z115]-[.P115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116];[.$D116];[.$E116])">
            <text:p/>
          </table:table-cell>
          <table:table-cell table:style-name="ce18" table:formula="of:=IFERROR(VLOOKUP([.$A116];[$Tasks.$A107:.$B111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55"/>
          <table:table-cell table:style-name="ce19" table:number-columns-repeated="10"/>
          <table:table-cell table:style-name="ce16"/>
          <table:table-cell table:style-name="ce65" table:formula="of:=IF([.$A116] =&quot;&quot;;;MAX([.$F116]-[.G116];0))" office:value-type="float" office:value="0" calcext:value-type="float">
            <text:p>0</text:p>
          </table:table-cell>
          <table:table-cell table:style-name="ce65" table:formula="of:=IF([.$E116]=&quot;&quot;;;MAX(0;[.R116]-[.H116]))" office:value-type="float" office:value="0" calcext:value-type="float">
            <text:p>0</text:p>
          </table:table-cell>
          <table:table-cell table:style-name="ce65" table:formula="of:=IF([.$E116]=&quot;&quot;;;MAX(0;[.S116]-[.I116]))" office:value-type="float" office:value="0" calcext:value-type="float">
            <text:p>0</text:p>
          </table:table-cell>
          <table:table-cell table:style-name="ce65" table:formula="of:=IF([.$E116]=&quot;&quot;;;MAX(0;[.T116]-[.J116]))" office:value-type="float" office:value="0" calcext:value-type="float">
            <text:p>0</text:p>
          </table:table-cell>
          <table:table-cell table:style-name="ce65" table:formula="of:=IF([.$E116]=&quot;&quot;;;MAX(0;[.U116]-[.K116]))" office:value-type="float" office:value="0" calcext:value-type="float">
            <text:p>0</text:p>
          </table:table-cell>
          <table:table-cell table:style-name="ce65" table:formula="of:=IF([.$E116]=&quot;&quot;;;MAX(0;[.V116]-[.L116]))" office:value-type="float" office:value="0" calcext:value-type="float">
            <text:p>0</text:p>
          </table:table-cell>
          <table:table-cell table:style-name="ce65" table:formula="of:=IF([.$E116]=&quot;&quot;;;MAX(0;[.W116]-[.M116]))" office:value-type="float" office:value="0" calcext:value-type="float">
            <text:p>0</text:p>
          </table:table-cell>
          <table:table-cell table:style-name="ce65" table:formula="of:=IF([.$E116]=&quot;&quot;;;MAX(0;[.X116]-[.N116]))" office:value-type="float" office:value="0" calcext:value-type="float">
            <text:p>0</text:p>
          </table:table-cell>
          <table:table-cell table:style-name="ce65" table:formula="of:=IF([.$E116]=&quot;&quot;;;MAX(0;[.Y116]-[.O116]))" office:value-type="float" office:value="0" calcext:value-type="float">
            <text:p>0</text:p>
          </table:table-cell>
          <table:table-cell table:style-name="ce65" table:formula="of:=IF([.$E116]=&quot;&quot;;;MAX(0;[.Z116]-[.P116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117];[.$D117];[.$E117])">
            <text:p/>
          </table:table-cell>
          <table:table-cell table:style-name="ce18" table:formula="of:=IFERROR(VLOOKUP([.$A117];[$Tasks.$A108:.$B112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55"/>
          <table:table-cell table:style-name="ce19" table:number-columns-repeated="10"/>
          <table:table-cell table:style-name="ce16"/>
          <table:table-cell table:style-name="ce65" table:formula="of:=IF([.$A117] =&quot;&quot;;;MAX([.$F117]-[.G117];0))" office:value-type="float" office:value="0" calcext:value-type="float">
            <text:p>0</text:p>
          </table:table-cell>
          <table:table-cell table:style-name="ce65" table:formula="of:=IF([.$E117]=&quot;&quot;;;MAX(0;[.R117]-[.H117]))" office:value-type="float" office:value="0" calcext:value-type="float">
            <text:p>0</text:p>
          </table:table-cell>
          <table:table-cell table:style-name="ce65" table:formula="of:=IF([.$E117]=&quot;&quot;;;MAX(0;[.S117]-[.I117]))" office:value-type="float" office:value="0" calcext:value-type="float">
            <text:p>0</text:p>
          </table:table-cell>
          <table:table-cell table:style-name="ce65" table:formula="of:=IF([.$E117]=&quot;&quot;;;MAX(0;[.T117]-[.J117]))" office:value-type="float" office:value="0" calcext:value-type="float">
            <text:p>0</text:p>
          </table:table-cell>
          <table:table-cell table:style-name="ce65" table:formula="of:=IF([.$E117]=&quot;&quot;;;MAX(0;[.U117]-[.K117]))" office:value-type="float" office:value="0" calcext:value-type="float">
            <text:p>0</text:p>
          </table:table-cell>
          <table:table-cell table:style-name="ce65" table:formula="of:=IF([.$E117]=&quot;&quot;;;MAX(0;[.V117]-[.L117]))" office:value-type="float" office:value="0" calcext:value-type="float">
            <text:p>0</text:p>
          </table:table-cell>
          <table:table-cell table:style-name="ce65" table:formula="of:=IF([.$E117]=&quot;&quot;;;MAX(0;[.W117]-[.M117]))" office:value-type="float" office:value="0" calcext:value-type="float">
            <text:p>0</text:p>
          </table:table-cell>
          <table:table-cell table:style-name="ce65" table:formula="of:=IF([.$E117]=&quot;&quot;;;MAX(0;[.X117]-[.N117]))" office:value-type="float" office:value="0" calcext:value-type="float">
            <text:p>0</text:p>
          </table:table-cell>
          <table:table-cell table:style-name="ce65" table:formula="of:=IF([.$E117]=&quot;&quot;;;MAX(0;[.Y117]-[.O117]))" office:value-type="float" office:value="0" calcext:value-type="float">
            <text:p>0</text:p>
          </table:table-cell>
          <table:table-cell table:style-name="ce65" table:formula="of:=IF([.$E117]=&quot;&quot;;;MAX(0;[.Z117]-[.P117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118];[.$D118];[.$E118])">
            <text:p/>
          </table:table-cell>
          <table:table-cell table:style-name="ce18" table:formula="of:=IFERROR(VLOOKUP([.$A118];[$Tasks.$A109:.$B113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55"/>
          <table:table-cell table:style-name="ce19" table:number-columns-repeated="10"/>
          <table:table-cell table:style-name="ce16"/>
          <table:table-cell table:style-name="ce65" table:formula="of:=IF([.$A118] =&quot;&quot;;;MAX([.$F118]-[.G118];0))" office:value-type="float" office:value="0" calcext:value-type="float">
            <text:p>0</text:p>
          </table:table-cell>
          <table:table-cell table:style-name="ce65" table:formula="of:=IF([.$E118]=&quot;&quot;;;MAX(0;[.R118]-[.H118]))" office:value-type="float" office:value="0" calcext:value-type="float">
            <text:p>0</text:p>
          </table:table-cell>
          <table:table-cell table:style-name="ce65" table:formula="of:=IF([.$E118]=&quot;&quot;;;MAX(0;[.S118]-[.I118]))" office:value-type="float" office:value="0" calcext:value-type="float">
            <text:p>0</text:p>
          </table:table-cell>
          <table:table-cell table:style-name="ce65" table:formula="of:=IF([.$E118]=&quot;&quot;;;MAX(0;[.T118]-[.J118]))" office:value-type="float" office:value="0" calcext:value-type="float">
            <text:p>0</text:p>
          </table:table-cell>
          <table:table-cell table:style-name="ce65" table:formula="of:=IF([.$E118]=&quot;&quot;;;MAX(0;[.U118]-[.K118]))" office:value-type="float" office:value="0" calcext:value-type="float">
            <text:p>0</text:p>
          </table:table-cell>
          <table:table-cell table:style-name="ce65" table:formula="of:=IF([.$E118]=&quot;&quot;;;MAX(0;[.V118]-[.L118]))" office:value-type="float" office:value="0" calcext:value-type="float">
            <text:p>0</text:p>
          </table:table-cell>
          <table:table-cell table:style-name="ce65" table:formula="of:=IF([.$E118]=&quot;&quot;;;MAX(0;[.W118]-[.M118]))" office:value-type="float" office:value="0" calcext:value-type="float">
            <text:p>0</text:p>
          </table:table-cell>
          <table:table-cell table:style-name="ce65" table:formula="of:=IF([.$E118]=&quot;&quot;;;MAX(0;[.X118]-[.N118]))" office:value-type="float" office:value="0" calcext:value-type="float">
            <text:p>0</text:p>
          </table:table-cell>
          <table:table-cell table:style-name="ce65" table:formula="of:=IF([.$E118]=&quot;&quot;;;MAX(0;[.Y118]-[.O118]))" office:value-type="float" office:value="0" calcext:value-type="float">
            <text:p>0</text:p>
          </table:table-cell>
          <table:table-cell table:style-name="ce65" table:formula="of:=IF([.$E118]=&quot;&quot;;;MAX(0;[.Z118]-[.P118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119];[.$D119];[.$E119])">
            <text:p/>
          </table:table-cell>
          <table:table-cell table:style-name="ce18" table:formula="of:=IFERROR(VLOOKUP([.$A119];[$Tasks.$A110:.$B114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55"/>
          <table:table-cell table:style-name="ce19" table:number-columns-repeated="10"/>
          <table:table-cell table:style-name="ce16"/>
          <table:table-cell table:style-name="ce65" table:formula="of:=IF([.$A119] =&quot;&quot;;;MAX([.$F119]-[.G119];0))" office:value-type="float" office:value="0" calcext:value-type="float">
            <text:p>0</text:p>
          </table:table-cell>
          <table:table-cell table:style-name="ce65" table:formula="of:=IF([.$E119]=&quot;&quot;;;MAX(0;[.R119]-[.H119]))" office:value-type="float" office:value="0" calcext:value-type="float">
            <text:p>0</text:p>
          </table:table-cell>
          <table:table-cell table:style-name="ce65" table:formula="of:=IF([.$E119]=&quot;&quot;;;MAX(0;[.S119]-[.I119]))" office:value-type="float" office:value="0" calcext:value-type="float">
            <text:p>0</text:p>
          </table:table-cell>
          <table:table-cell table:style-name="ce65" table:formula="of:=IF([.$E119]=&quot;&quot;;;MAX(0;[.T119]-[.J119]))" office:value-type="float" office:value="0" calcext:value-type="float">
            <text:p>0</text:p>
          </table:table-cell>
          <table:table-cell table:style-name="ce65" table:formula="of:=IF([.$E119]=&quot;&quot;;;MAX(0;[.U119]-[.K119]))" office:value-type="float" office:value="0" calcext:value-type="float">
            <text:p>0</text:p>
          </table:table-cell>
          <table:table-cell table:style-name="ce65" table:formula="of:=IF([.$E119]=&quot;&quot;;;MAX(0;[.V119]-[.L119]))" office:value-type="float" office:value="0" calcext:value-type="float">
            <text:p>0</text:p>
          </table:table-cell>
          <table:table-cell table:style-name="ce65" table:formula="of:=IF([.$E119]=&quot;&quot;;;MAX(0;[.W119]-[.M119]))" office:value-type="float" office:value="0" calcext:value-type="float">
            <text:p>0</text:p>
          </table:table-cell>
          <table:table-cell table:style-name="ce65" table:formula="of:=IF([.$E119]=&quot;&quot;;;MAX(0;[.X119]-[.N119]))" office:value-type="float" office:value="0" calcext:value-type="float">
            <text:p>0</text:p>
          </table:table-cell>
          <table:table-cell table:style-name="ce65" table:formula="of:=IF([.$E119]=&quot;&quot;;;MAX(0;[.Y119]-[.O119]))" office:value-type="float" office:value="0" calcext:value-type="float">
            <text:p>0</text:p>
          </table:table-cell>
          <table:table-cell table:style-name="ce65" table:formula="of:=IF([.$E119]=&quot;&quot;;;MAX(0;[.Z119]-[.P119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120];[.$D120];[.$E120])">
            <text:p/>
          </table:table-cell>
          <table:table-cell table:style-name="ce18" table:formula="of:=IFERROR(VLOOKUP([.$A120];[$Tasks.$A111:.$B115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55"/>
          <table:table-cell table:style-name="ce19" table:number-columns-repeated="10"/>
          <table:table-cell table:style-name="ce16"/>
          <table:table-cell table:style-name="ce65" table:formula="of:=IF([.$A120] =&quot;&quot;;;MAX([.$F120]-[.G120];0))" office:value-type="float" office:value="0" calcext:value-type="float">
            <text:p>0</text:p>
          </table:table-cell>
          <table:table-cell table:style-name="ce65" table:formula="of:=IF([.$E120]=&quot;&quot;;;MAX(0;[.R120]-[.H120]))" office:value-type="float" office:value="0" calcext:value-type="float">
            <text:p>0</text:p>
          </table:table-cell>
          <table:table-cell table:style-name="ce65" table:formula="of:=IF([.$E120]=&quot;&quot;;;MAX(0;[.S120]-[.I120]))" office:value-type="float" office:value="0" calcext:value-type="float">
            <text:p>0</text:p>
          </table:table-cell>
          <table:table-cell table:style-name="ce65" table:formula="of:=IF([.$E120]=&quot;&quot;;;MAX(0;[.T120]-[.J120]))" office:value-type="float" office:value="0" calcext:value-type="float">
            <text:p>0</text:p>
          </table:table-cell>
          <table:table-cell table:style-name="ce65" table:formula="of:=IF([.$E120]=&quot;&quot;;;MAX(0;[.U120]-[.K120]))" office:value-type="float" office:value="0" calcext:value-type="float">
            <text:p>0</text:p>
          </table:table-cell>
          <table:table-cell table:style-name="ce65" table:formula="of:=IF([.$E120]=&quot;&quot;;;MAX(0;[.V120]-[.L120]))" office:value-type="float" office:value="0" calcext:value-type="float">
            <text:p>0</text:p>
          </table:table-cell>
          <table:table-cell table:style-name="ce65" table:formula="of:=IF([.$E120]=&quot;&quot;;;MAX(0;[.W120]-[.M120]))" office:value-type="float" office:value="0" calcext:value-type="float">
            <text:p>0</text:p>
          </table:table-cell>
          <table:table-cell table:style-name="ce65" table:formula="of:=IF([.$E120]=&quot;&quot;;;MAX(0;[.X120]-[.N120]))" office:value-type="float" office:value="0" calcext:value-type="float">
            <text:p>0</text:p>
          </table:table-cell>
          <table:table-cell table:style-name="ce65" table:formula="of:=IF([.$E120]=&quot;&quot;;;MAX(0;[.Y120]-[.O120]))" office:value-type="float" office:value="0" calcext:value-type="float">
            <text:p>0</text:p>
          </table:table-cell>
          <table:table-cell table:style-name="ce65" table:formula="of:=IF([.$E120]=&quot;&quot;;;MAX(0;[.Z120]-[.P120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121];[.$D121];[.$E121])">
            <text:p/>
          </table:table-cell>
          <table:table-cell table:style-name="ce18" table:formula="of:=IFERROR(VLOOKUP([.$A121];[$Tasks.$A112:.$B116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55"/>
          <table:table-cell table:style-name="ce19" table:number-columns-repeated="10"/>
          <table:table-cell table:style-name="ce16"/>
          <table:table-cell table:style-name="ce65" table:formula="of:=IF([.$A121] =&quot;&quot;;;MAX([.$F121]-[.G121];0))" office:value-type="float" office:value="0" calcext:value-type="float">
            <text:p>0</text:p>
          </table:table-cell>
          <table:table-cell table:style-name="ce65" table:formula="of:=IF([.$E121]=&quot;&quot;;;MAX(0;[.R121]-[.H121]))" office:value-type="float" office:value="0" calcext:value-type="float">
            <text:p>0</text:p>
          </table:table-cell>
          <table:table-cell table:style-name="ce65" table:formula="of:=IF([.$E121]=&quot;&quot;;;MAX(0;[.S121]-[.I121]))" office:value-type="float" office:value="0" calcext:value-type="float">
            <text:p>0</text:p>
          </table:table-cell>
          <table:table-cell table:style-name="ce65" table:formula="of:=IF([.$E121]=&quot;&quot;;;MAX(0;[.T121]-[.J121]))" office:value-type="float" office:value="0" calcext:value-type="float">
            <text:p>0</text:p>
          </table:table-cell>
          <table:table-cell table:style-name="ce65" table:formula="of:=IF([.$E121]=&quot;&quot;;;MAX(0;[.U121]-[.K121]))" office:value-type="float" office:value="0" calcext:value-type="float">
            <text:p>0</text:p>
          </table:table-cell>
          <table:table-cell table:style-name="ce65" table:formula="of:=IF([.$E121]=&quot;&quot;;;MAX(0;[.V121]-[.L121]))" office:value-type="float" office:value="0" calcext:value-type="float">
            <text:p>0</text:p>
          </table:table-cell>
          <table:table-cell table:style-name="ce65" table:formula="of:=IF([.$E121]=&quot;&quot;;;MAX(0;[.W121]-[.M121]))" office:value-type="float" office:value="0" calcext:value-type="float">
            <text:p>0</text:p>
          </table:table-cell>
          <table:table-cell table:style-name="ce65" table:formula="of:=IF([.$E121]=&quot;&quot;;;MAX(0;[.X121]-[.N121]))" office:value-type="float" office:value="0" calcext:value-type="float">
            <text:p>0</text:p>
          </table:table-cell>
          <table:table-cell table:style-name="ce65" table:formula="of:=IF([.$E121]=&quot;&quot;;;MAX(0;[.Y121]-[.O121]))" office:value-type="float" office:value="0" calcext:value-type="float">
            <text:p>0</text:p>
          </table:table-cell>
          <table:table-cell table:style-name="ce65" table:formula="of:=IF([.$E121]=&quot;&quot;;;MAX(0;[.Z121]-[.P121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122];[.$D122];[.$E122])">
            <text:p/>
          </table:table-cell>
          <table:table-cell table:style-name="ce18" table:formula="of:=IFERROR(VLOOKUP([.$A122];[$Tasks.$A113:.$B117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55"/>
          <table:table-cell table:style-name="ce19" table:number-columns-repeated="10"/>
          <table:table-cell table:style-name="ce16"/>
          <table:table-cell table:style-name="ce65" table:formula="of:=IF([.$A122] =&quot;&quot;;;MAX([.$F122]-[.G122];0))" office:value-type="float" office:value="0" calcext:value-type="float">
            <text:p>0</text:p>
          </table:table-cell>
          <table:table-cell table:style-name="ce65" table:formula="of:=IF([.$E122]=&quot;&quot;;;MAX(0;[.R122]-[.H122]))" office:value-type="float" office:value="0" calcext:value-type="float">
            <text:p>0</text:p>
          </table:table-cell>
          <table:table-cell table:style-name="ce65" table:formula="of:=IF([.$E122]=&quot;&quot;;;MAX(0;[.S122]-[.I122]))" office:value-type="float" office:value="0" calcext:value-type="float">
            <text:p>0</text:p>
          </table:table-cell>
          <table:table-cell table:style-name="ce65" table:formula="of:=IF([.$E122]=&quot;&quot;;;MAX(0;[.T122]-[.J122]))" office:value-type="float" office:value="0" calcext:value-type="float">
            <text:p>0</text:p>
          </table:table-cell>
          <table:table-cell table:style-name="ce65" table:formula="of:=IF([.$E122]=&quot;&quot;;;MAX(0;[.U122]-[.K122]))" office:value-type="float" office:value="0" calcext:value-type="float">
            <text:p>0</text:p>
          </table:table-cell>
          <table:table-cell table:style-name="ce65" table:formula="of:=IF([.$E122]=&quot;&quot;;;MAX(0;[.V122]-[.L122]))" office:value-type="float" office:value="0" calcext:value-type="float">
            <text:p>0</text:p>
          </table:table-cell>
          <table:table-cell table:style-name="ce65" table:formula="of:=IF([.$E122]=&quot;&quot;;;MAX(0;[.W122]-[.M122]))" office:value-type="float" office:value="0" calcext:value-type="float">
            <text:p>0</text:p>
          </table:table-cell>
          <table:table-cell table:style-name="ce65" table:formula="of:=IF([.$E122]=&quot;&quot;;;MAX(0;[.X122]-[.N122]))" office:value-type="float" office:value="0" calcext:value-type="float">
            <text:p>0</text:p>
          </table:table-cell>
          <table:table-cell table:style-name="ce65" table:formula="of:=IF([.$E122]=&quot;&quot;;;MAX(0;[.Y122]-[.O122]))" office:value-type="float" office:value="0" calcext:value-type="float">
            <text:p>0</text:p>
          </table:table-cell>
          <table:table-cell table:style-name="ce65" table:formula="of:=IF([.$E122]=&quot;&quot;;;MAX(0;[.Z122]-[.P122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123];[.$D123];[.$E123])">
            <text:p/>
          </table:table-cell>
          <table:table-cell table:style-name="ce18" table:formula="of:=IFERROR(VLOOKUP([.$A123];[$Tasks.$A114:.$B118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55"/>
          <table:table-cell table:style-name="ce19" table:number-columns-repeated="10"/>
          <table:table-cell table:style-name="ce16"/>
          <table:table-cell table:style-name="ce65" table:formula="of:=IF([.$A123] =&quot;&quot;;;MAX([.$F123]-[.G123];0))" office:value-type="float" office:value="0" calcext:value-type="float">
            <text:p>0</text:p>
          </table:table-cell>
          <table:table-cell table:style-name="ce65" table:formula="of:=IF([.$E123]=&quot;&quot;;;MAX(0;[.R123]-[.H123]))" office:value-type="float" office:value="0" calcext:value-type="float">
            <text:p>0</text:p>
          </table:table-cell>
          <table:table-cell table:style-name="ce65" table:formula="of:=IF([.$E123]=&quot;&quot;;;MAX(0;[.S123]-[.I123]))" office:value-type="float" office:value="0" calcext:value-type="float">
            <text:p>0</text:p>
          </table:table-cell>
          <table:table-cell table:style-name="ce65" table:formula="of:=IF([.$E123]=&quot;&quot;;;MAX(0;[.T123]-[.J123]))" office:value-type="float" office:value="0" calcext:value-type="float">
            <text:p>0</text:p>
          </table:table-cell>
          <table:table-cell table:style-name="ce65" table:formula="of:=IF([.$E123]=&quot;&quot;;;MAX(0;[.U123]-[.K123]))" office:value-type="float" office:value="0" calcext:value-type="float">
            <text:p>0</text:p>
          </table:table-cell>
          <table:table-cell table:style-name="ce65" table:formula="of:=IF([.$E123]=&quot;&quot;;;MAX(0;[.V123]-[.L123]))" office:value-type="float" office:value="0" calcext:value-type="float">
            <text:p>0</text:p>
          </table:table-cell>
          <table:table-cell table:style-name="ce65" table:formula="of:=IF([.$E123]=&quot;&quot;;;MAX(0;[.W123]-[.M123]))" office:value-type="float" office:value="0" calcext:value-type="float">
            <text:p>0</text:p>
          </table:table-cell>
          <table:table-cell table:style-name="ce65" table:formula="of:=IF([.$E123]=&quot;&quot;;;MAX(0;[.X123]-[.N123]))" office:value-type="float" office:value="0" calcext:value-type="float">
            <text:p>0</text:p>
          </table:table-cell>
          <table:table-cell table:style-name="ce65" table:formula="of:=IF([.$E123]=&quot;&quot;;;MAX(0;[.Y123]-[.O123]))" office:value-type="float" office:value="0" calcext:value-type="float">
            <text:p>0</text:p>
          </table:table-cell>
          <table:table-cell table:style-name="ce65" table:formula="of:=IF([.$E123]=&quot;&quot;;;MAX(0;[.Z123]-[.P123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124];[.$D124];[.$E124])">
            <text:p/>
          </table:table-cell>
          <table:table-cell table:style-name="ce18" table:formula="of:=IFERROR(VLOOKUP([.$A124];[$Tasks.$A115:.$B119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55"/>
          <table:table-cell table:style-name="ce19" table:number-columns-repeated="10"/>
          <table:table-cell table:style-name="ce16"/>
          <table:table-cell table:style-name="ce65" table:formula="of:=IF([.$A124] =&quot;&quot;;;MAX([.$F124]-[.G124];0))" office:value-type="float" office:value="0" calcext:value-type="float">
            <text:p>0</text:p>
          </table:table-cell>
          <table:table-cell table:style-name="ce65" table:formula="of:=IF([.$E124]=&quot;&quot;;;MAX(0;[.R124]-[.H124]))" office:value-type="float" office:value="0" calcext:value-type="float">
            <text:p>0</text:p>
          </table:table-cell>
          <table:table-cell table:style-name="ce65" table:formula="of:=IF([.$E124]=&quot;&quot;;;MAX(0;[.S124]-[.I124]))" office:value-type="float" office:value="0" calcext:value-type="float">
            <text:p>0</text:p>
          </table:table-cell>
          <table:table-cell table:style-name="ce65" table:formula="of:=IF([.$E124]=&quot;&quot;;;MAX(0;[.T124]-[.J124]))" office:value-type="float" office:value="0" calcext:value-type="float">
            <text:p>0</text:p>
          </table:table-cell>
          <table:table-cell table:style-name="ce65" table:formula="of:=IF([.$E124]=&quot;&quot;;;MAX(0;[.U124]-[.K124]))" office:value-type="float" office:value="0" calcext:value-type="float">
            <text:p>0</text:p>
          </table:table-cell>
          <table:table-cell table:style-name="ce65" table:formula="of:=IF([.$E124]=&quot;&quot;;;MAX(0;[.V124]-[.L124]))" office:value-type="float" office:value="0" calcext:value-type="float">
            <text:p>0</text:p>
          </table:table-cell>
          <table:table-cell table:style-name="ce65" table:formula="of:=IF([.$E124]=&quot;&quot;;;MAX(0;[.W124]-[.M124]))" office:value-type="float" office:value="0" calcext:value-type="float">
            <text:p>0</text:p>
          </table:table-cell>
          <table:table-cell table:style-name="ce65" table:formula="of:=IF([.$E124]=&quot;&quot;;;MAX(0;[.X124]-[.N124]))" office:value-type="float" office:value="0" calcext:value-type="float">
            <text:p>0</text:p>
          </table:table-cell>
          <table:table-cell table:style-name="ce65" table:formula="of:=IF([.$E124]=&quot;&quot;;;MAX(0;[.Y124]-[.O124]))" office:value-type="float" office:value="0" calcext:value-type="float">
            <text:p>0</text:p>
          </table:table-cell>
          <table:table-cell table:style-name="ce65" table:formula="of:=IF([.$E124]=&quot;&quot;;;MAX(0;[.Z124]-[.P124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125];[.$D125];[.$E125])">
            <text:p/>
          </table:table-cell>
          <table:table-cell table:style-name="ce18" table:formula="of:=IFERROR(VLOOKUP([.$A125];[$Tasks.$A116:.$B120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55"/>
          <table:table-cell table:style-name="ce19" table:number-columns-repeated="10"/>
          <table:table-cell table:style-name="ce16"/>
          <table:table-cell table:style-name="ce65" table:formula="of:=IF([.$A125] =&quot;&quot;;;MAX([.$F125]-[.G125];0))" office:value-type="float" office:value="0" calcext:value-type="float">
            <text:p>0</text:p>
          </table:table-cell>
          <table:table-cell table:style-name="ce65" table:formula="of:=IF([.$E125]=&quot;&quot;;;MAX(0;[.R125]-[.H125]))" office:value-type="float" office:value="0" calcext:value-type="float">
            <text:p>0</text:p>
          </table:table-cell>
          <table:table-cell table:style-name="ce65" table:formula="of:=IF([.$E125]=&quot;&quot;;;MAX(0;[.S125]-[.I125]))" office:value-type="float" office:value="0" calcext:value-type="float">
            <text:p>0</text:p>
          </table:table-cell>
          <table:table-cell table:style-name="ce65" table:formula="of:=IF([.$E125]=&quot;&quot;;;MAX(0;[.T125]-[.J125]))" office:value-type="float" office:value="0" calcext:value-type="float">
            <text:p>0</text:p>
          </table:table-cell>
          <table:table-cell table:style-name="ce65" table:formula="of:=IF([.$E125]=&quot;&quot;;;MAX(0;[.U125]-[.K125]))" office:value-type="float" office:value="0" calcext:value-type="float">
            <text:p>0</text:p>
          </table:table-cell>
          <table:table-cell table:style-name="ce65" table:formula="of:=IF([.$E125]=&quot;&quot;;;MAX(0;[.V125]-[.L125]))" office:value-type="float" office:value="0" calcext:value-type="float">
            <text:p>0</text:p>
          </table:table-cell>
          <table:table-cell table:style-name="ce65" table:formula="of:=IF([.$E125]=&quot;&quot;;;MAX(0;[.W125]-[.M125]))" office:value-type="float" office:value="0" calcext:value-type="float">
            <text:p>0</text:p>
          </table:table-cell>
          <table:table-cell table:style-name="ce65" table:formula="of:=IF([.$E125]=&quot;&quot;;;MAX(0;[.X125]-[.N125]))" office:value-type="float" office:value="0" calcext:value-type="float">
            <text:p>0</text:p>
          </table:table-cell>
          <table:table-cell table:style-name="ce65" table:formula="of:=IF([.$E125]=&quot;&quot;;;MAX(0;[.Y125]-[.O125]))" office:value-type="float" office:value="0" calcext:value-type="float">
            <text:p>0</text:p>
          </table:table-cell>
          <table:table-cell table:style-name="ce65" table:formula="of:=IF([.$E125]=&quot;&quot;;;MAX(0;[.Z125]-[.P125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126];[.$D126];[.$E126])">
            <text:p/>
          </table:table-cell>
          <table:table-cell table:style-name="ce18" table:formula="of:=IFERROR(VLOOKUP([.$A126];[$Tasks.$A117:.$B121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55"/>
          <table:table-cell table:style-name="ce19" table:number-columns-repeated="10"/>
          <table:table-cell table:style-name="ce16"/>
          <table:table-cell table:style-name="ce65" table:formula="of:=IF([.$A126] =&quot;&quot;;;MAX([.$F126]-[.G126];0))" office:value-type="float" office:value="0" calcext:value-type="float">
            <text:p>0</text:p>
          </table:table-cell>
          <table:table-cell table:style-name="ce65" table:formula="of:=IF([.$E126]=&quot;&quot;;;MAX(0;[.R126]-[.H126]))" office:value-type="float" office:value="0" calcext:value-type="float">
            <text:p>0</text:p>
          </table:table-cell>
          <table:table-cell table:style-name="ce65" table:formula="of:=IF([.$E126]=&quot;&quot;;;MAX(0;[.S126]-[.I126]))" office:value-type="float" office:value="0" calcext:value-type="float">
            <text:p>0</text:p>
          </table:table-cell>
          <table:table-cell table:style-name="ce65" table:formula="of:=IF([.$E126]=&quot;&quot;;;MAX(0;[.T126]-[.J126]))" office:value-type="float" office:value="0" calcext:value-type="float">
            <text:p>0</text:p>
          </table:table-cell>
          <table:table-cell table:style-name="ce65" table:formula="of:=IF([.$E126]=&quot;&quot;;;MAX(0;[.U126]-[.K126]))" office:value-type="float" office:value="0" calcext:value-type="float">
            <text:p>0</text:p>
          </table:table-cell>
          <table:table-cell table:style-name="ce65" table:formula="of:=IF([.$E126]=&quot;&quot;;;MAX(0;[.V126]-[.L126]))" office:value-type="float" office:value="0" calcext:value-type="float">
            <text:p>0</text:p>
          </table:table-cell>
          <table:table-cell table:style-name="ce65" table:formula="of:=IF([.$E126]=&quot;&quot;;;MAX(0;[.W126]-[.M126]))" office:value-type="float" office:value="0" calcext:value-type="float">
            <text:p>0</text:p>
          </table:table-cell>
          <table:table-cell table:style-name="ce65" table:formula="of:=IF([.$E126]=&quot;&quot;;;MAX(0;[.X126]-[.N126]))" office:value-type="float" office:value="0" calcext:value-type="float">
            <text:p>0</text:p>
          </table:table-cell>
          <table:table-cell table:style-name="ce65" table:formula="of:=IF([.$E126]=&quot;&quot;;;MAX(0;[.Y126]-[.O126]))" office:value-type="float" office:value="0" calcext:value-type="float">
            <text:p>0</text:p>
          </table:table-cell>
          <table:table-cell table:style-name="ce65" table:formula="of:=IF([.$E126]=&quot;&quot;;;MAX(0;[.Z126]-[.P126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127];[.$D127];[.$E127])">
            <text:p/>
          </table:table-cell>
          <table:table-cell table:style-name="ce18" table:formula="of:=IFERROR(VLOOKUP([.$A127];[$Tasks.$A118:.$B122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55"/>
          <table:table-cell table:style-name="ce19" table:number-columns-repeated="10"/>
          <table:table-cell table:style-name="ce16"/>
          <table:table-cell table:style-name="ce65" table:formula="of:=IF([.$A127] =&quot;&quot;;;MAX([.$F127]-[.G127];0))" office:value-type="float" office:value="0" calcext:value-type="float">
            <text:p>0</text:p>
          </table:table-cell>
          <table:table-cell table:style-name="ce65" table:formula="of:=IF([.$E127]=&quot;&quot;;;MAX(0;[.R127]-[.H127]))" office:value-type="float" office:value="0" calcext:value-type="float">
            <text:p>0</text:p>
          </table:table-cell>
          <table:table-cell table:style-name="ce65" table:formula="of:=IF([.$E127]=&quot;&quot;;;MAX(0;[.S127]-[.I127]))" office:value-type="float" office:value="0" calcext:value-type="float">
            <text:p>0</text:p>
          </table:table-cell>
          <table:table-cell table:style-name="ce65" table:formula="of:=IF([.$E127]=&quot;&quot;;;MAX(0;[.T127]-[.J127]))" office:value-type="float" office:value="0" calcext:value-type="float">
            <text:p>0</text:p>
          </table:table-cell>
          <table:table-cell table:style-name="ce65" table:formula="of:=IF([.$E127]=&quot;&quot;;;MAX(0;[.U127]-[.K127]))" office:value-type="float" office:value="0" calcext:value-type="float">
            <text:p>0</text:p>
          </table:table-cell>
          <table:table-cell table:style-name="ce65" table:formula="of:=IF([.$E127]=&quot;&quot;;;MAX(0;[.V127]-[.L127]))" office:value-type="float" office:value="0" calcext:value-type="float">
            <text:p>0</text:p>
          </table:table-cell>
          <table:table-cell table:style-name="ce65" table:formula="of:=IF([.$E127]=&quot;&quot;;;MAX(0;[.W127]-[.M127]))" office:value-type="float" office:value="0" calcext:value-type="float">
            <text:p>0</text:p>
          </table:table-cell>
          <table:table-cell table:style-name="ce65" table:formula="of:=IF([.$E127]=&quot;&quot;;;MAX(0;[.X127]-[.N127]))" office:value-type="float" office:value="0" calcext:value-type="float">
            <text:p>0</text:p>
          </table:table-cell>
          <table:table-cell table:style-name="ce65" table:formula="of:=IF([.$E127]=&quot;&quot;;;MAX(0;[.Y127]-[.O127]))" office:value-type="float" office:value="0" calcext:value-type="float">
            <text:p>0</text:p>
          </table:table-cell>
          <table:table-cell table:style-name="ce65" table:formula="of:=IF([.$E127]=&quot;&quot;;;MAX(0;[.Z127]-[.P127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128];[.$D128];[.$E128])">
            <text:p/>
          </table:table-cell>
          <table:table-cell table:style-name="ce18" table:formula="of:=IFERROR(VLOOKUP([.$A128];[$Tasks.$A119:.$B123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55"/>
          <table:table-cell table:style-name="ce19" table:number-columns-repeated="10"/>
          <table:table-cell table:style-name="ce16"/>
          <table:table-cell table:style-name="ce65" table:formula="of:=IF([.$A128] =&quot;&quot;;;MAX([.$F128]-[.G128];0))" office:value-type="float" office:value="0" calcext:value-type="float">
            <text:p>0</text:p>
          </table:table-cell>
          <table:table-cell table:style-name="ce65" table:formula="of:=IF([.$E128]=&quot;&quot;;;MAX(0;[.R128]-[.H128]))" office:value-type="float" office:value="0" calcext:value-type="float">
            <text:p>0</text:p>
          </table:table-cell>
          <table:table-cell table:style-name="ce65" table:formula="of:=IF([.$E128]=&quot;&quot;;;MAX(0;[.S128]-[.I128]))" office:value-type="float" office:value="0" calcext:value-type="float">
            <text:p>0</text:p>
          </table:table-cell>
          <table:table-cell table:style-name="ce65" table:formula="of:=IF([.$E128]=&quot;&quot;;;MAX(0;[.T128]-[.J128]))" office:value-type="float" office:value="0" calcext:value-type="float">
            <text:p>0</text:p>
          </table:table-cell>
          <table:table-cell table:style-name="ce65" table:formula="of:=IF([.$E128]=&quot;&quot;;;MAX(0;[.U128]-[.K128]))" office:value-type="float" office:value="0" calcext:value-type="float">
            <text:p>0</text:p>
          </table:table-cell>
          <table:table-cell table:style-name="ce65" table:formula="of:=IF([.$E128]=&quot;&quot;;;MAX(0;[.V128]-[.L128]))" office:value-type="float" office:value="0" calcext:value-type="float">
            <text:p>0</text:p>
          </table:table-cell>
          <table:table-cell table:style-name="ce65" table:formula="of:=IF([.$E128]=&quot;&quot;;;MAX(0;[.W128]-[.M128]))" office:value-type="float" office:value="0" calcext:value-type="float">
            <text:p>0</text:p>
          </table:table-cell>
          <table:table-cell table:style-name="ce65" table:formula="of:=IF([.$E128]=&quot;&quot;;;MAX(0;[.X128]-[.N128]))" office:value-type="float" office:value="0" calcext:value-type="float">
            <text:p>0</text:p>
          </table:table-cell>
          <table:table-cell table:style-name="ce65" table:formula="of:=IF([.$E128]=&quot;&quot;;;MAX(0;[.Y128]-[.O128]))" office:value-type="float" office:value="0" calcext:value-type="float">
            <text:p>0</text:p>
          </table:table-cell>
          <table:table-cell table:style-name="ce65" table:formula="of:=IF([.$E128]=&quot;&quot;;;MAX(0;[.Z128]-[.P128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129];[.$D129];[.$E129])">
            <text:p/>
          </table:table-cell>
          <table:table-cell table:style-name="ce18" table:formula="of:=IFERROR(VLOOKUP([.$A129];[$Tasks.$A120:.$B124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55"/>
          <table:table-cell table:style-name="ce19" table:number-columns-repeated="10"/>
          <table:table-cell table:style-name="ce16"/>
          <table:table-cell table:style-name="ce65" table:formula="of:=IF([.$A129] =&quot;&quot;;;MAX([.$F129]-[.G129];0))" office:value-type="float" office:value="0" calcext:value-type="float">
            <text:p>0</text:p>
          </table:table-cell>
          <table:table-cell table:style-name="ce65" table:formula="of:=IF([.$E129]=&quot;&quot;;;MAX(0;[.R129]-[.H129]))" office:value-type="float" office:value="0" calcext:value-type="float">
            <text:p>0</text:p>
          </table:table-cell>
          <table:table-cell table:style-name="ce65" table:formula="of:=IF([.$E129]=&quot;&quot;;;MAX(0;[.S129]-[.I129]))" office:value-type="float" office:value="0" calcext:value-type="float">
            <text:p>0</text:p>
          </table:table-cell>
          <table:table-cell table:style-name="ce65" table:formula="of:=IF([.$E129]=&quot;&quot;;;MAX(0;[.T129]-[.J129]))" office:value-type="float" office:value="0" calcext:value-type="float">
            <text:p>0</text:p>
          </table:table-cell>
          <table:table-cell table:style-name="ce65" table:formula="of:=IF([.$E129]=&quot;&quot;;;MAX(0;[.U129]-[.K129]))" office:value-type="float" office:value="0" calcext:value-type="float">
            <text:p>0</text:p>
          </table:table-cell>
          <table:table-cell table:style-name="ce65" table:formula="of:=IF([.$E129]=&quot;&quot;;;MAX(0;[.V129]-[.L129]))" office:value-type="float" office:value="0" calcext:value-type="float">
            <text:p>0</text:p>
          </table:table-cell>
          <table:table-cell table:style-name="ce65" table:formula="of:=IF([.$E129]=&quot;&quot;;;MAX(0;[.W129]-[.M129]))" office:value-type="float" office:value="0" calcext:value-type="float">
            <text:p>0</text:p>
          </table:table-cell>
          <table:table-cell table:style-name="ce65" table:formula="of:=IF([.$E129]=&quot;&quot;;;MAX(0;[.X129]-[.N129]))" office:value-type="float" office:value="0" calcext:value-type="float">
            <text:p>0</text:p>
          </table:table-cell>
          <table:table-cell table:style-name="ce65" table:formula="of:=IF([.$E129]=&quot;&quot;;;MAX(0;[.Y129]-[.O129]))" office:value-type="float" office:value="0" calcext:value-type="float">
            <text:p>0</text:p>
          </table:table-cell>
          <table:table-cell table:style-name="ce65" table:formula="of:=IF([.$E129]=&quot;&quot;;;MAX(0;[.Z129]-[.P129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130];[.$D130];[.$E130])">
            <text:p/>
          </table:table-cell>
          <table:table-cell table:style-name="ce18" table:formula="of:=IFERROR(VLOOKUP([.$A130];[$Tasks.$A121:.$B125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55"/>
          <table:table-cell table:style-name="ce19" table:number-columns-repeated="10"/>
          <table:table-cell table:style-name="ce16"/>
          <table:table-cell table:style-name="ce65" table:formula="of:=IF([.$A130] =&quot;&quot;;;MAX([.$F130]-[.G130];0))" office:value-type="float" office:value="0" calcext:value-type="float">
            <text:p>0</text:p>
          </table:table-cell>
          <table:table-cell table:style-name="ce65" table:formula="of:=IF([.$E130]=&quot;&quot;;;MAX(0;[.R130]-[.H130]))" office:value-type="float" office:value="0" calcext:value-type="float">
            <text:p>0</text:p>
          </table:table-cell>
          <table:table-cell table:style-name="ce65" table:formula="of:=IF([.$E130]=&quot;&quot;;;MAX(0;[.S130]-[.I130]))" office:value-type="float" office:value="0" calcext:value-type="float">
            <text:p>0</text:p>
          </table:table-cell>
          <table:table-cell table:style-name="ce65" table:formula="of:=IF([.$E130]=&quot;&quot;;;MAX(0;[.T130]-[.J130]))" office:value-type="float" office:value="0" calcext:value-type="float">
            <text:p>0</text:p>
          </table:table-cell>
          <table:table-cell table:style-name="ce65" table:formula="of:=IF([.$E130]=&quot;&quot;;;MAX(0;[.U130]-[.K130]))" office:value-type="float" office:value="0" calcext:value-type="float">
            <text:p>0</text:p>
          </table:table-cell>
          <table:table-cell table:style-name="ce65" table:formula="of:=IF([.$E130]=&quot;&quot;;;MAX(0;[.V130]-[.L130]))" office:value-type="float" office:value="0" calcext:value-type="float">
            <text:p>0</text:p>
          </table:table-cell>
          <table:table-cell table:style-name="ce65" table:formula="of:=IF([.$E130]=&quot;&quot;;;MAX(0;[.W130]-[.M130]))" office:value-type="float" office:value="0" calcext:value-type="float">
            <text:p>0</text:p>
          </table:table-cell>
          <table:table-cell table:style-name="ce65" table:formula="of:=IF([.$E130]=&quot;&quot;;;MAX(0;[.X130]-[.N130]))" office:value-type="float" office:value="0" calcext:value-type="float">
            <text:p>0</text:p>
          </table:table-cell>
          <table:table-cell table:style-name="ce65" table:formula="of:=IF([.$E130]=&quot;&quot;;;MAX(0;[.Y130]-[.O130]))" office:value-type="float" office:value="0" calcext:value-type="float">
            <text:p>0</text:p>
          </table:table-cell>
          <table:table-cell table:style-name="ce65" table:formula="of:=IF([.$E130]=&quot;&quot;;;MAX(0;[.Z130]-[.P130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131];[.$D131];[.$E131])">
            <text:p/>
          </table:table-cell>
          <table:table-cell table:style-name="ce18" table:formula="of:=IFERROR(VLOOKUP([.$A131];[$Tasks.$A122:.$B126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55"/>
          <table:table-cell table:style-name="ce19" table:number-columns-repeated="10"/>
          <table:table-cell table:style-name="ce16"/>
          <table:table-cell table:style-name="ce65" table:formula="of:=IF([.$A131] =&quot;&quot;;;MAX([.$F131]-[.G131];0))" office:value-type="float" office:value="0" calcext:value-type="float">
            <text:p>0</text:p>
          </table:table-cell>
          <table:table-cell table:style-name="ce65" table:formula="of:=IF([.$E131]=&quot;&quot;;;MAX(0;[.R131]-[.H131]))" office:value-type="float" office:value="0" calcext:value-type="float">
            <text:p>0</text:p>
          </table:table-cell>
          <table:table-cell table:style-name="ce65" table:formula="of:=IF([.$E131]=&quot;&quot;;;MAX(0;[.S131]-[.I131]))" office:value-type="float" office:value="0" calcext:value-type="float">
            <text:p>0</text:p>
          </table:table-cell>
          <table:table-cell table:style-name="ce65" table:formula="of:=IF([.$E131]=&quot;&quot;;;MAX(0;[.T131]-[.J131]))" office:value-type="float" office:value="0" calcext:value-type="float">
            <text:p>0</text:p>
          </table:table-cell>
          <table:table-cell table:style-name="ce65" table:formula="of:=IF([.$E131]=&quot;&quot;;;MAX(0;[.U131]-[.K131]))" office:value-type="float" office:value="0" calcext:value-type="float">
            <text:p>0</text:p>
          </table:table-cell>
          <table:table-cell table:style-name="ce65" table:formula="of:=IF([.$E131]=&quot;&quot;;;MAX(0;[.V131]-[.L131]))" office:value-type="float" office:value="0" calcext:value-type="float">
            <text:p>0</text:p>
          </table:table-cell>
          <table:table-cell table:style-name="ce65" table:formula="of:=IF([.$E131]=&quot;&quot;;;MAX(0;[.W131]-[.M131]))" office:value-type="float" office:value="0" calcext:value-type="float">
            <text:p>0</text:p>
          </table:table-cell>
          <table:table-cell table:style-name="ce65" table:formula="of:=IF([.$E131]=&quot;&quot;;;MAX(0;[.X131]-[.N131]))" office:value-type="float" office:value="0" calcext:value-type="float">
            <text:p>0</text:p>
          </table:table-cell>
          <table:table-cell table:style-name="ce65" table:formula="of:=IF([.$E131]=&quot;&quot;;;MAX(0;[.Y131]-[.O131]))" office:value-type="float" office:value="0" calcext:value-type="float">
            <text:p>0</text:p>
          </table:table-cell>
          <table:table-cell table:style-name="ce65" table:formula="of:=IF([.$E131]=&quot;&quot;;;MAX(0;[.Z131]-[.P131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132];[.$D132];[.$E132])">
            <text:p/>
          </table:table-cell>
          <table:table-cell table:style-name="ce18" table:formula="of:=IFERROR(VLOOKUP([.$A132];[$Tasks.$A123:.$B127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55"/>
          <table:table-cell table:style-name="ce19" table:number-columns-repeated="10"/>
          <table:table-cell table:style-name="ce16"/>
          <table:table-cell table:style-name="ce65" table:formula="of:=IF([.$A132] =&quot;&quot;;;MAX([.$F132]-[.G132];0))" office:value-type="float" office:value="0" calcext:value-type="float">
            <text:p>0</text:p>
          </table:table-cell>
          <table:table-cell table:style-name="ce65" table:formula="of:=IF([.$E132]=&quot;&quot;;;MAX(0;[.R132]-[.H132]))" office:value-type="float" office:value="0" calcext:value-type="float">
            <text:p>0</text:p>
          </table:table-cell>
          <table:table-cell table:style-name="ce65" table:formula="of:=IF([.$E132]=&quot;&quot;;;MAX(0;[.S132]-[.I132]))" office:value-type="float" office:value="0" calcext:value-type="float">
            <text:p>0</text:p>
          </table:table-cell>
          <table:table-cell table:style-name="ce65" table:formula="of:=IF([.$E132]=&quot;&quot;;;MAX(0;[.T132]-[.J132]))" office:value-type="float" office:value="0" calcext:value-type="float">
            <text:p>0</text:p>
          </table:table-cell>
          <table:table-cell table:style-name="ce65" table:formula="of:=IF([.$E132]=&quot;&quot;;;MAX(0;[.U132]-[.K132]))" office:value-type="float" office:value="0" calcext:value-type="float">
            <text:p>0</text:p>
          </table:table-cell>
          <table:table-cell table:style-name="ce65" table:formula="of:=IF([.$E132]=&quot;&quot;;;MAX(0;[.V132]-[.L132]))" office:value-type="float" office:value="0" calcext:value-type="float">
            <text:p>0</text:p>
          </table:table-cell>
          <table:table-cell table:style-name="ce65" table:formula="of:=IF([.$E132]=&quot;&quot;;;MAX(0;[.W132]-[.M132]))" office:value-type="float" office:value="0" calcext:value-type="float">
            <text:p>0</text:p>
          </table:table-cell>
          <table:table-cell table:style-name="ce65" table:formula="of:=IF([.$E132]=&quot;&quot;;;MAX(0;[.X132]-[.N132]))" office:value-type="float" office:value="0" calcext:value-type="float">
            <text:p>0</text:p>
          </table:table-cell>
          <table:table-cell table:style-name="ce65" table:formula="of:=IF([.$E132]=&quot;&quot;;;MAX(0;[.Y132]-[.O132]))" office:value-type="float" office:value="0" calcext:value-type="float">
            <text:p>0</text:p>
          </table:table-cell>
          <table:table-cell table:style-name="ce65" table:formula="of:=IF([.$E132]=&quot;&quot;;;MAX(0;[.Z132]-[.P132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133];[.$D133];[.$E133])">
            <text:p/>
          </table:table-cell>
          <table:table-cell table:style-name="ce18" table:formula="of:=IFERROR(VLOOKUP([.$A133];[$Tasks.$A124:.$B128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55"/>
          <table:table-cell table:style-name="ce19" table:number-columns-repeated="10"/>
          <table:table-cell table:style-name="ce16"/>
          <table:table-cell table:style-name="ce65" table:formula="of:=IF([.$A133] =&quot;&quot;;;MAX([.$F133]-[.G133];0))" office:value-type="float" office:value="0" calcext:value-type="float">
            <text:p>0</text:p>
          </table:table-cell>
          <table:table-cell table:style-name="ce65" table:formula="of:=IF([.$E133]=&quot;&quot;;;MAX(0;[.R133]-[.H133]))" office:value-type="float" office:value="0" calcext:value-type="float">
            <text:p>0</text:p>
          </table:table-cell>
          <table:table-cell table:style-name="ce65" table:formula="of:=IF([.$E133]=&quot;&quot;;;MAX(0;[.S133]-[.I133]))" office:value-type="float" office:value="0" calcext:value-type="float">
            <text:p>0</text:p>
          </table:table-cell>
          <table:table-cell table:style-name="ce65" table:formula="of:=IF([.$E133]=&quot;&quot;;;MAX(0;[.T133]-[.J133]))" office:value-type="float" office:value="0" calcext:value-type="float">
            <text:p>0</text:p>
          </table:table-cell>
          <table:table-cell table:style-name="ce65" table:formula="of:=IF([.$E133]=&quot;&quot;;;MAX(0;[.U133]-[.K133]))" office:value-type="float" office:value="0" calcext:value-type="float">
            <text:p>0</text:p>
          </table:table-cell>
          <table:table-cell table:style-name="ce65" table:formula="of:=IF([.$E133]=&quot;&quot;;;MAX(0;[.V133]-[.L133]))" office:value-type="float" office:value="0" calcext:value-type="float">
            <text:p>0</text:p>
          </table:table-cell>
          <table:table-cell table:style-name="ce65" table:formula="of:=IF([.$E133]=&quot;&quot;;;MAX(0;[.W133]-[.M133]))" office:value-type="float" office:value="0" calcext:value-type="float">
            <text:p>0</text:p>
          </table:table-cell>
          <table:table-cell table:style-name="ce65" table:formula="of:=IF([.$E133]=&quot;&quot;;;MAX(0;[.X133]-[.N133]))" office:value-type="float" office:value="0" calcext:value-type="float">
            <text:p>0</text:p>
          </table:table-cell>
          <table:table-cell table:style-name="ce65" table:formula="of:=IF([.$E133]=&quot;&quot;;;MAX(0;[.Y133]-[.O133]))" office:value-type="float" office:value="0" calcext:value-type="float">
            <text:p>0</text:p>
          </table:table-cell>
          <table:table-cell table:style-name="ce65" table:formula="of:=IF([.$E133]=&quot;&quot;;;MAX(0;[.Z133]-[.P133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134];[.$D134];[.$E134])">
            <text:p/>
          </table:table-cell>
          <table:table-cell table:style-name="ce18" table:formula="of:=IFERROR(VLOOKUP([.$A134];[$Tasks.$A125:.$B129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55"/>
          <table:table-cell table:style-name="ce19" table:number-columns-repeated="10"/>
          <table:table-cell table:style-name="ce16"/>
          <table:table-cell table:style-name="ce65" table:formula="of:=IF([.$A134] =&quot;&quot;;;MAX([.$F134]-[.G134];0))" office:value-type="float" office:value="0" calcext:value-type="float">
            <text:p>0</text:p>
          </table:table-cell>
          <table:table-cell table:style-name="ce65" table:formula="of:=IF([.$E134]=&quot;&quot;;;MAX(0;[.R134]-[.H134]))" office:value-type="float" office:value="0" calcext:value-type="float">
            <text:p>0</text:p>
          </table:table-cell>
          <table:table-cell table:style-name="ce65" table:formula="of:=IF([.$E134]=&quot;&quot;;;MAX(0;[.S134]-[.I134]))" office:value-type="float" office:value="0" calcext:value-type="float">
            <text:p>0</text:p>
          </table:table-cell>
          <table:table-cell table:style-name="ce65" table:formula="of:=IF([.$E134]=&quot;&quot;;;MAX(0;[.T134]-[.J134]))" office:value-type="float" office:value="0" calcext:value-type="float">
            <text:p>0</text:p>
          </table:table-cell>
          <table:table-cell table:style-name="ce65" table:formula="of:=IF([.$E134]=&quot;&quot;;;MAX(0;[.U134]-[.K134]))" office:value-type="float" office:value="0" calcext:value-type="float">
            <text:p>0</text:p>
          </table:table-cell>
          <table:table-cell table:style-name="ce65" table:formula="of:=IF([.$E134]=&quot;&quot;;;MAX(0;[.V134]-[.L134]))" office:value-type="float" office:value="0" calcext:value-type="float">
            <text:p>0</text:p>
          </table:table-cell>
          <table:table-cell table:style-name="ce65" table:formula="of:=IF([.$E134]=&quot;&quot;;;MAX(0;[.W134]-[.M134]))" office:value-type="float" office:value="0" calcext:value-type="float">
            <text:p>0</text:p>
          </table:table-cell>
          <table:table-cell table:style-name="ce65" table:formula="of:=IF([.$E134]=&quot;&quot;;;MAX(0;[.X134]-[.N134]))" office:value-type="float" office:value="0" calcext:value-type="float">
            <text:p>0</text:p>
          </table:table-cell>
          <table:table-cell table:style-name="ce65" table:formula="of:=IF([.$E134]=&quot;&quot;;;MAX(0;[.Y134]-[.O134]))" office:value-type="float" office:value="0" calcext:value-type="float">
            <text:p>0</text:p>
          </table:table-cell>
          <table:table-cell table:style-name="ce65" table:formula="of:=IF([.$E134]=&quot;&quot;;;MAX(0;[.Z134]-[.P134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135];[.$D135];[.$E135])">
            <text:p/>
          </table:table-cell>
          <table:table-cell table:style-name="ce18" table:formula="of:=IFERROR(VLOOKUP([.$A135];[$Tasks.$A126:.$B130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55"/>
          <table:table-cell table:style-name="ce19" table:number-columns-repeated="10"/>
          <table:table-cell table:style-name="ce16"/>
          <table:table-cell table:style-name="ce65" table:formula="of:=IF([.$A135] =&quot;&quot;;;MAX([.$F135]-[.G135];0))" office:value-type="float" office:value="0" calcext:value-type="float">
            <text:p>0</text:p>
          </table:table-cell>
          <table:table-cell table:style-name="ce65" table:formula="of:=IF([.$E135]=&quot;&quot;;;MAX(0;[.R135]-[.H135]))" office:value-type="float" office:value="0" calcext:value-type="float">
            <text:p>0</text:p>
          </table:table-cell>
          <table:table-cell table:style-name="ce65" table:formula="of:=IF([.$E135]=&quot;&quot;;;MAX(0;[.S135]-[.I135]))" office:value-type="float" office:value="0" calcext:value-type="float">
            <text:p>0</text:p>
          </table:table-cell>
          <table:table-cell table:style-name="ce65" table:formula="of:=IF([.$E135]=&quot;&quot;;;MAX(0;[.T135]-[.J135]))" office:value-type="float" office:value="0" calcext:value-type="float">
            <text:p>0</text:p>
          </table:table-cell>
          <table:table-cell table:style-name="ce65" table:formula="of:=IF([.$E135]=&quot;&quot;;;MAX(0;[.U135]-[.K135]))" office:value-type="float" office:value="0" calcext:value-type="float">
            <text:p>0</text:p>
          </table:table-cell>
          <table:table-cell table:style-name="ce65" table:formula="of:=IF([.$E135]=&quot;&quot;;;MAX(0;[.V135]-[.L135]))" office:value-type="float" office:value="0" calcext:value-type="float">
            <text:p>0</text:p>
          </table:table-cell>
          <table:table-cell table:style-name="ce65" table:formula="of:=IF([.$E135]=&quot;&quot;;;MAX(0;[.W135]-[.M135]))" office:value-type="float" office:value="0" calcext:value-type="float">
            <text:p>0</text:p>
          </table:table-cell>
          <table:table-cell table:style-name="ce65" table:formula="of:=IF([.$E135]=&quot;&quot;;;MAX(0;[.X135]-[.N135]))" office:value-type="float" office:value="0" calcext:value-type="float">
            <text:p>0</text:p>
          </table:table-cell>
          <table:table-cell table:style-name="ce65" table:formula="of:=IF([.$E135]=&quot;&quot;;;MAX(0;[.Y135]-[.O135]))" office:value-type="float" office:value="0" calcext:value-type="float">
            <text:p>0</text:p>
          </table:table-cell>
          <table:table-cell table:style-name="ce65" table:formula="of:=IF([.$E135]=&quot;&quot;;;MAX(0;[.Z135]-[.P135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136];[.$D136];[.$E136])">
            <text:p/>
          </table:table-cell>
          <table:table-cell table:style-name="ce18" table:formula="of:=IFERROR(VLOOKUP([.$A136];[$Tasks.$A127:.$B131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55"/>
          <table:table-cell table:style-name="ce19" table:number-columns-repeated="10"/>
          <table:table-cell table:style-name="ce16"/>
          <table:table-cell table:style-name="ce65" table:formula="of:=IF([.$A136] =&quot;&quot;;;MAX([.$F136]-[.G136];0))" office:value-type="float" office:value="0" calcext:value-type="float">
            <text:p>0</text:p>
          </table:table-cell>
          <table:table-cell table:style-name="ce65" table:formula="of:=IF([.$E136]=&quot;&quot;;;MAX(0;[.R136]-[.H136]))" office:value-type="float" office:value="0" calcext:value-type="float">
            <text:p>0</text:p>
          </table:table-cell>
          <table:table-cell table:style-name="ce65" table:formula="of:=IF([.$E136]=&quot;&quot;;;MAX(0;[.S136]-[.I136]))" office:value-type="float" office:value="0" calcext:value-type="float">
            <text:p>0</text:p>
          </table:table-cell>
          <table:table-cell table:style-name="ce65" table:formula="of:=IF([.$E136]=&quot;&quot;;;MAX(0;[.T136]-[.J136]))" office:value-type="float" office:value="0" calcext:value-type="float">
            <text:p>0</text:p>
          </table:table-cell>
          <table:table-cell table:style-name="ce65" table:formula="of:=IF([.$E136]=&quot;&quot;;;MAX(0;[.U136]-[.K136]))" office:value-type="float" office:value="0" calcext:value-type="float">
            <text:p>0</text:p>
          </table:table-cell>
          <table:table-cell table:style-name="ce65" table:formula="of:=IF([.$E136]=&quot;&quot;;;MAX(0;[.V136]-[.L136]))" office:value-type="float" office:value="0" calcext:value-type="float">
            <text:p>0</text:p>
          </table:table-cell>
          <table:table-cell table:style-name="ce65" table:formula="of:=IF([.$E136]=&quot;&quot;;;MAX(0;[.W136]-[.M136]))" office:value-type="float" office:value="0" calcext:value-type="float">
            <text:p>0</text:p>
          </table:table-cell>
          <table:table-cell table:style-name="ce65" table:formula="of:=IF([.$E136]=&quot;&quot;;;MAX(0;[.X136]-[.N136]))" office:value-type="float" office:value="0" calcext:value-type="float">
            <text:p>0</text:p>
          </table:table-cell>
          <table:table-cell table:style-name="ce65" table:formula="of:=IF([.$E136]=&quot;&quot;;;MAX(0;[.Y136]-[.O136]))" office:value-type="float" office:value="0" calcext:value-type="float">
            <text:p>0</text:p>
          </table:table-cell>
          <table:table-cell table:style-name="ce65" table:formula="of:=IF([.$E136]=&quot;&quot;;;MAX(0;[.Z136]-[.P136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137];[.$D137];[.$E137])">
            <text:p/>
          </table:table-cell>
          <table:table-cell table:style-name="ce18" table:formula="of:=IFERROR(VLOOKUP([.$A137];[$Tasks.$A128:.$B132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55"/>
          <table:table-cell table:style-name="ce19" table:number-columns-repeated="10"/>
          <table:table-cell table:style-name="ce16"/>
          <table:table-cell table:style-name="ce65" table:formula="of:=IF([.$A137] =&quot;&quot;;;MAX([.$F137]-[.G137];0))" office:value-type="float" office:value="0" calcext:value-type="float">
            <text:p>0</text:p>
          </table:table-cell>
          <table:table-cell table:style-name="ce65" table:formula="of:=IF([.$E137]=&quot;&quot;;;MAX(0;[.R137]-[.H137]))" office:value-type="float" office:value="0" calcext:value-type="float">
            <text:p>0</text:p>
          </table:table-cell>
          <table:table-cell table:style-name="ce65" table:formula="of:=IF([.$E137]=&quot;&quot;;;MAX(0;[.S137]-[.I137]))" office:value-type="float" office:value="0" calcext:value-type="float">
            <text:p>0</text:p>
          </table:table-cell>
          <table:table-cell table:style-name="ce65" table:formula="of:=IF([.$E137]=&quot;&quot;;;MAX(0;[.T137]-[.J137]))" office:value-type="float" office:value="0" calcext:value-type="float">
            <text:p>0</text:p>
          </table:table-cell>
          <table:table-cell table:style-name="ce65" table:formula="of:=IF([.$E137]=&quot;&quot;;;MAX(0;[.U137]-[.K137]))" office:value-type="float" office:value="0" calcext:value-type="float">
            <text:p>0</text:p>
          </table:table-cell>
          <table:table-cell table:style-name="ce65" table:formula="of:=IF([.$E137]=&quot;&quot;;;MAX(0;[.V137]-[.L137]))" office:value-type="float" office:value="0" calcext:value-type="float">
            <text:p>0</text:p>
          </table:table-cell>
          <table:table-cell table:style-name="ce65" table:formula="of:=IF([.$E137]=&quot;&quot;;;MAX(0;[.W137]-[.M137]))" office:value-type="float" office:value="0" calcext:value-type="float">
            <text:p>0</text:p>
          </table:table-cell>
          <table:table-cell table:style-name="ce65" table:formula="of:=IF([.$E137]=&quot;&quot;;;MAX(0;[.X137]-[.N137]))" office:value-type="float" office:value="0" calcext:value-type="float">
            <text:p>0</text:p>
          </table:table-cell>
          <table:table-cell table:style-name="ce65" table:formula="of:=IF([.$E137]=&quot;&quot;;;MAX(0;[.Y137]-[.O137]))" office:value-type="float" office:value="0" calcext:value-type="float">
            <text:p>0</text:p>
          </table:table-cell>
          <table:table-cell table:style-name="ce65" table:formula="of:=IF([.$E137]=&quot;&quot;;;MAX(0;[.Z137]-[.P137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138];[.$D138];[.$E138])">
            <text:p/>
          </table:table-cell>
          <table:table-cell table:style-name="ce18" table:formula="of:=IFERROR(VLOOKUP([.$A138];[$Tasks.$A129:.$B133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55"/>
          <table:table-cell table:style-name="ce19" table:number-columns-repeated="10"/>
          <table:table-cell table:style-name="ce16"/>
          <table:table-cell table:style-name="ce65" table:formula="of:=IF([.$A138] =&quot;&quot;;;MAX([.$F138]-[.G138];0))" office:value-type="float" office:value="0" calcext:value-type="float">
            <text:p>0</text:p>
          </table:table-cell>
          <table:table-cell table:style-name="ce65" table:formula="of:=IF([.$E138]=&quot;&quot;;;MAX(0;[.R138]-[.H138]))" office:value-type="float" office:value="0" calcext:value-type="float">
            <text:p>0</text:p>
          </table:table-cell>
          <table:table-cell table:style-name="ce65" table:formula="of:=IF([.$E138]=&quot;&quot;;;MAX(0;[.S138]-[.I138]))" office:value-type="float" office:value="0" calcext:value-type="float">
            <text:p>0</text:p>
          </table:table-cell>
          <table:table-cell table:style-name="ce65" table:formula="of:=IF([.$E138]=&quot;&quot;;;MAX(0;[.T138]-[.J138]))" office:value-type="float" office:value="0" calcext:value-type="float">
            <text:p>0</text:p>
          </table:table-cell>
          <table:table-cell table:style-name="ce65" table:formula="of:=IF([.$E138]=&quot;&quot;;;MAX(0;[.U138]-[.K138]))" office:value-type="float" office:value="0" calcext:value-type="float">
            <text:p>0</text:p>
          </table:table-cell>
          <table:table-cell table:style-name="ce65" table:formula="of:=IF([.$E138]=&quot;&quot;;;MAX(0;[.V138]-[.L138]))" office:value-type="float" office:value="0" calcext:value-type="float">
            <text:p>0</text:p>
          </table:table-cell>
          <table:table-cell table:style-name="ce65" table:formula="of:=IF([.$E138]=&quot;&quot;;;MAX(0;[.W138]-[.M138]))" office:value-type="float" office:value="0" calcext:value-type="float">
            <text:p>0</text:p>
          </table:table-cell>
          <table:table-cell table:style-name="ce65" table:formula="of:=IF([.$E138]=&quot;&quot;;;MAX(0;[.X138]-[.N138]))" office:value-type="float" office:value="0" calcext:value-type="float">
            <text:p>0</text:p>
          </table:table-cell>
          <table:table-cell table:style-name="ce65" table:formula="of:=IF([.$E138]=&quot;&quot;;;MAX(0;[.Y138]-[.O138]))" office:value-type="float" office:value="0" calcext:value-type="float">
            <text:p>0</text:p>
          </table:table-cell>
          <table:table-cell table:style-name="ce65" table:formula="of:=IF([.$E138]=&quot;&quot;;;MAX(0;[.Z138]-[.P138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139];[.$D139];[.$E139])">
            <text:p/>
          </table:table-cell>
          <table:table-cell table:style-name="ce18" table:formula="of:=IFERROR(VLOOKUP([.$A139];[$Tasks.$A130:.$B134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55"/>
          <table:table-cell table:style-name="ce19" table:number-columns-repeated="10"/>
          <table:table-cell table:style-name="ce16"/>
          <table:table-cell table:style-name="ce65" table:formula="of:=IF([.$A139] =&quot;&quot;;;MAX([.$F139]-[.G139];0))" office:value-type="float" office:value="0" calcext:value-type="float">
            <text:p>0</text:p>
          </table:table-cell>
          <table:table-cell table:style-name="ce65" table:formula="of:=IF([.$E139]=&quot;&quot;;;MAX(0;[.R139]-[.H139]))" office:value-type="float" office:value="0" calcext:value-type="float">
            <text:p>0</text:p>
          </table:table-cell>
          <table:table-cell table:style-name="ce65" table:formula="of:=IF([.$E139]=&quot;&quot;;;MAX(0;[.S139]-[.I139]))" office:value-type="float" office:value="0" calcext:value-type="float">
            <text:p>0</text:p>
          </table:table-cell>
          <table:table-cell table:style-name="ce65" table:formula="of:=IF([.$E139]=&quot;&quot;;;MAX(0;[.T139]-[.J139]))" office:value-type="float" office:value="0" calcext:value-type="float">
            <text:p>0</text:p>
          </table:table-cell>
          <table:table-cell table:style-name="ce65" table:formula="of:=IF([.$E139]=&quot;&quot;;;MAX(0;[.U139]-[.K139]))" office:value-type="float" office:value="0" calcext:value-type="float">
            <text:p>0</text:p>
          </table:table-cell>
          <table:table-cell table:style-name="ce65" table:formula="of:=IF([.$E139]=&quot;&quot;;;MAX(0;[.V139]-[.L139]))" office:value-type="float" office:value="0" calcext:value-type="float">
            <text:p>0</text:p>
          </table:table-cell>
          <table:table-cell table:style-name="ce65" table:formula="of:=IF([.$E139]=&quot;&quot;;;MAX(0;[.W139]-[.M139]))" office:value-type="float" office:value="0" calcext:value-type="float">
            <text:p>0</text:p>
          </table:table-cell>
          <table:table-cell table:style-name="ce65" table:formula="of:=IF([.$E139]=&quot;&quot;;;MAX(0;[.X139]-[.N139]))" office:value-type="float" office:value="0" calcext:value-type="float">
            <text:p>0</text:p>
          </table:table-cell>
          <table:table-cell table:style-name="ce65" table:formula="of:=IF([.$E139]=&quot;&quot;;;MAX(0;[.Y139]-[.O139]))" office:value-type="float" office:value="0" calcext:value-type="float">
            <text:p>0</text:p>
          </table:table-cell>
          <table:table-cell table:style-name="ce65" table:formula="of:=IF([.$E139]=&quot;&quot;;;MAX(0;[.Z139]-[.P139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140];[.$D140];[.$E140])">
            <text:p/>
          </table:table-cell>
          <table:table-cell table:style-name="ce18" table:formula="of:=IFERROR(VLOOKUP([.$A140];[$Tasks.$A131:.$B135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55"/>
          <table:table-cell table:style-name="ce19" table:number-columns-repeated="10"/>
          <table:table-cell table:style-name="ce16"/>
          <table:table-cell table:style-name="ce65" table:formula="of:=IF([.$A140] =&quot;&quot;;;MAX([.$F140]-[.G140];0))" office:value-type="float" office:value="0" calcext:value-type="float">
            <text:p>0</text:p>
          </table:table-cell>
          <table:table-cell table:style-name="ce65" table:formula="of:=IF([.$E140]=&quot;&quot;;;MAX(0;[.R140]-[.H140]))" office:value-type="float" office:value="0" calcext:value-type="float">
            <text:p>0</text:p>
          </table:table-cell>
          <table:table-cell table:style-name="ce65" table:formula="of:=IF([.$E140]=&quot;&quot;;;MAX(0;[.S140]-[.I140]))" office:value-type="float" office:value="0" calcext:value-type="float">
            <text:p>0</text:p>
          </table:table-cell>
          <table:table-cell table:style-name="ce65" table:formula="of:=IF([.$E140]=&quot;&quot;;;MAX(0;[.T140]-[.J140]))" office:value-type="float" office:value="0" calcext:value-type="float">
            <text:p>0</text:p>
          </table:table-cell>
          <table:table-cell table:style-name="ce65" table:formula="of:=IF([.$E140]=&quot;&quot;;;MAX(0;[.U140]-[.K140]))" office:value-type="float" office:value="0" calcext:value-type="float">
            <text:p>0</text:p>
          </table:table-cell>
          <table:table-cell table:style-name="ce65" table:formula="of:=IF([.$E140]=&quot;&quot;;;MAX(0;[.V140]-[.L140]))" office:value-type="float" office:value="0" calcext:value-type="float">
            <text:p>0</text:p>
          </table:table-cell>
          <table:table-cell table:style-name="ce65" table:formula="of:=IF([.$E140]=&quot;&quot;;;MAX(0;[.W140]-[.M140]))" office:value-type="float" office:value="0" calcext:value-type="float">
            <text:p>0</text:p>
          </table:table-cell>
          <table:table-cell table:style-name="ce65" table:formula="of:=IF([.$E140]=&quot;&quot;;;MAX(0;[.X140]-[.N140]))" office:value-type="float" office:value="0" calcext:value-type="float">
            <text:p>0</text:p>
          </table:table-cell>
          <table:table-cell table:style-name="ce65" table:formula="of:=IF([.$E140]=&quot;&quot;;;MAX(0;[.Y140]-[.O140]))" office:value-type="float" office:value="0" calcext:value-type="float">
            <text:p>0</text:p>
          </table:table-cell>
          <table:table-cell table:style-name="ce65" table:formula="of:=IF([.$E140]=&quot;&quot;;;MAX(0;[.Z140]-[.P140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141];[.$D141];[.$E141])">
            <text:p/>
          </table:table-cell>
          <table:table-cell table:style-name="ce18" table:formula="of:=IFERROR(VLOOKUP([.$A141];[$Tasks.$A132:.$B136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55"/>
          <table:table-cell table:style-name="ce19" table:number-columns-repeated="10"/>
          <table:table-cell table:style-name="ce16"/>
          <table:table-cell table:style-name="ce65" table:formula="of:=IF([.$A141] =&quot;&quot;;;MAX([.$F141]-[.G141];0))" office:value-type="float" office:value="0" calcext:value-type="float">
            <text:p>0</text:p>
          </table:table-cell>
          <table:table-cell table:style-name="ce65" table:formula="of:=IF([.$E141]=&quot;&quot;;;MAX(0;[.R141]-[.H141]))" office:value-type="float" office:value="0" calcext:value-type="float">
            <text:p>0</text:p>
          </table:table-cell>
          <table:table-cell table:style-name="ce65" table:formula="of:=IF([.$E141]=&quot;&quot;;;MAX(0;[.S141]-[.I141]))" office:value-type="float" office:value="0" calcext:value-type="float">
            <text:p>0</text:p>
          </table:table-cell>
          <table:table-cell table:style-name="ce65" table:formula="of:=IF([.$E141]=&quot;&quot;;;MAX(0;[.T141]-[.J141]))" office:value-type="float" office:value="0" calcext:value-type="float">
            <text:p>0</text:p>
          </table:table-cell>
          <table:table-cell table:style-name="ce65" table:formula="of:=IF([.$E141]=&quot;&quot;;;MAX(0;[.U141]-[.K141]))" office:value-type="float" office:value="0" calcext:value-type="float">
            <text:p>0</text:p>
          </table:table-cell>
          <table:table-cell table:style-name="ce65" table:formula="of:=IF([.$E141]=&quot;&quot;;;MAX(0;[.V141]-[.L141]))" office:value-type="float" office:value="0" calcext:value-type="float">
            <text:p>0</text:p>
          </table:table-cell>
          <table:table-cell table:style-name="ce65" table:formula="of:=IF([.$E141]=&quot;&quot;;;MAX(0;[.W141]-[.M141]))" office:value-type="float" office:value="0" calcext:value-type="float">
            <text:p>0</text:p>
          </table:table-cell>
          <table:table-cell table:style-name="ce65" table:formula="of:=IF([.$E141]=&quot;&quot;;;MAX(0;[.X141]-[.N141]))" office:value-type="float" office:value="0" calcext:value-type="float">
            <text:p>0</text:p>
          </table:table-cell>
          <table:table-cell table:style-name="ce65" table:formula="of:=IF([.$E141]=&quot;&quot;;;MAX(0;[.Y141]-[.O141]))" office:value-type="float" office:value="0" calcext:value-type="float">
            <text:p>0</text:p>
          </table:table-cell>
          <table:table-cell table:style-name="ce65" table:formula="of:=IF([.$E141]=&quot;&quot;;;MAX(0;[.Z141]-[.P141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142];[.$D142];[.$E142])">
            <text:p/>
          </table:table-cell>
          <table:table-cell table:style-name="ce18" table:formula="of:=IFERROR(VLOOKUP([.$A142];[$Tasks.$A133:.$B137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55"/>
          <table:table-cell table:style-name="ce19" table:number-columns-repeated="10"/>
          <table:table-cell table:style-name="ce16"/>
          <table:table-cell table:style-name="ce65" table:formula="of:=IF([.$A142] =&quot;&quot;;;MAX([.$F142]-[.G142];0))" office:value-type="float" office:value="0" calcext:value-type="float">
            <text:p>0</text:p>
          </table:table-cell>
          <table:table-cell table:style-name="ce65" table:formula="of:=IF([.$E142]=&quot;&quot;;;MAX(0;[.R142]-[.H142]))" office:value-type="float" office:value="0" calcext:value-type="float">
            <text:p>0</text:p>
          </table:table-cell>
          <table:table-cell table:style-name="ce65" table:formula="of:=IF([.$E142]=&quot;&quot;;;MAX(0;[.S142]-[.I142]))" office:value-type="float" office:value="0" calcext:value-type="float">
            <text:p>0</text:p>
          </table:table-cell>
          <table:table-cell table:style-name="ce65" table:formula="of:=IF([.$E142]=&quot;&quot;;;MAX(0;[.T142]-[.J142]))" office:value-type="float" office:value="0" calcext:value-type="float">
            <text:p>0</text:p>
          </table:table-cell>
          <table:table-cell table:style-name="ce65" table:formula="of:=IF([.$E142]=&quot;&quot;;;MAX(0;[.U142]-[.K142]))" office:value-type="float" office:value="0" calcext:value-type="float">
            <text:p>0</text:p>
          </table:table-cell>
          <table:table-cell table:style-name="ce65" table:formula="of:=IF([.$E142]=&quot;&quot;;;MAX(0;[.V142]-[.L142]))" office:value-type="float" office:value="0" calcext:value-type="float">
            <text:p>0</text:p>
          </table:table-cell>
          <table:table-cell table:style-name="ce65" table:formula="of:=IF([.$E142]=&quot;&quot;;;MAX(0;[.W142]-[.M142]))" office:value-type="float" office:value="0" calcext:value-type="float">
            <text:p>0</text:p>
          </table:table-cell>
          <table:table-cell table:style-name="ce65" table:formula="of:=IF([.$E142]=&quot;&quot;;;MAX(0;[.X142]-[.N142]))" office:value-type="float" office:value="0" calcext:value-type="float">
            <text:p>0</text:p>
          </table:table-cell>
          <table:table-cell table:style-name="ce65" table:formula="of:=IF([.$E142]=&quot;&quot;;;MAX(0;[.Y142]-[.O142]))" office:value-type="float" office:value="0" calcext:value-type="float">
            <text:p>0</text:p>
          </table:table-cell>
          <table:table-cell table:style-name="ce65" table:formula="of:=IF([.$E142]=&quot;&quot;;;MAX(0;[.Z142]-[.P142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143];[.$D143];[.$E143])">
            <text:p/>
          </table:table-cell>
          <table:table-cell table:style-name="ce18" table:formula="of:=IFERROR(VLOOKUP([.$A143];[$Tasks.$A134:.$B138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55"/>
          <table:table-cell table:style-name="ce19" table:number-columns-repeated="10"/>
          <table:table-cell table:style-name="ce16"/>
          <table:table-cell table:style-name="ce65" table:formula="of:=IF([.$A143] =&quot;&quot;;;MAX([.$F143]-[.G143];0))" office:value-type="float" office:value="0" calcext:value-type="float">
            <text:p>0</text:p>
          </table:table-cell>
          <table:table-cell table:style-name="ce65" table:formula="of:=IF([.$E143]=&quot;&quot;;;MAX(0;[.R143]-[.H143]))" office:value-type="float" office:value="0" calcext:value-type="float">
            <text:p>0</text:p>
          </table:table-cell>
          <table:table-cell table:style-name="ce65" table:formula="of:=IF([.$E143]=&quot;&quot;;;MAX(0;[.S143]-[.I143]))" office:value-type="float" office:value="0" calcext:value-type="float">
            <text:p>0</text:p>
          </table:table-cell>
          <table:table-cell table:style-name="ce65" table:formula="of:=IF([.$E143]=&quot;&quot;;;MAX(0;[.T143]-[.J143]))" office:value-type="float" office:value="0" calcext:value-type="float">
            <text:p>0</text:p>
          </table:table-cell>
          <table:table-cell table:style-name="ce65" table:formula="of:=IF([.$E143]=&quot;&quot;;;MAX(0;[.U143]-[.K143]))" office:value-type="float" office:value="0" calcext:value-type="float">
            <text:p>0</text:p>
          </table:table-cell>
          <table:table-cell table:style-name="ce65" table:formula="of:=IF([.$E143]=&quot;&quot;;;MAX(0;[.V143]-[.L143]))" office:value-type="float" office:value="0" calcext:value-type="float">
            <text:p>0</text:p>
          </table:table-cell>
          <table:table-cell table:style-name="ce65" table:formula="of:=IF([.$E143]=&quot;&quot;;;MAX(0;[.W143]-[.M143]))" office:value-type="float" office:value="0" calcext:value-type="float">
            <text:p>0</text:p>
          </table:table-cell>
          <table:table-cell table:style-name="ce65" table:formula="of:=IF([.$E143]=&quot;&quot;;;MAX(0;[.X143]-[.N143]))" office:value-type="float" office:value="0" calcext:value-type="float">
            <text:p>0</text:p>
          </table:table-cell>
          <table:table-cell table:style-name="ce65" table:formula="of:=IF([.$E143]=&quot;&quot;;;MAX(0;[.Y143]-[.O143]))" office:value-type="float" office:value="0" calcext:value-type="float">
            <text:p>0</text:p>
          </table:table-cell>
          <table:table-cell table:style-name="ce65" table:formula="of:=IF([.$E143]=&quot;&quot;;;MAX(0;[.Z143]-[.P143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144];[.$D144];[.$E144])">
            <text:p/>
          </table:table-cell>
          <table:table-cell table:style-name="ce18" table:formula="of:=IFERROR(VLOOKUP([.$A144];[$Tasks.$A135:.$B139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55"/>
          <table:table-cell table:style-name="ce19" table:number-columns-repeated="10"/>
          <table:table-cell table:style-name="ce16"/>
          <table:table-cell table:style-name="ce65" table:formula="of:=IF([.$A144] =&quot;&quot;;;MAX([.$F144]-[.G144];0))" office:value-type="float" office:value="0" calcext:value-type="float">
            <text:p>0</text:p>
          </table:table-cell>
          <table:table-cell table:style-name="ce65" table:formula="of:=IF([.$E144]=&quot;&quot;;;MAX(0;[.R144]-[.H144]))" office:value-type="float" office:value="0" calcext:value-type="float">
            <text:p>0</text:p>
          </table:table-cell>
          <table:table-cell table:style-name="ce65" table:formula="of:=IF([.$E144]=&quot;&quot;;;MAX(0;[.S144]-[.I144]))" office:value-type="float" office:value="0" calcext:value-type="float">
            <text:p>0</text:p>
          </table:table-cell>
          <table:table-cell table:style-name="ce65" table:formula="of:=IF([.$E144]=&quot;&quot;;;MAX(0;[.T144]-[.J144]))" office:value-type="float" office:value="0" calcext:value-type="float">
            <text:p>0</text:p>
          </table:table-cell>
          <table:table-cell table:style-name="ce65" table:formula="of:=IF([.$E144]=&quot;&quot;;;MAX(0;[.U144]-[.K144]))" office:value-type="float" office:value="0" calcext:value-type="float">
            <text:p>0</text:p>
          </table:table-cell>
          <table:table-cell table:style-name="ce65" table:formula="of:=IF([.$E144]=&quot;&quot;;;MAX(0;[.V144]-[.L144]))" office:value-type="float" office:value="0" calcext:value-type="float">
            <text:p>0</text:p>
          </table:table-cell>
          <table:table-cell table:style-name="ce65" table:formula="of:=IF([.$E144]=&quot;&quot;;;MAX(0;[.W144]-[.M144]))" office:value-type="float" office:value="0" calcext:value-type="float">
            <text:p>0</text:p>
          </table:table-cell>
          <table:table-cell table:style-name="ce65" table:formula="of:=IF([.$E144]=&quot;&quot;;;MAX(0;[.X144]-[.N144]))" office:value-type="float" office:value="0" calcext:value-type="float">
            <text:p>0</text:p>
          </table:table-cell>
          <table:table-cell table:style-name="ce65" table:formula="of:=IF([.$E144]=&quot;&quot;;;MAX(0;[.Y144]-[.O144]))" office:value-type="float" office:value="0" calcext:value-type="float">
            <text:p>0</text:p>
          </table:table-cell>
          <table:table-cell table:style-name="ce65" table:formula="of:=IF([.$E144]=&quot;&quot;;;MAX(0;[.Z144]-[.P144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145];[.$D145];[.$E145])">
            <text:p/>
          </table:table-cell>
          <table:table-cell table:style-name="ce18" table:formula="of:=IFERROR(VLOOKUP([.$A145];[$Tasks.$A136:.$B140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55"/>
          <table:table-cell table:style-name="ce19" table:number-columns-repeated="10"/>
          <table:table-cell table:style-name="ce16"/>
          <table:table-cell table:style-name="ce65" table:formula="of:=IF([.$A145] =&quot;&quot;;;MAX([.$F145]-[.G145];0))" office:value-type="float" office:value="0" calcext:value-type="float">
            <text:p>0</text:p>
          </table:table-cell>
          <table:table-cell table:style-name="ce65" table:formula="of:=IF([.$E145]=&quot;&quot;;;MAX(0;[.R145]-[.H145]))" office:value-type="float" office:value="0" calcext:value-type="float">
            <text:p>0</text:p>
          </table:table-cell>
          <table:table-cell table:style-name="ce65" table:formula="of:=IF([.$E145]=&quot;&quot;;;MAX(0;[.S145]-[.I145]))" office:value-type="float" office:value="0" calcext:value-type="float">
            <text:p>0</text:p>
          </table:table-cell>
          <table:table-cell table:style-name="ce65" table:formula="of:=IF([.$E145]=&quot;&quot;;;MAX(0;[.T145]-[.J145]))" office:value-type="float" office:value="0" calcext:value-type="float">
            <text:p>0</text:p>
          </table:table-cell>
          <table:table-cell table:style-name="ce65" table:formula="of:=IF([.$E145]=&quot;&quot;;;MAX(0;[.U145]-[.K145]))" office:value-type="float" office:value="0" calcext:value-type="float">
            <text:p>0</text:p>
          </table:table-cell>
          <table:table-cell table:style-name="ce65" table:formula="of:=IF([.$E145]=&quot;&quot;;;MAX(0;[.V145]-[.L145]))" office:value-type="float" office:value="0" calcext:value-type="float">
            <text:p>0</text:p>
          </table:table-cell>
          <table:table-cell table:style-name="ce65" table:formula="of:=IF([.$E145]=&quot;&quot;;;MAX(0;[.W145]-[.M145]))" office:value-type="float" office:value="0" calcext:value-type="float">
            <text:p>0</text:p>
          </table:table-cell>
          <table:table-cell table:style-name="ce65" table:formula="of:=IF([.$E145]=&quot;&quot;;;MAX(0;[.X145]-[.N145]))" office:value-type="float" office:value="0" calcext:value-type="float">
            <text:p>0</text:p>
          </table:table-cell>
          <table:table-cell table:style-name="ce65" table:formula="of:=IF([.$E145]=&quot;&quot;;;MAX(0;[.Y145]-[.O145]))" office:value-type="float" office:value="0" calcext:value-type="float">
            <text:p>0</text:p>
          </table:table-cell>
          <table:table-cell table:style-name="ce65" table:formula="of:=IF([.$E145]=&quot;&quot;;;MAX(0;[.Z145]-[.P145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146];[.$D146];[.$E146])">
            <text:p/>
          </table:table-cell>
          <table:table-cell table:style-name="ce18" table:formula="of:=IFERROR(VLOOKUP([.$A146];[$Tasks.$A137:.$B141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55"/>
          <table:table-cell table:style-name="ce19" table:number-columns-repeated="10"/>
          <table:table-cell table:style-name="ce16"/>
          <table:table-cell table:style-name="ce65" table:formula="of:=IF([.$A146] =&quot;&quot;;;MAX([.$F146]-[.G146];0))" office:value-type="float" office:value="0" calcext:value-type="float">
            <text:p>0</text:p>
          </table:table-cell>
          <table:table-cell table:style-name="ce65" table:formula="of:=IF([.$E146]=&quot;&quot;;;MAX(0;[.R146]-[.H146]))" office:value-type="float" office:value="0" calcext:value-type="float">
            <text:p>0</text:p>
          </table:table-cell>
          <table:table-cell table:style-name="ce65" table:formula="of:=IF([.$E146]=&quot;&quot;;;MAX(0;[.S146]-[.I146]))" office:value-type="float" office:value="0" calcext:value-type="float">
            <text:p>0</text:p>
          </table:table-cell>
          <table:table-cell table:style-name="ce65" table:formula="of:=IF([.$E146]=&quot;&quot;;;MAX(0;[.T146]-[.J146]))" office:value-type="float" office:value="0" calcext:value-type="float">
            <text:p>0</text:p>
          </table:table-cell>
          <table:table-cell table:style-name="ce65" table:formula="of:=IF([.$E146]=&quot;&quot;;;MAX(0;[.U146]-[.K146]))" office:value-type="float" office:value="0" calcext:value-type="float">
            <text:p>0</text:p>
          </table:table-cell>
          <table:table-cell table:style-name="ce65" table:formula="of:=IF([.$E146]=&quot;&quot;;;MAX(0;[.V146]-[.L146]))" office:value-type="float" office:value="0" calcext:value-type="float">
            <text:p>0</text:p>
          </table:table-cell>
          <table:table-cell table:style-name="ce65" table:formula="of:=IF([.$E146]=&quot;&quot;;;MAX(0;[.W146]-[.M146]))" office:value-type="float" office:value="0" calcext:value-type="float">
            <text:p>0</text:p>
          </table:table-cell>
          <table:table-cell table:style-name="ce65" table:formula="of:=IF([.$E146]=&quot;&quot;;;MAX(0;[.X146]-[.N146]))" office:value-type="float" office:value="0" calcext:value-type="float">
            <text:p>0</text:p>
          </table:table-cell>
          <table:table-cell table:style-name="ce65" table:formula="of:=IF([.$E146]=&quot;&quot;;;MAX(0;[.Y146]-[.O146]))" office:value-type="float" office:value="0" calcext:value-type="float">
            <text:p>0</text:p>
          </table:table-cell>
          <table:table-cell table:style-name="ce65" table:formula="of:=IF([.$E146]=&quot;&quot;;;MAX(0;[.Z146]-[.P146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147];[.$D147];[.$E147])">
            <text:p/>
          </table:table-cell>
          <table:table-cell table:style-name="ce18" table:formula="of:=IFERROR(VLOOKUP([.$A147];[$Tasks.$A138:.$B142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55"/>
          <table:table-cell table:style-name="ce19" table:number-columns-repeated="10"/>
          <table:table-cell table:style-name="ce16"/>
          <table:table-cell table:style-name="ce65" table:formula="of:=IF([.$A147] =&quot;&quot;;;MAX([.$F147]-[.G147];0))" office:value-type="float" office:value="0" calcext:value-type="float">
            <text:p>0</text:p>
          </table:table-cell>
          <table:table-cell table:style-name="ce65" table:formula="of:=IF([.$E147]=&quot;&quot;;;MAX(0;[.R147]-[.H147]))" office:value-type="float" office:value="0" calcext:value-type="float">
            <text:p>0</text:p>
          </table:table-cell>
          <table:table-cell table:style-name="ce65" table:formula="of:=IF([.$E147]=&quot;&quot;;;MAX(0;[.S147]-[.I147]))" office:value-type="float" office:value="0" calcext:value-type="float">
            <text:p>0</text:p>
          </table:table-cell>
          <table:table-cell table:style-name="ce65" table:formula="of:=IF([.$E147]=&quot;&quot;;;MAX(0;[.T147]-[.J147]))" office:value-type="float" office:value="0" calcext:value-type="float">
            <text:p>0</text:p>
          </table:table-cell>
          <table:table-cell table:style-name="ce65" table:formula="of:=IF([.$E147]=&quot;&quot;;;MAX(0;[.U147]-[.K147]))" office:value-type="float" office:value="0" calcext:value-type="float">
            <text:p>0</text:p>
          </table:table-cell>
          <table:table-cell table:style-name="ce65" table:formula="of:=IF([.$E147]=&quot;&quot;;;MAX(0;[.V147]-[.L147]))" office:value-type="float" office:value="0" calcext:value-type="float">
            <text:p>0</text:p>
          </table:table-cell>
          <table:table-cell table:style-name="ce65" table:formula="of:=IF([.$E147]=&quot;&quot;;;MAX(0;[.W147]-[.M147]))" office:value-type="float" office:value="0" calcext:value-type="float">
            <text:p>0</text:p>
          </table:table-cell>
          <table:table-cell table:style-name="ce65" table:formula="of:=IF([.$E147]=&quot;&quot;;;MAX(0;[.X147]-[.N147]))" office:value-type="float" office:value="0" calcext:value-type="float">
            <text:p>0</text:p>
          </table:table-cell>
          <table:table-cell table:style-name="ce65" table:formula="of:=IF([.$E147]=&quot;&quot;;;MAX(0;[.Y147]-[.O147]))" office:value-type="float" office:value="0" calcext:value-type="float">
            <text:p>0</text:p>
          </table:table-cell>
          <table:table-cell table:style-name="ce65" table:formula="of:=IF([.$E147]=&quot;&quot;;;MAX(0;[.Z147]-[.P147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148];[.$D148];[.$E148])">
            <text:p/>
          </table:table-cell>
          <table:table-cell table:style-name="ce18" table:formula="of:=IFERROR(VLOOKUP([.$A148];[$Tasks.$A139:.$B143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55"/>
          <table:table-cell table:style-name="ce19" table:number-columns-repeated="10"/>
          <table:table-cell table:style-name="ce16"/>
          <table:table-cell table:style-name="ce65" table:formula="of:=IF([.$A148] =&quot;&quot;;;MAX([.$F148]-[.G148];0))" office:value-type="float" office:value="0" calcext:value-type="float">
            <text:p>0</text:p>
          </table:table-cell>
          <table:table-cell table:style-name="ce65" table:formula="of:=IF([.$E148]=&quot;&quot;;;MAX(0;[.R148]-[.H148]))" office:value-type="float" office:value="0" calcext:value-type="float">
            <text:p>0</text:p>
          </table:table-cell>
          <table:table-cell table:style-name="ce65" table:formula="of:=IF([.$E148]=&quot;&quot;;;MAX(0;[.S148]-[.I148]))" office:value-type="float" office:value="0" calcext:value-type="float">
            <text:p>0</text:p>
          </table:table-cell>
          <table:table-cell table:style-name="ce65" table:formula="of:=IF([.$E148]=&quot;&quot;;;MAX(0;[.T148]-[.J148]))" office:value-type="float" office:value="0" calcext:value-type="float">
            <text:p>0</text:p>
          </table:table-cell>
          <table:table-cell table:style-name="ce65" table:formula="of:=IF([.$E148]=&quot;&quot;;;MAX(0;[.U148]-[.K148]))" office:value-type="float" office:value="0" calcext:value-type="float">
            <text:p>0</text:p>
          </table:table-cell>
          <table:table-cell table:style-name="ce65" table:formula="of:=IF([.$E148]=&quot;&quot;;;MAX(0;[.V148]-[.L148]))" office:value-type="float" office:value="0" calcext:value-type="float">
            <text:p>0</text:p>
          </table:table-cell>
          <table:table-cell table:style-name="ce65" table:formula="of:=IF([.$E148]=&quot;&quot;;;MAX(0;[.W148]-[.M148]))" office:value-type="float" office:value="0" calcext:value-type="float">
            <text:p>0</text:p>
          </table:table-cell>
          <table:table-cell table:style-name="ce65" table:formula="of:=IF([.$E148]=&quot;&quot;;;MAX(0;[.X148]-[.N148]))" office:value-type="float" office:value="0" calcext:value-type="float">
            <text:p>0</text:p>
          </table:table-cell>
          <table:table-cell table:style-name="ce65" table:formula="of:=IF([.$E148]=&quot;&quot;;;MAX(0;[.Y148]-[.O148]))" office:value-type="float" office:value="0" calcext:value-type="float">
            <text:p>0</text:p>
          </table:table-cell>
          <table:table-cell table:style-name="ce65" table:formula="of:=IF([.$E148]=&quot;&quot;;;MAX(0;[.Z148]-[.P148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149];[.$D149];[.$E149])">
            <text:p/>
          </table:table-cell>
          <table:table-cell table:style-name="ce18" table:formula="of:=IFERROR(VLOOKUP([.$A149];[$Tasks.$A140:.$B144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55"/>
          <table:table-cell table:style-name="ce19" table:number-columns-repeated="10"/>
          <table:table-cell table:style-name="ce16"/>
          <table:table-cell table:style-name="ce65" table:formula="of:=IF([.$A149] =&quot;&quot;;;MAX([.$F149]-[.G149];0))" office:value-type="float" office:value="0" calcext:value-type="float">
            <text:p>0</text:p>
          </table:table-cell>
          <table:table-cell table:style-name="ce65" table:formula="of:=IF([.$E149]=&quot;&quot;;;MAX(0;[.R149]-[.H149]))" office:value-type="float" office:value="0" calcext:value-type="float">
            <text:p>0</text:p>
          </table:table-cell>
          <table:table-cell table:style-name="ce65" table:formula="of:=IF([.$E149]=&quot;&quot;;;MAX(0;[.S149]-[.I149]))" office:value-type="float" office:value="0" calcext:value-type="float">
            <text:p>0</text:p>
          </table:table-cell>
          <table:table-cell table:style-name="ce65" table:formula="of:=IF([.$E149]=&quot;&quot;;;MAX(0;[.T149]-[.J149]))" office:value-type="float" office:value="0" calcext:value-type="float">
            <text:p>0</text:p>
          </table:table-cell>
          <table:table-cell table:style-name="ce65" table:formula="of:=IF([.$E149]=&quot;&quot;;;MAX(0;[.U149]-[.K149]))" office:value-type="float" office:value="0" calcext:value-type="float">
            <text:p>0</text:p>
          </table:table-cell>
          <table:table-cell table:style-name="ce65" table:formula="of:=IF([.$E149]=&quot;&quot;;;MAX(0;[.V149]-[.L149]))" office:value-type="float" office:value="0" calcext:value-type="float">
            <text:p>0</text:p>
          </table:table-cell>
          <table:table-cell table:style-name="ce65" table:formula="of:=IF([.$E149]=&quot;&quot;;;MAX(0;[.W149]-[.M149]))" office:value-type="float" office:value="0" calcext:value-type="float">
            <text:p>0</text:p>
          </table:table-cell>
          <table:table-cell table:style-name="ce65" table:formula="of:=IF([.$E149]=&quot;&quot;;;MAX(0;[.X149]-[.N149]))" office:value-type="float" office:value="0" calcext:value-type="float">
            <text:p>0</text:p>
          </table:table-cell>
          <table:table-cell table:style-name="ce65" table:formula="of:=IF([.$E149]=&quot;&quot;;;MAX(0;[.Y149]-[.O149]))" office:value-type="float" office:value="0" calcext:value-type="float">
            <text:p>0</text:p>
          </table:table-cell>
          <table:table-cell table:style-name="ce65" table:formula="of:=IF([.$E149]=&quot;&quot;;;MAX(0;[.Z149]-[.P149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150];[.$D150];[.$E150])">
            <text:p/>
          </table:table-cell>
          <table:table-cell table:style-name="ce18" table:formula="of:=IFERROR(VLOOKUP([.$A150];[$Tasks.$A141:.$B145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55"/>
          <table:table-cell table:style-name="ce19" table:number-columns-repeated="10"/>
          <table:table-cell table:style-name="ce16"/>
          <table:table-cell table:style-name="ce65" table:formula="of:=IF([.$A150] =&quot;&quot;;;MAX([.$F150]-[.G150];0))" office:value-type="float" office:value="0" calcext:value-type="float">
            <text:p>0</text:p>
          </table:table-cell>
          <table:table-cell table:style-name="ce65" table:formula="of:=IF([.$E150]=&quot;&quot;;;MAX(0;[.R150]-[.H150]))" office:value-type="float" office:value="0" calcext:value-type="float">
            <text:p>0</text:p>
          </table:table-cell>
          <table:table-cell table:style-name="ce65" table:formula="of:=IF([.$E150]=&quot;&quot;;;MAX(0;[.S150]-[.I150]))" office:value-type="float" office:value="0" calcext:value-type="float">
            <text:p>0</text:p>
          </table:table-cell>
          <table:table-cell table:style-name="ce65" table:formula="of:=IF([.$E150]=&quot;&quot;;;MAX(0;[.T150]-[.J150]))" office:value-type="float" office:value="0" calcext:value-type="float">
            <text:p>0</text:p>
          </table:table-cell>
          <table:table-cell table:style-name="ce65" table:formula="of:=IF([.$E150]=&quot;&quot;;;MAX(0;[.U150]-[.K150]))" office:value-type="float" office:value="0" calcext:value-type="float">
            <text:p>0</text:p>
          </table:table-cell>
          <table:table-cell table:style-name="ce65" table:formula="of:=IF([.$E150]=&quot;&quot;;;MAX(0;[.V150]-[.L150]))" office:value-type="float" office:value="0" calcext:value-type="float">
            <text:p>0</text:p>
          </table:table-cell>
          <table:table-cell table:style-name="ce65" table:formula="of:=IF([.$E150]=&quot;&quot;;;MAX(0;[.W150]-[.M150]))" office:value-type="float" office:value="0" calcext:value-type="float">
            <text:p>0</text:p>
          </table:table-cell>
          <table:table-cell table:style-name="ce65" table:formula="of:=IF([.$E150]=&quot;&quot;;;MAX(0;[.X150]-[.N150]))" office:value-type="float" office:value="0" calcext:value-type="float">
            <text:p>0</text:p>
          </table:table-cell>
          <table:table-cell table:style-name="ce65" table:formula="of:=IF([.$E150]=&quot;&quot;;;MAX(0;[.Y150]-[.O150]))" office:value-type="float" office:value="0" calcext:value-type="float">
            <text:p>0</text:p>
          </table:table-cell>
          <table:table-cell table:style-name="ce65" table:formula="of:=IF([.$E150]=&quot;&quot;;;MAX(0;[.Z150]-[.P150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151];[.$D151];[.$E151])">
            <text:p/>
          </table:table-cell>
          <table:table-cell table:style-name="ce18" table:formula="of:=IFERROR(VLOOKUP([.$A151];[$Tasks.$A142:.$B146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55"/>
          <table:table-cell table:style-name="ce19" table:number-columns-repeated="10"/>
          <table:table-cell table:style-name="ce16"/>
          <table:table-cell table:style-name="ce65" table:formula="of:=IF([.$A151] =&quot;&quot;;;MAX([.$F151]-[.G151];0))" office:value-type="float" office:value="0" calcext:value-type="float">
            <text:p>0</text:p>
          </table:table-cell>
          <table:table-cell table:style-name="ce65" table:formula="of:=IF([.$E151]=&quot;&quot;;;MAX(0;[.R151]-[.H151]))" office:value-type="float" office:value="0" calcext:value-type="float">
            <text:p>0</text:p>
          </table:table-cell>
          <table:table-cell table:style-name="ce65" table:formula="of:=IF([.$E151]=&quot;&quot;;;MAX(0;[.S151]-[.I151]))" office:value-type="float" office:value="0" calcext:value-type="float">
            <text:p>0</text:p>
          </table:table-cell>
          <table:table-cell table:style-name="ce65" table:formula="of:=IF([.$E151]=&quot;&quot;;;MAX(0;[.T151]-[.J151]))" office:value-type="float" office:value="0" calcext:value-type="float">
            <text:p>0</text:p>
          </table:table-cell>
          <table:table-cell table:style-name="ce65" table:formula="of:=IF([.$E151]=&quot;&quot;;;MAX(0;[.U151]-[.K151]))" office:value-type="float" office:value="0" calcext:value-type="float">
            <text:p>0</text:p>
          </table:table-cell>
          <table:table-cell table:style-name="ce65" table:formula="of:=IF([.$E151]=&quot;&quot;;;MAX(0;[.V151]-[.L151]))" office:value-type="float" office:value="0" calcext:value-type="float">
            <text:p>0</text:p>
          </table:table-cell>
          <table:table-cell table:style-name="ce65" table:formula="of:=IF([.$E151]=&quot;&quot;;;MAX(0;[.W151]-[.M151]))" office:value-type="float" office:value="0" calcext:value-type="float">
            <text:p>0</text:p>
          </table:table-cell>
          <table:table-cell table:style-name="ce65" table:formula="of:=IF([.$E151]=&quot;&quot;;;MAX(0;[.X151]-[.N151]))" office:value-type="float" office:value="0" calcext:value-type="float">
            <text:p>0</text:p>
          </table:table-cell>
          <table:table-cell table:style-name="ce65" table:formula="of:=IF([.$E151]=&quot;&quot;;;MAX(0;[.Y151]-[.O151]))" office:value-type="float" office:value="0" calcext:value-type="float">
            <text:p>0</text:p>
          </table:table-cell>
          <table:table-cell table:style-name="ce65" table:formula="of:=IF([.$E151]=&quot;&quot;;;MAX(0;[.Z151]-[.P151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152];[.$D152];[.$E152])">
            <text:p/>
          </table:table-cell>
          <table:table-cell table:style-name="ce18" table:formula="of:=IFERROR(VLOOKUP([.$A152];[$Tasks.$A143:.$B147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55"/>
          <table:table-cell table:style-name="ce19" table:number-columns-repeated="10"/>
          <table:table-cell table:style-name="ce16"/>
          <table:table-cell table:style-name="ce65" table:formula="of:=IF([.$A152] =&quot;&quot;;;MAX([.$F152]-[.G152];0))" office:value-type="float" office:value="0" calcext:value-type="float">
            <text:p>0</text:p>
          </table:table-cell>
          <table:table-cell table:style-name="ce65" table:formula="of:=IF([.$E152]=&quot;&quot;;;MAX(0;[.R152]-[.H152]))" office:value-type="float" office:value="0" calcext:value-type="float">
            <text:p>0</text:p>
          </table:table-cell>
          <table:table-cell table:style-name="ce65" table:formula="of:=IF([.$E152]=&quot;&quot;;;MAX(0;[.S152]-[.I152]))" office:value-type="float" office:value="0" calcext:value-type="float">
            <text:p>0</text:p>
          </table:table-cell>
          <table:table-cell table:style-name="ce65" table:formula="of:=IF([.$E152]=&quot;&quot;;;MAX(0;[.T152]-[.J152]))" office:value-type="float" office:value="0" calcext:value-type="float">
            <text:p>0</text:p>
          </table:table-cell>
          <table:table-cell table:style-name="ce65" table:formula="of:=IF([.$E152]=&quot;&quot;;;MAX(0;[.U152]-[.K152]))" office:value-type="float" office:value="0" calcext:value-type="float">
            <text:p>0</text:p>
          </table:table-cell>
          <table:table-cell table:style-name="ce65" table:formula="of:=IF([.$E152]=&quot;&quot;;;MAX(0;[.V152]-[.L152]))" office:value-type="float" office:value="0" calcext:value-type="float">
            <text:p>0</text:p>
          </table:table-cell>
          <table:table-cell table:style-name="ce65" table:formula="of:=IF([.$E152]=&quot;&quot;;;MAX(0;[.W152]-[.M152]))" office:value-type="float" office:value="0" calcext:value-type="float">
            <text:p>0</text:p>
          </table:table-cell>
          <table:table-cell table:style-name="ce65" table:formula="of:=IF([.$E152]=&quot;&quot;;;MAX(0;[.X152]-[.N152]))" office:value-type="float" office:value="0" calcext:value-type="float">
            <text:p>0</text:p>
          </table:table-cell>
          <table:table-cell table:style-name="ce65" table:formula="of:=IF([.$E152]=&quot;&quot;;;MAX(0;[.Y152]-[.O152]))" office:value-type="float" office:value="0" calcext:value-type="float">
            <text:p>0</text:p>
          </table:table-cell>
          <table:table-cell table:style-name="ce65" table:formula="of:=IF([.$E152]=&quot;&quot;;;MAX(0;[.Z152]-[.P152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153];[.$D153];[.$E153])">
            <text:p/>
          </table:table-cell>
          <table:table-cell table:style-name="ce18" table:formula="of:=IFERROR(VLOOKUP([.$A153];[$Tasks.$A144:.$B148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55"/>
          <table:table-cell table:style-name="ce19" table:number-columns-repeated="10"/>
          <table:table-cell table:style-name="ce16"/>
          <table:table-cell table:style-name="ce65" table:formula="of:=IF([.$A153] =&quot;&quot;;;MAX([.$F153]-[.G153];0))" office:value-type="float" office:value="0" calcext:value-type="float">
            <text:p>0</text:p>
          </table:table-cell>
          <table:table-cell table:style-name="ce65" table:formula="of:=IF([.$E153]=&quot;&quot;;;MAX(0;[.R153]-[.H153]))" office:value-type="float" office:value="0" calcext:value-type="float">
            <text:p>0</text:p>
          </table:table-cell>
          <table:table-cell table:style-name="ce65" table:formula="of:=IF([.$E153]=&quot;&quot;;;MAX(0;[.S153]-[.I153]))" office:value-type="float" office:value="0" calcext:value-type="float">
            <text:p>0</text:p>
          </table:table-cell>
          <table:table-cell table:style-name="ce65" table:formula="of:=IF([.$E153]=&quot;&quot;;;MAX(0;[.T153]-[.J153]))" office:value-type="float" office:value="0" calcext:value-type="float">
            <text:p>0</text:p>
          </table:table-cell>
          <table:table-cell table:style-name="ce65" table:formula="of:=IF([.$E153]=&quot;&quot;;;MAX(0;[.U153]-[.K153]))" office:value-type="float" office:value="0" calcext:value-type="float">
            <text:p>0</text:p>
          </table:table-cell>
          <table:table-cell table:style-name="ce65" table:formula="of:=IF([.$E153]=&quot;&quot;;;MAX(0;[.V153]-[.L153]))" office:value-type="float" office:value="0" calcext:value-type="float">
            <text:p>0</text:p>
          </table:table-cell>
          <table:table-cell table:style-name="ce65" table:formula="of:=IF([.$E153]=&quot;&quot;;;MAX(0;[.W153]-[.M153]))" office:value-type="float" office:value="0" calcext:value-type="float">
            <text:p>0</text:p>
          </table:table-cell>
          <table:table-cell table:style-name="ce65" table:formula="of:=IF([.$E153]=&quot;&quot;;;MAX(0;[.X153]-[.N153]))" office:value-type="float" office:value="0" calcext:value-type="float">
            <text:p>0</text:p>
          </table:table-cell>
          <table:table-cell table:style-name="ce65" table:formula="of:=IF([.$E153]=&quot;&quot;;;MAX(0;[.Y153]-[.O153]))" office:value-type="float" office:value="0" calcext:value-type="float">
            <text:p>0</text:p>
          </table:table-cell>
          <table:table-cell table:style-name="ce65" table:formula="of:=IF([.$E153]=&quot;&quot;;;MAX(0;[.Z153]-[.P153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154];[.$D154];[.$E154])">
            <text:p/>
          </table:table-cell>
          <table:table-cell table:style-name="ce18" table:formula="of:=IFERROR(VLOOKUP([.$A154];[$Tasks.$A145:.$B149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55"/>
          <table:table-cell table:style-name="ce19" table:number-columns-repeated="10"/>
          <table:table-cell table:style-name="ce16"/>
          <table:table-cell table:style-name="ce65" table:formula="of:=IF([.$A154] =&quot;&quot;;;MAX([.$F154]-[.G154];0))" office:value-type="float" office:value="0" calcext:value-type="float">
            <text:p>0</text:p>
          </table:table-cell>
          <table:table-cell table:style-name="ce65" table:formula="of:=IF([.$E154]=&quot;&quot;;;MAX(0;[.R154]-[.H154]))" office:value-type="float" office:value="0" calcext:value-type="float">
            <text:p>0</text:p>
          </table:table-cell>
          <table:table-cell table:style-name="ce65" table:formula="of:=IF([.$E154]=&quot;&quot;;;MAX(0;[.S154]-[.I154]))" office:value-type="float" office:value="0" calcext:value-type="float">
            <text:p>0</text:p>
          </table:table-cell>
          <table:table-cell table:style-name="ce65" table:formula="of:=IF([.$E154]=&quot;&quot;;;MAX(0;[.T154]-[.J154]))" office:value-type="float" office:value="0" calcext:value-type="float">
            <text:p>0</text:p>
          </table:table-cell>
          <table:table-cell table:style-name="ce65" table:formula="of:=IF([.$E154]=&quot;&quot;;;MAX(0;[.U154]-[.K154]))" office:value-type="float" office:value="0" calcext:value-type="float">
            <text:p>0</text:p>
          </table:table-cell>
          <table:table-cell table:style-name="ce65" table:formula="of:=IF([.$E154]=&quot;&quot;;;MAX(0;[.V154]-[.L154]))" office:value-type="float" office:value="0" calcext:value-type="float">
            <text:p>0</text:p>
          </table:table-cell>
          <table:table-cell table:style-name="ce65" table:formula="of:=IF([.$E154]=&quot;&quot;;;MAX(0;[.W154]-[.M154]))" office:value-type="float" office:value="0" calcext:value-type="float">
            <text:p>0</text:p>
          </table:table-cell>
          <table:table-cell table:style-name="ce65" table:formula="of:=IF([.$E154]=&quot;&quot;;;MAX(0;[.X154]-[.N154]))" office:value-type="float" office:value="0" calcext:value-type="float">
            <text:p>0</text:p>
          </table:table-cell>
          <table:table-cell table:style-name="ce65" table:formula="of:=IF([.$E154]=&quot;&quot;;;MAX(0;[.Y154]-[.O154]))" office:value-type="float" office:value="0" calcext:value-type="float">
            <text:p>0</text:p>
          </table:table-cell>
          <table:table-cell table:style-name="ce65" table:formula="of:=IF([.$E154]=&quot;&quot;;;MAX(0;[.Z154]-[.P154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155];[.$D155];[.$E155])">
            <text:p/>
          </table:table-cell>
          <table:table-cell table:style-name="ce18" table:formula="of:=IFERROR(VLOOKUP([.$A155];[$Tasks.$A146:.$B150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55"/>
          <table:table-cell table:style-name="ce19" table:number-columns-repeated="10"/>
          <table:table-cell table:style-name="ce16"/>
          <table:table-cell table:style-name="ce65" table:formula="of:=IF([.$A155] =&quot;&quot;;;MAX([.$F155]-[.G155];0))" office:value-type="float" office:value="0" calcext:value-type="float">
            <text:p>0</text:p>
          </table:table-cell>
          <table:table-cell table:style-name="ce65" table:formula="of:=IF([.$E155]=&quot;&quot;;;MAX(0;[.R155]-[.H155]))" office:value-type="float" office:value="0" calcext:value-type="float">
            <text:p>0</text:p>
          </table:table-cell>
          <table:table-cell table:style-name="ce65" table:formula="of:=IF([.$E155]=&quot;&quot;;;MAX(0;[.S155]-[.I155]))" office:value-type="float" office:value="0" calcext:value-type="float">
            <text:p>0</text:p>
          </table:table-cell>
          <table:table-cell table:style-name="ce65" table:formula="of:=IF([.$E155]=&quot;&quot;;;MAX(0;[.T155]-[.J155]))" office:value-type="float" office:value="0" calcext:value-type="float">
            <text:p>0</text:p>
          </table:table-cell>
          <table:table-cell table:style-name="ce65" table:formula="of:=IF([.$E155]=&quot;&quot;;;MAX(0;[.U155]-[.K155]))" office:value-type="float" office:value="0" calcext:value-type="float">
            <text:p>0</text:p>
          </table:table-cell>
          <table:table-cell table:style-name="ce65" table:formula="of:=IF([.$E155]=&quot;&quot;;;MAX(0;[.V155]-[.L155]))" office:value-type="float" office:value="0" calcext:value-type="float">
            <text:p>0</text:p>
          </table:table-cell>
          <table:table-cell table:style-name="ce65" table:formula="of:=IF([.$E155]=&quot;&quot;;;MAX(0;[.W155]-[.M155]))" office:value-type="float" office:value="0" calcext:value-type="float">
            <text:p>0</text:p>
          </table:table-cell>
          <table:table-cell table:style-name="ce65" table:formula="of:=IF([.$E155]=&quot;&quot;;;MAX(0;[.X155]-[.N155]))" office:value-type="float" office:value="0" calcext:value-type="float">
            <text:p>0</text:p>
          </table:table-cell>
          <table:table-cell table:style-name="ce65" table:formula="of:=IF([.$E155]=&quot;&quot;;;MAX(0;[.Y155]-[.O155]))" office:value-type="float" office:value="0" calcext:value-type="float">
            <text:p>0</text:p>
          </table:table-cell>
          <table:table-cell table:style-name="ce65" table:formula="of:=IF([.$E155]=&quot;&quot;;;MAX(0;[.Z155]-[.P155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156];[.$D156];[.$E156])">
            <text:p/>
          </table:table-cell>
          <table:table-cell table:style-name="ce18" table:formula="of:=IFERROR(VLOOKUP([.$A156];[$Tasks.$A147:.$B151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55"/>
          <table:table-cell table:style-name="ce19" table:number-columns-repeated="10"/>
          <table:table-cell table:style-name="ce16"/>
          <table:table-cell table:style-name="ce65" table:formula="of:=IF([.$A156] =&quot;&quot;;;MAX([.$F156]-[.G156];0))" office:value-type="float" office:value="0" calcext:value-type="float">
            <text:p>0</text:p>
          </table:table-cell>
          <table:table-cell table:style-name="ce65" table:formula="of:=IF([.$E156]=&quot;&quot;;;MAX(0;[.R156]-[.H156]))" office:value-type="float" office:value="0" calcext:value-type="float">
            <text:p>0</text:p>
          </table:table-cell>
          <table:table-cell table:style-name="ce65" table:formula="of:=IF([.$E156]=&quot;&quot;;;MAX(0;[.S156]-[.I156]))" office:value-type="float" office:value="0" calcext:value-type="float">
            <text:p>0</text:p>
          </table:table-cell>
          <table:table-cell table:style-name="ce65" table:formula="of:=IF([.$E156]=&quot;&quot;;;MAX(0;[.T156]-[.J156]))" office:value-type="float" office:value="0" calcext:value-type="float">
            <text:p>0</text:p>
          </table:table-cell>
          <table:table-cell table:style-name="ce65" table:formula="of:=IF([.$E156]=&quot;&quot;;;MAX(0;[.U156]-[.K156]))" office:value-type="float" office:value="0" calcext:value-type="float">
            <text:p>0</text:p>
          </table:table-cell>
          <table:table-cell table:style-name="ce65" table:formula="of:=IF([.$E156]=&quot;&quot;;;MAX(0;[.V156]-[.L156]))" office:value-type="float" office:value="0" calcext:value-type="float">
            <text:p>0</text:p>
          </table:table-cell>
          <table:table-cell table:style-name="ce65" table:formula="of:=IF([.$E156]=&quot;&quot;;;MAX(0;[.W156]-[.M156]))" office:value-type="float" office:value="0" calcext:value-type="float">
            <text:p>0</text:p>
          </table:table-cell>
          <table:table-cell table:style-name="ce65" table:formula="of:=IF([.$E156]=&quot;&quot;;;MAX(0;[.X156]-[.N156]))" office:value-type="float" office:value="0" calcext:value-type="float">
            <text:p>0</text:p>
          </table:table-cell>
          <table:table-cell table:style-name="ce65" table:formula="of:=IF([.$E156]=&quot;&quot;;;MAX(0;[.Y156]-[.O156]))" office:value-type="float" office:value="0" calcext:value-type="float">
            <text:p>0</text:p>
          </table:table-cell>
          <table:table-cell table:style-name="ce65" table:formula="of:=IF([.$E156]=&quot;&quot;;;MAX(0;[.Z156]-[.P156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157];[.$D157];[.$E157])">
            <text:p/>
          </table:table-cell>
          <table:table-cell table:style-name="ce18" table:formula="of:=IFERROR(VLOOKUP([.$A157];[$Tasks.$A148:.$B152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55"/>
          <table:table-cell table:style-name="ce19" table:number-columns-repeated="10"/>
          <table:table-cell table:style-name="ce16"/>
          <table:table-cell table:style-name="ce65" table:formula="of:=IF([.$A157] =&quot;&quot;;;MAX([.$F157]-[.G157];0))" office:value-type="float" office:value="0" calcext:value-type="float">
            <text:p>0</text:p>
          </table:table-cell>
          <table:table-cell table:style-name="ce65" table:formula="of:=IF([.$E157]=&quot;&quot;;;MAX(0;[.R157]-[.H157]))" office:value-type="float" office:value="0" calcext:value-type="float">
            <text:p>0</text:p>
          </table:table-cell>
          <table:table-cell table:style-name="ce65" table:formula="of:=IF([.$E157]=&quot;&quot;;;MAX(0;[.S157]-[.I157]))" office:value-type="float" office:value="0" calcext:value-type="float">
            <text:p>0</text:p>
          </table:table-cell>
          <table:table-cell table:style-name="ce65" table:formula="of:=IF([.$E157]=&quot;&quot;;;MAX(0;[.T157]-[.J157]))" office:value-type="float" office:value="0" calcext:value-type="float">
            <text:p>0</text:p>
          </table:table-cell>
          <table:table-cell table:style-name="ce65" table:formula="of:=IF([.$E157]=&quot;&quot;;;MAX(0;[.U157]-[.K157]))" office:value-type="float" office:value="0" calcext:value-type="float">
            <text:p>0</text:p>
          </table:table-cell>
          <table:table-cell table:style-name="ce65" table:formula="of:=IF([.$E157]=&quot;&quot;;;MAX(0;[.V157]-[.L157]))" office:value-type="float" office:value="0" calcext:value-type="float">
            <text:p>0</text:p>
          </table:table-cell>
          <table:table-cell table:style-name="ce65" table:formula="of:=IF([.$E157]=&quot;&quot;;;MAX(0;[.W157]-[.M157]))" office:value-type="float" office:value="0" calcext:value-type="float">
            <text:p>0</text:p>
          </table:table-cell>
          <table:table-cell table:style-name="ce65" table:formula="of:=IF([.$E157]=&quot;&quot;;;MAX(0;[.X157]-[.N157]))" office:value-type="float" office:value="0" calcext:value-type="float">
            <text:p>0</text:p>
          </table:table-cell>
          <table:table-cell table:style-name="ce65" table:formula="of:=IF([.$E157]=&quot;&quot;;;MAX(0;[.Y157]-[.O157]))" office:value-type="float" office:value="0" calcext:value-type="float">
            <text:p>0</text:p>
          </table:table-cell>
          <table:table-cell table:style-name="ce65" table:formula="of:=IF([.$E157]=&quot;&quot;;;MAX(0;[.Z157]-[.P157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158];[.$D158];[.$E158])">
            <text:p/>
          </table:table-cell>
          <table:table-cell table:style-name="ce18" table:formula="of:=IFERROR(VLOOKUP([.$A158];[$Tasks.$A149:.$B153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55"/>
          <table:table-cell table:style-name="ce19" table:number-columns-repeated="10"/>
          <table:table-cell table:style-name="ce16"/>
          <table:table-cell table:style-name="ce65" table:formula="of:=IF([.$A158] =&quot;&quot;;;MAX([.$F158]-[.G158];0))" office:value-type="float" office:value="0" calcext:value-type="float">
            <text:p>0</text:p>
          </table:table-cell>
          <table:table-cell table:style-name="ce65" table:formula="of:=IF([.$E158]=&quot;&quot;;;MAX(0;[.R158]-[.H158]))" office:value-type="float" office:value="0" calcext:value-type="float">
            <text:p>0</text:p>
          </table:table-cell>
          <table:table-cell table:style-name="ce65" table:formula="of:=IF([.$E158]=&quot;&quot;;;MAX(0;[.S158]-[.I158]))" office:value-type="float" office:value="0" calcext:value-type="float">
            <text:p>0</text:p>
          </table:table-cell>
          <table:table-cell table:style-name="ce65" table:formula="of:=IF([.$E158]=&quot;&quot;;;MAX(0;[.T158]-[.J158]))" office:value-type="float" office:value="0" calcext:value-type="float">
            <text:p>0</text:p>
          </table:table-cell>
          <table:table-cell table:style-name="ce65" table:formula="of:=IF([.$E158]=&quot;&quot;;;MAX(0;[.U158]-[.K158]))" office:value-type="float" office:value="0" calcext:value-type="float">
            <text:p>0</text:p>
          </table:table-cell>
          <table:table-cell table:style-name="ce65" table:formula="of:=IF([.$E158]=&quot;&quot;;;MAX(0;[.V158]-[.L158]))" office:value-type="float" office:value="0" calcext:value-type="float">
            <text:p>0</text:p>
          </table:table-cell>
          <table:table-cell table:style-name="ce65" table:formula="of:=IF([.$E158]=&quot;&quot;;;MAX(0;[.W158]-[.M158]))" office:value-type="float" office:value="0" calcext:value-type="float">
            <text:p>0</text:p>
          </table:table-cell>
          <table:table-cell table:style-name="ce65" table:formula="of:=IF([.$E158]=&quot;&quot;;;MAX(0;[.X158]-[.N158]))" office:value-type="float" office:value="0" calcext:value-type="float">
            <text:p>0</text:p>
          </table:table-cell>
          <table:table-cell table:style-name="ce65" table:formula="of:=IF([.$E158]=&quot;&quot;;;MAX(0;[.Y158]-[.O158]))" office:value-type="float" office:value="0" calcext:value-type="float">
            <text:p>0</text:p>
          </table:table-cell>
          <table:table-cell table:style-name="ce65" table:formula="of:=IF([.$E158]=&quot;&quot;;;MAX(0;[.Z158]-[.P158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159];[.$D159];[.$E159])">
            <text:p/>
          </table:table-cell>
          <table:table-cell table:style-name="ce18" table:formula="of:=IFERROR(VLOOKUP([.$A159];[$Tasks.$A150:.$B154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55"/>
          <table:table-cell table:style-name="ce19" table:number-columns-repeated="10"/>
          <table:table-cell table:style-name="ce16"/>
          <table:table-cell table:style-name="ce65" table:formula="of:=IF([.$A159] =&quot;&quot;;;MAX([.$F159]-[.G159];0))" office:value-type="float" office:value="0" calcext:value-type="float">
            <text:p>0</text:p>
          </table:table-cell>
          <table:table-cell table:style-name="ce65" table:formula="of:=IF([.$E159]=&quot;&quot;;;MAX(0;[.R159]-[.H159]))" office:value-type="float" office:value="0" calcext:value-type="float">
            <text:p>0</text:p>
          </table:table-cell>
          <table:table-cell table:style-name="ce65" table:formula="of:=IF([.$E159]=&quot;&quot;;;MAX(0;[.S159]-[.I159]))" office:value-type="float" office:value="0" calcext:value-type="float">
            <text:p>0</text:p>
          </table:table-cell>
          <table:table-cell table:style-name="ce65" table:formula="of:=IF([.$E159]=&quot;&quot;;;MAX(0;[.T159]-[.J159]))" office:value-type="float" office:value="0" calcext:value-type="float">
            <text:p>0</text:p>
          </table:table-cell>
          <table:table-cell table:style-name="ce65" table:formula="of:=IF([.$E159]=&quot;&quot;;;MAX(0;[.U159]-[.K159]))" office:value-type="float" office:value="0" calcext:value-type="float">
            <text:p>0</text:p>
          </table:table-cell>
          <table:table-cell table:style-name="ce65" table:formula="of:=IF([.$E159]=&quot;&quot;;;MAX(0;[.V159]-[.L159]))" office:value-type="float" office:value="0" calcext:value-type="float">
            <text:p>0</text:p>
          </table:table-cell>
          <table:table-cell table:style-name="ce65" table:formula="of:=IF([.$E159]=&quot;&quot;;;MAX(0;[.W159]-[.M159]))" office:value-type="float" office:value="0" calcext:value-type="float">
            <text:p>0</text:p>
          </table:table-cell>
          <table:table-cell table:style-name="ce65" table:formula="of:=IF([.$E159]=&quot;&quot;;;MAX(0;[.X159]-[.N159]))" office:value-type="float" office:value="0" calcext:value-type="float">
            <text:p>0</text:p>
          </table:table-cell>
          <table:table-cell table:style-name="ce65" table:formula="of:=IF([.$E159]=&quot;&quot;;;MAX(0;[.Y159]-[.O159]))" office:value-type="float" office:value="0" calcext:value-type="float">
            <text:p>0</text:p>
          </table:table-cell>
          <table:table-cell table:style-name="ce65" table:formula="of:=IF([.$E159]=&quot;&quot;;;MAX(0;[.Z159]-[.P159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160];[.$D160];[.$E160])">
            <text:p/>
          </table:table-cell>
          <table:table-cell table:style-name="ce18" table:formula="of:=IFERROR(VLOOKUP([.$A160];[$Tasks.$A151:.$B155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55"/>
          <table:table-cell table:style-name="ce19" table:number-columns-repeated="10"/>
          <table:table-cell table:style-name="ce16"/>
          <table:table-cell table:style-name="ce65" table:formula="of:=IF([.$A160] =&quot;&quot;;;MAX([.$F160]-[.G160];0))" office:value-type="float" office:value="0" calcext:value-type="float">
            <text:p>0</text:p>
          </table:table-cell>
          <table:table-cell table:style-name="ce65" table:formula="of:=IF([.$E160]=&quot;&quot;;;MAX(0;[.R160]-[.H160]))" office:value-type="float" office:value="0" calcext:value-type="float">
            <text:p>0</text:p>
          </table:table-cell>
          <table:table-cell table:style-name="ce65" table:formula="of:=IF([.$E160]=&quot;&quot;;;MAX(0;[.S160]-[.I160]))" office:value-type="float" office:value="0" calcext:value-type="float">
            <text:p>0</text:p>
          </table:table-cell>
          <table:table-cell table:style-name="ce65" table:formula="of:=IF([.$E160]=&quot;&quot;;;MAX(0;[.T160]-[.J160]))" office:value-type="float" office:value="0" calcext:value-type="float">
            <text:p>0</text:p>
          </table:table-cell>
          <table:table-cell table:style-name="ce65" table:formula="of:=IF([.$E160]=&quot;&quot;;;MAX(0;[.U160]-[.K160]))" office:value-type="float" office:value="0" calcext:value-type="float">
            <text:p>0</text:p>
          </table:table-cell>
          <table:table-cell table:style-name="ce65" table:formula="of:=IF([.$E160]=&quot;&quot;;;MAX(0;[.V160]-[.L160]))" office:value-type="float" office:value="0" calcext:value-type="float">
            <text:p>0</text:p>
          </table:table-cell>
          <table:table-cell table:style-name="ce65" table:formula="of:=IF([.$E160]=&quot;&quot;;;MAX(0;[.W160]-[.M160]))" office:value-type="float" office:value="0" calcext:value-type="float">
            <text:p>0</text:p>
          </table:table-cell>
          <table:table-cell table:style-name="ce65" table:formula="of:=IF([.$E160]=&quot;&quot;;;MAX(0;[.X160]-[.N160]))" office:value-type="float" office:value="0" calcext:value-type="float">
            <text:p>0</text:p>
          </table:table-cell>
          <table:table-cell table:style-name="ce65" table:formula="of:=IF([.$E160]=&quot;&quot;;;MAX(0;[.Y160]-[.O160]))" office:value-type="float" office:value="0" calcext:value-type="float">
            <text:p>0</text:p>
          </table:table-cell>
          <table:table-cell table:style-name="ce65" table:formula="of:=IF([.$E160]=&quot;&quot;;;MAX(0;[.Z160]-[.P160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161];[.$D161];[.$E161])">
            <text:p/>
          </table:table-cell>
          <table:table-cell table:style-name="ce18" table:formula="of:=IFERROR(VLOOKUP([.$A161];[$Tasks.$A152:.$B156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55"/>
          <table:table-cell table:style-name="ce19" table:number-columns-repeated="10"/>
          <table:table-cell table:style-name="ce16"/>
          <table:table-cell table:style-name="ce65" table:formula="of:=IF([.$A161] =&quot;&quot;;;MAX([.$F161]-[.G161];0))" office:value-type="float" office:value="0" calcext:value-type="float">
            <text:p>0</text:p>
          </table:table-cell>
          <table:table-cell table:style-name="ce65" table:formula="of:=IF([.$E161]=&quot;&quot;;;MAX(0;[.R161]-[.H161]))" office:value-type="float" office:value="0" calcext:value-type="float">
            <text:p>0</text:p>
          </table:table-cell>
          <table:table-cell table:style-name="ce65" table:formula="of:=IF([.$E161]=&quot;&quot;;;MAX(0;[.S161]-[.I161]))" office:value-type="float" office:value="0" calcext:value-type="float">
            <text:p>0</text:p>
          </table:table-cell>
          <table:table-cell table:style-name="ce65" table:formula="of:=IF([.$E161]=&quot;&quot;;;MAX(0;[.T161]-[.J161]))" office:value-type="float" office:value="0" calcext:value-type="float">
            <text:p>0</text:p>
          </table:table-cell>
          <table:table-cell table:style-name="ce65" table:formula="of:=IF([.$E161]=&quot;&quot;;;MAX(0;[.U161]-[.K161]))" office:value-type="float" office:value="0" calcext:value-type="float">
            <text:p>0</text:p>
          </table:table-cell>
          <table:table-cell table:style-name="ce65" table:formula="of:=IF([.$E161]=&quot;&quot;;;MAX(0;[.V161]-[.L161]))" office:value-type="float" office:value="0" calcext:value-type="float">
            <text:p>0</text:p>
          </table:table-cell>
          <table:table-cell table:style-name="ce65" table:formula="of:=IF([.$E161]=&quot;&quot;;;MAX(0;[.W161]-[.M161]))" office:value-type="float" office:value="0" calcext:value-type="float">
            <text:p>0</text:p>
          </table:table-cell>
          <table:table-cell table:style-name="ce65" table:formula="of:=IF([.$E161]=&quot;&quot;;;MAX(0;[.X161]-[.N161]))" office:value-type="float" office:value="0" calcext:value-type="float">
            <text:p>0</text:p>
          </table:table-cell>
          <table:table-cell table:style-name="ce65" table:formula="of:=IF([.$E161]=&quot;&quot;;;MAX(0;[.Y161]-[.O161]))" office:value-type="float" office:value="0" calcext:value-type="float">
            <text:p>0</text:p>
          </table:table-cell>
          <table:table-cell table:style-name="ce65" table:formula="of:=IF([.$E161]=&quot;&quot;;;MAX(0;[.Z161]-[.P161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162];[.$D162];[.$E162])">
            <text:p/>
          </table:table-cell>
          <table:table-cell table:style-name="ce18" table:formula="of:=IFERROR(VLOOKUP([.$A162];[$Tasks.$A153:.$B157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55"/>
          <table:table-cell table:style-name="ce19" table:number-columns-repeated="10"/>
          <table:table-cell table:style-name="ce16"/>
          <table:table-cell table:style-name="ce65" table:formula="of:=IF([.$A162] =&quot;&quot;;;MAX([.$F162]-[.G162];0))" office:value-type="float" office:value="0" calcext:value-type="float">
            <text:p>0</text:p>
          </table:table-cell>
          <table:table-cell table:style-name="ce65" table:formula="of:=IF([.$E162]=&quot;&quot;;;MAX(0;[.R162]-[.H162]))" office:value-type="float" office:value="0" calcext:value-type="float">
            <text:p>0</text:p>
          </table:table-cell>
          <table:table-cell table:style-name="ce65" table:formula="of:=IF([.$E162]=&quot;&quot;;;MAX(0;[.S162]-[.I162]))" office:value-type="float" office:value="0" calcext:value-type="float">
            <text:p>0</text:p>
          </table:table-cell>
          <table:table-cell table:style-name="ce65" table:formula="of:=IF([.$E162]=&quot;&quot;;;MAX(0;[.T162]-[.J162]))" office:value-type="float" office:value="0" calcext:value-type="float">
            <text:p>0</text:p>
          </table:table-cell>
          <table:table-cell table:style-name="ce65" table:formula="of:=IF([.$E162]=&quot;&quot;;;MAX(0;[.U162]-[.K162]))" office:value-type="float" office:value="0" calcext:value-type="float">
            <text:p>0</text:p>
          </table:table-cell>
          <table:table-cell table:style-name="ce65" table:formula="of:=IF([.$E162]=&quot;&quot;;;MAX(0;[.V162]-[.L162]))" office:value-type="float" office:value="0" calcext:value-type="float">
            <text:p>0</text:p>
          </table:table-cell>
          <table:table-cell table:style-name="ce65" table:formula="of:=IF([.$E162]=&quot;&quot;;;MAX(0;[.W162]-[.M162]))" office:value-type="float" office:value="0" calcext:value-type="float">
            <text:p>0</text:p>
          </table:table-cell>
          <table:table-cell table:style-name="ce65" table:formula="of:=IF([.$E162]=&quot;&quot;;;MAX(0;[.X162]-[.N162]))" office:value-type="float" office:value="0" calcext:value-type="float">
            <text:p>0</text:p>
          </table:table-cell>
          <table:table-cell table:style-name="ce65" table:formula="of:=IF([.$E162]=&quot;&quot;;;MAX(0;[.Y162]-[.O162]))" office:value-type="float" office:value="0" calcext:value-type="float">
            <text:p>0</text:p>
          </table:table-cell>
          <table:table-cell table:style-name="ce65" table:formula="of:=IF([.$E162]=&quot;&quot;;;MAX(0;[.Z162]-[.P162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163];[.$D163];[.$E163])">
            <text:p/>
          </table:table-cell>
          <table:table-cell table:style-name="ce18" table:formula="of:=IFERROR(VLOOKUP([.$A163];[$Tasks.$A154:.$B158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55"/>
          <table:table-cell table:style-name="ce19" table:number-columns-repeated="10"/>
          <table:table-cell table:style-name="ce16"/>
          <table:table-cell table:style-name="ce65" table:formula="of:=IF([.$A163] =&quot;&quot;;;MAX([.$F163]-[.G163];0))" office:value-type="float" office:value="0" calcext:value-type="float">
            <text:p>0</text:p>
          </table:table-cell>
          <table:table-cell table:style-name="ce65" table:formula="of:=IF([.$E163]=&quot;&quot;;;MAX(0;[.R163]-[.H163]))" office:value-type="float" office:value="0" calcext:value-type="float">
            <text:p>0</text:p>
          </table:table-cell>
          <table:table-cell table:style-name="ce65" table:formula="of:=IF([.$E163]=&quot;&quot;;;MAX(0;[.S163]-[.I163]))" office:value-type="float" office:value="0" calcext:value-type="float">
            <text:p>0</text:p>
          </table:table-cell>
          <table:table-cell table:style-name="ce65" table:formula="of:=IF([.$E163]=&quot;&quot;;;MAX(0;[.T163]-[.J163]))" office:value-type="float" office:value="0" calcext:value-type="float">
            <text:p>0</text:p>
          </table:table-cell>
          <table:table-cell table:style-name="ce65" table:formula="of:=IF([.$E163]=&quot;&quot;;;MAX(0;[.U163]-[.K163]))" office:value-type="float" office:value="0" calcext:value-type="float">
            <text:p>0</text:p>
          </table:table-cell>
          <table:table-cell table:style-name="ce65" table:formula="of:=IF([.$E163]=&quot;&quot;;;MAX(0;[.V163]-[.L163]))" office:value-type="float" office:value="0" calcext:value-type="float">
            <text:p>0</text:p>
          </table:table-cell>
          <table:table-cell table:style-name="ce65" table:formula="of:=IF([.$E163]=&quot;&quot;;;MAX(0;[.W163]-[.M163]))" office:value-type="float" office:value="0" calcext:value-type="float">
            <text:p>0</text:p>
          </table:table-cell>
          <table:table-cell table:style-name="ce65" table:formula="of:=IF([.$E163]=&quot;&quot;;;MAX(0;[.X163]-[.N163]))" office:value-type="float" office:value="0" calcext:value-type="float">
            <text:p>0</text:p>
          </table:table-cell>
          <table:table-cell table:style-name="ce65" table:formula="of:=IF([.$E163]=&quot;&quot;;;MAX(0;[.Y163]-[.O163]))" office:value-type="float" office:value="0" calcext:value-type="float">
            <text:p>0</text:p>
          </table:table-cell>
          <table:table-cell table:style-name="ce65" table:formula="of:=IF([.$E163]=&quot;&quot;;;MAX(0;[.Z163]-[.P163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164];[.$D164];[.$E164])">
            <text:p/>
          </table:table-cell>
          <table:table-cell table:style-name="ce18" table:formula="of:=IFERROR(VLOOKUP([.$A164];[$Tasks.$A155:.$B159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55"/>
          <table:table-cell table:style-name="ce19" table:number-columns-repeated="10"/>
          <table:table-cell table:style-name="ce16"/>
          <table:table-cell table:style-name="ce65" table:formula="of:=IF([.$A164] =&quot;&quot;;;MAX([.$F164]-[.G164];0))" office:value-type="float" office:value="0" calcext:value-type="float">
            <text:p>0</text:p>
          </table:table-cell>
          <table:table-cell table:style-name="ce65" table:formula="of:=IF([.$E164]=&quot;&quot;;;MAX(0;[.R164]-[.H164]))" office:value-type="float" office:value="0" calcext:value-type="float">
            <text:p>0</text:p>
          </table:table-cell>
          <table:table-cell table:style-name="ce65" table:formula="of:=IF([.$E164]=&quot;&quot;;;MAX(0;[.S164]-[.I164]))" office:value-type="float" office:value="0" calcext:value-type="float">
            <text:p>0</text:p>
          </table:table-cell>
          <table:table-cell table:style-name="ce65" table:formula="of:=IF([.$E164]=&quot;&quot;;;MAX(0;[.T164]-[.J164]))" office:value-type="float" office:value="0" calcext:value-type="float">
            <text:p>0</text:p>
          </table:table-cell>
          <table:table-cell table:style-name="ce65" table:formula="of:=IF([.$E164]=&quot;&quot;;;MAX(0;[.U164]-[.K164]))" office:value-type="float" office:value="0" calcext:value-type="float">
            <text:p>0</text:p>
          </table:table-cell>
          <table:table-cell table:style-name="ce65" table:formula="of:=IF([.$E164]=&quot;&quot;;;MAX(0;[.V164]-[.L164]))" office:value-type="float" office:value="0" calcext:value-type="float">
            <text:p>0</text:p>
          </table:table-cell>
          <table:table-cell table:style-name="ce65" table:formula="of:=IF([.$E164]=&quot;&quot;;;MAX(0;[.W164]-[.M164]))" office:value-type="float" office:value="0" calcext:value-type="float">
            <text:p>0</text:p>
          </table:table-cell>
          <table:table-cell table:style-name="ce65" table:formula="of:=IF([.$E164]=&quot;&quot;;;MAX(0;[.X164]-[.N164]))" office:value-type="float" office:value="0" calcext:value-type="float">
            <text:p>0</text:p>
          </table:table-cell>
          <table:table-cell table:style-name="ce65" table:formula="of:=IF([.$E164]=&quot;&quot;;;MAX(0;[.Y164]-[.O164]))" office:value-type="float" office:value="0" calcext:value-type="float">
            <text:p>0</text:p>
          </table:table-cell>
          <table:table-cell table:style-name="ce65" table:formula="of:=IF([.$E164]=&quot;&quot;;;MAX(0;[.Z164]-[.P164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165];[.$D165];[.$E165])">
            <text:p/>
          </table:table-cell>
          <table:table-cell table:style-name="ce18" table:formula="of:=IFERROR(VLOOKUP([.$A165];[$Tasks.$A156:.$B160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55"/>
          <table:table-cell table:style-name="ce19" table:number-columns-repeated="10"/>
          <table:table-cell table:style-name="ce16"/>
          <table:table-cell table:style-name="ce65" table:formula="of:=IF([.$A165] =&quot;&quot;;;MAX([.$F165]-[.G165];0))" office:value-type="float" office:value="0" calcext:value-type="float">
            <text:p>0</text:p>
          </table:table-cell>
          <table:table-cell table:style-name="ce65" table:formula="of:=IF([.$E165]=&quot;&quot;;;MAX(0;[.R165]-[.H165]))" office:value-type="float" office:value="0" calcext:value-type="float">
            <text:p>0</text:p>
          </table:table-cell>
          <table:table-cell table:style-name="ce65" table:formula="of:=IF([.$E165]=&quot;&quot;;;MAX(0;[.S165]-[.I165]))" office:value-type="float" office:value="0" calcext:value-type="float">
            <text:p>0</text:p>
          </table:table-cell>
          <table:table-cell table:style-name="ce65" table:formula="of:=IF([.$E165]=&quot;&quot;;;MAX(0;[.T165]-[.J165]))" office:value-type="float" office:value="0" calcext:value-type="float">
            <text:p>0</text:p>
          </table:table-cell>
          <table:table-cell table:style-name="ce65" table:formula="of:=IF([.$E165]=&quot;&quot;;;MAX(0;[.U165]-[.K165]))" office:value-type="float" office:value="0" calcext:value-type="float">
            <text:p>0</text:p>
          </table:table-cell>
          <table:table-cell table:style-name="ce65" table:formula="of:=IF([.$E165]=&quot;&quot;;;MAX(0;[.V165]-[.L165]))" office:value-type="float" office:value="0" calcext:value-type="float">
            <text:p>0</text:p>
          </table:table-cell>
          <table:table-cell table:style-name="ce65" table:formula="of:=IF([.$E165]=&quot;&quot;;;MAX(0;[.W165]-[.M165]))" office:value-type="float" office:value="0" calcext:value-type="float">
            <text:p>0</text:p>
          </table:table-cell>
          <table:table-cell table:style-name="ce65" table:formula="of:=IF([.$E165]=&quot;&quot;;;MAX(0;[.X165]-[.N165]))" office:value-type="float" office:value="0" calcext:value-type="float">
            <text:p>0</text:p>
          </table:table-cell>
          <table:table-cell table:style-name="ce65" table:formula="of:=IF([.$E165]=&quot;&quot;;;MAX(0;[.Y165]-[.O165]))" office:value-type="float" office:value="0" calcext:value-type="float">
            <text:p>0</text:p>
          </table:table-cell>
          <table:table-cell table:style-name="ce65" table:formula="of:=IF([.$E165]=&quot;&quot;;;MAX(0;[.Z165]-[.P165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166];[.$D166];[.$E166])">
            <text:p/>
          </table:table-cell>
          <table:table-cell table:style-name="ce18" table:formula="of:=IFERROR(VLOOKUP([.$A166];[$Tasks.$A157:.$B161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55"/>
          <table:table-cell table:style-name="ce19" table:number-columns-repeated="10"/>
          <table:table-cell table:style-name="ce16"/>
          <table:table-cell table:style-name="ce65" table:formula="of:=IF([.$A166] =&quot;&quot;;;MAX([.$F166]-[.G166];0))" office:value-type="float" office:value="0" calcext:value-type="float">
            <text:p>0</text:p>
          </table:table-cell>
          <table:table-cell table:style-name="ce65" table:formula="of:=IF([.$E166]=&quot;&quot;;;MAX(0;[.R166]-[.H166]))" office:value-type="float" office:value="0" calcext:value-type="float">
            <text:p>0</text:p>
          </table:table-cell>
          <table:table-cell table:style-name="ce65" table:formula="of:=IF([.$E166]=&quot;&quot;;;MAX(0;[.S166]-[.I166]))" office:value-type="float" office:value="0" calcext:value-type="float">
            <text:p>0</text:p>
          </table:table-cell>
          <table:table-cell table:style-name="ce65" table:formula="of:=IF([.$E166]=&quot;&quot;;;MAX(0;[.T166]-[.J166]))" office:value-type="float" office:value="0" calcext:value-type="float">
            <text:p>0</text:p>
          </table:table-cell>
          <table:table-cell table:style-name="ce65" table:formula="of:=IF([.$E166]=&quot;&quot;;;MAX(0;[.U166]-[.K166]))" office:value-type="float" office:value="0" calcext:value-type="float">
            <text:p>0</text:p>
          </table:table-cell>
          <table:table-cell table:style-name="ce65" table:formula="of:=IF([.$E166]=&quot;&quot;;;MAX(0;[.V166]-[.L166]))" office:value-type="float" office:value="0" calcext:value-type="float">
            <text:p>0</text:p>
          </table:table-cell>
          <table:table-cell table:style-name="ce65" table:formula="of:=IF([.$E166]=&quot;&quot;;;MAX(0;[.W166]-[.M166]))" office:value-type="float" office:value="0" calcext:value-type="float">
            <text:p>0</text:p>
          </table:table-cell>
          <table:table-cell table:style-name="ce65" table:formula="of:=IF([.$E166]=&quot;&quot;;;MAX(0;[.X166]-[.N166]))" office:value-type="float" office:value="0" calcext:value-type="float">
            <text:p>0</text:p>
          </table:table-cell>
          <table:table-cell table:style-name="ce65" table:formula="of:=IF([.$E166]=&quot;&quot;;;MAX(0;[.Y166]-[.O166]))" office:value-type="float" office:value="0" calcext:value-type="float">
            <text:p>0</text:p>
          </table:table-cell>
          <table:table-cell table:style-name="ce65" table:formula="of:=IF([.$E166]=&quot;&quot;;;MAX(0;[.Z166]-[.P166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167];[.$D167];[.$E167])">
            <text:p/>
          </table:table-cell>
          <table:table-cell table:style-name="ce18" table:formula="of:=IFERROR(VLOOKUP([.$A167];[$Tasks.$A158:.$B162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55"/>
          <table:table-cell table:style-name="ce19" table:number-columns-repeated="10"/>
          <table:table-cell table:style-name="ce16"/>
          <table:table-cell table:style-name="ce65" table:formula="of:=IF([.$A167] =&quot;&quot;;;MAX([.$F167]-[.G167];0))" office:value-type="float" office:value="0" calcext:value-type="float">
            <text:p>0</text:p>
          </table:table-cell>
          <table:table-cell table:style-name="ce65" table:formula="of:=IF([.$E167]=&quot;&quot;;;MAX(0;[.R167]-[.H167]))" office:value-type="float" office:value="0" calcext:value-type="float">
            <text:p>0</text:p>
          </table:table-cell>
          <table:table-cell table:style-name="ce65" table:formula="of:=IF([.$E167]=&quot;&quot;;;MAX(0;[.S167]-[.I167]))" office:value-type="float" office:value="0" calcext:value-type="float">
            <text:p>0</text:p>
          </table:table-cell>
          <table:table-cell table:style-name="ce65" table:formula="of:=IF([.$E167]=&quot;&quot;;;MAX(0;[.T167]-[.J167]))" office:value-type="float" office:value="0" calcext:value-type="float">
            <text:p>0</text:p>
          </table:table-cell>
          <table:table-cell table:style-name="ce65" table:formula="of:=IF([.$E167]=&quot;&quot;;;MAX(0;[.U167]-[.K167]))" office:value-type="float" office:value="0" calcext:value-type="float">
            <text:p>0</text:p>
          </table:table-cell>
          <table:table-cell table:style-name="ce65" table:formula="of:=IF([.$E167]=&quot;&quot;;;MAX(0;[.V167]-[.L167]))" office:value-type="float" office:value="0" calcext:value-type="float">
            <text:p>0</text:p>
          </table:table-cell>
          <table:table-cell table:style-name="ce65" table:formula="of:=IF([.$E167]=&quot;&quot;;;MAX(0;[.W167]-[.M167]))" office:value-type="float" office:value="0" calcext:value-type="float">
            <text:p>0</text:p>
          </table:table-cell>
          <table:table-cell table:style-name="ce65" table:formula="of:=IF([.$E167]=&quot;&quot;;;MAX(0;[.X167]-[.N167]))" office:value-type="float" office:value="0" calcext:value-type="float">
            <text:p>0</text:p>
          </table:table-cell>
          <table:table-cell table:style-name="ce65" table:formula="of:=IF([.$E167]=&quot;&quot;;;MAX(0;[.Y167]-[.O167]))" office:value-type="float" office:value="0" calcext:value-type="float">
            <text:p>0</text:p>
          </table:table-cell>
          <table:table-cell table:style-name="ce65" table:formula="of:=IF([.$E167]=&quot;&quot;;;MAX(0;[.Z167]-[.P167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168];[.$D168];[.$E168])">
            <text:p/>
          </table:table-cell>
          <table:table-cell table:style-name="ce18" table:formula="of:=IFERROR(VLOOKUP([.$A168];[$Tasks.$A159:.$B163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55"/>
          <table:table-cell table:style-name="ce19" table:number-columns-repeated="10"/>
          <table:table-cell table:style-name="ce16"/>
          <table:table-cell table:style-name="ce65" table:formula="of:=IF([.$A168] =&quot;&quot;;;MAX([.$F168]-[.G168];0))" office:value-type="float" office:value="0" calcext:value-type="float">
            <text:p>0</text:p>
          </table:table-cell>
          <table:table-cell table:style-name="ce65" table:formula="of:=IF([.$E168]=&quot;&quot;;;MAX(0;[.R168]-[.H168]))" office:value-type="float" office:value="0" calcext:value-type="float">
            <text:p>0</text:p>
          </table:table-cell>
          <table:table-cell table:style-name="ce65" table:formula="of:=IF([.$E168]=&quot;&quot;;;MAX(0;[.S168]-[.I168]))" office:value-type="float" office:value="0" calcext:value-type="float">
            <text:p>0</text:p>
          </table:table-cell>
          <table:table-cell table:style-name="ce65" table:formula="of:=IF([.$E168]=&quot;&quot;;;MAX(0;[.T168]-[.J168]))" office:value-type="float" office:value="0" calcext:value-type="float">
            <text:p>0</text:p>
          </table:table-cell>
          <table:table-cell table:style-name="ce65" table:formula="of:=IF([.$E168]=&quot;&quot;;;MAX(0;[.U168]-[.K168]))" office:value-type="float" office:value="0" calcext:value-type="float">
            <text:p>0</text:p>
          </table:table-cell>
          <table:table-cell table:style-name="ce65" table:formula="of:=IF([.$E168]=&quot;&quot;;;MAX(0;[.V168]-[.L168]))" office:value-type="float" office:value="0" calcext:value-type="float">
            <text:p>0</text:p>
          </table:table-cell>
          <table:table-cell table:style-name="ce65" table:formula="of:=IF([.$E168]=&quot;&quot;;;MAX(0;[.W168]-[.M168]))" office:value-type="float" office:value="0" calcext:value-type="float">
            <text:p>0</text:p>
          </table:table-cell>
          <table:table-cell table:style-name="ce65" table:formula="of:=IF([.$E168]=&quot;&quot;;;MAX(0;[.X168]-[.N168]))" office:value-type="float" office:value="0" calcext:value-type="float">
            <text:p>0</text:p>
          </table:table-cell>
          <table:table-cell table:style-name="ce65" table:formula="of:=IF([.$E168]=&quot;&quot;;;MAX(0;[.Y168]-[.O168]))" office:value-type="float" office:value="0" calcext:value-type="float">
            <text:p>0</text:p>
          </table:table-cell>
          <table:table-cell table:style-name="ce65" table:formula="of:=IF([.$E168]=&quot;&quot;;;MAX(0;[.Z168]-[.P168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169];[.$D169];[.$E169])">
            <text:p/>
          </table:table-cell>
          <table:table-cell table:style-name="ce18" table:formula="of:=IFERROR(VLOOKUP([.$A169];[$Tasks.$A160:.$B164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55"/>
          <table:table-cell table:style-name="ce19" table:number-columns-repeated="10"/>
          <table:table-cell table:style-name="ce16"/>
          <table:table-cell table:style-name="ce65" table:formula="of:=IF([.$A169] =&quot;&quot;;;MAX([.$F169]-[.G169];0))" office:value-type="float" office:value="0" calcext:value-type="float">
            <text:p>0</text:p>
          </table:table-cell>
          <table:table-cell table:style-name="ce65" table:formula="of:=IF([.$E169]=&quot;&quot;;;MAX(0;[.R169]-[.H169]))" office:value-type="float" office:value="0" calcext:value-type="float">
            <text:p>0</text:p>
          </table:table-cell>
          <table:table-cell table:style-name="ce65" table:formula="of:=IF([.$E169]=&quot;&quot;;;MAX(0;[.S169]-[.I169]))" office:value-type="float" office:value="0" calcext:value-type="float">
            <text:p>0</text:p>
          </table:table-cell>
          <table:table-cell table:style-name="ce65" table:formula="of:=IF([.$E169]=&quot;&quot;;;MAX(0;[.T169]-[.J169]))" office:value-type="float" office:value="0" calcext:value-type="float">
            <text:p>0</text:p>
          </table:table-cell>
          <table:table-cell table:style-name="ce65" table:formula="of:=IF([.$E169]=&quot;&quot;;;MAX(0;[.U169]-[.K169]))" office:value-type="float" office:value="0" calcext:value-type="float">
            <text:p>0</text:p>
          </table:table-cell>
          <table:table-cell table:style-name="ce65" table:formula="of:=IF([.$E169]=&quot;&quot;;;MAX(0;[.V169]-[.L169]))" office:value-type="float" office:value="0" calcext:value-type="float">
            <text:p>0</text:p>
          </table:table-cell>
          <table:table-cell table:style-name="ce65" table:formula="of:=IF([.$E169]=&quot;&quot;;;MAX(0;[.W169]-[.M169]))" office:value-type="float" office:value="0" calcext:value-type="float">
            <text:p>0</text:p>
          </table:table-cell>
          <table:table-cell table:style-name="ce65" table:formula="of:=IF([.$E169]=&quot;&quot;;;MAX(0;[.X169]-[.N169]))" office:value-type="float" office:value="0" calcext:value-type="float">
            <text:p>0</text:p>
          </table:table-cell>
          <table:table-cell table:style-name="ce65" table:formula="of:=IF([.$E169]=&quot;&quot;;;MAX(0;[.Y169]-[.O169]))" office:value-type="float" office:value="0" calcext:value-type="float">
            <text:p>0</text:p>
          </table:table-cell>
          <table:table-cell table:style-name="ce65" table:formula="of:=IF([.$E169]=&quot;&quot;;;MAX(0;[.Z169]-[.P169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170];[.$D170];[.$E170])">
            <text:p/>
          </table:table-cell>
          <table:table-cell table:style-name="ce18" table:formula="of:=IFERROR(VLOOKUP([.$A170];[$Tasks.$A161:.$B165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55"/>
          <table:table-cell table:style-name="ce19" table:number-columns-repeated="10"/>
          <table:table-cell table:style-name="ce16"/>
          <table:table-cell table:style-name="ce65" table:formula="of:=IF([.$A170] =&quot;&quot;;;MAX([.$F170]-[.G170];0))" office:value-type="float" office:value="0" calcext:value-type="float">
            <text:p>0</text:p>
          </table:table-cell>
          <table:table-cell table:style-name="ce65" table:formula="of:=IF([.$E170]=&quot;&quot;;;MAX(0;[.R170]-[.H170]))" office:value-type="float" office:value="0" calcext:value-type="float">
            <text:p>0</text:p>
          </table:table-cell>
          <table:table-cell table:style-name="ce65" table:formula="of:=IF([.$E170]=&quot;&quot;;;MAX(0;[.S170]-[.I170]))" office:value-type="float" office:value="0" calcext:value-type="float">
            <text:p>0</text:p>
          </table:table-cell>
          <table:table-cell table:style-name="ce65" table:formula="of:=IF([.$E170]=&quot;&quot;;;MAX(0;[.T170]-[.J170]))" office:value-type="float" office:value="0" calcext:value-type="float">
            <text:p>0</text:p>
          </table:table-cell>
          <table:table-cell table:style-name="ce65" table:formula="of:=IF([.$E170]=&quot;&quot;;;MAX(0;[.U170]-[.K170]))" office:value-type="float" office:value="0" calcext:value-type="float">
            <text:p>0</text:p>
          </table:table-cell>
          <table:table-cell table:style-name="ce65" table:formula="of:=IF([.$E170]=&quot;&quot;;;MAX(0;[.V170]-[.L170]))" office:value-type="float" office:value="0" calcext:value-type="float">
            <text:p>0</text:p>
          </table:table-cell>
          <table:table-cell table:style-name="ce65" table:formula="of:=IF([.$E170]=&quot;&quot;;;MAX(0;[.W170]-[.M170]))" office:value-type="float" office:value="0" calcext:value-type="float">
            <text:p>0</text:p>
          </table:table-cell>
          <table:table-cell table:style-name="ce65" table:formula="of:=IF([.$E170]=&quot;&quot;;;MAX(0;[.X170]-[.N170]))" office:value-type="float" office:value="0" calcext:value-type="float">
            <text:p>0</text:p>
          </table:table-cell>
          <table:table-cell table:style-name="ce65" table:formula="of:=IF([.$E170]=&quot;&quot;;;MAX(0;[.Y170]-[.O170]))" office:value-type="float" office:value="0" calcext:value-type="float">
            <text:p>0</text:p>
          </table:table-cell>
          <table:table-cell table:style-name="ce65" table:formula="of:=IF([.$E170]=&quot;&quot;;;MAX(0;[.Z170]-[.P170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171];[.$D171];[.$E171])">
            <text:p/>
          </table:table-cell>
          <table:table-cell table:style-name="ce18" table:formula="of:=IFERROR(VLOOKUP([.$A171];[$Tasks.$A162:.$B166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55"/>
          <table:table-cell table:style-name="ce19" table:number-columns-repeated="10"/>
          <table:table-cell table:style-name="ce16"/>
          <table:table-cell table:style-name="ce65" table:formula="of:=IF([.$A171] =&quot;&quot;;;MAX([.$F171]-[.G171];0))" office:value-type="float" office:value="0" calcext:value-type="float">
            <text:p>0</text:p>
          </table:table-cell>
          <table:table-cell table:style-name="ce65" table:formula="of:=IF([.$E171]=&quot;&quot;;;MAX(0;[.R171]-[.H171]))" office:value-type="float" office:value="0" calcext:value-type="float">
            <text:p>0</text:p>
          </table:table-cell>
          <table:table-cell table:style-name="ce65" table:formula="of:=IF([.$E171]=&quot;&quot;;;MAX(0;[.S171]-[.I171]))" office:value-type="float" office:value="0" calcext:value-type="float">
            <text:p>0</text:p>
          </table:table-cell>
          <table:table-cell table:style-name="ce65" table:formula="of:=IF([.$E171]=&quot;&quot;;;MAX(0;[.T171]-[.J171]))" office:value-type="float" office:value="0" calcext:value-type="float">
            <text:p>0</text:p>
          </table:table-cell>
          <table:table-cell table:style-name="ce65" table:formula="of:=IF([.$E171]=&quot;&quot;;;MAX(0;[.U171]-[.K171]))" office:value-type="float" office:value="0" calcext:value-type="float">
            <text:p>0</text:p>
          </table:table-cell>
          <table:table-cell table:style-name="ce65" table:formula="of:=IF([.$E171]=&quot;&quot;;;MAX(0;[.V171]-[.L171]))" office:value-type="float" office:value="0" calcext:value-type="float">
            <text:p>0</text:p>
          </table:table-cell>
          <table:table-cell table:style-name="ce65" table:formula="of:=IF([.$E171]=&quot;&quot;;;MAX(0;[.W171]-[.M171]))" office:value-type="float" office:value="0" calcext:value-type="float">
            <text:p>0</text:p>
          </table:table-cell>
          <table:table-cell table:style-name="ce65" table:formula="of:=IF([.$E171]=&quot;&quot;;;MAX(0;[.X171]-[.N171]))" office:value-type="float" office:value="0" calcext:value-type="float">
            <text:p>0</text:p>
          </table:table-cell>
          <table:table-cell table:style-name="ce65" table:formula="of:=IF([.$E171]=&quot;&quot;;;MAX(0;[.Y171]-[.O171]))" office:value-type="float" office:value="0" calcext:value-type="float">
            <text:p>0</text:p>
          </table:table-cell>
          <table:table-cell table:style-name="ce65" table:formula="of:=IF([.$E171]=&quot;&quot;;;MAX(0;[.Z171]-[.P171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172];[.$D172];[.$E172])">
            <text:p/>
          </table:table-cell>
          <table:table-cell table:style-name="ce18" table:formula="of:=IFERROR(VLOOKUP([.$A172];[$Tasks.$A163:.$B167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55"/>
          <table:table-cell table:style-name="ce19" table:number-columns-repeated="10"/>
          <table:table-cell table:style-name="ce16"/>
          <table:table-cell table:style-name="ce65" table:formula="of:=IF([.$A172] =&quot;&quot;;;MAX([.$F172]-[.G172];0))" office:value-type="float" office:value="0" calcext:value-type="float">
            <text:p>0</text:p>
          </table:table-cell>
          <table:table-cell table:style-name="ce65" table:formula="of:=IF([.$E172]=&quot;&quot;;;MAX(0;[.R172]-[.H172]))" office:value-type="float" office:value="0" calcext:value-type="float">
            <text:p>0</text:p>
          </table:table-cell>
          <table:table-cell table:style-name="ce65" table:formula="of:=IF([.$E172]=&quot;&quot;;;MAX(0;[.S172]-[.I172]))" office:value-type="float" office:value="0" calcext:value-type="float">
            <text:p>0</text:p>
          </table:table-cell>
          <table:table-cell table:style-name="ce65" table:formula="of:=IF([.$E172]=&quot;&quot;;;MAX(0;[.T172]-[.J172]))" office:value-type="float" office:value="0" calcext:value-type="float">
            <text:p>0</text:p>
          </table:table-cell>
          <table:table-cell table:style-name="ce65" table:formula="of:=IF([.$E172]=&quot;&quot;;;MAX(0;[.U172]-[.K172]))" office:value-type="float" office:value="0" calcext:value-type="float">
            <text:p>0</text:p>
          </table:table-cell>
          <table:table-cell table:style-name="ce65" table:formula="of:=IF([.$E172]=&quot;&quot;;;MAX(0;[.V172]-[.L172]))" office:value-type="float" office:value="0" calcext:value-type="float">
            <text:p>0</text:p>
          </table:table-cell>
          <table:table-cell table:style-name="ce65" table:formula="of:=IF([.$E172]=&quot;&quot;;;MAX(0;[.W172]-[.M172]))" office:value-type="float" office:value="0" calcext:value-type="float">
            <text:p>0</text:p>
          </table:table-cell>
          <table:table-cell table:style-name="ce65" table:formula="of:=IF([.$E172]=&quot;&quot;;;MAX(0;[.X172]-[.N172]))" office:value-type="float" office:value="0" calcext:value-type="float">
            <text:p>0</text:p>
          </table:table-cell>
          <table:table-cell table:style-name="ce65" table:formula="of:=IF([.$E172]=&quot;&quot;;;MAX(0;[.Y172]-[.O172]))" office:value-type="float" office:value="0" calcext:value-type="float">
            <text:p>0</text:p>
          </table:table-cell>
          <table:table-cell table:style-name="ce65" table:formula="of:=IF([.$E172]=&quot;&quot;;;MAX(0;[.Z172]-[.P172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173];[.$D173];[.$E173])">
            <text:p/>
          </table:table-cell>
          <table:table-cell table:style-name="ce18" table:formula="of:=IFERROR(VLOOKUP([.$A173];[$Tasks.$A164:.$B168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55"/>
          <table:table-cell table:style-name="ce19" table:number-columns-repeated="10"/>
          <table:table-cell table:style-name="ce16"/>
          <table:table-cell table:style-name="ce65" table:formula="of:=IF([.$A173] =&quot;&quot;;;MAX([.$F173]-[.G173];0))" office:value-type="float" office:value="0" calcext:value-type="float">
            <text:p>0</text:p>
          </table:table-cell>
          <table:table-cell table:style-name="ce65" table:formula="of:=IF([.$E173]=&quot;&quot;;;MAX(0;[.R173]-[.H173]))" office:value-type="float" office:value="0" calcext:value-type="float">
            <text:p>0</text:p>
          </table:table-cell>
          <table:table-cell table:style-name="ce65" table:formula="of:=IF([.$E173]=&quot;&quot;;;MAX(0;[.S173]-[.I173]))" office:value-type="float" office:value="0" calcext:value-type="float">
            <text:p>0</text:p>
          </table:table-cell>
          <table:table-cell table:style-name="ce65" table:formula="of:=IF([.$E173]=&quot;&quot;;;MAX(0;[.T173]-[.J173]))" office:value-type="float" office:value="0" calcext:value-type="float">
            <text:p>0</text:p>
          </table:table-cell>
          <table:table-cell table:style-name="ce65" table:formula="of:=IF([.$E173]=&quot;&quot;;;MAX(0;[.U173]-[.K173]))" office:value-type="float" office:value="0" calcext:value-type="float">
            <text:p>0</text:p>
          </table:table-cell>
          <table:table-cell table:style-name="ce65" table:formula="of:=IF([.$E173]=&quot;&quot;;;MAX(0;[.V173]-[.L173]))" office:value-type="float" office:value="0" calcext:value-type="float">
            <text:p>0</text:p>
          </table:table-cell>
          <table:table-cell table:style-name="ce65" table:formula="of:=IF([.$E173]=&quot;&quot;;;MAX(0;[.W173]-[.M173]))" office:value-type="float" office:value="0" calcext:value-type="float">
            <text:p>0</text:p>
          </table:table-cell>
          <table:table-cell table:style-name="ce65" table:formula="of:=IF([.$E173]=&quot;&quot;;;MAX(0;[.X173]-[.N173]))" office:value-type="float" office:value="0" calcext:value-type="float">
            <text:p>0</text:p>
          </table:table-cell>
          <table:table-cell table:style-name="ce65" table:formula="of:=IF([.$E173]=&quot;&quot;;;MAX(0;[.Y173]-[.O173]))" office:value-type="float" office:value="0" calcext:value-type="float">
            <text:p>0</text:p>
          </table:table-cell>
          <table:table-cell table:style-name="ce65" table:formula="of:=IF([.$E173]=&quot;&quot;;;MAX(0;[.Z173]-[.P173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174];[.$D174];[.$E174])">
            <text:p/>
          </table:table-cell>
          <table:table-cell table:style-name="ce18" table:formula="of:=IFERROR(VLOOKUP([.$A174];[$Tasks.$A165:.$B169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55"/>
          <table:table-cell table:style-name="ce19" table:number-columns-repeated="10"/>
          <table:table-cell table:style-name="ce16"/>
          <table:table-cell table:style-name="ce65" table:formula="of:=IF([.$A174] =&quot;&quot;;;MAX([.$F174]-[.G174];0))" office:value-type="float" office:value="0" calcext:value-type="float">
            <text:p>0</text:p>
          </table:table-cell>
          <table:table-cell table:style-name="ce65" table:formula="of:=IF([.$E174]=&quot;&quot;;;MAX(0;[.R174]-[.H174]))" office:value-type="float" office:value="0" calcext:value-type="float">
            <text:p>0</text:p>
          </table:table-cell>
          <table:table-cell table:style-name="ce65" table:formula="of:=IF([.$E174]=&quot;&quot;;;MAX(0;[.S174]-[.I174]))" office:value-type="float" office:value="0" calcext:value-type="float">
            <text:p>0</text:p>
          </table:table-cell>
          <table:table-cell table:style-name="ce65" table:formula="of:=IF([.$E174]=&quot;&quot;;;MAX(0;[.T174]-[.J174]))" office:value-type="float" office:value="0" calcext:value-type="float">
            <text:p>0</text:p>
          </table:table-cell>
          <table:table-cell table:style-name="ce65" table:formula="of:=IF([.$E174]=&quot;&quot;;;MAX(0;[.U174]-[.K174]))" office:value-type="float" office:value="0" calcext:value-type="float">
            <text:p>0</text:p>
          </table:table-cell>
          <table:table-cell table:style-name="ce65" table:formula="of:=IF([.$E174]=&quot;&quot;;;MAX(0;[.V174]-[.L174]))" office:value-type="float" office:value="0" calcext:value-type="float">
            <text:p>0</text:p>
          </table:table-cell>
          <table:table-cell table:style-name="ce65" table:formula="of:=IF([.$E174]=&quot;&quot;;;MAX(0;[.W174]-[.M174]))" office:value-type="float" office:value="0" calcext:value-type="float">
            <text:p>0</text:p>
          </table:table-cell>
          <table:table-cell table:style-name="ce65" table:formula="of:=IF([.$E174]=&quot;&quot;;;MAX(0;[.X174]-[.N174]))" office:value-type="float" office:value="0" calcext:value-type="float">
            <text:p>0</text:p>
          </table:table-cell>
          <table:table-cell table:style-name="ce65" table:formula="of:=IF([.$E174]=&quot;&quot;;;MAX(0;[.Y174]-[.O174]))" office:value-type="float" office:value="0" calcext:value-type="float">
            <text:p>0</text:p>
          </table:table-cell>
          <table:table-cell table:style-name="ce65" table:formula="of:=IF([.$E174]=&quot;&quot;;;MAX(0;[.Z174]-[.P174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175];[.$D175];[.$E175])">
            <text:p/>
          </table:table-cell>
          <table:table-cell table:style-name="ce18" table:formula="of:=IFERROR(VLOOKUP([.$A175];[$Tasks.$A166:.$B170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55"/>
          <table:table-cell table:style-name="ce19" table:number-columns-repeated="10"/>
          <table:table-cell table:style-name="ce16"/>
          <table:table-cell table:style-name="ce65" table:formula="of:=IF([.$A175] =&quot;&quot;;;MAX([.$F175]-[.G175];0))" office:value-type="float" office:value="0" calcext:value-type="float">
            <text:p>0</text:p>
          </table:table-cell>
          <table:table-cell table:style-name="ce65" table:formula="of:=IF([.$E175]=&quot;&quot;;;MAX(0;[.R175]-[.H175]))" office:value-type="float" office:value="0" calcext:value-type="float">
            <text:p>0</text:p>
          </table:table-cell>
          <table:table-cell table:style-name="ce65" table:formula="of:=IF([.$E175]=&quot;&quot;;;MAX(0;[.S175]-[.I175]))" office:value-type="float" office:value="0" calcext:value-type="float">
            <text:p>0</text:p>
          </table:table-cell>
          <table:table-cell table:style-name="ce65" table:formula="of:=IF([.$E175]=&quot;&quot;;;MAX(0;[.T175]-[.J175]))" office:value-type="float" office:value="0" calcext:value-type="float">
            <text:p>0</text:p>
          </table:table-cell>
          <table:table-cell table:style-name="ce65" table:formula="of:=IF([.$E175]=&quot;&quot;;;MAX(0;[.U175]-[.K175]))" office:value-type="float" office:value="0" calcext:value-type="float">
            <text:p>0</text:p>
          </table:table-cell>
          <table:table-cell table:style-name="ce65" table:formula="of:=IF([.$E175]=&quot;&quot;;;MAX(0;[.V175]-[.L175]))" office:value-type="float" office:value="0" calcext:value-type="float">
            <text:p>0</text:p>
          </table:table-cell>
          <table:table-cell table:style-name="ce65" table:formula="of:=IF([.$E175]=&quot;&quot;;;MAX(0;[.W175]-[.M175]))" office:value-type="float" office:value="0" calcext:value-type="float">
            <text:p>0</text:p>
          </table:table-cell>
          <table:table-cell table:style-name="ce65" table:formula="of:=IF([.$E175]=&quot;&quot;;;MAX(0;[.X175]-[.N175]))" office:value-type="float" office:value="0" calcext:value-type="float">
            <text:p>0</text:p>
          </table:table-cell>
          <table:table-cell table:style-name="ce65" table:formula="of:=IF([.$E175]=&quot;&quot;;;MAX(0;[.Y175]-[.O175]))" office:value-type="float" office:value="0" calcext:value-type="float">
            <text:p>0</text:p>
          </table:table-cell>
          <table:table-cell table:style-name="ce65" table:formula="of:=IF([.$E175]=&quot;&quot;;;MAX(0;[.Z175]-[.P175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176];[.$D176];[.$E176])">
            <text:p/>
          </table:table-cell>
          <table:table-cell table:style-name="ce18" table:formula="of:=IFERROR(VLOOKUP([.$A176];[$Tasks.$A167:.$B171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55"/>
          <table:table-cell table:style-name="ce19" table:number-columns-repeated="10"/>
          <table:table-cell table:style-name="ce16"/>
          <table:table-cell table:style-name="ce65" table:formula="of:=IF([.$A176] =&quot;&quot;;;MAX([.$F176]-[.G176];0))" office:value-type="float" office:value="0" calcext:value-type="float">
            <text:p>0</text:p>
          </table:table-cell>
          <table:table-cell table:style-name="ce65" table:formula="of:=IF([.$E176]=&quot;&quot;;;MAX(0;[.R176]-[.H176]))" office:value-type="float" office:value="0" calcext:value-type="float">
            <text:p>0</text:p>
          </table:table-cell>
          <table:table-cell table:style-name="ce65" table:formula="of:=IF([.$E176]=&quot;&quot;;;MAX(0;[.S176]-[.I176]))" office:value-type="float" office:value="0" calcext:value-type="float">
            <text:p>0</text:p>
          </table:table-cell>
          <table:table-cell table:style-name="ce65" table:formula="of:=IF([.$E176]=&quot;&quot;;;MAX(0;[.T176]-[.J176]))" office:value-type="float" office:value="0" calcext:value-type="float">
            <text:p>0</text:p>
          </table:table-cell>
          <table:table-cell table:style-name="ce65" table:formula="of:=IF([.$E176]=&quot;&quot;;;MAX(0;[.U176]-[.K176]))" office:value-type="float" office:value="0" calcext:value-type="float">
            <text:p>0</text:p>
          </table:table-cell>
          <table:table-cell table:style-name="ce65" table:formula="of:=IF([.$E176]=&quot;&quot;;;MAX(0;[.V176]-[.L176]))" office:value-type="float" office:value="0" calcext:value-type="float">
            <text:p>0</text:p>
          </table:table-cell>
          <table:table-cell table:style-name="ce65" table:formula="of:=IF([.$E176]=&quot;&quot;;;MAX(0;[.W176]-[.M176]))" office:value-type="float" office:value="0" calcext:value-type="float">
            <text:p>0</text:p>
          </table:table-cell>
          <table:table-cell table:style-name="ce65" table:formula="of:=IF([.$E176]=&quot;&quot;;;MAX(0;[.X176]-[.N176]))" office:value-type="float" office:value="0" calcext:value-type="float">
            <text:p>0</text:p>
          </table:table-cell>
          <table:table-cell table:style-name="ce65" table:formula="of:=IF([.$E176]=&quot;&quot;;;MAX(0;[.Y176]-[.O176]))" office:value-type="float" office:value="0" calcext:value-type="float">
            <text:p>0</text:p>
          </table:table-cell>
          <table:table-cell table:style-name="ce65" table:formula="of:=IF([.$E176]=&quot;&quot;;;MAX(0;[.Z176]-[.P176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177];[.$D177];[.$E177])">
            <text:p/>
          </table:table-cell>
          <table:table-cell table:style-name="ce18" table:formula="of:=IFERROR(VLOOKUP([.$A177];[$Tasks.$A168:.$B172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55"/>
          <table:table-cell table:style-name="ce19" table:number-columns-repeated="10"/>
          <table:table-cell table:style-name="ce16"/>
          <table:table-cell table:style-name="ce65" table:formula="of:=IF([.$A177] =&quot;&quot;;;MAX([.$F177]-[.G177];0))" office:value-type="float" office:value="0" calcext:value-type="float">
            <text:p>0</text:p>
          </table:table-cell>
          <table:table-cell table:style-name="ce65" table:formula="of:=IF([.$E177]=&quot;&quot;;;MAX(0;[.R177]-[.H177]))" office:value-type="float" office:value="0" calcext:value-type="float">
            <text:p>0</text:p>
          </table:table-cell>
          <table:table-cell table:style-name="ce65" table:formula="of:=IF([.$E177]=&quot;&quot;;;MAX(0;[.S177]-[.I177]))" office:value-type="float" office:value="0" calcext:value-type="float">
            <text:p>0</text:p>
          </table:table-cell>
          <table:table-cell table:style-name="ce65" table:formula="of:=IF([.$E177]=&quot;&quot;;;MAX(0;[.T177]-[.J177]))" office:value-type="float" office:value="0" calcext:value-type="float">
            <text:p>0</text:p>
          </table:table-cell>
          <table:table-cell table:style-name="ce65" table:formula="of:=IF([.$E177]=&quot;&quot;;;MAX(0;[.U177]-[.K177]))" office:value-type="float" office:value="0" calcext:value-type="float">
            <text:p>0</text:p>
          </table:table-cell>
          <table:table-cell table:style-name="ce65" table:formula="of:=IF([.$E177]=&quot;&quot;;;MAX(0;[.V177]-[.L177]))" office:value-type="float" office:value="0" calcext:value-type="float">
            <text:p>0</text:p>
          </table:table-cell>
          <table:table-cell table:style-name="ce65" table:formula="of:=IF([.$E177]=&quot;&quot;;;MAX(0;[.W177]-[.M177]))" office:value-type="float" office:value="0" calcext:value-type="float">
            <text:p>0</text:p>
          </table:table-cell>
          <table:table-cell table:style-name="ce65" table:formula="of:=IF([.$E177]=&quot;&quot;;;MAX(0;[.X177]-[.N177]))" office:value-type="float" office:value="0" calcext:value-type="float">
            <text:p>0</text:p>
          </table:table-cell>
          <table:table-cell table:style-name="ce65" table:formula="of:=IF([.$E177]=&quot;&quot;;;MAX(0;[.Y177]-[.O177]))" office:value-type="float" office:value="0" calcext:value-type="float">
            <text:p>0</text:p>
          </table:table-cell>
          <table:table-cell table:style-name="ce65" table:formula="of:=IF([.$E177]=&quot;&quot;;;MAX(0;[.Z177]-[.P177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178];[.$D178];[.$E178])">
            <text:p/>
          </table:table-cell>
          <table:table-cell table:style-name="ce18" table:formula="of:=IFERROR(VLOOKUP([.$A178];[$Tasks.$A169:.$B173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55"/>
          <table:table-cell table:style-name="ce19" table:number-columns-repeated="10"/>
          <table:table-cell table:style-name="ce16"/>
          <table:table-cell table:style-name="ce65" table:formula="of:=IF([.$A178] =&quot;&quot;;;MAX([.$F178]-[.G178];0))" office:value-type="float" office:value="0" calcext:value-type="float">
            <text:p>0</text:p>
          </table:table-cell>
          <table:table-cell table:style-name="ce65" table:formula="of:=IF([.$E178]=&quot;&quot;;;MAX(0;[.R178]-[.H178]))" office:value-type="float" office:value="0" calcext:value-type="float">
            <text:p>0</text:p>
          </table:table-cell>
          <table:table-cell table:style-name="ce65" table:formula="of:=IF([.$E178]=&quot;&quot;;;MAX(0;[.S178]-[.I178]))" office:value-type="float" office:value="0" calcext:value-type="float">
            <text:p>0</text:p>
          </table:table-cell>
          <table:table-cell table:style-name="ce65" table:formula="of:=IF([.$E178]=&quot;&quot;;;MAX(0;[.T178]-[.J178]))" office:value-type="float" office:value="0" calcext:value-type="float">
            <text:p>0</text:p>
          </table:table-cell>
          <table:table-cell table:style-name="ce65" table:formula="of:=IF([.$E178]=&quot;&quot;;;MAX(0;[.U178]-[.K178]))" office:value-type="float" office:value="0" calcext:value-type="float">
            <text:p>0</text:p>
          </table:table-cell>
          <table:table-cell table:style-name="ce65" table:formula="of:=IF([.$E178]=&quot;&quot;;;MAX(0;[.V178]-[.L178]))" office:value-type="float" office:value="0" calcext:value-type="float">
            <text:p>0</text:p>
          </table:table-cell>
          <table:table-cell table:style-name="ce65" table:formula="of:=IF([.$E178]=&quot;&quot;;;MAX(0;[.W178]-[.M178]))" office:value-type="float" office:value="0" calcext:value-type="float">
            <text:p>0</text:p>
          </table:table-cell>
          <table:table-cell table:style-name="ce65" table:formula="of:=IF([.$E178]=&quot;&quot;;;MAX(0;[.X178]-[.N178]))" office:value-type="float" office:value="0" calcext:value-type="float">
            <text:p>0</text:p>
          </table:table-cell>
          <table:table-cell table:style-name="ce65" table:formula="of:=IF([.$E178]=&quot;&quot;;;MAX(0;[.Y178]-[.O178]))" office:value-type="float" office:value="0" calcext:value-type="float">
            <text:p>0</text:p>
          </table:table-cell>
          <table:table-cell table:style-name="ce65" table:formula="of:=IF([.$E178]=&quot;&quot;;;MAX(0;[.Z178]-[.P178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179];[.$D179];[.$E179])">
            <text:p/>
          </table:table-cell>
          <table:table-cell table:style-name="ce18" table:formula="of:=IFERROR(VLOOKUP([.$A179];[$Tasks.$A170:.$B174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55"/>
          <table:table-cell table:style-name="ce19" table:number-columns-repeated="10"/>
          <table:table-cell table:style-name="ce16"/>
          <table:table-cell table:style-name="ce65" table:formula="of:=IF([.$A179] =&quot;&quot;;;MAX([.$F179]-[.G179];0))" office:value-type="float" office:value="0" calcext:value-type="float">
            <text:p>0</text:p>
          </table:table-cell>
          <table:table-cell table:style-name="ce65" table:formula="of:=IF([.$E179]=&quot;&quot;;;MAX(0;[.R179]-[.H179]))" office:value-type="float" office:value="0" calcext:value-type="float">
            <text:p>0</text:p>
          </table:table-cell>
          <table:table-cell table:style-name="ce65" table:formula="of:=IF([.$E179]=&quot;&quot;;;MAX(0;[.S179]-[.I179]))" office:value-type="float" office:value="0" calcext:value-type="float">
            <text:p>0</text:p>
          </table:table-cell>
          <table:table-cell table:style-name="ce65" table:formula="of:=IF([.$E179]=&quot;&quot;;;MAX(0;[.T179]-[.J179]))" office:value-type="float" office:value="0" calcext:value-type="float">
            <text:p>0</text:p>
          </table:table-cell>
          <table:table-cell table:style-name="ce65" table:formula="of:=IF([.$E179]=&quot;&quot;;;MAX(0;[.U179]-[.K179]))" office:value-type="float" office:value="0" calcext:value-type="float">
            <text:p>0</text:p>
          </table:table-cell>
          <table:table-cell table:style-name="ce65" table:formula="of:=IF([.$E179]=&quot;&quot;;;MAX(0;[.V179]-[.L179]))" office:value-type="float" office:value="0" calcext:value-type="float">
            <text:p>0</text:p>
          </table:table-cell>
          <table:table-cell table:style-name="ce65" table:formula="of:=IF([.$E179]=&quot;&quot;;;MAX(0;[.W179]-[.M179]))" office:value-type="float" office:value="0" calcext:value-type="float">
            <text:p>0</text:p>
          </table:table-cell>
          <table:table-cell table:style-name="ce65" table:formula="of:=IF([.$E179]=&quot;&quot;;;MAX(0;[.X179]-[.N179]))" office:value-type="float" office:value="0" calcext:value-type="float">
            <text:p>0</text:p>
          </table:table-cell>
          <table:table-cell table:style-name="ce65" table:formula="of:=IF([.$E179]=&quot;&quot;;;MAX(0;[.Y179]-[.O179]))" office:value-type="float" office:value="0" calcext:value-type="float">
            <text:p>0</text:p>
          </table:table-cell>
          <table:table-cell table:style-name="ce65" table:formula="of:=IF([.$E179]=&quot;&quot;;;MAX(0;[.Z179]-[.P179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180];[.$D180];[.$E180])">
            <text:p/>
          </table:table-cell>
          <table:table-cell table:style-name="ce18" table:formula="of:=IFERROR(VLOOKUP([.$A180];[$Tasks.$A171:.$B175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55"/>
          <table:table-cell table:style-name="ce19" table:number-columns-repeated="10"/>
          <table:table-cell table:style-name="ce16"/>
          <table:table-cell table:style-name="ce65" table:formula="of:=IF([.$A180] =&quot;&quot;;;MAX([.$F180]-[.G180];0))" office:value-type="float" office:value="0" calcext:value-type="float">
            <text:p>0</text:p>
          </table:table-cell>
          <table:table-cell table:style-name="ce65" table:formula="of:=IF([.$E180]=&quot;&quot;;;MAX(0;[.R180]-[.H180]))" office:value-type="float" office:value="0" calcext:value-type="float">
            <text:p>0</text:p>
          </table:table-cell>
          <table:table-cell table:style-name="ce65" table:formula="of:=IF([.$E180]=&quot;&quot;;;MAX(0;[.S180]-[.I180]))" office:value-type="float" office:value="0" calcext:value-type="float">
            <text:p>0</text:p>
          </table:table-cell>
          <table:table-cell table:style-name="ce65" table:formula="of:=IF([.$E180]=&quot;&quot;;;MAX(0;[.T180]-[.J180]))" office:value-type="float" office:value="0" calcext:value-type="float">
            <text:p>0</text:p>
          </table:table-cell>
          <table:table-cell table:style-name="ce65" table:formula="of:=IF([.$E180]=&quot;&quot;;;MAX(0;[.U180]-[.K180]))" office:value-type="float" office:value="0" calcext:value-type="float">
            <text:p>0</text:p>
          </table:table-cell>
          <table:table-cell table:style-name="ce65" table:formula="of:=IF([.$E180]=&quot;&quot;;;MAX(0;[.V180]-[.L180]))" office:value-type="float" office:value="0" calcext:value-type="float">
            <text:p>0</text:p>
          </table:table-cell>
          <table:table-cell table:style-name="ce65" table:formula="of:=IF([.$E180]=&quot;&quot;;;MAX(0;[.W180]-[.M180]))" office:value-type="float" office:value="0" calcext:value-type="float">
            <text:p>0</text:p>
          </table:table-cell>
          <table:table-cell table:style-name="ce65" table:formula="of:=IF([.$E180]=&quot;&quot;;;MAX(0;[.X180]-[.N180]))" office:value-type="float" office:value="0" calcext:value-type="float">
            <text:p>0</text:p>
          </table:table-cell>
          <table:table-cell table:style-name="ce65" table:formula="of:=IF([.$E180]=&quot;&quot;;;MAX(0;[.Y180]-[.O180]))" office:value-type="float" office:value="0" calcext:value-type="float">
            <text:p>0</text:p>
          </table:table-cell>
          <table:table-cell table:style-name="ce65" table:formula="of:=IF([.$E180]=&quot;&quot;;;MAX(0;[.Z180]-[.P180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181];[.$D181];[.$E181])">
            <text:p/>
          </table:table-cell>
          <table:table-cell table:style-name="ce18" table:formula="of:=IFERROR(VLOOKUP([.$A181];[$Tasks.$A172:.$B176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55"/>
          <table:table-cell table:style-name="ce19" table:number-columns-repeated="10"/>
          <table:table-cell table:style-name="ce16"/>
          <table:table-cell table:style-name="ce65" table:formula="of:=IF([.$A181] =&quot;&quot;;;MAX([.$F181]-[.G181];0))" office:value-type="float" office:value="0" calcext:value-type="float">
            <text:p>0</text:p>
          </table:table-cell>
          <table:table-cell table:style-name="ce65" table:formula="of:=IF([.$E181]=&quot;&quot;;;MAX(0;[.R181]-[.H181]))" office:value-type="float" office:value="0" calcext:value-type="float">
            <text:p>0</text:p>
          </table:table-cell>
          <table:table-cell table:style-name="ce65" table:formula="of:=IF([.$E181]=&quot;&quot;;;MAX(0;[.S181]-[.I181]))" office:value-type="float" office:value="0" calcext:value-type="float">
            <text:p>0</text:p>
          </table:table-cell>
          <table:table-cell table:style-name="ce65" table:formula="of:=IF([.$E181]=&quot;&quot;;;MAX(0;[.T181]-[.J181]))" office:value-type="float" office:value="0" calcext:value-type="float">
            <text:p>0</text:p>
          </table:table-cell>
          <table:table-cell table:style-name="ce65" table:formula="of:=IF([.$E181]=&quot;&quot;;;MAX(0;[.U181]-[.K181]))" office:value-type="float" office:value="0" calcext:value-type="float">
            <text:p>0</text:p>
          </table:table-cell>
          <table:table-cell table:style-name="ce65" table:formula="of:=IF([.$E181]=&quot;&quot;;;MAX(0;[.V181]-[.L181]))" office:value-type="float" office:value="0" calcext:value-type="float">
            <text:p>0</text:p>
          </table:table-cell>
          <table:table-cell table:style-name="ce65" table:formula="of:=IF([.$E181]=&quot;&quot;;;MAX(0;[.W181]-[.M181]))" office:value-type="float" office:value="0" calcext:value-type="float">
            <text:p>0</text:p>
          </table:table-cell>
          <table:table-cell table:style-name="ce65" table:formula="of:=IF([.$E181]=&quot;&quot;;;MAX(0;[.X181]-[.N181]))" office:value-type="float" office:value="0" calcext:value-type="float">
            <text:p>0</text:p>
          </table:table-cell>
          <table:table-cell table:style-name="ce65" table:formula="of:=IF([.$E181]=&quot;&quot;;;MAX(0;[.Y181]-[.O181]))" office:value-type="float" office:value="0" calcext:value-type="float">
            <text:p>0</text:p>
          </table:table-cell>
          <table:table-cell table:style-name="ce65" table:formula="of:=IF([.$E181]=&quot;&quot;;;MAX(0;[.Z181]-[.P181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182];[.$D182];[.$E182])">
            <text:p/>
          </table:table-cell>
          <table:table-cell table:style-name="ce18" table:formula="of:=IFERROR(VLOOKUP([.$A182];[$Tasks.$A173:.$B177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55"/>
          <table:table-cell table:style-name="ce19" table:number-columns-repeated="10"/>
          <table:table-cell table:style-name="ce16"/>
          <table:table-cell table:style-name="ce65" table:formula="of:=IF([.$A182] =&quot;&quot;;;MAX([.$F182]-[.G182];0))" office:value-type="float" office:value="0" calcext:value-type="float">
            <text:p>0</text:p>
          </table:table-cell>
          <table:table-cell table:style-name="ce65" table:formula="of:=IF([.$E182]=&quot;&quot;;;MAX(0;[.R182]-[.H182]))" office:value-type="float" office:value="0" calcext:value-type="float">
            <text:p>0</text:p>
          </table:table-cell>
          <table:table-cell table:style-name="ce65" table:formula="of:=IF([.$E182]=&quot;&quot;;;MAX(0;[.S182]-[.I182]))" office:value-type="float" office:value="0" calcext:value-type="float">
            <text:p>0</text:p>
          </table:table-cell>
          <table:table-cell table:style-name="ce65" table:formula="of:=IF([.$E182]=&quot;&quot;;;MAX(0;[.T182]-[.J182]))" office:value-type="float" office:value="0" calcext:value-type="float">
            <text:p>0</text:p>
          </table:table-cell>
          <table:table-cell table:style-name="ce65" table:formula="of:=IF([.$E182]=&quot;&quot;;;MAX(0;[.U182]-[.K182]))" office:value-type="float" office:value="0" calcext:value-type="float">
            <text:p>0</text:p>
          </table:table-cell>
          <table:table-cell table:style-name="ce65" table:formula="of:=IF([.$E182]=&quot;&quot;;;MAX(0;[.V182]-[.L182]))" office:value-type="float" office:value="0" calcext:value-type="float">
            <text:p>0</text:p>
          </table:table-cell>
          <table:table-cell table:style-name="ce65" table:formula="of:=IF([.$E182]=&quot;&quot;;;MAX(0;[.W182]-[.M182]))" office:value-type="float" office:value="0" calcext:value-type="float">
            <text:p>0</text:p>
          </table:table-cell>
          <table:table-cell table:style-name="ce65" table:formula="of:=IF([.$E182]=&quot;&quot;;;MAX(0;[.X182]-[.N182]))" office:value-type="float" office:value="0" calcext:value-type="float">
            <text:p>0</text:p>
          </table:table-cell>
          <table:table-cell table:style-name="ce65" table:formula="of:=IF([.$E182]=&quot;&quot;;;MAX(0;[.Y182]-[.O182]))" office:value-type="float" office:value="0" calcext:value-type="float">
            <text:p>0</text:p>
          </table:table-cell>
          <table:table-cell table:style-name="ce65" table:formula="of:=IF([.$E182]=&quot;&quot;;;MAX(0;[.Z182]-[.P182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183];[.$D183];[.$E183])">
            <text:p/>
          </table:table-cell>
          <table:table-cell table:style-name="ce18" table:formula="of:=IFERROR(VLOOKUP([.$A183];[$Tasks.$A174:.$B178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55"/>
          <table:table-cell table:style-name="ce19" table:number-columns-repeated="10"/>
          <table:table-cell table:style-name="ce16"/>
          <table:table-cell table:style-name="ce65" table:formula="of:=IF([.$A183] =&quot;&quot;;;MAX([.$F183]-[.G183];0))" office:value-type="float" office:value="0" calcext:value-type="float">
            <text:p>0</text:p>
          </table:table-cell>
          <table:table-cell table:style-name="ce65" table:formula="of:=IF([.$E183]=&quot;&quot;;;MAX(0;[.R183]-[.H183]))" office:value-type="float" office:value="0" calcext:value-type="float">
            <text:p>0</text:p>
          </table:table-cell>
          <table:table-cell table:style-name="ce65" table:formula="of:=IF([.$E183]=&quot;&quot;;;MAX(0;[.S183]-[.I183]))" office:value-type="float" office:value="0" calcext:value-type="float">
            <text:p>0</text:p>
          </table:table-cell>
          <table:table-cell table:style-name="ce65" table:formula="of:=IF([.$E183]=&quot;&quot;;;MAX(0;[.T183]-[.J183]))" office:value-type="float" office:value="0" calcext:value-type="float">
            <text:p>0</text:p>
          </table:table-cell>
          <table:table-cell table:style-name="ce65" table:formula="of:=IF([.$E183]=&quot;&quot;;;MAX(0;[.U183]-[.K183]))" office:value-type="float" office:value="0" calcext:value-type="float">
            <text:p>0</text:p>
          </table:table-cell>
          <table:table-cell table:style-name="ce65" table:formula="of:=IF([.$E183]=&quot;&quot;;;MAX(0;[.V183]-[.L183]))" office:value-type="float" office:value="0" calcext:value-type="float">
            <text:p>0</text:p>
          </table:table-cell>
          <table:table-cell table:style-name="ce65" table:formula="of:=IF([.$E183]=&quot;&quot;;;MAX(0;[.W183]-[.M183]))" office:value-type="float" office:value="0" calcext:value-type="float">
            <text:p>0</text:p>
          </table:table-cell>
          <table:table-cell table:style-name="ce65" table:formula="of:=IF([.$E183]=&quot;&quot;;;MAX(0;[.X183]-[.N183]))" office:value-type="float" office:value="0" calcext:value-type="float">
            <text:p>0</text:p>
          </table:table-cell>
          <table:table-cell table:style-name="ce65" table:formula="of:=IF([.$E183]=&quot;&quot;;;MAX(0;[.Y183]-[.O183]))" office:value-type="float" office:value="0" calcext:value-type="float">
            <text:p>0</text:p>
          </table:table-cell>
          <table:table-cell table:style-name="ce65" table:formula="of:=IF([.$E183]=&quot;&quot;;;MAX(0;[.Z183]-[.P183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184];[.$D184];[.$E184])">
            <text:p/>
          </table:table-cell>
          <table:table-cell table:style-name="ce18" table:formula="of:=IFERROR(VLOOKUP([.$A184];[$Tasks.$A175:.$B179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55"/>
          <table:table-cell table:style-name="ce19" table:number-columns-repeated="10"/>
          <table:table-cell table:style-name="ce16"/>
          <table:table-cell table:style-name="ce65" table:formula="of:=IF([.$A184] =&quot;&quot;;;MAX([.$F184]-[.G184];0))" office:value-type="float" office:value="0" calcext:value-type="float">
            <text:p>0</text:p>
          </table:table-cell>
          <table:table-cell table:style-name="ce65" table:formula="of:=IF([.$E184]=&quot;&quot;;;MAX(0;[.R184]-[.H184]))" office:value-type="float" office:value="0" calcext:value-type="float">
            <text:p>0</text:p>
          </table:table-cell>
          <table:table-cell table:style-name="ce65" table:formula="of:=IF([.$E184]=&quot;&quot;;;MAX(0;[.S184]-[.I184]))" office:value-type="float" office:value="0" calcext:value-type="float">
            <text:p>0</text:p>
          </table:table-cell>
          <table:table-cell table:style-name="ce65" table:formula="of:=IF([.$E184]=&quot;&quot;;;MAX(0;[.T184]-[.J184]))" office:value-type="float" office:value="0" calcext:value-type="float">
            <text:p>0</text:p>
          </table:table-cell>
          <table:table-cell table:style-name="ce65" table:formula="of:=IF([.$E184]=&quot;&quot;;;MAX(0;[.U184]-[.K184]))" office:value-type="float" office:value="0" calcext:value-type="float">
            <text:p>0</text:p>
          </table:table-cell>
          <table:table-cell table:style-name="ce65" table:formula="of:=IF([.$E184]=&quot;&quot;;;MAX(0;[.V184]-[.L184]))" office:value-type="float" office:value="0" calcext:value-type="float">
            <text:p>0</text:p>
          </table:table-cell>
          <table:table-cell table:style-name="ce65" table:formula="of:=IF([.$E184]=&quot;&quot;;;MAX(0;[.W184]-[.M184]))" office:value-type="float" office:value="0" calcext:value-type="float">
            <text:p>0</text:p>
          </table:table-cell>
          <table:table-cell table:style-name="ce65" table:formula="of:=IF([.$E184]=&quot;&quot;;;MAX(0;[.X184]-[.N184]))" office:value-type="float" office:value="0" calcext:value-type="float">
            <text:p>0</text:p>
          </table:table-cell>
          <table:table-cell table:style-name="ce65" table:formula="of:=IF([.$E184]=&quot;&quot;;;MAX(0;[.Y184]-[.O184]))" office:value-type="float" office:value="0" calcext:value-type="float">
            <text:p>0</text:p>
          </table:table-cell>
          <table:table-cell table:style-name="ce65" table:formula="of:=IF([.$E184]=&quot;&quot;;;MAX(0;[.Z184]-[.P184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185];[.$D185];[.$E185])">
            <text:p/>
          </table:table-cell>
          <table:table-cell table:style-name="ce18" table:formula="of:=IFERROR(VLOOKUP([.$A185];[$Tasks.$A176:.$B180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55"/>
          <table:table-cell table:style-name="ce19" table:number-columns-repeated="10"/>
          <table:table-cell table:style-name="ce16"/>
          <table:table-cell table:style-name="ce65" table:formula="of:=IF([.$A185] =&quot;&quot;;;MAX([.$F185]-[.G185];0))" office:value-type="float" office:value="0" calcext:value-type="float">
            <text:p>0</text:p>
          </table:table-cell>
          <table:table-cell table:style-name="ce65" table:formula="of:=IF([.$E185]=&quot;&quot;;;MAX(0;[.R185]-[.H185]))" office:value-type="float" office:value="0" calcext:value-type="float">
            <text:p>0</text:p>
          </table:table-cell>
          <table:table-cell table:style-name="ce65" table:formula="of:=IF([.$E185]=&quot;&quot;;;MAX(0;[.S185]-[.I185]))" office:value-type="float" office:value="0" calcext:value-type="float">
            <text:p>0</text:p>
          </table:table-cell>
          <table:table-cell table:style-name="ce65" table:formula="of:=IF([.$E185]=&quot;&quot;;;MAX(0;[.T185]-[.J185]))" office:value-type="float" office:value="0" calcext:value-type="float">
            <text:p>0</text:p>
          </table:table-cell>
          <table:table-cell table:style-name="ce65" table:formula="of:=IF([.$E185]=&quot;&quot;;;MAX(0;[.U185]-[.K185]))" office:value-type="float" office:value="0" calcext:value-type="float">
            <text:p>0</text:p>
          </table:table-cell>
          <table:table-cell table:style-name="ce65" table:formula="of:=IF([.$E185]=&quot;&quot;;;MAX(0;[.V185]-[.L185]))" office:value-type="float" office:value="0" calcext:value-type="float">
            <text:p>0</text:p>
          </table:table-cell>
          <table:table-cell table:style-name="ce65" table:formula="of:=IF([.$E185]=&quot;&quot;;;MAX(0;[.W185]-[.M185]))" office:value-type="float" office:value="0" calcext:value-type="float">
            <text:p>0</text:p>
          </table:table-cell>
          <table:table-cell table:style-name="ce65" table:formula="of:=IF([.$E185]=&quot;&quot;;;MAX(0;[.X185]-[.N185]))" office:value-type="float" office:value="0" calcext:value-type="float">
            <text:p>0</text:p>
          </table:table-cell>
          <table:table-cell table:style-name="ce65" table:formula="of:=IF([.$E185]=&quot;&quot;;;MAX(0;[.Y185]-[.O185]))" office:value-type="float" office:value="0" calcext:value-type="float">
            <text:p>0</text:p>
          </table:table-cell>
          <table:table-cell table:style-name="ce65" table:formula="of:=IF([.$E185]=&quot;&quot;;;MAX(0;[.Z185]-[.P185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186];[.$D186];[.$E186])">
            <text:p/>
          </table:table-cell>
          <table:table-cell table:style-name="ce18" table:formula="of:=IFERROR(VLOOKUP([.$A186];[$Tasks.$A177:.$B181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55"/>
          <table:table-cell table:style-name="ce19" table:number-columns-repeated="10"/>
          <table:table-cell table:style-name="ce16"/>
          <table:table-cell table:style-name="ce65" table:formula="of:=IF([.$A186] =&quot;&quot;;;MAX([.$F186]-[.G186];0))" office:value-type="float" office:value="0" calcext:value-type="float">
            <text:p>0</text:p>
          </table:table-cell>
          <table:table-cell table:style-name="ce65" table:formula="of:=IF([.$E186]=&quot;&quot;;;MAX(0;[.R186]-[.H186]))" office:value-type="float" office:value="0" calcext:value-type="float">
            <text:p>0</text:p>
          </table:table-cell>
          <table:table-cell table:style-name="ce65" table:formula="of:=IF([.$E186]=&quot;&quot;;;MAX(0;[.S186]-[.I186]))" office:value-type="float" office:value="0" calcext:value-type="float">
            <text:p>0</text:p>
          </table:table-cell>
          <table:table-cell table:style-name="ce65" table:formula="of:=IF([.$E186]=&quot;&quot;;;MAX(0;[.T186]-[.J186]))" office:value-type="float" office:value="0" calcext:value-type="float">
            <text:p>0</text:p>
          </table:table-cell>
          <table:table-cell table:style-name="ce65" table:formula="of:=IF([.$E186]=&quot;&quot;;;MAX(0;[.U186]-[.K186]))" office:value-type="float" office:value="0" calcext:value-type="float">
            <text:p>0</text:p>
          </table:table-cell>
          <table:table-cell table:style-name="ce65" table:formula="of:=IF([.$E186]=&quot;&quot;;;MAX(0;[.V186]-[.L186]))" office:value-type="float" office:value="0" calcext:value-type="float">
            <text:p>0</text:p>
          </table:table-cell>
          <table:table-cell table:style-name="ce65" table:formula="of:=IF([.$E186]=&quot;&quot;;;MAX(0;[.W186]-[.M186]))" office:value-type="float" office:value="0" calcext:value-type="float">
            <text:p>0</text:p>
          </table:table-cell>
          <table:table-cell table:style-name="ce65" table:formula="of:=IF([.$E186]=&quot;&quot;;;MAX(0;[.X186]-[.N186]))" office:value-type="float" office:value="0" calcext:value-type="float">
            <text:p>0</text:p>
          </table:table-cell>
          <table:table-cell table:style-name="ce65" table:formula="of:=IF([.$E186]=&quot;&quot;;;MAX(0;[.Y186]-[.O186]))" office:value-type="float" office:value="0" calcext:value-type="float">
            <text:p>0</text:p>
          </table:table-cell>
          <table:table-cell table:style-name="ce65" table:formula="of:=IF([.$E186]=&quot;&quot;;;MAX(0;[.Z186]-[.P186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187];[.$D187];[.$E187])">
            <text:p/>
          </table:table-cell>
          <table:table-cell table:style-name="ce18" table:formula="of:=IFERROR(VLOOKUP([.$A187];[$Tasks.$A178:.$B182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55"/>
          <table:table-cell table:style-name="ce19" table:number-columns-repeated="10"/>
          <table:table-cell table:style-name="ce16"/>
          <table:table-cell table:style-name="ce65" table:formula="of:=IF([.$A187] =&quot;&quot;;;MAX([.$F187]-[.G187];0))" office:value-type="float" office:value="0" calcext:value-type="float">
            <text:p>0</text:p>
          </table:table-cell>
          <table:table-cell table:style-name="ce65" table:formula="of:=IF([.$E187]=&quot;&quot;;;MAX(0;[.R187]-[.H187]))" office:value-type="float" office:value="0" calcext:value-type="float">
            <text:p>0</text:p>
          </table:table-cell>
          <table:table-cell table:style-name="ce65" table:formula="of:=IF([.$E187]=&quot;&quot;;;MAX(0;[.S187]-[.I187]))" office:value-type="float" office:value="0" calcext:value-type="float">
            <text:p>0</text:p>
          </table:table-cell>
          <table:table-cell table:style-name="ce65" table:formula="of:=IF([.$E187]=&quot;&quot;;;MAX(0;[.T187]-[.J187]))" office:value-type="float" office:value="0" calcext:value-type="float">
            <text:p>0</text:p>
          </table:table-cell>
          <table:table-cell table:style-name="ce65" table:formula="of:=IF([.$E187]=&quot;&quot;;;MAX(0;[.U187]-[.K187]))" office:value-type="float" office:value="0" calcext:value-type="float">
            <text:p>0</text:p>
          </table:table-cell>
          <table:table-cell table:style-name="ce65" table:formula="of:=IF([.$E187]=&quot;&quot;;;MAX(0;[.V187]-[.L187]))" office:value-type="float" office:value="0" calcext:value-type="float">
            <text:p>0</text:p>
          </table:table-cell>
          <table:table-cell table:style-name="ce65" table:formula="of:=IF([.$E187]=&quot;&quot;;;MAX(0;[.W187]-[.M187]))" office:value-type="float" office:value="0" calcext:value-type="float">
            <text:p>0</text:p>
          </table:table-cell>
          <table:table-cell table:style-name="ce65" table:formula="of:=IF([.$E187]=&quot;&quot;;;MAX(0;[.X187]-[.N187]))" office:value-type="float" office:value="0" calcext:value-type="float">
            <text:p>0</text:p>
          </table:table-cell>
          <table:table-cell table:style-name="ce65" table:formula="of:=IF([.$E187]=&quot;&quot;;;MAX(0;[.Y187]-[.O187]))" office:value-type="float" office:value="0" calcext:value-type="float">
            <text:p>0</text:p>
          </table:table-cell>
          <table:table-cell table:style-name="ce65" table:formula="of:=IF([.$E187]=&quot;&quot;;;MAX(0;[.Z187]-[.P187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188];[.$D188];[.$E188])">
            <text:p/>
          </table:table-cell>
          <table:table-cell table:style-name="ce18" table:formula="of:=IFERROR(VLOOKUP([.$A188];[$Tasks.$A179:.$B183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55"/>
          <table:table-cell table:style-name="ce19" table:number-columns-repeated="10"/>
          <table:table-cell table:style-name="ce16"/>
          <table:table-cell table:style-name="ce65" table:formula="of:=IF([.$A188] =&quot;&quot;;;MAX([.$F188]-[.G188];0))" office:value-type="float" office:value="0" calcext:value-type="float">
            <text:p>0</text:p>
          </table:table-cell>
          <table:table-cell table:style-name="ce65" table:formula="of:=IF([.$E188]=&quot;&quot;;;MAX(0;[.R188]-[.H188]))" office:value-type="float" office:value="0" calcext:value-type="float">
            <text:p>0</text:p>
          </table:table-cell>
          <table:table-cell table:style-name="ce65" table:formula="of:=IF([.$E188]=&quot;&quot;;;MAX(0;[.S188]-[.I188]))" office:value-type="float" office:value="0" calcext:value-type="float">
            <text:p>0</text:p>
          </table:table-cell>
          <table:table-cell table:style-name="ce65" table:formula="of:=IF([.$E188]=&quot;&quot;;;MAX(0;[.T188]-[.J188]))" office:value-type="float" office:value="0" calcext:value-type="float">
            <text:p>0</text:p>
          </table:table-cell>
          <table:table-cell table:style-name="ce65" table:formula="of:=IF([.$E188]=&quot;&quot;;;MAX(0;[.U188]-[.K188]))" office:value-type="float" office:value="0" calcext:value-type="float">
            <text:p>0</text:p>
          </table:table-cell>
          <table:table-cell table:style-name="ce65" table:formula="of:=IF([.$E188]=&quot;&quot;;;MAX(0;[.V188]-[.L188]))" office:value-type="float" office:value="0" calcext:value-type="float">
            <text:p>0</text:p>
          </table:table-cell>
          <table:table-cell table:style-name="ce65" table:formula="of:=IF([.$E188]=&quot;&quot;;;MAX(0;[.W188]-[.M188]))" office:value-type="float" office:value="0" calcext:value-type="float">
            <text:p>0</text:p>
          </table:table-cell>
          <table:table-cell table:style-name="ce65" table:formula="of:=IF([.$E188]=&quot;&quot;;;MAX(0;[.X188]-[.N188]))" office:value-type="float" office:value="0" calcext:value-type="float">
            <text:p>0</text:p>
          </table:table-cell>
          <table:table-cell table:style-name="ce65" table:formula="of:=IF([.$E188]=&quot;&quot;;;MAX(0;[.Y188]-[.O188]))" office:value-type="float" office:value="0" calcext:value-type="float">
            <text:p>0</text:p>
          </table:table-cell>
          <table:table-cell table:style-name="ce65" table:formula="of:=IF([.$E188]=&quot;&quot;;;MAX(0;[.Z188]-[.P188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189];[.$D189];[.$E189])">
            <text:p/>
          </table:table-cell>
          <table:table-cell table:style-name="ce18" table:formula="of:=IFERROR(VLOOKUP([.$A189];[$Tasks.$A180:.$B184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55"/>
          <table:table-cell table:style-name="ce19" table:number-columns-repeated="10"/>
          <table:table-cell table:style-name="ce16"/>
          <table:table-cell table:style-name="ce65" table:formula="of:=IF([.$A189] =&quot;&quot;;;MAX([.$F189]-[.G189];0))" office:value-type="float" office:value="0" calcext:value-type="float">
            <text:p>0</text:p>
          </table:table-cell>
          <table:table-cell table:style-name="ce65" table:formula="of:=IF([.$E189]=&quot;&quot;;;MAX(0;[.R189]-[.H189]))" office:value-type="float" office:value="0" calcext:value-type="float">
            <text:p>0</text:p>
          </table:table-cell>
          <table:table-cell table:style-name="ce65" table:formula="of:=IF([.$E189]=&quot;&quot;;;MAX(0;[.S189]-[.I189]))" office:value-type="float" office:value="0" calcext:value-type="float">
            <text:p>0</text:p>
          </table:table-cell>
          <table:table-cell table:style-name="ce65" table:formula="of:=IF([.$E189]=&quot;&quot;;;MAX(0;[.T189]-[.J189]))" office:value-type="float" office:value="0" calcext:value-type="float">
            <text:p>0</text:p>
          </table:table-cell>
          <table:table-cell table:style-name="ce65" table:formula="of:=IF([.$E189]=&quot;&quot;;;MAX(0;[.U189]-[.K189]))" office:value-type="float" office:value="0" calcext:value-type="float">
            <text:p>0</text:p>
          </table:table-cell>
          <table:table-cell table:style-name="ce65" table:formula="of:=IF([.$E189]=&quot;&quot;;;MAX(0;[.V189]-[.L189]))" office:value-type="float" office:value="0" calcext:value-type="float">
            <text:p>0</text:p>
          </table:table-cell>
          <table:table-cell table:style-name="ce65" table:formula="of:=IF([.$E189]=&quot;&quot;;;MAX(0;[.W189]-[.M189]))" office:value-type="float" office:value="0" calcext:value-type="float">
            <text:p>0</text:p>
          </table:table-cell>
          <table:table-cell table:style-name="ce65" table:formula="of:=IF([.$E189]=&quot;&quot;;;MAX(0;[.X189]-[.N189]))" office:value-type="float" office:value="0" calcext:value-type="float">
            <text:p>0</text:p>
          </table:table-cell>
          <table:table-cell table:style-name="ce65" table:formula="of:=IF([.$E189]=&quot;&quot;;;MAX(0;[.Y189]-[.O189]))" office:value-type="float" office:value="0" calcext:value-type="float">
            <text:p>0</text:p>
          </table:table-cell>
          <table:table-cell table:style-name="ce65" table:formula="of:=IF([.$E189]=&quot;&quot;;;MAX(0;[.Z189]-[.P189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190];[.$D190];[.$E190])">
            <text:p/>
          </table:table-cell>
          <table:table-cell table:style-name="ce18" table:formula="of:=IFERROR(VLOOKUP([.$A190];[$Tasks.$A181:.$B185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55"/>
          <table:table-cell table:style-name="ce19" table:number-columns-repeated="10"/>
          <table:table-cell table:style-name="ce16"/>
          <table:table-cell table:style-name="ce65" table:formula="of:=IF([.$A190] =&quot;&quot;;;MAX([.$F190]-[.G190];0))" office:value-type="float" office:value="0" calcext:value-type="float">
            <text:p>0</text:p>
          </table:table-cell>
          <table:table-cell table:style-name="ce65" table:formula="of:=IF([.$E190]=&quot;&quot;;;MAX(0;[.R190]-[.H190]))" office:value-type="float" office:value="0" calcext:value-type="float">
            <text:p>0</text:p>
          </table:table-cell>
          <table:table-cell table:style-name="ce65" table:formula="of:=IF([.$E190]=&quot;&quot;;;MAX(0;[.S190]-[.I190]))" office:value-type="float" office:value="0" calcext:value-type="float">
            <text:p>0</text:p>
          </table:table-cell>
          <table:table-cell table:style-name="ce65" table:formula="of:=IF([.$E190]=&quot;&quot;;;MAX(0;[.T190]-[.J190]))" office:value-type="float" office:value="0" calcext:value-type="float">
            <text:p>0</text:p>
          </table:table-cell>
          <table:table-cell table:style-name="ce65" table:formula="of:=IF([.$E190]=&quot;&quot;;;MAX(0;[.U190]-[.K190]))" office:value-type="float" office:value="0" calcext:value-type="float">
            <text:p>0</text:p>
          </table:table-cell>
          <table:table-cell table:style-name="ce65" table:formula="of:=IF([.$E190]=&quot;&quot;;;MAX(0;[.V190]-[.L190]))" office:value-type="float" office:value="0" calcext:value-type="float">
            <text:p>0</text:p>
          </table:table-cell>
          <table:table-cell table:style-name="ce65" table:formula="of:=IF([.$E190]=&quot;&quot;;;MAX(0;[.W190]-[.M190]))" office:value-type="float" office:value="0" calcext:value-type="float">
            <text:p>0</text:p>
          </table:table-cell>
          <table:table-cell table:style-name="ce65" table:formula="of:=IF([.$E190]=&quot;&quot;;;MAX(0;[.X190]-[.N190]))" office:value-type="float" office:value="0" calcext:value-type="float">
            <text:p>0</text:p>
          </table:table-cell>
          <table:table-cell table:style-name="ce65" table:formula="of:=IF([.$E190]=&quot;&quot;;;MAX(0;[.Y190]-[.O190]))" office:value-type="float" office:value="0" calcext:value-type="float">
            <text:p>0</text:p>
          </table:table-cell>
          <table:table-cell table:style-name="ce65" table:formula="of:=IF([.$E190]=&quot;&quot;;;MAX(0;[.Z190]-[.P190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191];[.$D191];[.$E191])">
            <text:p/>
          </table:table-cell>
          <table:table-cell table:style-name="ce18" table:formula="of:=IFERROR(VLOOKUP([.$A191];[$Tasks.$A182:.$B186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55"/>
          <table:table-cell table:style-name="ce19" table:number-columns-repeated="10"/>
          <table:table-cell table:style-name="ce16"/>
          <table:table-cell table:style-name="ce65" table:formula="of:=IF([.$A191] =&quot;&quot;;;MAX([.$F191]-[.G191];0))" office:value-type="float" office:value="0" calcext:value-type="float">
            <text:p>0</text:p>
          </table:table-cell>
          <table:table-cell table:style-name="ce65" table:formula="of:=IF([.$E191]=&quot;&quot;;;MAX(0;[.R191]-[.H191]))" office:value-type="float" office:value="0" calcext:value-type="float">
            <text:p>0</text:p>
          </table:table-cell>
          <table:table-cell table:style-name="ce65" table:formula="of:=IF([.$E191]=&quot;&quot;;;MAX(0;[.S191]-[.I191]))" office:value-type="float" office:value="0" calcext:value-type="float">
            <text:p>0</text:p>
          </table:table-cell>
          <table:table-cell table:style-name="ce65" table:formula="of:=IF([.$E191]=&quot;&quot;;;MAX(0;[.T191]-[.J191]))" office:value-type="float" office:value="0" calcext:value-type="float">
            <text:p>0</text:p>
          </table:table-cell>
          <table:table-cell table:style-name="ce65" table:formula="of:=IF([.$E191]=&quot;&quot;;;MAX(0;[.U191]-[.K191]))" office:value-type="float" office:value="0" calcext:value-type="float">
            <text:p>0</text:p>
          </table:table-cell>
          <table:table-cell table:style-name="ce65" table:formula="of:=IF([.$E191]=&quot;&quot;;;MAX(0;[.V191]-[.L191]))" office:value-type="float" office:value="0" calcext:value-type="float">
            <text:p>0</text:p>
          </table:table-cell>
          <table:table-cell table:style-name="ce65" table:formula="of:=IF([.$E191]=&quot;&quot;;;MAX(0;[.W191]-[.M191]))" office:value-type="float" office:value="0" calcext:value-type="float">
            <text:p>0</text:p>
          </table:table-cell>
          <table:table-cell table:style-name="ce65" table:formula="of:=IF([.$E191]=&quot;&quot;;;MAX(0;[.X191]-[.N191]))" office:value-type="float" office:value="0" calcext:value-type="float">
            <text:p>0</text:p>
          </table:table-cell>
          <table:table-cell table:style-name="ce65" table:formula="of:=IF([.$E191]=&quot;&quot;;;MAX(0;[.Y191]-[.O191]))" office:value-type="float" office:value="0" calcext:value-type="float">
            <text:p>0</text:p>
          </table:table-cell>
          <table:table-cell table:style-name="ce65" table:formula="of:=IF([.$E191]=&quot;&quot;;;MAX(0;[.Z191]-[.P191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192];[.$D192];[.$E192])">
            <text:p/>
          </table:table-cell>
          <table:table-cell table:style-name="ce18" table:formula="of:=IFERROR(VLOOKUP([.$A192];[$Tasks.$A183:.$B187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55"/>
          <table:table-cell table:style-name="ce19" table:number-columns-repeated="10"/>
          <table:table-cell table:style-name="ce16"/>
          <table:table-cell table:style-name="ce65" table:formula="of:=IF([.$A192] =&quot;&quot;;;MAX([.$F192]-[.G192];0))" office:value-type="float" office:value="0" calcext:value-type="float">
            <text:p>0</text:p>
          </table:table-cell>
          <table:table-cell table:style-name="ce65" table:formula="of:=IF([.$E192]=&quot;&quot;;;MAX(0;[.R192]-[.H192]))" office:value-type="float" office:value="0" calcext:value-type="float">
            <text:p>0</text:p>
          </table:table-cell>
          <table:table-cell table:style-name="ce65" table:formula="of:=IF([.$E192]=&quot;&quot;;;MAX(0;[.S192]-[.I192]))" office:value-type="float" office:value="0" calcext:value-type="float">
            <text:p>0</text:p>
          </table:table-cell>
          <table:table-cell table:style-name="ce65" table:formula="of:=IF([.$E192]=&quot;&quot;;;MAX(0;[.T192]-[.J192]))" office:value-type="float" office:value="0" calcext:value-type="float">
            <text:p>0</text:p>
          </table:table-cell>
          <table:table-cell table:style-name="ce65" table:formula="of:=IF([.$E192]=&quot;&quot;;;MAX(0;[.U192]-[.K192]))" office:value-type="float" office:value="0" calcext:value-type="float">
            <text:p>0</text:p>
          </table:table-cell>
          <table:table-cell table:style-name="ce65" table:formula="of:=IF([.$E192]=&quot;&quot;;;MAX(0;[.V192]-[.L192]))" office:value-type="float" office:value="0" calcext:value-type="float">
            <text:p>0</text:p>
          </table:table-cell>
          <table:table-cell table:style-name="ce65" table:formula="of:=IF([.$E192]=&quot;&quot;;;MAX(0;[.W192]-[.M192]))" office:value-type="float" office:value="0" calcext:value-type="float">
            <text:p>0</text:p>
          </table:table-cell>
          <table:table-cell table:style-name="ce65" table:formula="of:=IF([.$E192]=&quot;&quot;;;MAX(0;[.X192]-[.N192]))" office:value-type="float" office:value="0" calcext:value-type="float">
            <text:p>0</text:p>
          </table:table-cell>
          <table:table-cell table:style-name="ce65" table:formula="of:=IF([.$E192]=&quot;&quot;;;MAX(0;[.Y192]-[.O192]))" office:value-type="float" office:value="0" calcext:value-type="float">
            <text:p>0</text:p>
          </table:table-cell>
          <table:table-cell table:style-name="ce65" table:formula="of:=IF([.$E192]=&quot;&quot;;;MAX(0;[.Z192]-[.P192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193];[.$D193];[.$E193])">
            <text:p/>
          </table:table-cell>
          <table:table-cell table:style-name="ce18" table:formula="of:=IFERROR(VLOOKUP([.$A193];[$Tasks.$A184:.$B188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55"/>
          <table:table-cell table:style-name="ce19" table:number-columns-repeated="10"/>
          <table:table-cell table:style-name="ce16"/>
          <table:table-cell table:style-name="ce65" table:formula="of:=IF([.$A193] =&quot;&quot;;;MAX([.$F193]-[.G193];0))" office:value-type="float" office:value="0" calcext:value-type="float">
            <text:p>0</text:p>
          </table:table-cell>
          <table:table-cell table:style-name="ce65" table:formula="of:=IF([.$E193]=&quot;&quot;;;MAX(0;[.R193]-[.H193]))" office:value-type="float" office:value="0" calcext:value-type="float">
            <text:p>0</text:p>
          </table:table-cell>
          <table:table-cell table:style-name="ce65" table:formula="of:=IF([.$E193]=&quot;&quot;;;MAX(0;[.S193]-[.I193]))" office:value-type="float" office:value="0" calcext:value-type="float">
            <text:p>0</text:p>
          </table:table-cell>
          <table:table-cell table:style-name="ce65" table:formula="of:=IF([.$E193]=&quot;&quot;;;MAX(0;[.T193]-[.J193]))" office:value-type="float" office:value="0" calcext:value-type="float">
            <text:p>0</text:p>
          </table:table-cell>
          <table:table-cell table:style-name="ce65" table:formula="of:=IF([.$E193]=&quot;&quot;;;MAX(0;[.U193]-[.K193]))" office:value-type="float" office:value="0" calcext:value-type="float">
            <text:p>0</text:p>
          </table:table-cell>
          <table:table-cell table:style-name="ce65" table:formula="of:=IF([.$E193]=&quot;&quot;;;MAX(0;[.V193]-[.L193]))" office:value-type="float" office:value="0" calcext:value-type="float">
            <text:p>0</text:p>
          </table:table-cell>
          <table:table-cell table:style-name="ce65" table:formula="of:=IF([.$E193]=&quot;&quot;;;MAX(0;[.W193]-[.M193]))" office:value-type="float" office:value="0" calcext:value-type="float">
            <text:p>0</text:p>
          </table:table-cell>
          <table:table-cell table:style-name="ce65" table:formula="of:=IF([.$E193]=&quot;&quot;;;MAX(0;[.X193]-[.N193]))" office:value-type="float" office:value="0" calcext:value-type="float">
            <text:p>0</text:p>
          </table:table-cell>
          <table:table-cell table:style-name="ce65" table:formula="of:=IF([.$E193]=&quot;&quot;;;MAX(0;[.Y193]-[.O193]))" office:value-type="float" office:value="0" calcext:value-type="float">
            <text:p>0</text:p>
          </table:table-cell>
          <table:table-cell table:style-name="ce65" table:formula="of:=IF([.$E193]=&quot;&quot;;;MAX(0;[.Z193]-[.P193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194];[.$D194];[.$E194])">
            <text:p/>
          </table:table-cell>
          <table:table-cell table:style-name="ce18" table:formula="of:=IFERROR(VLOOKUP([.$A194];[$Tasks.$A185:.$B189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55"/>
          <table:table-cell table:style-name="ce19" table:number-columns-repeated="10"/>
          <table:table-cell table:style-name="ce16"/>
          <table:table-cell table:style-name="ce65" table:formula="of:=IF([.$A194] =&quot;&quot;;;MAX([.$F194]-[.G194];0))" office:value-type="float" office:value="0" calcext:value-type="float">
            <text:p>0</text:p>
          </table:table-cell>
          <table:table-cell table:style-name="ce65" table:formula="of:=IF([.$E194]=&quot;&quot;;;MAX(0;[.R194]-[.H194]))" office:value-type="float" office:value="0" calcext:value-type="float">
            <text:p>0</text:p>
          </table:table-cell>
          <table:table-cell table:style-name="ce65" table:formula="of:=IF([.$E194]=&quot;&quot;;;MAX(0;[.S194]-[.I194]))" office:value-type="float" office:value="0" calcext:value-type="float">
            <text:p>0</text:p>
          </table:table-cell>
          <table:table-cell table:style-name="ce65" table:formula="of:=IF([.$E194]=&quot;&quot;;;MAX(0;[.T194]-[.J194]))" office:value-type="float" office:value="0" calcext:value-type="float">
            <text:p>0</text:p>
          </table:table-cell>
          <table:table-cell table:style-name="ce65" table:formula="of:=IF([.$E194]=&quot;&quot;;;MAX(0;[.U194]-[.K194]))" office:value-type="float" office:value="0" calcext:value-type="float">
            <text:p>0</text:p>
          </table:table-cell>
          <table:table-cell table:style-name="ce65" table:formula="of:=IF([.$E194]=&quot;&quot;;;MAX(0;[.V194]-[.L194]))" office:value-type="float" office:value="0" calcext:value-type="float">
            <text:p>0</text:p>
          </table:table-cell>
          <table:table-cell table:style-name="ce65" table:formula="of:=IF([.$E194]=&quot;&quot;;;MAX(0;[.W194]-[.M194]))" office:value-type="float" office:value="0" calcext:value-type="float">
            <text:p>0</text:p>
          </table:table-cell>
          <table:table-cell table:style-name="ce65" table:formula="of:=IF([.$E194]=&quot;&quot;;;MAX(0;[.X194]-[.N194]))" office:value-type="float" office:value="0" calcext:value-type="float">
            <text:p>0</text:p>
          </table:table-cell>
          <table:table-cell table:style-name="ce65" table:formula="of:=IF([.$E194]=&quot;&quot;;;MAX(0;[.Y194]-[.O194]))" office:value-type="float" office:value="0" calcext:value-type="float">
            <text:p>0</text:p>
          </table:table-cell>
          <table:table-cell table:style-name="ce65" table:formula="of:=IF([.$E194]=&quot;&quot;;;MAX(0;[.Z194]-[.P194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195];[.$D195];[.$E195])">
            <text:p/>
          </table:table-cell>
          <table:table-cell table:style-name="ce18" table:formula="of:=IFERROR(VLOOKUP([.$A195];[$Tasks.$A186:.$B190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55"/>
          <table:table-cell table:style-name="ce19" table:number-columns-repeated="10"/>
          <table:table-cell table:style-name="ce16"/>
          <table:table-cell table:style-name="ce65" table:formula="of:=IF([.$A195] =&quot;&quot;;;MAX([.$F195]-[.G195];0))" office:value-type="float" office:value="0" calcext:value-type="float">
            <text:p>0</text:p>
          </table:table-cell>
          <table:table-cell table:style-name="ce65" table:formula="of:=IF([.$E195]=&quot;&quot;;;MAX(0;[.R195]-[.H195]))" office:value-type="float" office:value="0" calcext:value-type="float">
            <text:p>0</text:p>
          </table:table-cell>
          <table:table-cell table:style-name="ce65" table:formula="of:=IF([.$E195]=&quot;&quot;;;MAX(0;[.S195]-[.I195]))" office:value-type="float" office:value="0" calcext:value-type="float">
            <text:p>0</text:p>
          </table:table-cell>
          <table:table-cell table:style-name="ce65" table:formula="of:=IF([.$E195]=&quot;&quot;;;MAX(0;[.T195]-[.J195]))" office:value-type="float" office:value="0" calcext:value-type="float">
            <text:p>0</text:p>
          </table:table-cell>
          <table:table-cell table:style-name="ce65" table:formula="of:=IF([.$E195]=&quot;&quot;;;MAX(0;[.U195]-[.K195]))" office:value-type="float" office:value="0" calcext:value-type="float">
            <text:p>0</text:p>
          </table:table-cell>
          <table:table-cell table:style-name="ce65" table:formula="of:=IF([.$E195]=&quot;&quot;;;MAX(0;[.V195]-[.L195]))" office:value-type="float" office:value="0" calcext:value-type="float">
            <text:p>0</text:p>
          </table:table-cell>
          <table:table-cell table:style-name="ce65" table:formula="of:=IF([.$E195]=&quot;&quot;;;MAX(0;[.W195]-[.M195]))" office:value-type="float" office:value="0" calcext:value-type="float">
            <text:p>0</text:p>
          </table:table-cell>
          <table:table-cell table:style-name="ce65" table:formula="of:=IF([.$E195]=&quot;&quot;;;MAX(0;[.X195]-[.N195]))" office:value-type="float" office:value="0" calcext:value-type="float">
            <text:p>0</text:p>
          </table:table-cell>
          <table:table-cell table:style-name="ce65" table:formula="of:=IF([.$E195]=&quot;&quot;;;MAX(0;[.Y195]-[.O195]))" office:value-type="float" office:value="0" calcext:value-type="float">
            <text:p>0</text:p>
          </table:table-cell>
          <table:table-cell table:style-name="ce65" table:formula="of:=IF([.$E195]=&quot;&quot;;;MAX(0;[.Z195]-[.P195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196];[.$D196];[.$E196])">
            <text:p/>
          </table:table-cell>
          <table:table-cell table:style-name="ce18" table:formula="of:=IFERROR(VLOOKUP([.$A196];[$Tasks.$A187:.$B191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55"/>
          <table:table-cell table:style-name="ce19" table:number-columns-repeated="10"/>
          <table:table-cell table:style-name="ce16"/>
          <table:table-cell table:style-name="ce65" table:formula="of:=IF([.$A196] =&quot;&quot;;;MAX([.$F196]-[.G196];0))" office:value-type="float" office:value="0" calcext:value-type="float">
            <text:p>0</text:p>
          </table:table-cell>
          <table:table-cell table:style-name="ce65" table:formula="of:=IF([.$E196]=&quot;&quot;;;MAX(0;[.R196]-[.H196]))" office:value-type="float" office:value="0" calcext:value-type="float">
            <text:p>0</text:p>
          </table:table-cell>
          <table:table-cell table:style-name="ce65" table:formula="of:=IF([.$E196]=&quot;&quot;;;MAX(0;[.S196]-[.I196]))" office:value-type="float" office:value="0" calcext:value-type="float">
            <text:p>0</text:p>
          </table:table-cell>
          <table:table-cell table:style-name="ce65" table:formula="of:=IF([.$E196]=&quot;&quot;;;MAX(0;[.T196]-[.J196]))" office:value-type="float" office:value="0" calcext:value-type="float">
            <text:p>0</text:p>
          </table:table-cell>
          <table:table-cell table:style-name="ce65" table:formula="of:=IF([.$E196]=&quot;&quot;;;MAX(0;[.U196]-[.K196]))" office:value-type="float" office:value="0" calcext:value-type="float">
            <text:p>0</text:p>
          </table:table-cell>
          <table:table-cell table:style-name="ce65" table:formula="of:=IF([.$E196]=&quot;&quot;;;MAX(0;[.V196]-[.L196]))" office:value-type="float" office:value="0" calcext:value-type="float">
            <text:p>0</text:p>
          </table:table-cell>
          <table:table-cell table:style-name="ce65" table:formula="of:=IF([.$E196]=&quot;&quot;;;MAX(0;[.W196]-[.M196]))" office:value-type="float" office:value="0" calcext:value-type="float">
            <text:p>0</text:p>
          </table:table-cell>
          <table:table-cell table:style-name="ce65" table:formula="of:=IF([.$E196]=&quot;&quot;;;MAX(0;[.X196]-[.N196]))" office:value-type="float" office:value="0" calcext:value-type="float">
            <text:p>0</text:p>
          </table:table-cell>
          <table:table-cell table:style-name="ce65" table:formula="of:=IF([.$E196]=&quot;&quot;;;MAX(0;[.Y196]-[.O196]))" office:value-type="float" office:value="0" calcext:value-type="float">
            <text:p>0</text:p>
          </table:table-cell>
          <table:table-cell table:style-name="ce65" table:formula="of:=IF([.$E196]=&quot;&quot;;;MAX(0;[.Z196]-[.P196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197];[.$D197];[.$E197])">
            <text:p/>
          </table:table-cell>
          <table:table-cell table:style-name="ce18" table:formula="of:=IFERROR(VLOOKUP([.$A197];[$Tasks.$A188:.$B192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55"/>
          <table:table-cell table:style-name="ce19" table:number-columns-repeated="10"/>
          <table:table-cell table:style-name="ce16"/>
          <table:table-cell table:style-name="ce65" table:formula="of:=IF([.$A197] =&quot;&quot;;;MAX([.$F197]-[.G197];0))" office:value-type="float" office:value="0" calcext:value-type="float">
            <text:p>0</text:p>
          </table:table-cell>
          <table:table-cell table:style-name="ce65" table:formula="of:=IF([.$E197]=&quot;&quot;;;MAX(0;[.R197]-[.H197]))" office:value-type="float" office:value="0" calcext:value-type="float">
            <text:p>0</text:p>
          </table:table-cell>
          <table:table-cell table:style-name="ce65" table:formula="of:=IF([.$E197]=&quot;&quot;;;MAX(0;[.S197]-[.I197]))" office:value-type="float" office:value="0" calcext:value-type="float">
            <text:p>0</text:p>
          </table:table-cell>
          <table:table-cell table:style-name="ce65" table:formula="of:=IF([.$E197]=&quot;&quot;;;MAX(0;[.T197]-[.J197]))" office:value-type="float" office:value="0" calcext:value-type="float">
            <text:p>0</text:p>
          </table:table-cell>
          <table:table-cell table:style-name="ce65" table:formula="of:=IF([.$E197]=&quot;&quot;;;MAX(0;[.U197]-[.K197]))" office:value-type="float" office:value="0" calcext:value-type="float">
            <text:p>0</text:p>
          </table:table-cell>
          <table:table-cell table:style-name="ce65" table:formula="of:=IF([.$E197]=&quot;&quot;;;MAX(0;[.V197]-[.L197]))" office:value-type="float" office:value="0" calcext:value-type="float">
            <text:p>0</text:p>
          </table:table-cell>
          <table:table-cell table:style-name="ce65" table:formula="of:=IF([.$E197]=&quot;&quot;;;MAX(0;[.W197]-[.M197]))" office:value-type="float" office:value="0" calcext:value-type="float">
            <text:p>0</text:p>
          </table:table-cell>
          <table:table-cell table:style-name="ce65" table:formula="of:=IF([.$E197]=&quot;&quot;;;MAX(0;[.X197]-[.N197]))" office:value-type="float" office:value="0" calcext:value-type="float">
            <text:p>0</text:p>
          </table:table-cell>
          <table:table-cell table:style-name="ce65" table:formula="of:=IF([.$E197]=&quot;&quot;;;MAX(0;[.Y197]-[.O197]))" office:value-type="float" office:value="0" calcext:value-type="float">
            <text:p>0</text:p>
          </table:table-cell>
          <table:table-cell table:style-name="ce65" table:formula="of:=IF([.$E197]=&quot;&quot;;;MAX(0;[.Z197]-[.P197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198];[.$D198];[.$E198])">
            <text:p/>
          </table:table-cell>
          <table:table-cell table:style-name="ce18" table:formula="of:=IFERROR(VLOOKUP([.$A198];[$Tasks.$A189:.$B193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55"/>
          <table:table-cell table:style-name="ce19" table:number-columns-repeated="10"/>
          <table:table-cell table:style-name="ce16"/>
          <table:table-cell table:style-name="ce65" table:formula="of:=IF([.$A198] =&quot;&quot;;;MAX([.$F198]-[.G198];0))" office:value-type="float" office:value="0" calcext:value-type="float">
            <text:p>0</text:p>
          </table:table-cell>
          <table:table-cell table:style-name="ce65" table:formula="of:=IF([.$E198]=&quot;&quot;;;MAX(0;[.R198]-[.H198]))" office:value-type="float" office:value="0" calcext:value-type="float">
            <text:p>0</text:p>
          </table:table-cell>
          <table:table-cell table:style-name="ce65" table:formula="of:=IF([.$E198]=&quot;&quot;;;MAX(0;[.S198]-[.I198]))" office:value-type="float" office:value="0" calcext:value-type="float">
            <text:p>0</text:p>
          </table:table-cell>
          <table:table-cell table:style-name="ce65" table:formula="of:=IF([.$E198]=&quot;&quot;;;MAX(0;[.T198]-[.J198]))" office:value-type="float" office:value="0" calcext:value-type="float">
            <text:p>0</text:p>
          </table:table-cell>
          <table:table-cell table:style-name="ce65" table:formula="of:=IF([.$E198]=&quot;&quot;;;MAX(0;[.U198]-[.K198]))" office:value-type="float" office:value="0" calcext:value-type="float">
            <text:p>0</text:p>
          </table:table-cell>
          <table:table-cell table:style-name="ce65" table:formula="of:=IF([.$E198]=&quot;&quot;;;MAX(0;[.V198]-[.L198]))" office:value-type="float" office:value="0" calcext:value-type="float">
            <text:p>0</text:p>
          </table:table-cell>
          <table:table-cell table:style-name="ce65" table:formula="of:=IF([.$E198]=&quot;&quot;;;MAX(0;[.W198]-[.M198]))" office:value-type="float" office:value="0" calcext:value-type="float">
            <text:p>0</text:p>
          </table:table-cell>
          <table:table-cell table:style-name="ce65" table:formula="of:=IF([.$E198]=&quot;&quot;;;MAX(0;[.X198]-[.N198]))" office:value-type="float" office:value="0" calcext:value-type="float">
            <text:p>0</text:p>
          </table:table-cell>
          <table:table-cell table:style-name="ce65" table:formula="of:=IF([.$E198]=&quot;&quot;;;MAX(0;[.Y198]-[.O198]))" office:value-type="float" office:value="0" calcext:value-type="float">
            <text:p>0</text:p>
          </table:table-cell>
          <table:table-cell table:style-name="ce65" table:formula="of:=IF([.$E198]=&quot;&quot;;;MAX(0;[.Z198]-[.P198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199];[.$D199];[.$E199])">
            <text:p/>
          </table:table-cell>
          <table:table-cell table:style-name="ce18" table:formula="of:=IFERROR(VLOOKUP([.$A199];[$Tasks.$A190:.$B194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55"/>
          <table:table-cell table:style-name="ce19" table:number-columns-repeated="10"/>
          <table:table-cell table:style-name="ce16"/>
          <table:table-cell table:style-name="ce65" table:formula="of:=IF([.$A199] =&quot;&quot;;;MAX([.$F199]-[.G199];0))" office:value-type="float" office:value="0" calcext:value-type="float">
            <text:p>0</text:p>
          </table:table-cell>
          <table:table-cell table:style-name="ce65" table:formula="of:=IF([.$E199]=&quot;&quot;;;MAX(0;[.R199]-[.H199]))" office:value-type="float" office:value="0" calcext:value-type="float">
            <text:p>0</text:p>
          </table:table-cell>
          <table:table-cell table:style-name="ce65" table:formula="of:=IF([.$E199]=&quot;&quot;;;MAX(0;[.S199]-[.I199]))" office:value-type="float" office:value="0" calcext:value-type="float">
            <text:p>0</text:p>
          </table:table-cell>
          <table:table-cell table:style-name="ce65" table:formula="of:=IF([.$E199]=&quot;&quot;;;MAX(0;[.T199]-[.J199]))" office:value-type="float" office:value="0" calcext:value-type="float">
            <text:p>0</text:p>
          </table:table-cell>
          <table:table-cell table:style-name="ce65" table:formula="of:=IF([.$E199]=&quot;&quot;;;MAX(0;[.U199]-[.K199]))" office:value-type="float" office:value="0" calcext:value-type="float">
            <text:p>0</text:p>
          </table:table-cell>
          <table:table-cell table:style-name="ce65" table:formula="of:=IF([.$E199]=&quot;&quot;;;MAX(0;[.V199]-[.L199]))" office:value-type="float" office:value="0" calcext:value-type="float">
            <text:p>0</text:p>
          </table:table-cell>
          <table:table-cell table:style-name="ce65" table:formula="of:=IF([.$E199]=&quot;&quot;;;MAX(0;[.W199]-[.M199]))" office:value-type="float" office:value="0" calcext:value-type="float">
            <text:p>0</text:p>
          </table:table-cell>
          <table:table-cell table:style-name="ce65" table:formula="of:=IF([.$E199]=&quot;&quot;;;MAX(0;[.X199]-[.N199]))" office:value-type="float" office:value="0" calcext:value-type="float">
            <text:p>0</text:p>
          </table:table-cell>
          <table:table-cell table:style-name="ce65" table:formula="of:=IF([.$E199]=&quot;&quot;;;MAX(0;[.Y199]-[.O199]))" office:value-type="float" office:value="0" calcext:value-type="float">
            <text:p>0</text:p>
          </table:table-cell>
          <table:table-cell table:style-name="ce65" table:formula="of:=IF([.$E199]=&quot;&quot;;;MAX(0;[.Z199]-[.P199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200];[.$D200];[.$E200])">
            <text:p/>
          </table:table-cell>
          <table:table-cell table:style-name="ce18" table:formula="of:=IFERROR(VLOOKUP([.$A200];[$Tasks.$A191:.$B195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55"/>
          <table:table-cell table:style-name="ce19" table:number-columns-repeated="10"/>
          <table:table-cell table:style-name="ce16"/>
          <table:table-cell table:style-name="ce65" table:formula="of:=IF([.$A200] =&quot;&quot;;;MAX([.$F200]-[.G200];0))" office:value-type="float" office:value="0" calcext:value-type="float">
            <text:p>0</text:p>
          </table:table-cell>
          <table:table-cell table:style-name="ce65" table:formula="of:=IF([.$E200]=&quot;&quot;;;MAX(0;[.R200]-[.H200]))" office:value-type="float" office:value="0" calcext:value-type="float">
            <text:p>0</text:p>
          </table:table-cell>
          <table:table-cell table:style-name="ce65" table:formula="of:=IF([.$E200]=&quot;&quot;;;MAX(0;[.S200]-[.I200]))" office:value-type="float" office:value="0" calcext:value-type="float">
            <text:p>0</text:p>
          </table:table-cell>
          <table:table-cell table:style-name="ce65" table:formula="of:=IF([.$E200]=&quot;&quot;;;MAX(0;[.T200]-[.J200]))" office:value-type="float" office:value="0" calcext:value-type="float">
            <text:p>0</text:p>
          </table:table-cell>
          <table:table-cell table:style-name="ce65" table:formula="of:=IF([.$E200]=&quot;&quot;;;MAX(0;[.U200]-[.K200]))" office:value-type="float" office:value="0" calcext:value-type="float">
            <text:p>0</text:p>
          </table:table-cell>
          <table:table-cell table:style-name="ce65" table:formula="of:=IF([.$E200]=&quot;&quot;;;MAX(0;[.V200]-[.L200]))" office:value-type="float" office:value="0" calcext:value-type="float">
            <text:p>0</text:p>
          </table:table-cell>
          <table:table-cell table:style-name="ce65" table:formula="of:=IF([.$E200]=&quot;&quot;;;MAX(0;[.W200]-[.M200]))" office:value-type="float" office:value="0" calcext:value-type="float">
            <text:p>0</text:p>
          </table:table-cell>
          <table:table-cell table:style-name="ce65" table:formula="of:=IF([.$E200]=&quot;&quot;;;MAX(0;[.X200]-[.N200]))" office:value-type="float" office:value="0" calcext:value-type="float">
            <text:p>0</text:p>
          </table:table-cell>
          <table:table-cell table:style-name="ce65" table:formula="of:=IF([.$E200]=&quot;&quot;;;MAX(0;[.Y200]-[.O200]))" office:value-type="float" office:value="0" calcext:value-type="float">
            <text:p>0</text:p>
          </table:table-cell>
          <table:table-cell table:style-name="ce65" table:formula="of:=IF([.$E200]=&quot;&quot;;;MAX(0;[.Z200]-[.P200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201];[.$D201];[.$E201])">
            <text:p/>
          </table:table-cell>
          <table:table-cell table:style-name="ce18" table:formula="of:=IFERROR(VLOOKUP([.$A201];[$Tasks.$A192:.$B196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55"/>
          <table:table-cell table:style-name="ce19" table:number-columns-repeated="10"/>
          <table:table-cell table:style-name="ce16"/>
          <table:table-cell table:style-name="ce65" table:formula="of:=IF([.$A201] =&quot;&quot;;;MAX([.$F201]-[.G201];0))" office:value-type="float" office:value="0" calcext:value-type="float">
            <text:p>0</text:p>
          </table:table-cell>
          <table:table-cell table:style-name="ce65" table:formula="of:=IF([.$E201]=&quot;&quot;;;MAX(0;[.R201]-[.H201]))" office:value-type="float" office:value="0" calcext:value-type="float">
            <text:p>0</text:p>
          </table:table-cell>
          <table:table-cell table:style-name="ce65" table:formula="of:=IF([.$E201]=&quot;&quot;;;MAX(0;[.S201]-[.I201]))" office:value-type="float" office:value="0" calcext:value-type="float">
            <text:p>0</text:p>
          </table:table-cell>
          <table:table-cell table:style-name="ce65" table:formula="of:=IF([.$E201]=&quot;&quot;;;MAX(0;[.T201]-[.J201]))" office:value-type="float" office:value="0" calcext:value-type="float">
            <text:p>0</text:p>
          </table:table-cell>
          <table:table-cell table:style-name="ce65" table:formula="of:=IF([.$E201]=&quot;&quot;;;MAX(0;[.U201]-[.K201]))" office:value-type="float" office:value="0" calcext:value-type="float">
            <text:p>0</text:p>
          </table:table-cell>
          <table:table-cell table:style-name="ce65" table:formula="of:=IF([.$E201]=&quot;&quot;;;MAX(0;[.V201]-[.L201]))" office:value-type="float" office:value="0" calcext:value-type="float">
            <text:p>0</text:p>
          </table:table-cell>
          <table:table-cell table:style-name="ce65" table:formula="of:=IF([.$E201]=&quot;&quot;;;MAX(0;[.W201]-[.M201]))" office:value-type="float" office:value="0" calcext:value-type="float">
            <text:p>0</text:p>
          </table:table-cell>
          <table:table-cell table:style-name="ce65" table:formula="of:=IF([.$E201]=&quot;&quot;;;MAX(0;[.X201]-[.N201]))" office:value-type="float" office:value="0" calcext:value-type="float">
            <text:p>0</text:p>
          </table:table-cell>
          <table:table-cell table:style-name="ce65" table:formula="of:=IF([.$E201]=&quot;&quot;;;MAX(0;[.Y201]-[.O201]))" office:value-type="float" office:value="0" calcext:value-type="float">
            <text:p>0</text:p>
          </table:table-cell>
          <table:table-cell table:style-name="ce65" table:formula="of:=IF([.$E201]=&quot;&quot;;;MAX(0;[.Z201]-[.P201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202];[.$D202];[.$E202])">
            <text:p/>
          </table:table-cell>
          <table:table-cell table:style-name="ce18" table:formula="of:=IFERROR(VLOOKUP([.$A202];[$Tasks.$A193:.$B197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55"/>
          <table:table-cell table:style-name="ce19" table:number-columns-repeated="10"/>
          <table:table-cell table:style-name="ce16"/>
          <table:table-cell table:style-name="ce65" table:formula="of:=IF([.$A202] =&quot;&quot;;;MAX([.$F202]-[.G202];0))" office:value-type="float" office:value="0" calcext:value-type="float">
            <text:p>0</text:p>
          </table:table-cell>
          <table:table-cell table:style-name="ce65" table:formula="of:=IF([.$E202]=&quot;&quot;;;MAX(0;[.R202]-[.H202]))" office:value-type="float" office:value="0" calcext:value-type="float">
            <text:p>0</text:p>
          </table:table-cell>
          <table:table-cell table:style-name="ce65" table:formula="of:=IF([.$E202]=&quot;&quot;;;MAX(0;[.S202]-[.I202]))" office:value-type="float" office:value="0" calcext:value-type="float">
            <text:p>0</text:p>
          </table:table-cell>
          <table:table-cell table:style-name="ce65" table:formula="of:=IF([.$E202]=&quot;&quot;;;MAX(0;[.T202]-[.J202]))" office:value-type="float" office:value="0" calcext:value-type="float">
            <text:p>0</text:p>
          </table:table-cell>
          <table:table-cell table:style-name="ce65" table:formula="of:=IF([.$E202]=&quot;&quot;;;MAX(0;[.U202]-[.K202]))" office:value-type="float" office:value="0" calcext:value-type="float">
            <text:p>0</text:p>
          </table:table-cell>
          <table:table-cell table:style-name="ce65" table:formula="of:=IF([.$E202]=&quot;&quot;;;MAX(0;[.V202]-[.L202]))" office:value-type="float" office:value="0" calcext:value-type="float">
            <text:p>0</text:p>
          </table:table-cell>
          <table:table-cell table:style-name="ce65" table:formula="of:=IF([.$E202]=&quot;&quot;;;MAX(0;[.W202]-[.M202]))" office:value-type="float" office:value="0" calcext:value-type="float">
            <text:p>0</text:p>
          </table:table-cell>
          <table:table-cell table:style-name="ce65" table:formula="of:=IF([.$E202]=&quot;&quot;;;MAX(0;[.X202]-[.N202]))" office:value-type="float" office:value="0" calcext:value-type="float">
            <text:p>0</text:p>
          </table:table-cell>
          <table:table-cell table:style-name="ce65" table:formula="of:=IF([.$E202]=&quot;&quot;;;MAX(0;[.Y202]-[.O202]))" office:value-type="float" office:value="0" calcext:value-type="float">
            <text:p>0</text:p>
          </table:table-cell>
          <table:table-cell table:style-name="ce65" table:formula="of:=IF([.$E202]=&quot;&quot;;;MAX(0;[.Z202]-[.P202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203];[.$D203];[.$E203])">
            <text:p/>
          </table:table-cell>
          <table:table-cell table:style-name="ce18" table:formula="of:=IFERROR(VLOOKUP([.$A203];[$Tasks.$A194:.$B198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55"/>
          <table:table-cell table:style-name="ce19" table:number-columns-repeated="10"/>
          <table:table-cell table:style-name="ce16"/>
          <table:table-cell table:style-name="ce65" table:formula="of:=IF([.$A203] =&quot;&quot;;;MAX([.$F203]-[.G203];0))" office:value-type="float" office:value="0" calcext:value-type="float">
            <text:p>0</text:p>
          </table:table-cell>
          <table:table-cell table:style-name="ce65" table:formula="of:=IF([.$E203]=&quot;&quot;;;MAX(0;[.R203]-[.H203]))" office:value-type="float" office:value="0" calcext:value-type="float">
            <text:p>0</text:p>
          </table:table-cell>
          <table:table-cell table:style-name="ce65" table:formula="of:=IF([.$E203]=&quot;&quot;;;MAX(0;[.S203]-[.I203]))" office:value-type="float" office:value="0" calcext:value-type="float">
            <text:p>0</text:p>
          </table:table-cell>
          <table:table-cell table:style-name="ce65" table:formula="of:=IF([.$E203]=&quot;&quot;;;MAX(0;[.T203]-[.J203]))" office:value-type="float" office:value="0" calcext:value-type="float">
            <text:p>0</text:p>
          </table:table-cell>
          <table:table-cell table:style-name="ce65" table:formula="of:=IF([.$E203]=&quot;&quot;;;MAX(0;[.U203]-[.K203]))" office:value-type="float" office:value="0" calcext:value-type="float">
            <text:p>0</text:p>
          </table:table-cell>
          <table:table-cell table:style-name="ce65" table:formula="of:=IF([.$E203]=&quot;&quot;;;MAX(0;[.V203]-[.L203]))" office:value-type="float" office:value="0" calcext:value-type="float">
            <text:p>0</text:p>
          </table:table-cell>
          <table:table-cell table:style-name="ce65" table:formula="of:=IF([.$E203]=&quot;&quot;;;MAX(0;[.W203]-[.M203]))" office:value-type="float" office:value="0" calcext:value-type="float">
            <text:p>0</text:p>
          </table:table-cell>
          <table:table-cell table:style-name="ce65" table:formula="of:=IF([.$E203]=&quot;&quot;;;MAX(0;[.X203]-[.N203]))" office:value-type="float" office:value="0" calcext:value-type="float">
            <text:p>0</text:p>
          </table:table-cell>
          <table:table-cell table:style-name="ce65" table:formula="of:=IF([.$E203]=&quot;&quot;;;MAX(0;[.Y203]-[.O203]))" office:value-type="float" office:value="0" calcext:value-type="float">
            <text:p>0</text:p>
          </table:table-cell>
          <table:table-cell table:style-name="ce65" table:formula="of:=IF([.$E203]=&quot;&quot;;;MAX(0;[.Z203]-[.P203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204];[.$D204];[.$E204])">
            <text:p/>
          </table:table-cell>
          <table:table-cell table:style-name="ce18" table:formula="of:=IFERROR(VLOOKUP([.$A204];[$Tasks.$A195:.$B199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55"/>
          <table:table-cell table:style-name="ce19" table:number-columns-repeated="10"/>
          <table:table-cell table:style-name="ce16"/>
          <table:table-cell table:style-name="ce65" table:formula="of:=IF([.$A204] =&quot;&quot;;;MAX([.$F204]-[.G204];0))" office:value-type="float" office:value="0" calcext:value-type="float">
            <text:p>0</text:p>
          </table:table-cell>
          <table:table-cell table:style-name="ce65" table:formula="of:=IF([.$E204]=&quot;&quot;;;MAX(0;[.R204]-[.H204]))" office:value-type="float" office:value="0" calcext:value-type="float">
            <text:p>0</text:p>
          </table:table-cell>
          <table:table-cell table:style-name="ce65" table:formula="of:=IF([.$E204]=&quot;&quot;;;MAX(0;[.S204]-[.I204]))" office:value-type="float" office:value="0" calcext:value-type="float">
            <text:p>0</text:p>
          </table:table-cell>
          <table:table-cell table:style-name="ce65" table:formula="of:=IF([.$E204]=&quot;&quot;;;MAX(0;[.T204]-[.J204]))" office:value-type="float" office:value="0" calcext:value-type="float">
            <text:p>0</text:p>
          </table:table-cell>
          <table:table-cell table:style-name="ce65" table:formula="of:=IF([.$E204]=&quot;&quot;;;MAX(0;[.U204]-[.K204]))" office:value-type="float" office:value="0" calcext:value-type="float">
            <text:p>0</text:p>
          </table:table-cell>
          <table:table-cell table:style-name="ce65" table:formula="of:=IF([.$E204]=&quot;&quot;;;MAX(0;[.V204]-[.L204]))" office:value-type="float" office:value="0" calcext:value-type="float">
            <text:p>0</text:p>
          </table:table-cell>
          <table:table-cell table:style-name="ce65" table:formula="of:=IF([.$E204]=&quot;&quot;;;MAX(0;[.W204]-[.M204]))" office:value-type="float" office:value="0" calcext:value-type="float">
            <text:p>0</text:p>
          </table:table-cell>
          <table:table-cell table:style-name="ce65" table:formula="of:=IF([.$E204]=&quot;&quot;;;MAX(0;[.X204]-[.N204]))" office:value-type="float" office:value="0" calcext:value-type="float">
            <text:p>0</text:p>
          </table:table-cell>
          <table:table-cell table:style-name="ce65" table:formula="of:=IF([.$E204]=&quot;&quot;;;MAX(0;[.Y204]-[.O204]))" office:value-type="float" office:value="0" calcext:value-type="float">
            <text:p>0</text:p>
          </table:table-cell>
          <table:table-cell table:style-name="ce65" table:formula="of:=IF([.$E204]=&quot;&quot;;;MAX(0;[.Z204]-[.P204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205];[.$D205];[.$E205])">
            <text:p/>
          </table:table-cell>
          <table:table-cell table:style-name="ce18" table:formula="of:=IFERROR(VLOOKUP([.$A205];[$Tasks.$A196:.$B200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55"/>
          <table:table-cell table:style-name="ce19" table:number-columns-repeated="10"/>
          <table:table-cell table:style-name="ce16"/>
          <table:table-cell table:style-name="ce65" table:formula="of:=IF([.$A205] =&quot;&quot;;;MAX([.$F205]-[.G205];0))" office:value-type="float" office:value="0" calcext:value-type="float">
            <text:p>0</text:p>
          </table:table-cell>
          <table:table-cell table:style-name="ce65" table:formula="of:=IF([.$E205]=&quot;&quot;;;MAX(0;[.R205]-[.H205]))" office:value-type="float" office:value="0" calcext:value-type="float">
            <text:p>0</text:p>
          </table:table-cell>
          <table:table-cell table:style-name="ce65" table:formula="of:=IF([.$E205]=&quot;&quot;;;MAX(0;[.S205]-[.I205]))" office:value-type="float" office:value="0" calcext:value-type="float">
            <text:p>0</text:p>
          </table:table-cell>
          <table:table-cell table:style-name="ce65" table:formula="of:=IF([.$E205]=&quot;&quot;;;MAX(0;[.T205]-[.J205]))" office:value-type="float" office:value="0" calcext:value-type="float">
            <text:p>0</text:p>
          </table:table-cell>
          <table:table-cell table:style-name="ce65" table:formula="of:=IF([.$E205]=&quot;&quot;;;MAX(0;[.U205]-[.K205]))" office:value-type="float" office:value="0" calcext:value-type="float">
            <text:p>0</text:p>
          </table:table-cell>
          <table:table-cell table:style-name="ce65" table:formula="of:=IF([.$E205]=&quot;&quot;;;MAX(0;[.V205]-[.L205]))" office:value-type="float" office:value="0" calcext:value-type="float">
            <text:p>0</text:p>
          </table:table-cell>
          <table:table-cell table:style-name="ce65" table:formula="of:=IF([.$E205]=&quot;&quot;;;MAX(0;[.W205]-[.M205]))" office:value-type="float" office:value="0" calcext:value-type="float">
            <text:p>0</text:p>
          </table:table-cell>
          <table:table-cell table:style-name="ce65" table:formula="of:=IF([.$E205]=&quot;&quot;;;MAX(0;[.X205]-[.N205]))" office:value-type="float" office:value="0" calcext:value-type="float">
            <text:p>0</text:p>
          </table:table-cell>
          <table:table-cell table:style-name="ce65" table:formula="of:=IF([.$E205]=&quot;&quot;;;MAX(0;[.Y205]-[.O205]))" office:value-type="float" office:value="0" calcext:value-type="float">
            <text:p>0</text:p>
          </table:table-cell>
          <table:table-cell table:style-name="ce65" table:formula="of:=IF([.$E205]=&quot;&quot;;;MAX(0;[.Z205]-[.P205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206];[.$D206];[.$E206])">
            <text:p/>
          </table:table-cell>
          <table:table-cell table:style-name="ce18" table:formula="of:=IFERROR(VLOOKUP([.$A206];[$Tasks.$A197:.$B201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55"/>
          <table:table-cell table:style-name="ce19" table:number-columns-repeated="10"/>
          <table:table-cell table:style-name="ce16"/>
          <table:table-cell table:style-name="ce65" table:formula="of:=IF([.$A206] =&quot;&quot;;;MAX([.$F206]-[.G206];0))" office:value-type="float" office:value="0" calcext:value-type="float">
            <text:p>0</text:p>
          </table:table-cell>
          <table:table-cell table:style-name="ce65" table:formula="of:=IF([.$E206]=&quot;&quot;;;MAX(0;[.R206]-[.H206]))" office:value-type="float" office:value="0" calcext:value-type="float">
            <text:p>0</text:p>
          </table:table-cell>
          <table:table-cell table:style-name="ce65" table:formula="of:=IF([.$E206]=&quot;&quot;;;MAX(0;[.S206]-[.I206]))" office:value-type="float" office:value="0" calcext:value-type="float">
            <text:p>0</text:p>
          </table:table-cell>
          <table:table-cell table:style-name="ce65" table:formula="of:=IF([.$E206]=&quot;&quot;;;MAX(0;[.T206]-[.J206]))" office:value-type="float" office:value="0" calcext:value-type="float">
            <text:p>0</text:p>
          </table:table-cell>
          <table:table-cell table:style-name="ce65" table:formula="of:=IF([.$E206]=&quot;&quot;;;MAX(0;[.U206]-[.K206]))" office:value-type="float" office:value="0" calcext:value-type="float">
            <text:p>0</text:p>
          </table:table-cell>
          <table:table-cell table:style-name="ce65" table:formula="of:=IF([.$E206]=&quot;&quot;;;MAX(0;[.V206]-[.L206]))" office:value-type="float" office:value="0" calcext:value-type="float">
            <text:p>0</text:p>
          </table:table-cell>
          <table:table-cell table:style-name="ce65" table:formula="of:=IF([.$E206]=&quot;&quot;;;MAX(0;[.W206]-[.M206]))" office:value-type="float" office:value="0" calcext:value-type="float">
            <text:p>0</text:p>
          </table:table-cell>
          <table:table-cell table:style-name="ce65" table:formula="of:=IF([.$E206]=&quot;&quot;;;MAX(0;[.X206]-[.N206]))" office:value-type="float" office:value="0" calcext:value-type="float">
            <text:p>0</text:p>
          </table:table-cell>
          <table:table-cell table:style-name="ce65" table:formula="of:=IF([.$E206]=&quot;&quot;;;MAX(0;[.Y206]-[.O206]))" office:value-type="float" office:value="0" calcext:value-type="float">
            <text:p>0</text:p>
          </table:table-cell>
          <table:table-cell table:style-name="ce65" table:formula="of:=IF([.$E206]=&quot;&quot;;;MAX(0;[.Z206]-[.P206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207];[.$D207];[.$E207])">
            <text:p/>
          </table:table-cell>
          <table:table-cell table:style-name="ce18" table:formula="of:=IFERROR(VLOOKUP([.$A207];[$Tasks.$A198:.$B202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55"/>
          <table:table-cell table:style-name="ce19" table:number-columns-repeated="10"/>
          <table:table-cell table:style-name="ce16"/>
          <table:table-cell table:style-name="ce65" table:formula="of:=IF([.$A207] =&quot;&quot;;;MAX([.$F207]-[.G207];0))" office:value-type="float" office:value="0" calcext:value-type="float">
            <text:p>0</text:p>
          </table:table-cell>
          <table:table-cell table:style-name="ce65" table:formula="of:=IF([.$E207]=&quot;&quot;;;MAX(0;[.R207]-[.H207]))" office:value-type="float" office:value="0" calcext:value-type="float">
            <text:p>0</text:p>
          </table:table-cell>
          <table:table-cell table:style-name="ce65" table:formula="of:=IF([.$E207]=&quot;&quot;;;MAX(0;[.S207]-[.I207]))" office:value-type="float" office:value="0" calcext:value-type="float">
            <text:p>0</text:p>
          </table:table-cell>
          <table:table-cell table:style-name="ce65" table:formula="of:=IF([.$E207]=&quot;&quot;;;MAX(0;[.T207]-[.J207]))" office:value-type="float" office:value="0" calcext:value-type="float">
            <text:p>0</text:p>
          </table:table-cell>
          <table:table-cell table:style-name="ce65" table:formula="of:=IF([.$E207]=&quot;&quot;;;MAX(0;[.U207]-[.K207]))" office:value-type="float" office:value="0" calcext:value-type="float">
            <text:p>0</text:p>
          </table:table-cell>
          <table:table-cell table:style-name="ce65" table:formula="of:=IF([.$E207]=&quot;&quot;;;MAX(0;[.V207]-[.L207]))" office:value-type="float" office:value="0" calcext:value-type="float">
            <text:p>0</text:p>
          </table:table-cell>
          <table:table-cell table:style-name="ce65" table:formula="of:=IF([.$E207]=&quot;&quot;;;MAX(0;[.W207]-[.M207]))" office:value-type="float" office:value="0" calcext:value-type="float">
            <text:p>0</text:p>
          </table:table-cell>
          <table:table-cell table:style-name="ce65" table:formula="of:=IF([.$E207]=&quot;&quot;;;MAX(0;[.X207]-[.N207]))" office:value-type="float" office:value="0" calcext:value-type="float">
            <text:p>0</text:p>
          </table:table-cell>
          <table:table-cell table:style-name="ce65" table:formula="of:=IF([.$E207]=&quot;&quot;;;MAX(0;[.Y207]-[.O207]))" office:value-type="float" office:value="0" calcext:value-type="float">
            <text:p>0</text:p>
          </table:table-cell>
          <table:table-cell table:style-name="ce65" table:formula="of:=IF([.$E207]=&quot;&quot;;;MAX(0;[.Z207]-[.P207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208];[.$D208];[.$E208])">
            <text:p/>
          </table:table-cell>
          <table:table-cell table:style-name="ce18" table:formula="of:=IFERROR(VLOOKUP([.$A208];[$Tasks.$A199:.$B203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55"/>
          <table:table-cell table:style-name="ce19" table:number-columns-repeated="10"/>
          <table:table-cell table:style-name="ce16"/>
          <table:table-cell table:style-name="ce65" table:formula="of:=IF([.$A208] =&quot;&quot;;;MAX([.$F208]-[.G208];0))" office:value-type="float" office:value="0" calcext:value-type="float">
            <text:p>0</text:p>
          </table:table-cell>
          <table:table-cell table:style-name="ce65" table:formula="of:=IF([.$E208]=&quot;&quot;;;MAX(0;[.R208]-[.H208]))" office:value-type="float" office:value="0" calcext:value-type="float">
            <text:p>0</text:p>
          </table:table-cell>
          <table:table-cell table:style-name="ce65" table:formula="of:=IF([.$E208]=&quot;&quot;;;MAX(0;[.S208]-[.I208]))" office:value-type="float" office:value="0" calcext:value-type="float">
            <text:p>0</text:p>
          </table:table-cell>
          <table:table-cell table:style-name="ce65" table:formula="of:=IF([.$E208]=&quot;&quot;;;MAX(0;[.T208]-[.J208]))" office:value-type="float" office:value="0" calcext:value-type="float">
            <text:p>0</text:p>
          </table:table-cell>
          <table:table-cell table:style-name="ce65" table:formula="of:=IF([.$E208]=&quot;&quot;;;MAX(0;[.U208]-[.K208]))" office:value-type="float" office:value="0" calcext:value-type="float">
            <text:p>0</text:p>
          </table:table-cell>
          <table:table-cell table:style-name="ce65" table:formula="of:=IF([.$E208]=&quot;&quot;;;MAX(0;[.V208]-[.L208]))" office:value-type="float" office:value="0" calcext:value-type="float">
            <text:p>0</text:p>
          </table:table-cell>
          <table:table-cell table:style-name="ce65" table:formula="of:=IF([.$E208]=&quot;&quot;;;MAX(0;[.W208]-[.M208]))" office:value-type="float" office:value="0" calcext:value-type="float">
            <text:p>0</text:p>
          </table:table-cell>
          <table:table-cell table:style-name="ce65" table:formula="of:=IF([.$E208]=&quot;&quot;;;MAX(0;[.X208]-[.N208]))" office:value-type="float" office:value="0" calcext:value-type="float">
            <text:p>0</text:p>
          </table:table-cell>
          <table:table-cell table:style-name="ce65" table:formula="of:=IF([.$E208]=&quot;&quot;;;MAX(0;[.Y208]-[.O208]))" office:value-type="float" office:value="0" calcext:value-type="float">
            <text:p>0</text:p>
          </table:table-cell>
          <table:table-cell table:style-name="ce65" table:formula="of:=IF([.$E208]=&quot;&quot;;;MAX(0;[.Z208]-[.P208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209];[.$D209];[.$E209])">
            <text:p/>
          </table:table-cell>
          <table:table-cell table:style-name="ce18" table:formula="of:=IFERROR(VLOOKUP([.$A209];[$Tasks.$A200:.$B204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55"/>
          <table:table-cell table:style-name="ce19" table:number-columns-repeated="10"/>
          <table:table-cell table:style-name="ce16"/>
          <table:table-cell table:style-name="ce65" table:formula="of:=IF([.$A209] =&quot;&quot;;;MAX([.$F209]-[.G209];0))" office:value-type="float" office:value="0" calcext:value-type="float">
            <text:p>0</text:p>
          </table:table-cell>
          <table:table-cell table:style-name="ce65" table:formula="of:=IF([.$E209]=&quot;&quot;;;MAX(0;[.R209]-[.H209]))" office:value-type="float" office:value="0" calcext:value-type="float">
            <text:p>0</text:p>
          </table:table-cell>
          <table:table-cell table:style-name="ce65" table:formula="of:=IF([.$E209]=&quot;&quot;;;MAX(0;[.S209]-[.I209]))" office:value-type="float" office:value="0" calcext:value-type="float">
            <text:p>0</text:p>
          </table:table-cell>
          <table:table-cell table:style-name="ce65" table:formula="of:=IF([.$E209]=&quot;&quot;;;MAX(0;[.T209]-[.J209]))" office:value-type="float" office:value="0" calcext:value-type="float">
            <text:p>0</text:p>
          </table:table-cell>
          <table:table-cell table:style-name="ce65" table:formula="of:=IF([.$E209]=&quot;&quot;;;MAX(0;[.U209]-[.K209]))" office:value-type="float" office:value="0" calcext:value-type="float">
            <text:p>0</text:p>
          </table:table-cell>
          <table:table-cell table:style-name="ce65" table:formula="of:=IF([.$E209]=&quot;&quot;;;MAX(0;[.V209]-[.L209]))" office:value-type="float" office:value="0" calcext:value-type="float">
            <text:p>0</text:p>
          </table:table-cell>
          <table:table-cell table:style-name="ce65" table:formula="of:=IF([.$E209]=&quot;&quot;;;MAX(0;[.W209]-[.M209]))" office:value-type="float" office:value="0" calcext:value-type="float">
            <text:p>0</text:p>
          </table:table-cell>
          <table:table-cell table:style-name="ce65" table:formula="of:=IF([.$E209]=&quot;&quot;;;MAX(0;[.X209]-[.N209]))" office:value-type="float" office:value="0" calcext:value-type="float">
            <text:p>0</text:p>
          </table:table-cell>
          <table:table-cell table:style-name="ce65" table:formula="of:=IF([.$E209]=&quot;&quot;;;MAX(0;[.Y209]-[.O209]))" office:value-type="float" office:value="0" calcext:value-type="float">
            <text:p>0</text:p>
          </table:table-cell>
          <table:table-cell table:style-name="ce65" table:formula="of:=IF([.$E209]=&quot;&quot;;;MAX(0;[.Z209]-[.P209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210];[.$D210];[.$E210])">
            <text:p/>
          </table:table-cell>
          <table:table-cell table:style-name="ce18" table:formula="of:=IFERROR(VLOOKUP([.$A210];[$Tasks.$A201:.$B205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55"/>
          <table:table-cell table:style-name="ce19" table:number-columns-repeated="10"/>
          <table:table-cell table:style-name="ce16"/>
          <table:table-cell table:style-name="ce65" table:formula="of:=IF([.$A210] =&quot;&quot;;;MAX([.$F210]-[.G210];0))" office:value-type="float" office:value="0" calcext:value-type="float">
            <text:p>0</text:p>
          </table:table-cell>
          <table:table-cell table:style-name="ce65" table:formula="of:=IF([.$E210]=&quot;&quot;;;MAX(0;[.R210]-[.H210]))" office:value-type="float" office:value="0" calcext:value-type="float">
            <text:p>0</text:p>
          </table:table-cell>
          <table:table-cell table:style-name="ce65" table:formula="of:=IF([.$E210]=&quot;&quot;;;MAX(0;[.S210]-[.I210]))" office:value-type="float" office:value="0" calcext:value-type="float">
            <text:p>0</text:p>
          </table:table-cell>
          <table:table-cell table:style-name="ce65" table:formula="of:=IF([.$E210]=&quot;&quot;;;MAX(0;[.T210]-[.J210]))" office:value-type="float" office:value="0" calcext:value-type="float">
            <text:p>0</text:p>
          </table:table-cell>
          <table:table-cell table:style-name="ce65" table:formula="of:=IF([.$E210]=&quot;&quot;;;MAX(0;[.U210]-[.K210]))" office:value-type="float" office:value="0" calcext:value-type="float">
            <text:p>0</text:p>
          </table:table-cell>
          <table:table-cell table:style-name="ce65" table:formula="of:=IF([.$E210]=&quot;&quot;;;MAX(0;[.V210]-[.L210]))" office:value-type="float" office:value="0" calcext:value-type="float">
            <text:p>0</text:p>
          </table:table-cell>
          <table:table-cell table:style-name="ce65" table:formula="of:=IF([.$E210]=&quot;&quot;;;MAX(0;[.W210]-[.M210]))" office:value-type="float" office:value="0" calcext:value-type="float">
            <text:p>0</text:p>
          </table:table-cell>
          <table:table-cell table:style-name="ce65" table:formula="of:=IF([.$E210]=&quot;&quot;;;MAX(0;[.X210]-[.N210]))" office:value-type="float" office:value="0" calcext:value-type="float">
            <text:p>0</text:p>
          </table:table-cell>
          <table:table-cell table:style-name="ce65" table:formula="of:=IF([.$E210]=&quot;&quot;;;MAX(0;[.Y210]-[.O210]))" office:value-type="float" office:value="0" calcext:value-type="float">
            <text:p>0</text:p>
          </table:table-cell>
          <table:table-cell table:style-name="ce65" table:formula="of:=IF([.$E210]=&quot;&quot;;;MAX(0;[.Z210]-[.P210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211];[.$D211];[.$E211])">
            <text:p/>
          </table:table-cell>
          <table:table-cell table:style-name="ce18" table:formula="of:=IFERROR(VLOOKUP([.$A211];[$Tasks.$A202:.$B206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55"/>
          <table:table-cell table:style-name="ce19" table:number-columns-repeated="10"/>
          <table:table-cell table:style-name="ce16"/>
          <table:table-cell table:style-name="ce65" table:formula="of:=IF([.$A211] =&quot;&quot;;;MAX([.$F211]-[.G211];0))" office:value-type="float" office:value="0" calcext:value-type="float">
            <text:p>0</text:p>
          </table:table-cell>
          <table:table-cell table:style-name="ce65" table:formula="of:=IF([.$E211]=&quot;&quot;;;MAX(0;[.R211]-[.H211]))" office:value-type="float" office:value="0" calcext:value-type="float">
            <text:p>0</text:p>
          </table:table-cell>
          <table:table-cell table:style-name="ce65" table:formula="of:=IF([.$E211]=&quot;&quot;;;MAX(0;[.S211]-[.I211]))" office:value-type="float" office:value="0" calcext:value-type="float">
            <text:p>0</text:p>
          </table:table-cell>
          <table:table-cell table:style-name="ce65" table:formula="of:=IF([.$E211]=&quot;&quot;;;MAX(0;[.T211]-[.J211]))" office:value-type="float" office:value="0" calcext:value-type="float">
            <text:p>0</text:p>
          </table:table-cell>
          <table:table-cell table:style-name="ce65" table:formula="of:=IF([.$E211]=&quot;&quot;;;MAX(0;[.U211]-[.K211]))" office:value-type="float" office:value="0" calcext:value-type="float">
            <text:p>0</text:p>
          </table:table-cell>
          <table:table-cell table:style-name="ce65" table:formula="of:=IF([.$E211]=&quot;&quot;;;MAX(0;[.V211]-[.L211]))" office:value-type="float" office:value="0" calcext:value-type="float">
            <text:p>0</text:p>
          </table:table-cell>
          <table:table-cell table:style-name="ce65" table:formula="of:=IF([.$E211]=&quot;&quot;;;MAX(0;[.W211]-[.M211]))" office:value-type="float" office:value="0" calcext:value-type="float">
            <text:p>0</text:p>
          </table:table-cell>
          <table:table-cell table:style-name="ce65" table:formula="of:=IF([.$E211]=&quot;&quot;;;MAX(0;[.X211]-[.N211]))" office:value-type="float" office:value="0" calcext:value-type="float">
            <text:p>0</text:p>
          </table:table-cell>
          <table:table-cell table:style-name="ce65" table:formula="of:=IF([.$E211]=&quot;&quot;;;MAX(0;[.Y211]-[.O211]))" office:value-type="float" office:value="0" calcext:value-type="float">
            <text:p>0</text:p>
          </table:table-cell>
          <table:table-cell table:style-name="ce65" table:formula="of:=IF([.$E211]=&quot;&quot;;;MAX(0;[.Z211]-[.P211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212];[.$D212];[.$E212])">
            <text:p/>
          </table:table-cell>
          <table:table-cell table:style-name="ce18" table:formula="of:=IFERROR(VLOOKUP([.$A212];[$Tasks.$A203:.$B207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55"/>
          <table:table-cell table:style-name="ce19" table:number-columns-repeated="10"/>
          <table:table-cell table:style-name="ce16"/>
          <table:table-cell table:style-name="ce65" table:formula="of:=IF([.$A212] =&quot;&quot;;;MAX([.$F212]-[.G212];0))" office:value-type="float" office:value="0" calcext:value-type="float">
            <text:p>0</text:p>
          </table:table-cell>
          <table:table-cell table:style-name="ce65" table:formula="of:=IF([.$E212]=&quot;&quot;;;MAX(0;[.R212]-[.H212]))" office:value-type="float" office:value="0" calcext:value-type="float">
            <text:p>0</text:p>
          </table:table-cell>
          <table:table-cell table:style-name="ce65" table:formula="of:=IF([.$E212]=&quot;&quot;;;MAX(0;[.S212]-[.I212]))" office:value-type="float" office:value="0" calcext:value-type="float">
            <text:p>0</text:p>
          </table:table-cell>
          <table:table-cell table:style-name="ce65" table:formula="of:=IF([.$E212]=&quot;&quot;;;MAX(0;[.T212]-[.J212]))" office:value-type="float" office:value="0" calcext:value-type="float">
            <text:p>0</text:p>
          </table:table-cell>
          <table:table-cell table:style-name="ce65" table:formula="of:=IF([.$E212]=&quot;&quot;;;MAX(0;[.U212]-[.K212]))" office:value-type="float" office:value="0" calcext:value-type="float">
            <text:p>0</text:p>
          </table:table-cell>
          <table:table-cell table:style-name="ce65" table:formula="of:=IF([.$E212]=&quot;&quot;;;MAX(0;[.V212]-[.L212]))" office:value-type="float" office:value="0" calcext:value-type="float">
            <text:p>0</text:p>
          </table:table-cell>
          <table:table-cell table:style-name="ce65" table:formula="of:=IF([.$E212]=&quot;&quot;;;MAX(0;[.W212]-[.M212]))" office:value-type="float" office:value="0" calcext:value-type="float">
            <text:p>0</text:p>
          </table:table-cell>
          <table:table-cell table:style-name="ce65" table:formula="of:=IF([.$E212]=&quot;&quot;;;MAX(0;[.X212]-[.N212]))" office:value-type="float" office:value="0" calcext:value-type="float">
            <text:p>0</text:p>
          </table:table-cell>
          <table:table-cell table:style-name="ce65" table:formula="of:=IF([.$E212]=&quot;&quot;;;MAX(0;[.Y212]-[.O212]))" office:value-type="float" office:value="0" calcext:value-type="float">
            <text:p>0</text:p>
          </table:table-cell>
          <table:table-cell table:style-name="ce65" table:formula="of:=IF([.$E212]=&quot;&quot;;;MAX(0;[.Z212]-[.P212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213];[.$D213];[.$E213])">
            <text:p/>
          </table:table-cell>
          <table:table-cell table:style-name="ce18" table:formula="of:=IFERROR(VLOOKUP([.$A213];[$Tasks.$A204:.$B208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55"/>
          <table:table-cell table:style-name="ce19" table:number-columns-repeated="10"/>
          <table:table-cell table:style-name="ce16"/>
          <table:table-cell table:style-name="ce65" table:formula="of:=IF([.$A213] =&quot;&quot;;;MAX([.$F213]-[.G213];0))" office:value-type="float" office:value="0" calcext:value-type="float">
            <text:p>0</text:p>
          </table:table-cell>
          <table:table-cell table:style-name="ce65" table:formula="of:=IF([.$E213]=&quot;&quot;;;MAX(0;[.R213]-[.H213]))" office:value-type="float" office:value="0" calcext:value-type="float">
            <text:p>0</text:p>
          </table:table-cell>
          <table:table-cell table:style-name="ce65" table:formula="of:=IF([.$E213]=&quot;&quot;;;MAX(0;[.S213]-[.I213]))" office:value-type="float" office:value="0" calcext:value-type="float">
            <text:p>0</text:p>
          </table:table-cell>
          <table:table-cell table:style-name="ce65" table:formula="of:=IF([.$E213]=&quot;&quot;;;MAX(0;[.T213]-[.J213]))" office:value-type="float" office:value="0" calcext:value-type="float">
            <text:p>0</text:p>
          </table:table-cell>
          <table:table-cell table:style-name="ce65" table:formula="of:=IF([.$E213]=&quot;&quot;;;MAX(0;[.U213]-[.K213]))" office:value-type="float" office:value="0" calcext:value-type="float">
            <text:p>0</text:p>
          </table:table-cell>
          <table:table-cell table:style-name="ce65" table:formula="of:=IF([.$E213]=&quot;&quot;;;MAX(0;[.V213]-[.L213]))" office:value-type="float" office:value="0" calcext:value-type="float">
            <text:p>0</text:p>
          </table:table-cell>
          <table:table-cell table:style-name="ce65" table:formula="of:=IF([.$E213]=&quot;&quot;;;MAX(0;[.W213]-[.M213]))" office:value-type="float" office:value="0" calcext:value-type="float">
            <text:p>0</text:p>
          </table:table-cell>
          <table:table-cell table:style-name="ce65" table:formula="of:=IF([.$E213]=&quot;&quot;;;MAX(0;[.X213]-[.N213]))" office:value-type="float" office:value="0" calcext:value-type="float">
            <text:p>0</text:p>
          </table:table-cell>
          <table:table-cell table:style-name="ce65" table:formula="of:=IF([.$E213]=&quot;&quot;;;MAX(0;[.Y213]-[.O213]))" office:value-type="float" office:value="0" calcext:value-type="float">
            <text:p>0</text:p>
          </table:table-cell>
          <table:table-cell table:style-name="ce65" table:formula="of:=IF([.$E213]=&quot;&quot;;;MAX(0;[.Z213]-[.P213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214];[.$D214];[.$E214])">
            <text:p/>
          </table:table-cell>
          <table:table-cell table:style-name="ce18" table:formula="of:=IFERROR(VLOOKUP([.$A214];[$Tasks.$A205:.$B209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55"/>
          <table:table-cell table:style-name="ce19" table:number-columns-repeated="10"/>
          <table:table-cell table:style-name="ce16"/>
          <table:table-cell table:style-name="ce65" table:formula="of:=IF([.$A214] =&quot;&quot;;;MAX([.$F214]-[.G214];0))" office:value-type="float" office:value="0" calcext:value-type="float">
            <text:p>0</text:p>
          </table:table-cell>
          <table:table-cell table:style-name="ce65" table:formula="of:=IF([.$E214]=&quot;&quot;;;MAX(0;[.R214]-[.H214]))" office:value-type="float" office:value="0" calcext:value-type="float">
            <text:p>0</text:p>
          </table:table-cell>
          <table:table-cell table:style-name="ce65" table:formula="of:=IF([.$E214]=&quot;&quot;;;MAX(0;[.S214]-[.I214]))" office:value-type="float" office:value="0" calcext:value-type="float">
            <text:p>0</text:p>
          </table:table-cell>
          <table:table-cell table:style-name="ce65" table:formula="of:=IF([.$E214]=&quot;&quot;;;MAX(0;[.T214]-[.J214]))" office:value-type="float" office:value="0" calcext:value-type="float">
            <text:p>0</text:p>
          </table:table-cell>
          <table:table-cell table:style-name="ce65" table:formula="of:=IF([.$E214]=&quot;&quot;;;MAX(0;[.U214]-[.K214]))" office:value-type="float" office:value="0" calcext:value-type="float">
            <text:p>0</text:p>
          </table:table-cell>
          <table:table-cell table:style-name="ce65" table:formula="of:=IF([.$E214]=&quot;&quot;;;MAX(0;[.V214]-[.L214]))" office:value-type="float" office:value="0" calcext:value-type="float">
            <text:p>0</text:p>
          </table:table-cell>
          <table:table-cell table:style-name="ce65" table:formula="of:=IF([.$E214]=&quot;&quot;;;MAX(0;[.W214]-[.M214]))" office:value-type="float" office:value="0" calcext:value-type="float">
            <text:p>0</text:p>
          </table:table-cell>
          <table:table-cell table:style-name="ce65" table:formula="of:=IF([.$E214]=&quot;&quot;;;MAX(0;[.X214]-[.N214]))" office:value-type="float" office:value="0" calcext:value-type="float">
            <text:p>0</text:p>
          </table:table-cell>
          <table:table-cell table:style-name="ce65" table:formula="of:=IF([.$E214]=&quot;&quot;;;MAX(0;[.Y214]-[.O214]))" office:value-type="float" office:value="0" calcext:value-type="float">
            <text:p>0</text:p>
          </table:table-cell>
          <table:table-cell table:style-name="ce65" table:formula="of:=IF([.$E214]=&quot;&quot;;;MAX(0;[.Z214]-[.P214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215];[.$D215];[.$E215])">
            <text:p/>
          </table:table-cell>
          <table:table-cell table:style-name="ce18" table:formula="of:=IFERROR(VLOOKUP([.$A215];[$Tasks.$A206:.$B210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55"/>
          <table:table-cell table:style-name="ce19" table:number-columns-repeated="10"/>
          <table:table-cell table:style-name="ce16"/>
          <table:table-cell table:style-name="ce65" table:formula="of:=IF([.$A215] =&quot;&quot;;;MAX([.$F215]-[.G215];0))" office:value-type="float" office:value="0" calcext:value-type="float">
            <text:p>0</text:p>
          </table:table-cell>
          <table:table-cell table:style-name="ce65" table:formula="of:=IF([.$E215]=&quot;&quot;;;MAX(0;[.R215]-[.H215]))" office:value-type="float" office:value="0" calcext:value-type="float">
            <text:p>0</text:p>
          </table:table-cell>
          <table:table-cell table:style-name="ce65" table:formula="of:=IF([.$E215]=&quot;&quot;;;MAX(0;[.S215]-[.I215]))" office:value-type="float" office:value="0" calcext:value-type="float">
            <text:p>0</text:p>
          </table:table-cell>
          <table:table-cell table:style-name="ce65" table:formula="of:=IF([.$E215]=&quot;&quot;;;MAX(0;[.T215]-[.J215]))" office:value-type="float" office:value="0" calcext:value-type="float">
            <text:p>0</text:p>
          </table:table-cell>
          <table:table-cell table:style-name="ce65" table:formula="of:=IF([.$E215]=&quot;&quot;;;MAX(0;[.U215]-[.K215]))" office:value-type="float" office:value="0" calcext:value-type="float">
            <text:p>0</text:p>
          </table:table-cell>
          <table:table-cell table:style-name="ce65" table:formula="of:=IF([.$E215]=&quot;&quot;;;MAX(0;[.V215]-[.L215]))" office:value-type="float" office:value="0" calcext:value-type="float">
            <text:p>0</text:p>
          </table:table-cell>
          <table:table-cell table:style-name="ce65" table:formula="of:=IF([.$E215]=&quot;&quot;;;MAX(0;[.W215]-[.M215]))" office:value-type="float" office:value="0" calcext:value-type="float">
            <text:p>0</text:p>
          </table:table-cell>
          <table:table-cell table:style-name="ce65" table:formula="of:=IF([.$E215]=&quot;&quot;;;MAX(0;[.X215]-[.N215]))" office:value-type="float" office:value="0" calcext:value-type="float">
            <text:p>0</text:p>
          </table:table-cell>
          <table:table-cell table:style-name="ce65" table:formula="of:=IF([.$E215]=&quot;&quot;;;MAX(0;[.Y215]-[.O215]))" office:value-type="float" office:value="0" calcext:value-type="float">
            <text:p>0</text:p>
          </table:table-cell>
          <table:table-cell table:style-name="ce65" table:formula="of:=IF([.$E215]=&quot;&quot;;;MAX(0;[.Z215]-[.P215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216];[.$D216];[.$E216])">
            <text:p/>
          </table:table-cell>
          <table:table-cell table:style-name="ce18" table:formula="of:=IFERROR(VLOOKUP([.$A216];[$Tasks.$A207:.$B211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55"/>
          <table:table-cell table:style-name="ce19" table:number-columns-repeated="10"/>
          <table:table-cell table:style-name="ce16"/>
          <table:table-cell table:style-name="ce65" table:formula="of:=IF([.$A216] =&quot;&quot;;;MAX([.$F216]-[.G216];0))" office:value-type="float" office:value="0" calcext:value-type="float">
            <text:p>0</text:p>
          </table:table-cell>
          <table:table-cell table:style-name="ce65" table:formula="of:=IF([.$E216]=&quot;&quot;;;MAX(0;[.R216]-[.H216]))" office:value-type="float" office:value="0" calcext:value-type="float">
            <text:p>0</text:p>
          </table:table-cell>
          <table:table-cell table:style-name="ce65" table:formula="of:=IF([.$E216]=&quot;&quot;;;MAX(0;[.S216]-[.I216]))" office:value-type="float" office:value="0" calcext:value-type="float">
            <text:p>0</text:p>
          </table:table-cell>
          <table:table-cell table:style-name="ce65" table:formula="of:=IF([.$E216]=&quot;&quot;;;MAX(0;[.T216]-[.J216]))" office:value-type="float" office:value="0" calcext:value-type="float">
            <text:p>0</text:p>
          </table:table-cell>
          <table:table-cell table:style-name="ce65" table:formula="of:=IF([.$E216]=&quot;&quot;;;MAX(0;[.U216]-[.K216]))" office:value-type="float" office:value="0" calcext:value-type="float">
            <text:p>0</text:p>
          </table:table-cell>
          <table:table-cell table:style-name="ce65" table:formula="of:=IF([.$E216]=&quot;&quot;;;MAX(0;[.V216]-[.L216]))" office:value-type="float" office:value="0" calcext:value-type="float">
            <text:p>0</text:p>
          </table:table-cell>
          <table:table-cell table:style-name="ce65" table:formula="of:=IF([.$E216]=&quot;&quot;;;MAX(0;[.W216]-[.M216]))" office:value-type="float" office:value="0" calcext:value-type="float">
            <text:p>0</text:p>
          </table:table-cell>
          <table:table-cell table:style-name="ce65" table:formula="of:=IF([.$E216]=&quot;&quot;;;MAX(0;[.X216]-[.N216]))" office:value-type="float" office:value="0" calcext:value-type="float">
            <text:p>0</text:p>
          </table:table-cell>
          <table:table-cell table:style-name="ce65" table:formula="of:=IF([.$E216]=&quot;&quot;;;MAX(0;[.Y216]-[.O216]))" office:value-type="float" office:value="0" calcext:value-type="float">
            <text:p>0</text:p>
          </table:table-cell>
          <table:table-cell table:style-name="ce65" table:formula="of:=IF([.$E216]=&quot;&quot;;;MAX(0;[.Z216]-[.P216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217];[.$D217];[.$E217])">
            <text:p/>
          </table:table-cell>
          <table:table-cell table:style-name="ce18" table:formula="of:=IFERROR(VLOOKUP([.$A217];[$Tasks.$A208:.$B212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55"/>
          <table:table-cell table:style-name="ce19" table:number-columns-repeated="10"/>
          <table:table-cell table:style-name="ce16"/>
          <table:table-cell table:style-name="ce65" table:formula="of:=IF([.$A217] =&quot;&quot;;;MAX([.$F217]-[.G217];0))" office:value-type="float" office:value="0" calcext:value-type="float">
            <text:p>0</text:p>
          </table:table-cell>
          <table:table-cell table:style-name="ce65" table:formula="of:=IF([.$E217]=&quot;&quot;;;MAX(0;[.R217]-[.H217]))" office:value-type="float" office:value="0" calcext:value-type="float">
            <text:p>0</text:p>
          </table:table-cell>
          <table:table-cell table:style-name="ce65" table:formula="of:=IF([.$E217]=&quot;&quot;;;MAX(0;[.S217]-[.I217]))" office:value-type="float" office:value="0" calcext:value-type="float">
            <text:p>0</text:p>
          </table:table-cell>
          <table:table-cell table:style-name="ce65" table:formula="of:=IF([.$E217]=&quot;&quot;;;MAX(0;[.T217]-[.J217]))" office:value-type="float" office:value="0" calcext:value-type="float">
            <text:p>0</text:p>
          </table:table-cell>
          <table:table-cell table:style-name="ce65" table:formula="of:=IF([.$E217]=&quot;&quot;;;MAX(0;[.U217]-[.K217]))" office:value-type="float" office:value="0" calcext:value-type="float">
            <text:p>0</text:p>
          </table:table-cell>
          <table:table-cell table:style-name="ce65" table:formula="of:=IF([.$E217]=&quot;&quot;;;MAX(0;[.V217]-[.L217]))" office:value-type="float" office:value="0" calcext:value-type="float">
            <text:p>0</text:p>
          </table:table-cell>
          <table:table-cell table:style-name="ce65" table:formula="of:=IF([.$E217]=&quot;&quot;;;MAX(0;[.W217]-[.M217]))" office:value-type="float" office:value="0" calcext:value-type="float">
            <text:p>0</text:p>
          </table:table-cell>
          <table:table-cell table:style-name="ce65" table:formula="of:=IF([.$E217]=&quot;&quot;;;MAX(0;[.X217]-[.N217]))" office:value-type="float" office:value="0" calcext:value-type="float">
            <text:p>0</text:p>
          </table:table-cell>
          <table:table-cell table:style-name="ce65" table:formula="of:=IF([.$E217]=&quot;&quot;;;MAX(0;[.Y217]-[.O217]))" office:value-type="float" office:value="0" calcext:value-type="float">
            <text:p>0</text:p>
          </table:table-cell>
          <table:table-cell table:style-name="ce65" table:formula="of:=IF([.$E217]=&quot;&quot;;;MAX(0;[.Z217]-[.P217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218];[.$D218];[.$E218])">
            <text:p/>
          </table:table-cell>
          <table:table-cell table:style-name="ce18" table:formula="of:=IFERROR(VLOOKUP([.$A218];[$Tasks.$A209:.$B213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55"/>
          <table:table-cell table:style-name="ce19" table:number-columns-repeated="10"/>
          <table:table-cell table:style-name="ce16"/>
          <table:table-cell table:style-name="ce65" table:formula="of:=IF([.$A218] =&quot;&quot;;;MAX([.$F218]-[.G218];0))" office:value-type="float" office:value="0" calcext:value-type="float">
            <text:p>0</text:p>
          </table:table-cell>
          <table:table-cell table:style-name="ce65" table:formula="of:=IF([.$E218]=&quot;&quot;;;MAX(0;[.R218]-[.H218]))" office:value-type="float" office:value="0" calcext:value-type="float">
            <text:p>0</text:p>
          </table:table-cell>
          <table:table-cell table:style-name="ce65" table:formula="of:=IF([.$E218]=&quot;&quot;;;MAX(0;[.S218]-[.I218]))" office:value-type="float" office:value="0" calcext:value-type="float">
            <text:p>0</text:p>
          </table:table-cell>
          <table:table-cell table:style-name="ce65" table:formula="of:=IF([.$E218]=&quot;&quot;;;MAX(0;[.T218]-[.J218]))" office:value-type="float" office:value="0" calcext:value-type="float">
            <text:p>0</text:p>
          </table:table-cell>
          <table:table-cell table:style-name="ce65" table:formula="of:=IF([.$E218]=&quot;&quot;;;MAX(0;[.U218]-[.K218]))" office:value-type="float" office:value="0" calcext:value-type="float">
            <text:p>0</text:p>
          </table:table-cell>
          <table:table-cell table:style-name="ce65" table:formula="of:=IF([.$E218]=&quot;&quot;;;MAX(0;[.V218]-[.L218]))" office:value-type="float" office:value="0" calcext:value-type="float">
            <text:p>0</text:p>
          </table:table-cell>
          <table:table-cell table:style-name="ce65" table:formula="of:=IF([.$E218]=&quot;&quot;;;MAX(0;[.W218]-[.M218]))" office:value-type="float" office:value="0" calcext:value-type="float">
            <text:p>0</text:p>
          </table:table-cell>
          <table:table-cell table:style-name="ce65" table:formula="of:=IF([.$E218]=&quot;&quot;;;MAX(0;[.X218]-[.N218]))" office:value-type="float" office:value="0" calcext:value-type="float">
            <text:p>0</text:p>
          </table:table-cell>
          <table:table-cell table:style-name="ce65" table:formula="of:=IF([.$E218]=&quot;&quot;;;MAX(0;[.Y218]-[.O218]))" office:value-type="float" office:value="0" calcext:value-type="float">
            <text:p>0</text:p>
          </table:table-cell>
          <table:table-cell table:style-name="ce65" table:formula="of:=IF([.$E218]=&quot;&quot;;;MAX(0;[.Z218]-[.P218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219];[.$D219];[.$E219])">
            <text:p/>
          </table:table-cell>
          <table:table-cell table:style-name="ce18" table:formula="of:=IFERROR(VLOOKUP([.$A219];[$Tasks.$A210:.$B214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55"/>
          <table:table-cell table:style-name="ce19" table:number-columns-repeated="10"/>
          <table:table-cell table:style-name="ce16"/>
          <table:table-cell table:style-name="ce65" table:formula="of:=IF([.$A219] =&quot;&quot;;;MAX([.$F219]-[.G219];0))" office:value-type="float" office:value="0" calcext:value-type="float">
            <text:p>0</text:p>
          </table:table-cell>
          <table:table-cell table:style-name="ce65" table:formula="of:=IF([.$E219]=&quot;&quot;;;MAX(0;[.R219]-[.H219]))" office:value-type="float" office:value="0" calcext:value-type="float">
            <text:p>0</text:p>
          </table:table-cell>
          <table:table-cell table:style-name="ce65" table:formula="of:=IF([.$E219]=&quot;&quot;;;MAX(0;[.S219]-[.I219]))" office:value-type="float" office:value="0" calcext:value-type="float">
            <text:p>0</text:p>
          </table:table-cell>
          <table:table-cell table:style-name="ce65" table:formula="of:=IF([.$E219]=&quot;&quot;;;MAX(0;[.T219]-[.J219]))" office:value-type="float" office:value="0" calcext:value-type="float">
            <text:p>0</text:p>
          </table:table-cell>
          <table:table-cell table:style-name="ce65" table:formula="of:=IF([.$E219]=&quot;&quot;;;MAX(0;[.U219]-[.K219]))" office:value-type="float" office:value="0" calcext:value-type="float">
            <text:p>0</text:p>
          </table:table-cell>
          <table:table-cell table:style-name="ce65" table:formula="of:=IF([.$E219]=&quot;&quot;;;MAX(0;[.V219]-[.L219]))" office:value-type="float" office:value="0" calcext:value-type="float">
            <text:p>0</text:p>
          </table:table-cell>
          <table:table-cell table:style-name="ce65" table:formula="of:=IF([.$E219]=&quot;&quot;;;MAX(0;[.W219]-[.M219]))" office:value-type="float" office:value="0" calcext:value-type="float">
            <text:p>0</text:p>
          </table:table-cell>
          <table:table-cell table:style-name="ce65" table:formula="of:=IF([.$E219]=&quot;&quot;;;MAX(0;[.X219]-[.N219]))" office:value-type="float" office:value="0" calcext:value-type="float">
            <text:p>0</text:p>
          </table:table-cell>
          <table:table-cell table:style-name="ce65" table:formula="of:=IF([.$E219]=&quot;&quot;;;MAX(0;[.Y219]-[.O219]))" office:value-type="float" office:value="0" calcext:value-type="float">
            <text:p>0</text:p>
          </table:table-cell>
          <table:table-cell table:style-name="ce65" table:formula="of:=IF([.$E219]=&quot;&quot;;;MAX(0;[.Z219]-[.P219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7" table:formula="of:=CONCATENATE([.$C220];[.$D220];[.$E220])">
            <text:p/>
          </table:table-cell>
          <table:table-cell table:style-name="ce18" table:formula="of:=IFERROR(VLOOKUP([.$A220];[$Tasks.$A211:.$B215];2;0); &quot;&quot;)">
            <text:p/>
          </table:table-cell>
          <table:table-cell table:style-name="ce50"/>
          <table:table-cell table:style-name="ce51"/>
          <table:table-cell table:style-name="ce54"/>
          <table:table-cell table:style-name="ce56"/>
          <table:table-cell table:style-name="ce57" table:number-columns-repeated="10"/>
          <table:table-cell table:style-name="ce17"/>
          <table:table-cell table:style-name="ce60" table:formula="of:=IF([.$A220] =&quot;&quot;;;MAX([.$F220]-[.G220];0))" office:value-type="float" office:value="0" calcext:value-type="float">
            <text:p>0</text:p>
          </table:table-cell>
          <table:table-cell table:style-name="ce60" table:formula="of:=IF([.$E220]=&quot;&quot;;;MAX(0;[.R220]-[.H220]))" office:value-type="float" office:value="0" calcext:value-type="float">
            <text:p>0</text:p>
          </table:table-cell>
          <table:table-cell table:style-name="ce60" table:formula="of:=IF([.$E220]=&quot;&quot;;;MAX(0;[.S220]-[.I220]))" office:value-type="float" office:value="0" calcext:value-type="float">
            <text:p>0</text:p>
          </table:table-cell>
          <table:table-cell table:style-name="ce60" table:formula="of:=IF([.$E220]=&quot;&quot;;;MAX(0;[.T220]-[.J220]))" office:value-type="float" office:value="0" calcext:value-type="float">
            <text:p>0</text:p>
          </table:table-cell>
          <table:table-cell table:style-name="ce60" table:formula="of:=IF([.$E220]=&quot;&quot;;;MAX(0;[.U220]-[.K220]))" office:value-type="float" office:value="0" calcext:value-type="float">
            <text:p>0</text:p>
          </table:table-cell>
          <table:table-cell table:style-name="ce60" table:formula="of:=IF([.$E220]=&quot;&quot;;;MAX(0;[.V220]-[.L220]))" office:value-type="float" office:value="0" calcext:value-type="float">
            <text:p>0</text:p>
          </table:table-cell>
          <table:table-cell table:style-name="ce60" table:formula="of:=IF([.$E220]=&quot;&quot;;;MAX(0;[.W220]-[.M220]))" office:value-type="float" office:value="0" calcext:value-type="float">
            <text:p>0</text:p>
          </table:table-cell>
          <table:table-cell table:style-name="ce60" table:formula="of:=IF([.$E220]=&quot;&quot;;;MAX(0;[.X220]-[.N220]))" office:value-type="float" office:value="0" calcext:value-type="float">
            <text:p>0</text:p>
          </table:table-cell>
          <table:table-cell table:style-name="ce60" table:formula="of:=IF([.$E220]=&quot;&quot;;;MAX(0;[.Y220]-[.O220]))" office:value-type="float" office:value="0" calcext:value-type="float">
            <text:p>0</text:p>
          </table:table-cell>
          <table:table-cell table:style-name="ce60" table:formula="of:=IF([.$E220]=&quot;&quot;;;MAX(0;[.Z220]-[.P220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27" office:value-type="string" calcext:value-type="string">
            <text:p>EE</text:p>
          </table:table-cell>
          <table:table-cell table:number-columns-repeated="996"/>
        </table:table-row>
        <table:table-row table:style-name="ro1" table:number-rows-repeated="1048353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COMPUTATION" table:style-name="ta1">
        <table:table-column table:style-name="co1" table:number-columns-repeated="4" table:default-cell-style-name="Default"/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Sprints</text:p>
          </table:table-cell>
          <table:table-cell table:formula="of:=[.C4]+1" office:value-type="float" office:value="2" calcext:value-type="float">
            <text:p>2</text:p>
          </table:table-cell>
          <table:table-cell table:formula="of:=[.D4]+1" office:value-type="float" office:value="1" calcext:value-type="float">
            <text:p>1</text:p>
          </table:table-cell>
          <table:table-cell table:formula="of:=[Dashboard.B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</text:p>
          </table:table-cell>
          <table:table-cell table:number-columns-repeated="2"/>
          <table:table-cell table:formula="of:=SUM(['User Stories'.G3:.G5])" office:value-type="float" office:value="21" calcext:value-type="float">
            <text:p>21</text:p>
          </table:table-cell>
        </table:table-row>
        <table:table-row table:style-name="ro1" table:number-rows-repeated="1048570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Credits&amp;Issues" table:style-name="ta1">
        <office:forms form:automatic-focus="false" form:apply-design-mode="false"/>
        <table:table-column table:style-name="co21" table:default-cell-style-name="Default"/>
        <table:table-column table:style-name="co1" table:default-cell-style-name="Default"/>
        <table:table-row table:style-name="ro1">
          <table:table-cell table:style-name="ce68" office:value-type="string" calcext:value-type="string">
            <text:p>Credits</text:p>
          </table:table-cell>
          <table:table-cell/>
        </table:table-row>
        <table:table-row table:style-name="ro1">
          <table:table-cell office:value-type="string" calcext:value-type="string">
            <text:p>This spreadsheet has been developed by Antoine de Rengervé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1">
          <table:table-cell table:style-name="ce68" office:value-type="string" calcext:value-type="string">
            <text:p>Updated</text:p>
          </table:table-cell>
          <table:table-cell table:style-name="ce69" office:value-type="date" office:date-value="2018-07-20" calcext:value-type="date">
            <text:p>07/20/18</text:p>
          </table:table-cell>
        </table:table-row>
        <table:table-row table:style-name="ro2">
          <table:table-cell table:number-columns-repeated="2"/>
        </table:table-row>
        <table:table-row table:style-name="ro1">
          <table:table-cell table:style-name="ce68" office:value-type="string" calcext:value-type="string">
            <text:p>License</text:p>
          </table:table-cell>
          <table:table-cell/>
        </table:table-row>
        <table:table-row table:style-name="ro2">
          <table:table-cell office:value-type="string" calcext:value-type="string">
            <text:p>This spreadsheet is licensed under Creative Commons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XXXX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1">
          <table:table-cell table:style-name="ce68" office:value-type="string" calcext:value-type="string">
            <text:p>Issues</text:p>
          </table:table-cell>
          <table:table-cell/>
        </table:table-row>
        <table:table-row table:style-name="ro2">
          <table:table-cell office:value-type="string" calcext:value-type="string">
            <text:p>Auto computation of the RSP for each task and sprint</text:p>
          </table:table-cell>
          <table:table-cell/>
        </table:table-row>
        <table:table-row table:style-name="ro2">
          <table:table-cell office:value-type="string" calcext:value-type="string">
            <text:p>Display RSP graph per sprint</text:p>
          </table:table-cell>
          <table:table-cell/>
        </table:table-row>
        <table:table-row table:style-name="ro2">
          <table:table-cell office:value-type="string" calcext:value-type="string">
            <text:p>Display current sprint KPI in dashboard</text:p>
          </table:table-cell>
          <table:table-cell/>
        </table:table-row>
        <table:table-row table:style-name="ro2">
          <table:table-cell office:value-type="string" calcext:value-type="string">
            <text:p>Compute velocity of the team</text:p>
          </table:table-cell>
          <table:table-cell/>
        </table:table-row>
        <table:table-row table:style-name="ro2">
          <table:table-cell office:value-type="string" calcext:value-type="string">
            <text:p>Add default velocity</text:p>
          </table:table-cell>
          <table:table-cell/>
        </table:table-row>
        <table:table-row table:style-name="ro2">
          <table:table-cell office:value-type="string" calcext:value-type="string">
            <text:p>Parameterize according to presency</text:p>
          </table:table-cell>
          <table:table-cell/>
        </table:table-row>
        <table:table-row table:style-name="ro2">
          <table:table-cell office:value-type="string" calcext:value-type="string">
            <text:p>Configure all sprints by default because we want to display prediction and this requires to have them all displayed.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 Light" svg:font-family="'Calibri Light'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3" number:min-exponent-digits="1" loext:exponent-interval="3" loext:forced-exponent-sign="true"/>
    </number:number-style>
    <number:date-style style:name="N126">
      <number:month number:textual="true"/>
      <number:text>-</number:text>
      <number:year/>
    </number:date-style>
    <number:number-style style:name="N127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fo:padding="2.01pt" style:rotation-align="none"/>
      <style:text-properties fo:color="#000000" style:font-name="Calibri" fo:font-family="Calibri" style:font-family-generic="swiss" style:font-pitch="variable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a0__25__20_-_20_Accent1" style:display-name="20 % - Accent1" style:family="table-cell" style:parent-style-name="Default">
      <style:table-cell-properties fo:background-color="#ccff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a0__25__20_-_20_Accent2" style:display-name="20 % - Accent2" style:family="table-cell" style:parent-style-name="Default">
      <style:table-cell-properties fo:background-color="#ffcc99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a0__25__20_-_20_Accent3" style:display-name="20 % - Accent3" style:family="table-cell" style:parent-style-name="Default">
      <style:table-cell-properties fo:background-color="#ffff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a0__25__20_-_20_Accent4" style:display-name="20 % - Accent4" style:family="table-cell" style:parent-style-name="Default">
      <style:table-cell-properties fo:background-color="#ffffcc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a0__25__20_-_20_Accent5" style:display-name="20 % - Accent5" style:family="table-cell" style:parent-style-name="Default">
      <style:table-cell-properties fo:background-color="#cccc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a0__25__20_-_20_Accent6" style:display-name="20 % - Accent6" style:family="table-cell" style:parent-style-name="Default">
      <style:table-cell-properties fo:background-color="#ccffcc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a0__25__20_-_20_Accent1" style:display-name="40 % - Accent1" style:family="table-cell" style:parent-style-name="Default">
      <style:table-cell-properties fo:background-color="#99cc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a0__25__20_-_20_Accent2" style:display-name="40 % - Accent2" style:family="table-cell" style:parent-style-name="Default">
      <style:table-cell-properties fo:background-color="#ffcc99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a0__25__20_-_20_Accent3" style:display-name="40 % - Accent3" style:family="table-cell" style:parent-style-name="Default">
      <style:table-cell-properties fo:background-color="#c0c0c0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a0__25__20_-_20_Accent4" style:display-name="40 % - Accent4" style:family="table-cell" style:parent-style-name="Default">
      <style:table-cell-properties fo:background-color="#ffff99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a0__25__20_-_20_Accent5" style:display-name="40 % - Accent5" style:family="table-cell" style:parent-style-name="Default">
      <style:table-cell-properties fo:background-color="#99cc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a0__25__20_-_20_Accent6" style:display-name="40 % - Accent6" style:family="table-cell" style:parent-style-name="Default">
      <style:table-cell-properties fo:background-color="#ffff99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a0__25__20_-_20_Accent1" style:display-name="60 % - Accent1" style:family="table-cell" style:parent-style-name="Default">
      <style:table-cell-properties fo:background-color="#99ccff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a0__25__20_-_20_Accent2" style:display-name="60 % - Accent2" style:family="table-cell" style:parent-style-name="Default">
      <style:table-cell-properties fo:background-color="#ffcc99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a0__25__20_-_20_Accent3" style:display-name="60 % - Accent3" style:family="table-cell" style:parent-style-name="Default">
      <style:table-cell-properties fo:background-color="#c0c0c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a0__25__20_-_20_Accent4" style:display-name="60 % - Accent4" style:family="table-cell" style:parent-style-name="Default">
      <style:table-cell-properties fo:background-color="#ffff99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a0__25__20_-_20_Accent5" style:display-name="60 % - Accent5" style:family="table-cell" style:parent-style-name="Default">
      <style:table-cell-properties fo:background-color="#33cccc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a0__25__20_-_20_Accent6" style:display-name="60 % - Accent6" style:family="table-cell" style:parent-style-name="Default">
      <style:table-cell-properties fo:background-color="#339966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cccc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660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3" style:family="table-cell" style:parent-style-name="Default">
      <style:table-cell-properties fo:background-color="#969696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4" style:family="table-cell" style:parent-style-name="Default">
      <style:table-cell-properties fo:background-color="#ffcc0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3399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6" style:family="table-cell" style:parent-style-name="Default">
      <style:table-cell-properties fo:background-color="#339966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vertissement" style:family="table-cell" style:parent-style-name="Default">
      <style:table-cell-properties fo:padding="2.01pt"/>
      <style:text-properties fo:color="#ff66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Calcul" style:family="table-cell" style:parent-style-name="Default">
      <style:table-cell-properties fo:background-color="#ffffff" style:diagonal-bl-tr="none" style:diagonal-tl-br="none" fo:border="0.74pt solid #808080" fo:padding="2.01pt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Cellule_20_liée" style:display-name="Cellule liée" style:family="table-cell" style:parent-style-name="Default">
      <style:table-cell-properties fo:border-bottom="2.49pt double-thin #ff9900" style:border-line-width-bottom="0.51pt 1.5pt 0.51pt" style:diagonal-bl-tr="none" style:diagonal-tl-br="none" fo:border-left="none" fo:padding="2.01pt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Commentaire" style:family="table-cell" style:parent-style-name="Default">
      <style:table-cell-properties fo:background-color="#ffffcc" style:diagonal-bl-tr="none" style:diagonal-tl-br="none" fo:border="0.74pt solid #c0c0c0" fo:padding="2.01pt" style:rotation-align="non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ntrée" style:family="table-cell" style:parent-style-name="Default">
      <style:table-cell-properties fo:background-color="#ffcc99" style:diagonal-bl-tr="none" style:diagonal-tl-br="none" fo:border="0.74pt solid #808080" fo:padding="2.01pt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Insatisfaisant" style:family="table-cell" style:parent-style-name="Default">
      <style:table-cell-properties fo:background-color="#ff99cc" fo:padding="2.01pt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eutre" style:family="table-cell" style:parent-style-name="Default">
      <style:table-cell-properties fo:background-color="#ffff99" fo:padding="2.01pt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Satisfaisant" style:family="table-cell" style:parent-style-name="Default">
      <style:table-cell-properties fo:background-color="#ccffcc" fo:padding="2.01pt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Sortie" style:family="table-cell" style:parent-style-name="Default">
      <style:table-cell-properties fo:background-color="#ffffff" style:diagonal-bl-tr="none" style:diagonal-tl-br="none" fo:border="0.74pt solid #333333" fo:padding="2.01pt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Texte_20_explicatif" style:display-name="Texte explicatif" style:family="table-cell" style:parent-style-name="Default">
      <style:table-cell-properties fo:padding="2.01pt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Titre" style:family="table-cell" style:parent-style-name="Default">
      <style:table-cell-properties fo:padding="2.01pt"/>
      <style:text-properties fo:color="#666699" style:text-outline="false" style:text-line-through-style="none" style:text-line-through-type="none" style:font-name="Calibri Light" fo:font-family="'Calibri Light'" fo:font-size="18pt" fo:font-style="normal" fo:text-shadow="none" style:text-underline-style="none" fo:font-weight="normal" style:font-size-asian="18pt" style:font-style-asian="normal" style:font-weight-asian="normal" style:font-name-complex="Calibri Light" style:font-family-complex="'Calibri Light'" style:font-size-complex="18pt" style:font-style-complex="normal" style:font-weight-complex="normal"/>
    </style:style>
    <style:style style:name="Titre_a0_1" style:display-name="Titre 1" style:family="table-cell" style:parent-style-name="Default">
      <style:table-cell-properties fo:border-bottom="2.49pt solid #33cccc" style:diagonal-bl-tr="none" style:diagonal-tl-br="none" fo:border-left="none" fo:padding="2.01pt" fo:border-right="none" style:rotation-align="none" fo:border-top="none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pitch-complex="variable" style:font-size-complex="15pt" style:font-style-complex="normal" style:font-weight-complex="bold"/>
    </style:style>
    <style:style style:name="Titre_a0_2" style:display-name="Titre 2" style:family="table-cell" style:parent-style-name="Default">
      <style:table-cell-properties fo:border-bottom="2.49pt solid #99ccff" style:diagonal-bl-tr="none" style:diagonal-tl-br="none" fo:border-left="none" fo:padding="2.01pt" fo:border-right="none" style:rotation-align="none" fo:border-top="none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pitch-complex="variable" style:font-size-complex="13pt" style:font-style-complex="normal" style:font-weight-complex="bold"/>
    </style:style>
    <style:style style:name="Titre_a0_3" style:display-name="Titre 3" style:family="table-cell" style:parent-style-name="Default">
      <style:table-cell-properties fo:border-bottom="1.76pt solid #99ccff" style:diagonal-bl-tr="none" style:diagonal-tl-br="none" fo:border-left="none" fo:padding="2.01pt" fo:border-right="none" style:rotation-align="none" fo:border-top="none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Titre_a0_4" style:display-name="Titre 4" style:family="table-cell" style:parent-style-name="Default">
      <style:table-cell-properties fo:padding="2.01pt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Total" style:family="table-cell" style:parent-style-name="Default">
      <style:table-cell-properties fo:border-bottom="2.49pt double-thin #33cccc" style:border-line-width-bottom="0.51pt 1.5pt 0.51pt" style:diagonal-bl-tr="none" style:diagonal-tl-br="none" fo:border-left="none" fo:padding="2.01pt" fo:border-right="none" style:rotation-align="none" fo:border-top="0.74pt solid #33cccc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Vérification" style:family="table-cell" style:parent-style-name="Default">
      <style:table-cell-properties fo:background-color="#969696" style:diagonal-bl-tr="none" style:diagonal-tl-br="none" fo:border="2.49pt double-thin #333333" style:border-line-width="0.51pt 1.5pt 0.51pt" fo:padding="2.01pt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3.86pt" fo:margin-bottom="53.86pt" fo:margin-left="50.46pt" fo:margin-right="50.46pt" style:first-page-number="continue" loext:scale-to-X="1" loext:scale-to-Y="1" style:writing-mode="lr-tb"/>
      <style:header-style>
        <style:header-footer-properties fo:min-height="21.26pt" fo:margin-left="3.4pt" fo:margin-right="3.4pt" fo:margin-bottom="0pt"/>
      </style:header-style>
      <style:footer-style>
        <style:header-footer-properties fo:min-height="21.26pt" fo:margin-left="3.4pt" fo:margin-right="3.4pt" fo:margin-top="0pt"/>
      </style:footer-style>
    </style:page-layout>
    <style:page-layout style:name="Mpm4">
      <style:page-layout-properties fo:page-width="1190.89pt" fo:page-height="841.69pt" style:num-format="1" style:print-orientation="landscape" fo:margin-top="22.34pt" fo:margin-bottom="22.34pt" fo:margin-left="42.49pt" fo:margin-right="22.34pt" fo:background-color="transparent" style:first-page-number="continue" loext:scale-to-X="1" loext:scale-to-Y="4" style:table-centering="horizontal" style:writing-mode="lr-tb">
        <style:background-image/>
      </style:page-layout-properties>
      <style:header-style>
        <style:header-footer-properties svg:height="92.89pt" fo:margin-left="10.09pt" fo:margin-right="31.69pt" fo:margin-bottom="7.2pt" style:shadow="none" fo:background-color="transparent">
          <style:background-image xlink:href="Pictures/10000000000001D100000064E93753DE727E20E2.jpg" xlink:type="simple" xlink:actuate="onLoad" style:position="center center" style:repeat="no-repeat"/>
        </style:header-footer-properties>
      </style:header-style>
      <style:footer-style>
        <style:header-footer-properties fo:min-height="20.86pt" fo:margin-left="11.51pt" fo:margin-right="31.69pt" fo:margin-top="9.35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MT2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2">00/00/0000</text:date>, <text:time style:data-style-name="N2" text:time-value="23:09:54.1675189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ahier_20_des_20_charges_20_Diyaone" style:display-name="PageStyle_Cahier des charges Diyaon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ructure_20_Robot" style:display-name="PageStyle_Structure Robo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1000032CC_5f_A0" style:display-name="PageStyle_P1000032CC_A0" style:page-layout-name="Mpm4">
      <style:header>
        <style:region-left>
          <text:p><text:span text:style-name="MT1"><text:title>???</text:title></text:span></text:p>
        </style:region-left>
        <style:region-right>
          <text:p><text:span text:style-name="MT1">version : 1</text:span></text:p>
        </style:region-right>
      </style:header>
      <style:header-left style:display="false">
        <style:region-left>
          <text:p><text:span text:style-name="MT2">SPECIFICATIONS</text:span></text:p>
        </style:region-left>
        <style:region-right>
          <text:p><text:span text:style-name="MT1">Réf_version :</text:span></text:p>
          <text:p><text:span text:style-name="MT1"><text:file-name text:display="name-and-extension">???</text:file-name></text:span></text:p>
        </style:region-right>
      </style:header-left>
      <style:footer>
        <style:region-left>
          <text:p><text:span text:style-name="MT1">PROJET DIYA ONE</text:span></text:p>
          <text:p><text:span text:style-name="MT1"><text:date style:data-style-name="N2" text:date-value="2018-07-22">00/00/0000</text:date></text:span></text:p>
        </style:region-left>
        <style:region-center>
          <text:p><text:span text:style-name="MT1">Page </text:span><text:span text:style-name="MT1"><text:page-number>1</text:page-number></text:span><text:span text:style-name="MT1">/</text:span><text:span text:style-name="MT1"><text:page-count>99</text:page-count></text:span></text:p>
        </style:region-center>
        <style:region-right>
          <text:p><text:span text:style-name="MT1">Rédaction : XXXX</text:span></text:p>
          <text:p><text:span text:style-name="MT1">Vérification : YYYY</text:span></text:p>
        </style:region-right>
      </style:footer>
      <style:footer-left style:display="false">
        <style:region-left>
          <text:p><text:span text:style-name="MT1">PROJET DIYA ONE</text:span></text:p>
          <text:p><text:span text:style-name="MT1"><text:date style:data-style-name="N2" text:date-value="2018-07-22">00/00/0000</text:date></text:span></text:p>
        </style:region-left>
        <style:region-center>
          <text:p><text:span text:style-name="MT1">Page </text:span><text:span text:style-name="MT1"><text:page-number>1</text:page-number></text:span><text:span text:style-name="MT1">/</text:span><text:span text:style-name="MT1"><text:page-count>99</text:page-count></text:span></text:p>
        </style:region-center>
        <style:region-right>
          <text:p><text:span text:style-name="MT1">Rédaction : Eric Martel</text:span></text:p>
          <text:p><text:span text:style-name="MT1">Vérification : Pierre Delarboulas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MARTEL</meta:initial-creator>
    <meta:creation-date>2014-06-18T21:32:25</meta:creation-date>
    <dc:creator>Antoine de Rengervé</dc:creator>
    <dc:date>2018-07-22T00:01:10.237887033</dc:date>
    <meta:editing-cycles>199</meta:editing-cycles>
    <meta:editing-duration>PT6H58M36S</meta:editing-duration>
    <meta:generator>LibreOffice/5.1.6.2$Linux_X86_64 LibreOffice_project/10m0$Build-2</meta:generator>
    <meta:document-statistic meta:table-count="7" meta:cell-count="2836" meta:object-count="4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KSOProductBuildVer">1033-9.1.0.4280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paragraph-properties style:writing-mode="rl-tb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991cm" svg:height="6.163cm" xlink:href=".." xlink:type="simple" chart:class="chart:line" chart:style-name="ch1">
        <chart:legend chart:legend-position="end" svg:x="16.562cm" svg:y="2.782cm" style:legend-expansion="high" chart:style-name="ch2"/>
        <chart:plot-area chart:style-name="ch3" table:cell-range-address="Sprint7.C13:Sprint7.C13 Sprint7.R13:Sprint7.AA13" chart:data-source-has-labels="column" svg:x="1.512cm" svg:y="0.132cm" svg:width="14.229cm" svg:height="5.219cm">
          <chartooo:coordinate-region svg:x="2.133cm" svg:y="0.331cm" svg:width="13.421cm" svg:height="4.373cm"/>
          <chart:axis chart:dimension="x" chart:name="primary-x" chart:style-name="ch4">
            <chart:title svg:x="7.777cm" svg:y="5.343cm" chart:style-name="ch5">
              <text:p>Days</text:p>
            </chart:title>
          </chart:axis>
          <chart:axis chart:dimension="y" chart:name="primary-y" chart:style-name="ch6">
            <chart:title svg:x="0.573cm" svg:y="3.658cm" chart:style-name="ch7">
              <text:p>Story Points</text:p>
            </chart:title>
            <chart:grid chart:style-name="ch8" chart:class="major"/>
          </chart:axis>
          <chart:series chart:style-name="ch9" chart:values-cell-range-address="Sprint7.R13:Sprint7.AA13" chart:label-cell-address="Sprint7.C13:Sprint7.C13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Sprint7</text:p>
                <draw:g>
                  <svg:desc>Sprint7.C13:Sprint7.C13</svg:desc>
                </draw:g>
              </table:table-cell>
              <table:table-cell office:value-type="float" office:value="21">
                <text:p>21</text:p>
                <draw:g>
                  <svg:desc>Sprint7.R13:Sprint7.AA13</svg:desc>
                </draw:g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16">
                <text:p>16</text:p>
              </table:table-cell>
              <table:table-cell office:value-type="float" office:value="15.5">
                <text:p>15.5</text:p>
              </table:table-cell>
              <table:table-cell office:value-type="float" office:value="12.5">
                <text:p>12.5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paragraph-properties style:writing-mode="rl-tb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8.991cm" svg:height="6.163cm" xlink:href=".." xlink:type="simple" chart:class="chart:line" chart:style-name="ch1">
        <chart:legend chart:legend-position="end" svg:x="15.716cm" svg:y="1.786cm" style:legend-expansion="high" chart:style-name="ch2"/>
        <chart:plot-area chart:style-name="ch3" table:cell-range-address="Sprint7.C14:Sprint7.C18 Sprint7.R14:Sprint7.AA18" chart:data-source-has-labels="column" svg:x="1.512cm" svg:y="0.132cm" svg:width="14.229cm" svg:height="5.219cm">
          <chartooo:coordinate-region svg:x="2.133cm" svg:y="0.331cm" svg:width="13.421cm" svg:height="4.373cm"/>
          <chart:axis chart:dimension="x" chart:name="primary-x" chart:style-name="ch4">
            <chart:title svg:x="7.777cm" svg:y="5.343cm" chart:style-name="ch5">
              <text:p>Days</text:p>
            </chart:title>
          </chart:axis>
          <chart:axis chart:dimension="y" chart:name="primary-y" chart:style-name="ch6">
            <chart:title svg:x="0.573cm" svg:y="3.658cm" chart:style-name="ch7">
              <text:p>Story Points</text:p>
            </chart:title>
            <chart:grid chart:style-name="ch8" chart:class="major"/>
          </chart:axis>
          <chart:series chart:style-name="ch9" chart:values-cell-range-address="Sprint7.R14:Sprint7.AA14" chart:label-cell-address="Sprint7.C14:Sprint7.C14" chart:class="chart:line">
            <chart:data-point chart:repeated="10"/>
          </chart:series>
          <chart:series chart:style-name="ch10" chart:values-cell-range-address="Sprint7.R15:Sprint7.AA15" chart:label-cell-address="Sprint7.C15:Sprint7.C15" chart:class="chart:line">
            <chart:data-point chart:repeated="10"/>
          </chart:series>
          <chart:series chart:style-name="ch11" chart:values-cell-range-address="Sprint7.R16:Sprint7.AA16" chart:label-cell-address="Sprint7.C16:Sprint7.C16" chart:class="chart:line">
            <chart:data-point chart:repeated="10"/>
          </chart:series>
          <chart:series chart:style-name="ch12" chart:values-cell-range-address="Sprint7.R17:Sprint7.AA17" chart:label-cell-address="Sprint7.C17:Sprint7.C17" chart:class="chart:line">
            <chart:data-point chart:repeated="10"/>
          </chart:series>
          <chart:series chart:style-name="ch13" chart:values-cell-range-address="Sprint7.R18:Sprint7.AA18" chart:label-cell-address="Sprint7.C18:Sprint7.C18" chart:class="chart:line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Back-end</text:p>
                <draw:g>
                  <svg:desc>Sprint7.C14:Sprint7.C14</svg:desc>
                </draw:g>
              </table:table-cell>
              <table:table-cell office:value-type="float" office:value="13">
                <text:p>13</text:p>
                <draw:g>
                  <svg:desc>Sprint7.R14:Sprint7.AA14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Front-end</text:p>
                <draw:g>
                  <svg:desc>Sprint7.C15:Sprint7.C15</svg:desc>
                </draw:g>
              </table:table-cell>
              <table:table-cell office:value-type="float" office:value="0">
                <text:p>0</text:p>
                <draw:g>
                  <svg:desc>Sprint7.R15:Sprint7.AA1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irmware</text:p>
                <draw:g>
                  <svg:desc>Sprint7.C16:Sprint7.C16</svg:desc>
                </draw:g>
              </table:table-cell>
              <table:table-cell office:value-type="float" office:value="0">
                <text:p>0</text:p>
                <draw:g>
                  <svg:desc>Sprint7.R16:Sprint7.AA1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ests</text:p>
                <draw:g>
                  <svg:desc>Sprint7.C17:Sprint7.C17</svg:desc>
                </draw:g>
              </table:table-cell>
              <table:table-cell office:value-type="float" office:value="3">
                <text:p>3</text:p>
                <draw:g>
                  <svg:desc>Sprint7.R17:Sprint7.AA17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Neuroscripts</text:p>
                <draw:g>
                  <svg:desc>Sprint7.C18:Sprint7.C18</svg:desc>
                </draw:g>
              </table:table-cell>
              <table:table-cell office:value-type="float" office:value="5">
                <text:p>5</text:p>
                <draw:g>
                  <svg:desc>Sprint7.R18:Sprint7.AA18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.5">
                <text:p>3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7.27cm" svg:height="10.96cm" xlink:href=".." xlink:type="simple" chart:class="chart:line" chart:style-name="ch1">
        <chart:title svg:x="16.977cm" svg:y="0.355cm" chart:style-name="ch2">
          <text:p>Overall tracking</text:p>
        </chart:title>
        <chart:legend chart:legend-position="end" svg:x="35.026cm" svg:y="5.181cm" style:legend-expansion="high" chart:style-name="ch3"/>
        <chart:plot-area chart:style-name="ch4" table:cell-range-address="Tasks.I3:Tasks.BO4 Tasks.C4:Tasks.C4" chart:data-source-has-labels="both" svg:x="0.745cm" svg:y="1.353cm" svg:width="33.536cm" svg:height="9.388cm">
          <chartooo:coordinate-region svg:x="1.552cm" svg:y="1.353cm" svg:width="32.588cm" svg:height="7.817cm"/>
          <chart:axis chart:dimension="x" chart:name="primary-x" chart:style-name="ch5" chartooo:axis-type="text">
            <chart:categories table:cell-range-address="Tasks.I3:Tasks.BO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asks.I4:Tasks.BO4" chart:label-cell-address="Tasks.C4:Tasks.C4" chart:class="chart:line">
            <chart:data-point chart:repeated="5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sent</text:p>
                <draw:g>
                  <svg:desc>Tasks.I3:Tasks.BO3</svg:desc>
                </draw:g>
              </table:table-cell>
              <table:table-cell office:value-type="string">
                <text:p>Sprint10</text:p>
              </table:table-cell>
              <table:table-cell office:value-type="string">
                <text:p>Sprint9</text:p>
              </table:table-cell>
              <table:table-cell office:value-type="string">
                <text:p>Sprint8</text:p>
              </table:table-cell>
              <table:table-cell office:value-type="string">
                <text:p>Sprint7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Tasks</text:p>
                <draw:g>
                  <svg:desc>Tasks.C4:Tasks.C4</svg:desc>
                </draw:g>
              </table:table-cell>
              <table:table-cell office:value-type="float" office:value="NaN">
                <text:p>NaN</text:p>
                <draw:g>
                  <svg:desc>Tasks.I4:Tasks.BO4</svg:desc>
                </draw:g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5">
                <text:p>15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7.269cm" svg:height="10.959cm" xlink:href=".." xlink:type="simple" chart:class="chart:line" chart:style-name="ch1">
        <chart:title svg:x="16.527cm" svg:y="0.355cm" chart:style-name="ch2">
          <text:p>Split techno tracking</text:p>
        </chart:title>
        <chart:legend chart:legend-position="end" svg:x="33.994cm" svg:y="4.184cm" style:legend-expansion="high" chart:style-name="ch3"/>
        <chart:plot-area chart:style-name="ch4" table:cell-range-address="Tasks.I3:Tasks.BO3 Tasks.C5:Tasks.C9 Tasks.I5:Tasks.BO9" chart:data-source-has-labels="both" svg:x="0.745cm" svg:y="1.353cm" svg:width="32.504cm" svg:height="9.387cm">
          <chartooo:coordinate-region svg:x="1.552cm" svg:y="1.353cm" svg:width="31.556cm" svg:height="7.816cm"/>
          <chart:axis chart:dimension="x" chart:name="primary-x" chart:style-name="ch5" chartooo:axis-type="text">
            <chart:categories table:cell-range-address="Tasks.I3:Tasks.BO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asks.I5:Tasks.BO5" chart:label-cell-address="Tasks.C5:Tasks.C5" chart:class="chart:line">
            <chart:data-point chart:repeated="59"/>
          </chart:series>
          <chart:series chart:style-name="ch9" chart:values-cell-range-address="Tasks.I6:Tasks.BO6" chart:label-cell-address="Tasks.C6:Tasks.C6" chart:class="chart:line">
            <chart:data-point chart:repeated="59"/>
          </chart:series>
          <chart:series chart:style-name="ch10" chart:values-cell-range-address="Tasks.I7:Tasks.BO7" chart:label-cell-address="Tasks.C7:Tasks.C7" chart:class="chart:line">
            <chart:data-point chart:repeated="59"/>
          </chart:series>
          <chart:series chart:style-name="ch11" chart:values-cell-range-address="Tasks.I8:Tasks.BO8" chart:label-cell-address="Tasks.C8:Tasks.C8" chart:class="chart:line">
            <chart:data-point chart:repeated="59"/>
          </chart:series>
          <chart:series chart:style-name="ch12" chart:values-cell-range-address="Tasks.I9:Tasks.BO9" chart:label-cell-address="Tasks.C9:Tasks.C9" chart:class="chart:line">
            <chart:data-point chart:repeated="5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sent</text:p>
                <draw:g>
                  <svg:desc>Tasks.I3:Tasks.BO3</svg:desc>
                </draw:g>
              </table:table-cell>
              <table:table-cell office:value-type="string">
                <text:p>Sprint10</text:p>
              </table:table-cell>
              <table:table-cell office:value-type="string">
                <text:p>Sprint9</text:p>
              </table:table-cell>
              <table:table-cell office:value-type="string">
                <text:p>Sprint8</text:p>
              </table:table-cell>
              <table:table-cell office:value-type="string">
                <text:p>Sprint7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Back-end</text:p>
                <draw:g>
                  <svg:desc>Tasks.C5:Tasks.C5</svg:desc>
                </draw:g>
              </table:table-cell>
              <table:table-cell office:value-type="float" office:value="NaN">
                <text:p>NaN</text:p>
                <draw:g>
                  <svg:desc>Tasks.I5:Tasks.BO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ront-end</text:p>
                <draw:g>
                  <svg:desc>Tasks.C6:Tasks.C6</svg:desc>
                </draw:g>
              </table:table-cell>
              <table:table-cell office:value-type="float" office:value="NaN">
                <text:p>NaN</text:p>
                <draw:g>
                  <svg:desc>Tasks.I6:Tasks.BO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rmware</text:p>
                <draw:g>
                  <svg:desc>Tasks.C7:Tasks.C7</svg:desc>
                </draw:g>
              </table:table-cell>
              <table:table-cell office:value-type="float" office:value="NaN">
                <text:p>NaN</text:p>
                <draw:g>
                  <svg:desc>Tasks.I7:Tasks.BO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ests</text:p>
                <draw:g>
                  <svg:desc>Tasks.C8:Tasks.C8</svg:desc>
                </draw:g>
              </table:table-cell>
              <table:table-cell office:value-type="float" office:value="NaN">
                <text:p>NaN</text:p>
                <draw:g>
                  <svg:desc>Tasks.I8:Tasks.BO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euroscripts</text:p>
                <draw:g>
                  <svg:desc>Tasks.C9:Tasks.C9</svg:desc>
                </draw:g>
              </table:table-cell>
              <table:table-cell office:value-type="float" office:value="NaN">
                <text:p>NaN</text:p>
                <draw:g>
                  <svg:desc>Tasks.I9:Tasks.BO9</svg:desc>
                </draw:g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